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ass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3" table:number-columns-repeated="3" table:default-cell-style-name="ce4"/>
        <table:table-column table:style-name="co3" table:number-columns-repeated="8" table:default-cell-style-name="ce5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8" table:default-cell-style-name="ce1"/>
        <table:table-column table:style-name="co3" table:number-columns-repeated="2" table:default-cell-style-name="ce5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Above</text:p>
          </table:table-cell>
          <table:table-cell table:style-name="Default" office:value-type="string" calcext:value-type="string">
            <text:p>Direction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AbsSigma</text:p>
          </table:table-cell>
          <table:table-cell table:style-name="Default" office:value-type="string" calcext:value-type="string">
            <text:p>Rule1</text:p>
          </table:table-cell>
          <table:table-cell table:style-name="Default" office:value-type="string" calcext:value-type="string">
            <text:p>Rule2</text:p>
          </table:table-cell>
          <table:table-cell table:style-name="Default" office:value-type="string" calcext:value-type="string">
            <text:p>Rule3</text:p>
          </table:table-cell>
          <table:table-cell table:style-name="Default" office:value-type="string" calcext:value-type="string">
            <text:p>Rule4</text:p>
          </table:table-cell>
          <table:table-cell table:style-name="Default" office:value-type="string" calcext:value-type="string">
            <text:p>Rule5</text:p>
          </table:table-cell>
          <table:table-cell table:style-name="Default" office:value-type="string" calcext:value-type="string">
            <text:p>Rule6</text:p>
          </table:table-cell>
          <table:table-cell table:style-name="Default" office:value-type="string" calcext:value-type="string">
            <text:p>Rule7</text:p>
          </table:table-cell>
          <table:table-cell table:style-name="Default" office:value-type="string" calcext:value-type="string">
            <text:p>Rule8</text:p>
          </table:table-cell>
          <table:table-cell/>
          <table:table-cell table:style-name="Default"/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1966-04-10</text:p>
          </table:table-cell>
          <table:table-cell office:value-type="float" office:value="11.4764340640265" calcext:value-type="float">
            <text:p>11.4764340640265</text:p>
          </table:table-cell>
          <table:table-cell table:formula="of:=[.B2]&gt;10" office:value-type="boolean" office:boolean-value="true" calcext:value-type="boolean">
            <text:p>TRUE</text:p>
          </table:table-cell>
          <table:table-cell table:style-name="ce5"/>
          <table:table-cell table:formula="of:=[.B2]-10" office:value-type="float" office:value="1.4764340640265" calcext:value-type="float">
            <text:p>1.4764340640265</text:p>
          </table:table-cell>
          <table:table-cell table:formula="of:=ABS([.E2])" office:value-type="float" office:value="1.4764340640265" calcext:value-type="float">
            <text:p>1.4764340640265</text:p>
          </table:table-cell>
          <table:table-cell table:formula="of:=ABS([.B2]-10)&lt;3" office:value-type="boolean" office:boolean-value="true" calcext:value-type="boolean">
            <text:p>TRUE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1966-04-11</text:p>
          </table:table-cell>
          <table:table-cell office:value-type="float" office:value="13.1490928278988" calcext:value-type="float">
            <text:p>13.1490928278988</text:p>
          </table:table-cell>
          <table:table-cell table:formula="of:=[.B3]&gt;10" office:value-type="boolean" office:boolean-value="true" calcext:value-type="boolean">
            <text:p>TRUE</text:p>
          </table:table-cell>
          <table:table-cell table:formula="of:=IF([.B3]&gt;[.B2];+1;IF([.B3]&lt;[.B2]; -1; 0))" office:value-type="float" office:value="1" calcext:value-type="float">
            <text:p>1</text:p>
          </table:table-cell>
          <table:table-cell table:formula="of:=[.B3]-10" office:value-type="float" office:value="3.1490928278988" calcext:value-type="float">
            <text:p>3.1490928278988</text:p>
          </table:table-cell>
          <table:table-cell table:formula="of:=ABS([.E3])" office:value-type="float" office:value="3.1490928278988" calcext:value-type="float">
            <text:p>3.1490928278988</text:p>
          </table:table-cell>
          <table:table-cell table:formula="of:=ABS([.B3]-10)&lt;3" office:value-type="boolean" office:boolean-value="false" calcext:value-type="boolean">
            <text:p>FALSE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1966-04-12</text:p>
          </table:table-cell>
          <table:table-cell office:value-type="float" office:value="10.1774818255122" calcext:value-type="float">
            <text:p>10.1774818255122</text:p>
          </table:table-cell>
          <table:table-cell table:formula="of:=[.B4]&gt;10" office:value-type="boolean" office:boolean-value="true" calcext:value-type="boolean">
            <text:p>TRUE</text:p>
          </table:table-cell>
          <table:table-cell table:formula="of:=IF([.B4]&gt;[.B3];+1;IF([.B4]&lt;[.B3]; -1; 0))" office:value-type="float" office:value="-1" calcext:value-type="float">
            <text:p>-1</text:p>
          </table:table-cell>
          <table:table-cell table:formula="of:=[.B4]-10" office:value-type="float" office:value="0.177481825512199" calcext:value-type="float">
            <text:p>0.177481825512199</text:p>
          </table:table-cell>
          <table:table-cell table:formula="of:=ABS([.E4])" office:value-type="float" office:value="0.177481825512199" calcext:value-type="float">
            <text:p>0.177481825512199</text:p>
          </table:table-cell>
          <table:table-cell table:formula="of:=ABS([.B4]-10)&lt;3" office:value-type="boolean" office:boolean-value="true" calcext:value-type="boolean">
            <text:p>TRUE</text:p>
          </table:table-cell>
          <table:table-cell table:style-name="Default" table:number-columns-repeated="3"/>
          <table:table-cell table:formula="of:=NOT(OR(OR(AND([.E4]&gt;2;[.E3]&gt;2);AND([.E4]&gt;2;[.E2]&gt;2);AND([.E3]&gt;2;[.E2]&gt;2));OR(AND([.E4]&lt;-2;[.E3]&lt;-2);AND([.E4]&lt;-2;[.E2]&lt;-2);AND([.E3]&lt;-2;[.E2]&lt;-2))))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1966-04-13</text:p>
          </table:table-cell>
          <table:table-cell office:value-type="float" office:value="8.30787275688162" calcext:value-type="float">
            <text:p>8.30787275688162</text:p>
          </table:table-cell>
          <table:table-cell table:formula="of:=[.B5]&gt;10" office:value-type="boolean" office:boolean-value="false" calcext:value-type="boolean">
            <text:p>FALSE</text:p>
          </table:table-cell>
          <table:table-cell table:formula="of:=IF([.B5]&gt;[.B4];+1;IF([.B5]&lt;[.B4]; -1; 0))" office:value-type="float" office:value="-1" calcext:value-type="float">
            <text:p>-1</text:p>
          </table:table-cell>
          <table:table-cell table:formula="of:=[.B5]-10" office:value-type="float" office:value="-1.69212724311838" calcext:value-type="float">
            <text:p>-1.69212724311838</text:p>
          </table:table-cell>
          <table:table-cell table:formula="of:=ABS([.E5])" office:value-type="float" office:value="1.69212724311838" calcext:value-type="float">
            <text:p>1.69212724311838</text:p>
          </table:table-cell>
          <table:table-cell table:formula="of:=ABS([.B5]-10)&lt;3" office:value-type="boolean" office:boolean-value="true" calcext:value-type="boolean">
            <text:p>TRUE</text:p>
          </table:table-cell>
          <table:table-cell table:style-name="Default" table:number-columns-repeated="3"/>
          <table:table-cell table:formula="of:=NOT(OR(OR(AND([.E5]&gt;2;[.E4]&gt;2);AND([.E5]&gt;2;[.E3]&gt;2);AND([.E4]&gt;2;[.E3]&gt;2));OR(AND([.E5]&lt;-2;[.E4]&lt;-2);AND([.E5]&lt;-2;[.E3]&lt;-2);AND([.E4]&lt;-2;[.E3]&lt;-2))))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1966-04-14</text:p>
          </table:table-cell>
          <table:table-cell office:value-type="float" office:value="10.5403938543792" calcext:value-type="float">
            <text:p>10.5403938543792</text:p>
          </table:table-cell>
          <table:table-cell table:formula="of:=[.B6]&gt;10" office:value-type="boolean" office:boolean-value="true" calcext:value-type="boolean">
            <text:p>TRUE</text:p>
          </table:table-cell>
          <table:table-cell table:formula="of:=IF([.B6]&gt;[.B5];+1;IF([.B6]&lt;[.B5]; -1; 0))" office:value-type="float" office:value="1" calcext:value-type="float">
            <text:p>1</text:p>
          </table:table-cell>
          <table:table-cell table:formula="of:=[.B6]-10" office:value-type="float" office:value="0.5403938543792" calcext:value-type="float">
            <text:p>0.5403938543792</text:p>
          </table:table-cell>
          <table:table-cell table:formula="of:=ABS([.E6])" office:value-type="float" office:value="0.5403938543792" calcext:value-type="float">
            <text:p>0.5403938543792</text:p>
          </table:table-cell>
          <table:table-cell table:formula="of:=ABS([.B6]-10)&lt;3" office:value-type="boolean" office:boolean-value="true" calcext:value-type="boolean">
            <text:p>TRUE</text:p>
          </table:table-cell>
          <table:table-cell table:style-name="Default" table:number-columns-repeated="3"/>
          <table:table-cell table:formula="of:=NOT(OR(OR(AND([.E6]&gt;2;[.E5]&gt;2);AND([.E6]&gt;2;[.E4]&gt;2);AND([.E5]&gt;2;[.E4]&gt;2));OR(AND([.E6]&lt;-2;[.E5]&lt;-2);AND([.E6]&lt;-2;[.E4]&lt;-2);AND([.E5]&lt;-2;[.E4]&lt;-2))))" office:value-type="boolean" office:boolean-value="true" calcext:value-type="boolean">
            <text:p>TRUE</text:p>
          </table:table-cell>
          <table:table-cell table:formula="of:=NOT(OR(COUNTIF([.E2:.E6];&quot;&gt;1&quot;)&gt;=4;COUNTIF([.E2:.E6];&quot;&lt;-1&quot;)&gt;=4))" office:value-type="boolean" office:boolean-value="true" calcext:value-type="boolean">
            <text:p>TRUE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1966-04-15</text:p>
          </table:table-cell>
          <table:table-cell office:value-type="float" office:value="11.1797824843269" calcext:value-type="float">
            <text:p>11.1797824843269</text:p>
          </table:table-cell>
          <table:table-cell table:formula="of:=[.B7]&gt;10" office:value-type="boolean" office:boolean-value="true" calcext:value-type="boolean">
            <text:p>TRUE</text:p>
          </table:table-cell>
          <table:table-cell table:formula="of:=IF([.B7]&gt;[.B6];+1;IF([.B7]&lt;[.B6]; -1; 0))" office:value-type="float" office:value="1" calcext:value-type="float">
            <text:p>1</text:p>
          </table:table-cell>
          <table:table-cell table:formula="of:=[.B7]-10" office:value-type="float" office:value="1.1797824843269" calcext:value-type="float">
            <text:p>1.1797824843269</text:p>
          </table:table-cell>
          <table:table-cell table:formula="of:=ABS([.E7])" office:value-type="float" office:value="1.1797824843269" calcext:value-type="float">
            <text:p>1.1797824843269</text:p>
          </table:table-cell>
          <table:table-cell table:formula="of:=ABS([.B7]-10)&lt;3" office:value-type="boolean" office:boolean-value="true" calcext:value-type="boolean">
            <text:p>TRUE</text:p>
          </table:table-cell>
          <table:table-cell table:style-name="Default" table:number-columns-repeated="3"/>
          <table:table-cell table:formula="of:=NOT(OR(OR(AND([.E7]&gt;2;[.E6]&gt;2);AND([.E7]&gt;2;[.E5]&gt;2);AND([.E6]&gt;2;[.E5]&gt;2));OR(AND([.E7]&lt;-2;[.E6]&lt;-2);AND([.E7]&lt;-2;[.E5]&lt;-2);AND([.E6]&lt;-2;[.E5]&lt;-2))))" office:value-type="boolean" office:boolean-value="true" calcext:value-type="boolean">
            <text:p>TRUE</text:p>
          </table:table-cell>
          <table:table-cell table:formula="of:=NOT(OR(COUNTIF([.E3:.E7];&quot;&gt;1&quot;)&gt;=4;COUNTIF([.E3:.E7];&quot;&lt;-1&quot;)&gt;=4))" office:value-type="boolean" office:boolean-value="true" calcext:value-type="boolean">
            <text:p>TRUE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1966-04-16</text:p>
          </table:table-cell>
          <table:table-cell office:value-type="float" office:value="10.2526936313913" calcext:value-type="float">
            <text:p>10.2526936313913</text:p>
          </table:table-cell>
          <table:table-cell table:formula="of:=[.B8]&gt;10" office:value-type="boolean" office:boolean-value="true" calcext:value-type="boolean">
            <text:p>TRUE</text:p>
          </table:table-cell>
          <table:table-cell table:formula="of:=IF([.B8]&gt;[.B7];+1;IF([.B8]&lt;[.B7]; -1; 0))" office:value-type="float" office:value="-1" calcext:value-type="float">
            <text:p>-1</text:p>
          </table:table-cell>
          <table:table-cell table:formula="of:=[.B8]-10" office:value-type="float" office:value="0.252693631391301" calcext:value-type="float">
            <text:p>0.252693631391301</text:p>
          </table:table-cell>
          <table:table-cell table:formula="of:=ABS([.E8])" office:value-type="float" office:value="0.252693631391301" calcext:value-type="float">
            <text:p>0.252693631391301</text:p>
          </table:table-cell>
          <table:table-cell table:formula="of:=ABS([.B8]-10)&lt;3" office:value-type="boolean" office:boolean-value="true" calcext:value-type="boolean">
            <text:p>TRUE</text:p>
          </table:table-cell>
          <table:table-cell table:style-name="Default"/>
          <table:table-cell table:formula="of:=NOT(OR(SUM([.D3:.D8])=6;SUM([.D3:.D8])=-6))" office:value-type="boolean" office:boolean-value="true" calcext:value-type="boolean">
            <text:p>TRUE</text:p>
          </table:table-cell>
          <table:table-cell table:style-name="Default"/>
          <table:table-cell table:formula="of:=NOT(OR(OR(AND([.E8]&gt;2;[.E7]&gt;2);AND([.E8]&gt;2;[.E6]&gt;2);AND([.E7]&gt;2;[.E6]&gt;2));OR(AND([.E8]&lt;-2;[.E7]&lt;-2);AND([.E8]&lt;-2;[.E6]&lt;-2);AND([.E7]&lt;-2;[.E6]&lt;-2))))" office:value-type="boolean" office:boolean-value="true" calcext:value-type="boolean">
            <text:p>TRUE</text:p>
          </table:table-cell>
          <table:table-cell table:formula="of:=NOT(OR(COUNTIF([.E4:.E8];&quot;&gt;1&quot;)&gt;=4;COUNTIF([.E4:.E8];&quot;&lt;-1&quot;)&gt;=4))" office:value-type="boolean" office:boolean-value="true" calcext:value-type="boolean">
            <text:p>TRUE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66-04-17</text:p>
          </table:table-cell>
          <table:table-cell office:value-type="float" office:value="9.79715802115107" calcext:value-type="float">
            <text:p>9.79715802115107</text:p>
          </table:table-cell>
          <table:table-cell table:formula="of:=[.B9]&gt;10" office:value-type="boolean" office:boolean-value="false" calcext:value-type="boolean">
            <text:p>FALSE</text:p>
          </table:table-cell>
          <table:table-cell table:formula="of:=IF([.B9]&gt;[.B8];+1;IF([.B9]&lt;[.B8]; -1; 0))" office:value-type="float" office:value="-1" calcext:value-type="float">
            <text:p>-1</text:p>
          </table:table-cell>
          <table:table-cell table:formula="of:=[.B9]-10" office:value-type="float" office:value="-0.20284197884893" calcext:value-type="float">
            <text:p>-0.20284197884893</text:p>
          </table:table-cell>
          <table:table-cell table:formula="of:=ABS([.E9])" office:value-type="float" office:value="0.20284197884893" calcext:value-type="float">
            <text:p>0.20284197884893</text:p>
          </table:table-cell>
          <table:table-cell table:formula="of:=ABS([.B9]-10)&lt;3" office:value-type="boolean" office:boolean-value="true" calcext:value-type="boolean">
            <text:p>TRUE</text:p>
          </table:table-cell>
          <table:table-cell table:style-name="Default"/>
          <table:table-cell table:formula="of:=NOT(OR(SUM([.D4:.D9])=6;SUM([.D4:.D9])=-6))" office:value-type="boolean" office:boolean-value="true" calcext:value-type="boolean">
            <text:p>TRUE</text:p>
          </table:table-cell>
          <table:table-cell table:style-name="Default"/>
          <table:table-cell table:formula="of:=NOT(OR(OR(AND([.E9]&gt;2;[.E8]&gt;2);AND([.E9]&gt;2;[.E7]&gt;2);AND([.E8]&gt;2;[.E7]&gt;2));OR(AND([.E9]&lt;-2;[.E8]&lt;-2);AND([.E9]&lt;-2;[.E7]&lt;-2);AND([.E8]&lt;-2;[.E7]&lt;-2))))" office:value-type="boolean" office:boolean-value="true" calcext:value-type="boolean">
            <text:p>TRUE</text:p>
          </table:table-cell>
          <table:table-cell table:formula="of:=NOT(OR(COUNTIF([.E5:.E9];&quot;&gt;1&quot;)&gt;=4;COUNTIF([.E5:.E9];&quot;&lt;-1&quot;)&gt;=4))" office:value-type="boolean" office:boolean-value="true" calcext:value-type="boolean">
            <text:p>TRUE</text:p>
          </table:table-cell>
          <table:table-cell table:style-name="Default"/>
          <table:table-cell table:formula="of:=NOT(COUNTIF([.F2:.F9];&quot;&gt;1&quot;)=8)" office:value-type="boolean" office:boolean-value="true" calcext:value-type="boolean">
            <text:p>TRUE</text:p>
          </table:table-cell>
          <table:table-cell table:number-columns-repeated="8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1966-04-18</text:p>
          </table:table-cell>
          <table:table-cell office:value-type="float" office:value="11.1300283389875" calcext:value-type="float">
            <text:p>11.1300283389875</text:p>
          </table:table-cell>
          <table:table-cell table:formula="of:=[.B10]&gt;10" office:value-type="boolean" office:boolean-value="true" calcext:value-type="boolean">
            <text:p>TRUE</text:p>
          </table:table-cell>
          <table:table-cell table:formula="of:=IF([.B10]&gt;[.B9];+1;IF([.B10]&lt;[.B9]; -1; 0))" office:value-type="float" office:value="1" calcext:value-type="float">
            <text:p>1</text:p>
          </table:table-cell>
          <table:table-cell table:formula="of:=[.B10]-10" office:value-type="float" office:value="1.1300283389875" calcext:value-type="float">
            <text:p>1.1300283389875</text:p>
          </table:table-cell>
          <table:table-cell table:formula="of:=ABS([.E10])" office:value-type="float" office:value="1.1300283389875" calcext:value-type="float">
            <text:p>1.1300283389875</text:p>
          </table:table-cell>
          <table:table-cell table:formula="of:=ABS([.B10]-10)&lt;3" office:value-type="boolean" office:boolean-value="true" calcext:value-type="boolean">
            <text:p>TRUE</text:p>
          </table:table-cell>
          <table:table-cell table:formula="of:=NOT(OR(SUM([.C2:.C10])=9;SUM([.C2:.C10])=0))" office:value-type="boolean" office:boolean-value="true" calcext:value-type="boolean">
            <text:p>TRUE</text:p>
          </table:table-cell>
          <table:table-cell table:formula="of:=NOT(OR(SUM([.D5:.D10])=6;SUM([.D5:.D10])=-6))" office:value-type="boolean" office:boolean-value="true" calcext:value-type="boolean">
            <text:p>TRUE</text:p>
          </table:table-cell>
          <table:table-cell table:style-name="Default"/>
          <table:table-cell table:formula="of:=NOT(OR(OR(AND([.E10]&gt;2;[.E9]&gt;2);AND([.E10]&gt;2;[.E8]&gt;2);AND([.E9]&gt;2;[.E8]&gt;2));OR(AND([.E10]&lt;-2;[.E9]&lt;-2);AND([.E10]&lt;-2;[.E8]&lt;-2);AND([.E9]&lt;-2;[.E8]&lt;-2))))" office:value-type="boolean" office:boolean-value="true" calcext:value-type="boolean">
            <text:p>TRUE</text:p>
          </table:table-cell>
          <table:table-cell table:formula="of:=NOT(OR(COUNTIF([.E6:.E10];&quot;&gt;1&quot;)&gt;=4;COUNTIF([.E6:.E10];&quot;&lt;-1&quot;)&gt;=4))" office:value-type="boolean" office:boolean-value="true" calcext:value-type="boolean">
            <text:p>TRUE</text:p>
          </table:table-cell>
          <table:table-cell table:style-name="Default"/>
          <table:table-cell table:formula="of:=NOT(COUNTIF([.F3:.F10];&quot;&gt;1&quot;)=8)" office:value-type="boolean" office:boolean-value="true" calcext:value-type="boolean">
            <text:p>TRUE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966-04-19</text:p>
          </table:table-cell>
          <table:table-cell office:value-type="float" office:value="8.99084018109185" calcext:value-type="float">
            <text:p>8.99084018109185</text:p>
          </table:table-cell>
          <table:table-cell table:formula="of:=[.B11]&gt;10" office:value-type="boolean" office:boolean-value="false" calcext:value-type="boolean">
            <text:p>FALSE</text:p>
          </table:table-cell>
          <table:table-cell table:formula="of:=IF([.B11]&gt;[.B10];+1;IF([.B11]&lt;[.B10]; -1; 0))" office:value-type="float" office:value="-1" calcext:value-type="float">
            <text:p>-1</text:p>
          </table:table-cell>
          <table:table-cell table:formula="of:=[.B11]-10" office:value-type="float" office:value="-1.00915981890815" calcext:value-type="float">
            <text:p>-1.00915981890815</text:p>
          </table:table-cell>
          <table:table-cell table:formula="of:=ABS([.E11])" office:value-type="float" office:value="1.00915981890815" calcext:value-type="float">
            <text:p>1.00915981890815</text:p>
          </table:table-cell>
          <table:table-cell table:formula="of:=ABS([.B11]-10)&lt;3" office:value-type="boolean" office:boolean-value="true" calcext:value-type="boolean">
            <text:p>TRUE</text:p>
          </table:table-cell>
          <table:table-cell table:formula="of:=NOT(OR(SUM([.C3:.C11])=9;SUM([.C3:.C11])=0))" office:value-type="boolean" office:boolean-value="true" calcext:value-type="boolean">
            <text:p>TRUE</text:p>
          </table:table-cell>
          <table:table-cell table:formula="of:=NOT(OR(SUM([.D6:.D11])=6;SUM([.D6:.D11])=-6))" office:value-type="boolean" office:boolean-value="true" calcext:value-type="boolean">
            <text:p>TRUE</text:p>
          </table:table-cell>
          <table:table-cell table:style-name="Default"/>
          <table:table-cell table:formula="of:=NOT(OR(OR(AND([.E11]&gt;2;[.E10]&gt;2);AND([.E11]&gt;2;[.E9]&gt;2);AND([.E10]&gt;2;[.E9]&gt;2));OR(AND([.E11]&lt;-2;[.E10]&lt;-2);AND([.E11]&lt;-2;[.E9]&lt;-2);AND([.E10]&lt;-2;[.E9]&lt;-2))))" office:value-type="boolean" office:boolean-value="true" calcext:value-type="boolean">
            <text:p>TRUE</text:p>
          </table:table-cell>
          <table:table-cell table:formula="of:=NOT(OR(COUNTIF([.E7:.E11];&quot;&gt;1&quot;)&gt;=4;COUNTIF([.E7:.E11];&quot;&lt;-1&quot;)&gt;=4))" office:value-type="boolean" office:boolean-value="true" calcext:value-type="boolean">
            <text:p>TRUE</text:p>
          </table:table-cell>
          <table:table-cell table:style-name="Default"/>
          <table:table-cell table:formula="of:=NOT(COUNTIF([.F4:.F11];&quot;&gt;1&quot;)=8)" office:value-type="boolean" office:boolean-value="true" calcext:value-type="boolean">
            <text:p>TRUE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966-04-20</text:p>
          </table:table-cell>
          <table:table-cell office:value-type="float" office:value="11.3951307249016" calcext:value-type="float">
            <text:p>11.3951307249016</text:p>
          </table:table-cell>
          <table:table-cell table:formula="of:=[.B12]&gt;10" office:value-type="boolean" office:boolean-value="true" calcext:value-type="boolean">
            <text:p>TRUE</text:p>
          </table:table-cell>
          <table:table-cell table:formula="of:=IF([.B12]&gt;[.B11];+1;IF([.B12]&lt;[.B11]; -1; 0))" office:value-type="float" office:value="1" calcext:value-type="float">
            <text:p>1</text:p>
          </table:table-cell>
          <table:table-cell table:formula="of:=[.B12]-10" office:value-type="float" office:value="1.3951307249016" calcext:value-type="float">
            <text:p>1.3951307249016</text:p>
          </table:table-cell>
          <table:table-cell table:formula="of:=ABS([.E12])" office:value-type="float" office:value="1.3951307249016" calcext:value-type="float">
            <text:p>1.3951307249016</text:p>
          </table:table-cell>
          <table:table-cell table:formula="of:=ABS([.B12]-10)&lt;3" office:value-type="boolean" office:boolean-value="true" calcext:value-type="boolean">
            <text:p>TRUE</text:p>
          </table:table-cell>
          <table:table-cell table:formula="of:=NOT(OR(SUM([.C4:.C12])=9;SUM([.C4:.C12])=0))" office:value-type="boolean" office:boolean-value="true" calcext:value-type="boolean">
            <text:p>TRUE</text:p>
          </table:table-cell>
          <table:table-cell table:formula="of:=NOT(OR(SUM([.D7:.D12])=6;SUM([.D7:.D12])=-6))" office:value-type="boolean" office:boolean-value="true" calcext:value-type="boolean">
            <text:p>TRUE</text:p>
          </table:table-cell>
          <table:table-cell table:style-name="Default"/>
          <table:table-cell table:formula="of:=NOT(OR(OR(AND([.E12]&gt;2;[.E11]&gt;2);AND([.E12]&gt;2;[.E10]&gt;2);AND([.E11]&gt;2;[.E10]&gt;2));OR(AND([.E12]&lt;-2;[.E11]&lt;-2);AND([.E12]&lt;-2;[.E10]&lt;-2);AND([.E11]&lt;-2;[.E10]&lt;-2))))" office:value-type="boolean" office:boolean-value="true" calcext:value-type="boolean">
            <text:p>TRUE</text:p>
          </table:table-cell>
          <table:table-cell table:formula="of:=NOT(OR(COUNTIF([.E8:.E12];&quot;&gt;1&quot;)&gt;=4;COUNTIF([.E8:.E12];&quot;&lt;-1&quot;)&gt;=4))" office:value-type="boolean" office:boolean-value="true" calcext:value-type="boolean">
            <text:p>TRUE</text:p>
          </table:table-cell>
          <table:table-cell table:style-name="Default"/>
          <table:table-cell table:formula="of:=NOT(COUNTIF([.F5:.F12];&quot;&gt;1&quot;)=8)" office:value-type="boolean" office:boolean-value="true" calcext:value-type="boolean">
            <text:p>TRUE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966-04-21</text:p>
          </table:table-cell>
          <table:table-cell office:value-type="float" office:value="10.116530228682" calcext:value-type="float">
            <text:p>10.116530228682</text:p>
          </table:table-cell>
          <table:table-cell table:formula="of:=[.B13]&gt;10" office:value-type="boolean" office:boolean-value="true" calcext:value-type="boolean">
            <text:p>TRUE</text:p>
          </table:table-cell>
          <table:table-cell table:formula="of:=IF([.B13]&gt;[.B12];+1;IF([.B13]&lt;[.B12]; -1; 0))" office:value-type="float" office:value="-1" calcext:value-type="float">
            <text:p>-1</text:p>
          </table:table-cell>
          <table:table-cell table:formula="of:=[.B13]-10" office:value-type="float" office:value="0.116530228682" calcext:value-type="float">
            <text:p>0.116530228682</text:p>
          </table:table-cell>
          <table:table-cell table:formula="of:=ABS([.E13])" office:value-type="float" office:value="0.116530228682" calcext:value-type="float">
            <text:p>0.116530228682</text:p>
          </table:table-cell>
          <table:table-cell table:formula="of:=ABS([.B13]-10)&lt;3" office:value-type="boolean" office:boolean-value="true" calcext:value-type="boolean">
            <text:p>TRUE</text:p>
          </table:table-cell>
          <table:table-cell table:formula="of:=NOT(OR(SUM([.C5:.C13])=9;SUM([.C5:.C13])=0))" office:value-type="boolean" office:boolean-value="true" calcext:value-type="boolean">
            <text:p>TRUE</text:p>
          </table:table-cell>
          <table:table-cell table:formula="of:=NOT(OR(SUM([.D8:.D13])=6;SUM([.D8:.D13])=-6))" office:value-type="boolean" office:boolean-value="true" calcext:value-type="boolean">
            <text:p>TRUE</text:p>
          </table:table-cell>
          <table:table-cell table:style-name="Default"/>
          <table:table-cell table:formula="of:=NOT(OR(OR(AND([.E13]&gt;2;[.E12]&gt;2);AND([.E13]&gt;2;[.E11]&gt;2);AND([.E12]&gt;2;[.E11]&gt;2));OR(AND([.E13]&lt;-2;[.E12]&lt;-2);AND([.E13]&lt;-2;[.E11]&lt;-2);AND([.E12]&lt;-2;[.E11]&lt;-2))))" office:value-type="boolean" office:boolean-value="true" calcext:value-type="boolean">
            <text:p>TRUE</text:p>
          </table:table-cell>
          <table:table-cell table:formula="of:=NOT(OR(COUNTIF([.E9:.E13];&quot;&gt;1&quot;)&gt;=4;COUNTIF([.E9:.E13];&quot;&lt;-1&quot;)&gt;=4))" office:value-type="boolean" office:boolean-value="true" calcext:value-type="boolean">
            <text:p>TRUE</text:p>
          </table:table-cell>
          <table:table-cell table:style-name="Default"/>
          <table:table-cell table:formula="of:=NOT(COUNTIF([.F6:.F13];&quot;&gt;1&quot;)=8)" office:value-type="boolean" office:boolean-value="true" calcext:value-type="boolean">
            <text:p>TRUE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966-04-22</text:p>
          </table:table-cell>
          <table:table-cell office:value-type="float" office:value="9.76478719443572" calcext:value-type="float">
            <text:p>9.76478719443572</text:p>
          </table:table-cell>
          <table:table-cell table:formula="of:=[.B14]&gt;10" office:value-type="boolean" office:boolean-value="false" calcext:value-type="boolean">
            <text:p>FALSE</text:p>
          </table:table-cell>
          <table:table-cell table:formula="of:=IF([.B14]&gt;[.B13];+1;IF([.B14]&lt;[.B13]; -1; 0))" office:value-type="float" office:value="-1" calcext:value-type="float">
            <text:p>-1</text:p>
          </table:table-cell>
          <table:table-cell table:formula="of:=[.B14]-10" office:value-type="float" office:value="-0.235212805564281" calcext:value-type="float">
            <text:p>-0.235212805564281</text:p>
          </table:table-cell>
          <table:table-cell table:formula="of:=ABS([.E14])" office:value-type="float" office:value="0.235212805564281" calcext:value-type="float">
            <text:p>0.235212805564281</text:p>
          </table:table-cell>
          <table:table-cell table:formula="of:=ABS([.B14]-10)&lt;3" office:value-type="boolean" office:boolean-value="true" calcext:value-type="boolean">
            <text:p>TRUE</text:p>
          </table:table-cell>
          <table:table-cell table:formula="of:=NOT(OR(SUM([.C6:.C14])=9;SUM([.C6:.C14])=0))" office:value-type="boolean" office:boolean-value="true" calcext:value-type="boolean">
            <text:p>TRUE</text:p>
          </table:table-cell>
          <table:table-cell table:formula="of:=NOT(OR(SUM([.D9:.D14])=6;SUM([.D9:.D14])=-6))" office:value-type="boolean" office:boolean-value="true" calcext:value-type="boolean">
            <text:p>TRUE</text:p>
          </table:table-cell>
          <table:table-cell table:style-name="Default"/>
          <table:table-cell table:formula="of:=NOT(OR(OR(AND([.E14]&gt;2;[.E13]&gt;2);AND([.E14]&gt;2;[.E12]&gt;2);AND([.E13]&gt;2;[.E12]&gt;2));OR(AND([.E14]&lt;-2;[.E13]&lt;-2);AND([.E14]&lt;-2;[.E12]&lt;-2);AND([.E13]&lt;-2;[.E12]&lt;-2))))" office:value-type="boolean" office:boolean-value="true" calcext:value-type="boolean">
            <text:p>TRUE</text:p>
          </table:table-cell>
          <table:table-cell table:formula="of:=NOT(OR(COUNTIF([.E10:.E14];&quot;&gt;1&quot;)&gt;=4;COUNTIF([.E10:.E14];&quot;&lt;-1&quot;)&gt;=4))" office:value-type="boolean" office:boolean-value="true" calcext:value-type="boolean">
            <text:p>TRUE</text:p>
          </table:table-cell>
          <table:table-cell table:style-name="Default"/>
          <table:table-cell table:formula="of:=NOT(COUNTIF([.F7:.F14];&quot;&gt;1&quot;)=8)" office:value-type="boolean" office:boolean-value="true" calcext:value-type="boolean">
            <text:p>TRUE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966-04-23</text:p>
          </table:table-cell>
          <table:table-cell office:value-type="float" office:value="11.1082694039475" calcext:value-type="float">
            <text:p>11.1082694039475</text:p>
          </table:table-cell>
          <table:table-cell table:formula="of:=[.B15]&gt;10" office:value-type="boolean" office:boolean-value="true" calcext:value-type="boolean">
            <text:p>TRUE</text:p>
          </table:table-cell>
          <table:table-cell table:formula="of:=IF([.B15]&gt;[.B14];+1;IF([.B15]&lt;[.B14]; -1; 0))" office:value-type="float" office:value="1" calcext:value-type="float">
            <text:p>1</text:p>
          </table:table-cell>
          <table:table-cell table:formula="of:=[.B15]-10" office:value-type="float" office:value="1.1082694039475" calcext:value-type="float">
            <text:p>1.1082694039475</text:p>
          </table:table-cell>
          <table:table-cell table:formula="of:=ABS([.E15])" office:value-type="float" office:value="1.1082694039475" calcext:value-type="float">
            <text:p>1.1082694039475</text:p>
          </table:table-cell>
          <table:table-cell table:formula="of:=ABS([.B15]-10)&lt;3" office:value-type="boolean" office:boolean-value="true" calcext:value-type="boolean">
            <text:p>TRUE</text:p>
          </table:table-cell>
          <table:table-cell table:formula="of:=NOT(OR(SUM([.C7:.C15])=9;SUM([.C7:.C15])=0))" office:value-type="boolean" office:boolean-value="true" calcext:value-type="boolean">
            <text:p>TRUE</text:p>
          </table:table-cell>
          <table:table-cell table:formula="of:=NOT(OR(SUM([.D10:.D15])=6;SUM([.D10:.D15])=-6))" office:value-type="boolean" office:boolean-value="true" calcext:value-type="boolean">
            <text:p>TRUE</text:p>
          </table:table-cell>
          <table:table-cell table:style-name="Default"/>
          <table:table-cell table:formula="of:=NOT(OR(OR(AND([.E15]&gt;2;[.E14]&gt;2);AND([.E15]&gt;2;[.E13]&gt;2);AND([.E14]&gt;2;[.E13]&gt;2));OR(AND([.E15]&lt;-2;[.E14]&lt;-2);AND([.E15]&lt;-2;[.E13]&lt;-2);AND([.E14]&lt;-2;[.E13]&lt;-2))))" office:value-type="boolean" office:boolean-value="true" calcext:value-type="boolean">
            <text:p>TRUE</text:p>
          </table:table-cell>
          <table:table-cell table:formula="of:=NOT(OR(COUNTIF([.E11:.E15];&quot;&gt;1&quot;)&gt;=4;COUNTIF([.E11:.E15];&quot;&lt;-1&quot;)&gt;=4))" office:value-type="boolean" office:boolean-value="true" calcext:value-type="boolean">
            <text:p>TRUE</text:p>
          </table:table-cell>
          <table:table-cell table:style-name="Default"/>
          <table:table-cell table:formula="of:=NOT(COUNTIF([.F8:.F15];&quot;&gt;1&quot;)=8)" office:value-type="boolean" office:boolean-value="true" calcext:value-type="boolean">
            <text:p>TRUE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966-04-24</text:p>
          </table:table-cell>
          <table:table-cell office:value-type="float" office:value="9.89305514500497" calcext:value-type="float">
            <text:p>9.89305514500497</text:p>
          </table:table-cell>
          <table:table-cell table:formula="of:=[.B16]&gt;10" office:value-type="boolean" office:boolean-value="false" calcext:value-type="boolean">
            <text:p>FALSE</text:p>
          </table:table-cell>
          <table:table-cell table:formula="of:=IF([.B16]&gt;[.B15];+1;IF([.B16]&lt;[.B15]; -1; 0))" office:value-type="float" office:value="-1" calcext:value-type="float">
            <text:p>-1</text:p>
          </table:table-cell>
          <table:table-cell table:formula="of:=[.B16]-10" office:value-type="float" office:value="-0.10694485499503" calcext:value-type="float">
            <text:p>-0.10694485499503</text:p>
          </table:table-cell>
          <table:table-cell table:formula="of:=ABS([.E16])" office:value-type="float" office:value="0.10694485499503" calcext:value-type="float">
            <text:p>0.10694485499503</text:p>
          </table:table-cell>
          <table:table-cell table:formula="of:=ABS([.B16]-10)&lt;3" office:value-type="boolean" office:boolean-value="true" calcext:value-type="boolean">
            <text:p>TRUE</text:p>
          </table:table-cell>
          <table:table-cell table:formula="of:=NOT(OR(SUM([.C8:.C16])=9;SUM([.C8:.C16])=0))" office:value-type="boolean" office:boolean-value="true" calcext:value-type="boolean">
            <text:p>TRUE</text:p>
          </table:table-cell>
          <table:table-cell table:formula="of:=NOT(OR(SUM([.D11:.D16])=6;SUM([.D11:.D16])=-6))" office:value-type="boolean" office:boolean-value="true" calcext:value-type="boolean">
            <text:p>TRUE</text:p>
          </table:table-cell>
          <table:table-cell table:formula="of:=NOT(AND([.D16]=-[.D15];[.D15]=-[.D14];[.D14]=-[.D13];[.D13]=-[.D12];[.D12]=-[.D11];[.D11]=-[.D10];[.D10]=-[.D9];[.D9]=-[.D8];[.D8]=-[.D7];[.D7]=-[.D6];[.D6]=-[.D5];[.D5]=-[.D4];[.D4]=-[.D3];[.D3]=-[.D2]))" office:value-type="boolean" office:boolean-value="true" calcext:value-type="boolean">
            <text:p>TRUE</text:p>
          </table:table-cell>
          <table:table-cell table:formula="of:=NOT(OR(OR(AND([.E16]&gt;2;[.E15]&gt;2);AND([.E16]&gt;2;[.E14]&gt;2);AND([.E15]&gt;2;[.E14]&gt;2));OR(AND([.E16]&lt;-2;[.E15]&lt;-2);AND([.E16]&lt;-2;[.E14]&lt;-2);AND([.E15]&lt;-2;[.E14]&lt;-2))))" office:value-type="boolean" office:boolean-value="true" calcext:value-type="boolean">
            <text:p>TRUE</text:p>
          </table:table-cell>
          <table:table-cell table:formula="of:=NOT(OR(COUNTIF([.E12:.E16];&quot;&gt;1&quot;)&gt;=4;COUNTIF([.E12:.E16];&quot;&lt;-1&quot;)&gt;=4))" office:value-type="boolean" office:boolean-value="true" calcext:value-type="boolean">
            <text:p>TRUE</text:p>
          </table:table-cell>
          <table:table-cell table:formula="of:=NOT(COUNTIF([.F2:.F16];&quot;&lt;1&quot;)=15)" office:value-type="boolean" office:boolean-value="true" calcext:value-type="boolean">
            <text:p>TRUE</text:p>
          </table:table-cell>
          <table:table-cell table:formula="of:=NOT(COUNTIF([.F9:.F16];&quot;&gt;1&quot;)=8)" office:value-type="boolean" office:boolean-value="true" calcext:value-type="boolean">
            <text:p>TRUE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966-04-25</text:p>
          </table:table-cell>
          <table:table-cell office:value-type="float" office:value="9.02914593460233" calcext:value-type="float">
            <text:p>9.02914593460233</text:p>
          </table:table-cell>
          <table:table-cell table:formula="of:=[.B17]&gt;10" office:value-type="boolean" office:boolean-value="false" calcext:value-type="boolean">
            <text:p>FALSE</text:p>
          </table:table-cell>
          <table:table-cell table:formula="of:=IF([.B17]&gt;[.B16];+1;IF([.B17]&lt;[.B16]; -1; 0))" office:value-type="float" office:value="-1" calcext:value-type="float">
            <text:p>-1</text:p>
          </table:table-cell>
          <table:table-cell table:formula="of:=[.B17]-10" office:value-type="float" office:value="-0.970854065397671" calcext:value-type="float">
            <text:p>-0.970854065397671</text:p>
          </table:table-cell>
          <table:table-cell table:formula="of:=ABS([.E17])" office:value-type="float" office:value="0.970854065397671" calcext:value-type="float">
            <text:p>0.970854065397671</text:p>
          </table:table-cell>
          <table:table-cell table:formula="of:=ABS([.B17]-10)&lt;3" office:value-type="boolean" office:boolean-value="true" calcext:value-type="boolean">
            <text:p>TRUE</text:p>
          </table:table-cell>
          <table:table-cell table:formula="of:=NOT(OR(SUM([.C9:.C17])=9;SUM([.C9:.C17])=0))" office:value-type="boolean" office:boolean-value="true" calcext:value-type="boolean">
            <text:p>TRUE</text:p>
          </table:table-cell>
          <table:table-cell table:formula="of:=NOT(OR(SUM([.D12:.D17])=6;SUM([.D12:.D17])=-6))" office:value-type="boolean" office:boolean-value="true" calcext:value-type="boolean">
            <text:p>TRUE</text:p>
          </table:table-cell>
          <table:table-cell table:formula="of:=NOT(AND([.D17]=-[.D16];[.D16]=-[.D15];[.D15]=-[.D14];[.D14]=-[.D13];[.D13]=-[.D12];[.D12]=-[.D11];[.D11]=-[.D10];[.D10]=-[.D9];[.D9]=-[.D8];[.D8]=-[.D7];[.D7]=-[.D6];[.D6]=-[.D5];[.D5]=-[.D4];[.D4]=-[.D3]))" office:value-type="boolean" office:boolean-value="true" calcext:value-type="boolean">
            <text:p>TRUE</text:p>
          </table:table-cell>
          <table:table-cell table:formula="of:=NOT(OR(OR(AND([.E17]&gt;2;[.E16]&gt;2);AND([.E17]&gt;2;[.E15]&gt;2);AND([.E16]&gt;2;[.E15]&gt;2));OR(AND([.E17]&lt;-2;[.E16]&lt;-2);AND([.E17]&lt;-2;[.E15]&lt;-2);AND([.E16]&lt;-2;[.E15]&lt;-2))))" office:value-type="boolean" office:boolean-value="true" calcext:value-type="boolean">
            <text:p>TRUE</text:p>
          </table:table-cell>
          <table:table-cell table:formula="of:=NOT(OR(COUNTIF([.E13:.E17];&quot;&gt;1&quot;)&gt;=4;COUNTIF([.E13:.E17];&quot;&lt;-1&quot;)&gt;=4))" office:value-type="boolean" office:boolean-value="true" calcext:value-type="boolean">
            <text:p>TRUE</text:p>
          </table:table-cell>
          <table:table-cell table:formula="of:=NOT(COUNTIF([.F3:.F17];&quot;&lt;1&quot;)=15)" office:value-type="boolean" office:boolean-value="true" calcext:value-type="boolean">
            <text:p>TRUE</text:p>
          </table:table-cell>
          <table:table-cell table:formula="of:=NOT(COUNTIF([.F10:.F17];&quot;&gt;1&quot;)=8)" office:value-type="boolean" office:boolean-value="true" calcext:value-type="boolean">
            <text:p>TRUE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966-04-26</text:p>
          </table:table-cell>
          <table:table-cell office:value-type="float" office:value="10.0854542791265" calcext:value-type="float">
            <text:p>10.0854542791265</text:p>
          </table:table-cell>
          <table:table-cell table:formula="of:=[.B18]&gt;10" office:value-type="boolean" office:boolean-value="true" calcext:value-type="boolean">
            <text:p>TRUE</text:p>
          </table:table-cell>
          <table:table-cell table:formula="of:=IF([.B18]&gt;[.B17];+1;IF([.B18]&lt;[.B17]; -1; 0))" office:value-type="float" office:value="1" calcext:value-type="float">
            <text:p>1</text:p>
          </table:table-cell>
          <table:table-cell table:formula="of:=[.B18]-10" office:value-type="float" office:value="0.0854542791265001" calcext:value-type="float">
            <text:p>0.0854542791265</text:p>
          </table:table-cell>
          <table:table-cell table:formula="of:=ABS([.E18])" office:value-type="float" office:value="0.0854542791265001" calcext:value-type="float">
            <text:p>0.0854542791265</text:p>
          </table:table-cell>
          <table:table-cell table:formula="of:=ABS([.B18]-10)&lt;3" office:value-type="boolean" office:boolean-value="true" calcext:value-type="boolean">
            <text:p>TRUE</text:p>
          </table:table-cell>
          <table:table-cell table:formula="of:=NOT(OR(SUM([.C10:.C18])=9;SUM([.C10:.C18])=0))" office:value-type="boolean" office:boolean-value="true" calcext:value-type="boolean">
            <text:p>TRUE</text:p>
          </table:table-cell>
          <table:table-cell table:formula="of:=NOT(OR(SUM([.D13:.D18])=6;SUM([.D13:.D18])=-6))" office:value-type="boolean" office:boolean-value="true" calcext:value-type="boolean">
            <text:p>TRUE</text:p>
          </table:table-cell>
          <table:table-cell table:formula="of:=NOT(AND([.D18]=-[.D17];[.D17]=-[.D16];[.D16]=-[.D15];[.D15]=-[.D14];[.D14]=-[.D13];[.D13]=-[.D12];[.D12]=-[.D11];[.D11]=-[.D10];[.D10]=-[.D9];[.D9]=-[.D8];[.D8]=-[.D7];[.D7]=-[.D6];[.D6]=-[.D5];[.D5]=-[.D4]))" office:value-type="boolean" office:boolean-value="true" calcext:value-type="boolean">
            <text:p>TRUE</text:p>
          </table:table-cell>
          <table:table-cell table:formula="of:=NOT(OR(OR(AND([.E18]&gt;2;[.E17]&gt;2);AND([.E18]&gt;2;[.E16]&gt;2);AND([.E17]&gt;2;[.E16]&gt;2));OR(AND([.E18]&lt;-2;[.E17]&lt;-2);AND([.E18]&lt;-2;[.E16]&lt;-2);AND([.E17]&lt;-2;[.E16]&lt;-2))))" office:value-type="boolean" office:boolean-value="true" calcext:value-type="boolean">
            <text:p>TRUE</text:p>
          </table:table-cell>
          <table:table-cell table:formula="of:=NOT(OR(COUNTIF([.E14:.E18];&quot;&gt;1&quot;)&gt;=4;COUNTIF([.E14:.E18];&quot;&lt;-1&quot;)&gt;=4))" office:value-type="boolean" office:boolean-value="true" calcext:value-type="boolean">
            <text:p>TRUE</text:p>
          </table:table-cell>
          <table:table-cell table:formula="of:=NOT(COUNTIF([.F4:.F18];&quot;&lt;1&quot;)=15)" office:value-type="boolean" office:boolean-value="true" calcext:value-type="boolean">
            <text:p>TRUE</text:p>
          </table:table-cell>
          <table:table-cell table:formula="of:=NOT(COUNTIF([.F11:.F1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4-27</text:p>
          </table:table-cell>
          <table:table-cell office:value-type="float" office:value="10.5738063026617" calcext:value-type="float">
            <text:p>10.5738063026617</text:p>
          </table:table-cell>
          <table:table-cell table:formula="of:=[.B19]&gt;10" office:value-type="boolean" office:boolean-value="true" calcext:value-type="boolean">
            <text:p>TRUE</text:p>
          </table:table-cell>
          <table:table-cell table:formula="of:=IF([.B19]&gt;[.B18];+1;IF([.B19]&lt;[.B18]; -1; 0))" office:value-type="float" office:value="1" calcext:value-type="float">
            <text:p>1</text:p>
          </table:table-cell>
          <table:table-cell table:formula="of:=[.B19]-10" office:value-type="float" office:value="0.5738063026617" calcext:value-type="float">
            <text:p>0.5738063026617</text:p>
          </table:table-cell>
          <table:table-cell table:formula="of:=ABS([.E19])" office:value-type="float" office:value="0.5738063026617" calcext:value-type="float">
            <text:p>0.5738063026617</text:p>
          </table:table-cell>
          <table:table-cell table:formula="of:=ABS([.B19]-10)&lt;3" office:value-type="boolean" office:boolean-value="true" calcext:value-type="boolean">
            <text:p>TRUE</text:p>
          </table:table-cell>
          <table:table-cell table:formula="of:=NOT(OR(SUM([.C11:.C19])=9;SUM([.C11:.C19])=0))" office:value-type="boolean" office:boolean-value="true" calcext:value-type="boolean">
            <text:p>TRUE</text:p>
          </table:table-cell>
          <table:table-cell table:formula="of:=NOT(OR(SUM([.D14:.D19])=6;SUM([.D14:.D19])=-6))" office:value-type="boolean" office:boolean-value="true" calcext:value-type="boolean">
            <text:p>TRUE</text:p>
          </table:table-cell>
          <table:table-cell table:formula="of:=NOT(AND([.D19]=-[.D18];[.D18]=-[.D17];[.D17]=-[.D16];[.D16]=-[.D15];[.D15]=-[.D14];[.D14]=-[.D13];[.D13]=-[.D12];[.D12]=-[.D11];[.D11]=-[.D10];[.D10]=-[.D9];[.D9]=-[.D8];[.D8]=-[.D7];[.D7]=-[.D6];[.D6]=-[.D5]))" office:value-type="boolean" office:boolean-value="true" calcext:value-type="boolean">
            <text:p>TRUE</text:p>
          </table:table-cell>
          <table:table-cell table:formula="of:=NOT(OR(OR(AND([.E19]&gt;2;[.E18]&gt;2);AND([.E19]&gt;2;[.E17]&gt;2);AND([.E18]&gt;2;[.E17]&gt;2));OR(AND([.E19]&lt;-2;[.E18]&lt;-2);AND([.E19]&lt;-2;[.E17]&lt;-2);AND([.E18]&lt;-2;[.E17]&lt;-2))))" office:value-type="boolean" office:boolean-value="true" calcext:value-type="boolean">
            <text:p>TRUE</text:p>
          </table:table-cell>
          <table:table-cell table:formula="of:=NOT(OR(COUNTIF([.E15:.E19];&quot;&gt;1&quot;)&gt;=4;COUNTIF([.E15:.E19];&quot;&lt;-1&quot;)&gt;=4))" office:value-type="boolean" office:boolean-value="true" calcext:value-type="boolean">
            <text:p>TRUE</text:p>
          </table:table-cell>
          <table:table-cell table:formula="of:=NOT(COUNTIF([.F5:.F19];&quot;&lt;1&quot;)=15)" office:value-type="boolean" office:boolean-value="true" calcext:value-type="boolean">
            <text:p>TRUE</text:p>
          </table:table-cell>
          <table:table-cell table:formula="of:=NOT(COUNTIF([.F12:.F1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4-28</text:p>
          </table:table-cell>
          <table:table-cell office:value-type="float" office:value="10.3546899869621" calcext:value-type="float">
            <text:p>10.3546899869621</text:p>
          </table:table-cell>
          <table:table-cell table:formula="of:=[.B20]&gt;10" office:value-type="boolean" office:boolean-value="true" calcext:value-type="boolean">
            <text:p>TRUE</text:p>
          </table:table-cell>
          <table:table-cell table:formula="of:=IF([.B20]&gt;[.B19];+1;IF([.B20]&lt;[.B19]; -1; 0))" office:value-type="float" office:value="-1" calcext:value-type="float">
            <text:p>-1</text:p>
          </table:table-cell>
          <table:table-cell table:formula="of:=[.B20]-10" office:value-type="float" office:value="0.3546899869621" calcext:value-type="float">
            <text:p>0.3546899869621</text:p>
          </table:table-cell>
          <table:table-cell table:formula="of:=ABS([.E20])" office:value-type="float" office:value="0.3546899869621" calcext:value-type="float">
            <text:p>0.3546899869621</text:p>
          </table:table-cell>
          <table:table-cell table:formula="of:=ABS([.B20]-10)&lt;3" office:value-type="boolean" office:boolean-value="true" calcext:value-type="boolean">
            <text:p>TRUE</text:p>
          </table:table-cell>
          <table:table-cell table:formula="of:=NOT(OR(SUM([.C12:.C20])=9;SUM([.C12:.C20])=0))" office:value-type="boolean" office:boolean-value="true" calcext:value-type="boolean">
            <text:p>TRUE</text:p>
          </table:table-cell>
          <table:table-cell table:formula="of:=NOT(OR(SUM([.D15:.D20])=6;SUM([.D15:.D20])=-6))" office:value-type="boolean" office:boolean-value="true" calcext:value-type="boolean">
            <text:p>TRUE</text:p>
          </table:table-cell>
          <table:table-cell table:formula="of:=NOT(AND([.D20]=-[.D19];[.D19]=-[.D18];[.D18]=-[.D17];[.D17]=-[.D16];[.D16]=-[.D15];[.D15]=-[.D14];[.D14]=-[.D13];[.D13]=-[.D12];[.D12]=-[.D11];[.D11]=-[.D10];[.D10]=-[.D9];[.D9]=-[.D8];[.D8]=-[.D7];[.D7]=-[.D6]))" office:value-type="boolean" office:boolean-value="true" calcext:value-type="boolean">
            <text:p>TRUE</text:p>
          </table:table-cell>
          <table:table-cell table:formula="of:=NOT(OR(OR(AND([.E20]&gt;2;[.E19]&gt;2);AND([.E20]&gt;2;[.E18]&gt;2);AND([.E19]&gt;2;[.E18]&gt;2));OR(AND([.E20]&lt;-2;[.E19]&lt;-2);AND([.E20]&lt;-2;[.E18]&lt;-2);AND([.E19]&lt;-2;[.E18]&lt;-2))))" office:value-type="boolean" office:boolean-value="true" calcext:value-type="boolean">
            <text:p>TRUE</text:p>
          </table:table-cell>
          <table:table-cell table:formula="of:=NOT(OR(COUNTIF([.E16:.E20];&quot;&gt;1&quot;)&gt;=4;COUNTIF([.E16:.E20];&quot;&lt;-1&quot;)&gt;=4))" office:value-type="boolean" office:boolean-value="true" calcext:value-type="boolean">
            <text:p>TRUE</text:p>
          </table:table-cell>
          <table:table-cell table:formula="of:=NOT(COUNTIF([.F6:.F20];&quot;&lt;1&quot;)=15)" office:value-type="boolean" office:boolean-value="true" calcext:value-type="boolean">
            <text:p>TRUE</text:p>
          </table:table-cell>
          <table:table-cell table:formula="of:=NOT(COUNTIF([.F13:.F2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4-29</text:p>
          </table:table-cell>
          <table:table-cell office:value-type="float" office:value="10.5590388639597" calcext:value-type="float">
            <text:p>10.5590388639597</text:p>
          </table:table-cell>
          <table:table-cell table:formula="of:=[.B21]&gt;10" office:value-type="boolean" office:boolean-value="true" calcext:value-type="boolean">
            <text:p>TRUE</text:p>
          </table:table-cell>
          <table:table-cell table:formula="of:=IF([.B21]&gt;[.B20];+1;IF([.B21]&lt;[.B20]; -1; 0))" office:value-type="float" office:value="1" calcext:value-type="float">
            <text:p>1</text:p>
          </table:table-cell>
          <table:table-cell table:formula="of:=[.B21]-10" office:value-type="float" office:value="0.5590388639597" calcext:value-type="float">
            <text:p>0.5590388639597</text:p>
          </table:table-cell>
          <table:table-cell table:formula="of:=ABS([.E21])" office:value-type="float" office:value="0.5590388639597" calcext:value-type="float">
            <text:p>0.5590388639597</text:p>
          </table:table-cell>
          <table:table-cell table:formula="of:=ABS([.B21]-10)&lt;3" office:value-type="boolean" office:boolean-value="true" calcext:value-type="boolean">
            <text:p>TRUE</text:p>
          </table:table-cell>
          <table:table-cell table:formula="of:=NOT(OR(SUM([.C13:.C21])=9;SUM([.C13:.C21])=0))" office:value-type="boolean" office:boolean-value="true" calcext:value-type="boolean">
            <text:p>TRUE</text:p>
          </table:table-cell>
          <table:table-cell table:formula="of:=NOT(OR(SUM([.D16:.D21])=6;SUM([.D16:.D21])=-6))" office:value-type="boolean" office:boolean-value="true" calcext:value-type="boolean">
            <text:p>TRUE</text:p>
          </table:table-cell>
          <table:table-cell table:formula="of:=NOT(AND([.D21]=-[.D20];[.D20]=-[.D19];[.D19]=-[.D18];[.D18]=-[.D17];[.D17]=-[.D16];[.D16]=-[.D15];[.D15]=-[.D14];[.D14]=-[.D13];[.D13]=-[.D12];[.D12]=-[.D11];[.D11]=-[.D10];[.D10]=-[.D9];[.D9]=-[.D8];[.D8]=-[.D7]))" office:value-type="boolean" office:boolean-value="true" calcext:value-type="boolean">
            <text:p>TRUE</text:p>
          </table:table-cell>
          <table:table-cell table:formula="of:=NOT(OR(OR(AND([.E21]&gt;2;[.E20]&gt;2);AND([.E21]&gt;2;[.E19]&gt;2);AND([.E20]&gt;2;[.E19]&gt;2));OR(AND([.E21]&lt;-2;[.E20]&lt;-2);AND([.E21]&lt;-2;[.E19]&lt;-2);AND([.E20]&lt;-2;[.E19]&lt;-2))))" office:value-type="boolean" office:boolean-value="true" calcext:value-type="boolean">
            <text:p>TRUE</text:p>
          </table:table-cell>
          <table:table-cell table:formula="of:=NOT(OR(COUNTIF([.E17:.E21];&quot;&gt;1&quot;)&gt;=4;COUNTIF([.E17:.E21];&quot;&lt;-1&quot;)&gt;=4))" office:value-type="boolean" office:boolean-value="true" calcext:value-type="boolean">
            <text:p>TRUE</text:p>
          </table:table-cell>
          <table:table-cell table:formula="of:=NOT(COUNTIF([.F7:.F21];&quot;&lt;1&quot;)=15)" office:value-type="boolean" office:boolean-value="true" calcext:value-type="boolean">
            <text:p>TRUE</text:p>
          </table:table-cell>
          <table:table-cell table:formula="of:=NOT(COUNTIF([.F14:.F2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4-30</text:p>
          </table:table-cell>
          <table:table-cell office:value-type="float" office:value="11.3571568989379" calcext:value-type="float">
            <text:p>11.3571568989379</text:p>
          </table:table-cell>
          <table:table-cell table:formula="of:=[.B22]&gt;10" office:value-type="boolean" office:boolean-value="true" calcext:value-type="boolean">
            <text:p>TRUE</text:p>
          </table:table-cell>
          <table:table-cell table:formula="of:=IF([.B22]&gt;[.B21];+1;IF([.B22]&lt;[.B21]; -1; 0))" office:value-type="float" office:value="1" calcext:value-type="float">
            <text:p>1</text:p>
          </table:table-cell>
          <table:table-cell table:formula="of:=[.B22]-10" office:value-type="float" office:value="1.3571568989379" calcext:value-type="float">
            <text:p>1.3571568989379</text:p>
          </table:table-cell>
          <table:table-cell table:formula="of:=ABS([.E22])" office:value-type="float" office:value="1.3571568989379" calcext:value-type="float">
            <text:p>1.3571568989379</text:p>
          </table:table-cell>
          <table:table-cell table:formula="of:=ABS([.B22]-10)&lt;3" office:value-type="boolean" office:boolean-value="true" calcext:value-type="boolean">
            <text:p>TRUE</text:p>
          </table:table-cell>
          <table:table-cell table:formula="of:=NOT(OR(SUM([.C14:.C22])=9;SUM([.C14:.C22])=0))" office:value-type="boolean" office:boolean-value="true" calcext:value-type="boolean">
            <text:p>TRUE</text:p>
          </table:table-cell>
          <table:table-cell table:formula="of:=NOT(OR(SUM([.D17:.D22])=6;SUM([.D17:.D22])=-6))" office:value-type="boolean" office:boolean-value="true" calcext:value-type="boolean">
            <text:p>TRUE</text:p>
          </table:table-cell>
          <table:table-cell table:formula="of:=NOT(AND([.D22]=-[.D21];[.D21]=-[.D20];[.D20]=-[.D19];[.D19]=-[.D18];[.D18]=-[.D17];[.D17]=-[.D16];[.D16]=-[.D15];[.D15]=-[.D14];[.D14]=-[.D13];[.D13]=-[.D12];[.D12]=-[.D11];[.D11]=-[.D10];[.D10]=-[.D9];[.D9]=-[.D8]))" office:value-type="boolean" office:boolean-value="true" calcext:value-type="boolean">
            <text:p>TRUE</text:p>
          </table:table-cell>
          <table:table-cell table:formula="of:=NOT(OR(OR(AND([.E22]&gt;2;[.E21]&gt;2);AND([.E22]&gt;2;[.E20]&gt;2);AND([.E21]&gt;2;[.E20]&gt;2));OR(AND([.E22]&lt;-2;[.E21]&lt;-2);AND([.E22]&lt;-2;[.E20]&lt;-2);AND([.E21]&lt;-2;[.E20]&lt;-2))))" office:value-type="boolean" office:boolean-value="true" calcext:value-type="boolean">
            <text:p>TRUE</text:p>
          </table:table-cell>
          <table:table-cell table:formula="of:=NOT(OR(COUNTIF([.E18:.E22];&quot;&gt;1&quot;)&gt;=4;COUNTIF([.E18:.E22];&quot;&lt;-1&quot;)&gt;=4))" office:value-type="boolean" office:boolean-value="true" calcext:value-type="boolean">
            <text:p>TRUE</text:p>
          </table:table-cell>
          <table:table-cell table:formula="of:=NOT(COUNTIF([.F8:.F22];&quot;&lt;1&quot;)=15)" office:value-type="boolean" office:boolean-value="true" calcext:value-type="boolean">
            <text:p>TRUE</text:p>
          </table:table-cell>
          <table:table-cell table:formula="of:=NOT(COUNTIF([.F15:.F2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1</text:p>
          </table:table-cell>
          <table:table-cell office:value-type="float" office:value="8.76349872858541" calcext:value-type="float">
            <text:p>8.76349872858541</text:p>
          </table:table-cell>
          <table:table-cell table:formula="of:=[.B23]&gt;10" office:value-type="boolean" office:boolean-value="false" calcext:value-type="boolean">
            <text:p>FALSE</text:p>
          </table:table-cell>
          <table:table-cell table:formula="of:=IF([.B23]&gt;[.B22];+1;IF([.B23]&lt;[.B22]; -1; 0))" office:value-type="float" office:value="-1" calcext:value-type="float">
            <text:p>-1</text:p>
          </table:table-cell>
          <table:table-cell table:formula="of:=[.B23]-10" office:value-type="float" office:value="-1.23650127141459" calcext:value-type="float">
            <text:p>-1.23650127141459</text:p>
          </table:table-cell>
          <table:table-cell table:formula="of:=ABS([.E23])" office:value-type="float" office:value="1.23650127141459" calcext:value-type="float">
            <text:p>1.23650127141459</text:p>
          </table:table-cell>
          <table:table-cell table:formula="of:=ABS([.B23]-10)&lt;3" office:value-type="boolean" office:boolean-value="true" calcext:value-type="boolean">
            <text:p>TRUE</text:p>
          </table:table-cell>
          <table:table-cell table:formula="of:=NOT(OR(SUM([.C15:.C23])=9;SUM([.C15:.C23])=0))" office:value-type="boolean" office:boolean-value="true" calcext:value-type="boolean">
            <text:p>TRUE</text:p>
          </table:table-cell>
          <table:table-cell table:formula="of:=NOT(OR(SUM([.D18:.D23])=6;SUM([.D18:.D23])=-6))" office:value-type="boolean" office:boolean-value="true" calcext:value-type="boolean">
            <text:p>TRUE</text:p>
          </table:table-cell>
          <table:table-cell table:formula="of:=NOT(AND([.D23]=-[.D22];[.D22]=-[.D21];[.D21]=-[.D20];[.D20]=-[.D19];[.D19]=-[.D18];[.D18]=-[.D17];[.D17]=-[.D16];[.D16]=-[.D15];[.D15]=-[.D14];[.D14]=-[.D13];[.D13]=-[.D12];[.D12]=-[.D11];[.D11]=-[.D10];[.D10]=-[.D9]))" office:value-type="boolean" office:boolean-value="true" calcext:value-type="boolean">
            <text:p>TRUE</text:p>
          </table:table-cell>
          <table:table-cell table:formula="of:=NOT(OR(OR(AND([.E23]&gt;2;[.E22]&gt;2);AND([.E23]&gt;2;[.E21]&gt;2);AND([.E22]&gt;2;[.E21]&gt;2));OR(AND([.E23]&lt;-2;[.E22]&lt;-2);AND([.E23]&lt;-2;[.E21]&lt;-2);AND([.E22]&lt;-2;[.E21]&lt;-2))))" office:value-type="boolean" office:boolean-value="true" calcext:value-type="boolean">
            <text:p>TRUE</text:p>
          </table:table-cell>
          <table:table-cell table:formula="of:=NOT(OR(COUNTIF([.E19:.E23];&quot;&gt;1&quot;)&gt;=4;COUNTIF([.E19:.E23];&quot;&lt;-1&quot;)&gt;=4))" office:value-type="boolean" office:boolean-value="true" calcext:value-type="boolean">
            <text:p>TRUE</text:p>
          </table:table-cell>
          <table:table-cell table:formula="of:=NOT(COUNTIF([.F9:.F23];&quot;&lt;1&quot;)=15)" office:value-type="boolean" office:boolean-value="true" calcext:value-type="boolean">
            <text:p>TRUE</text:p>
          </table:table-cell>
          <table:table-cell table:formula="of:=NOT(COUNTIF([.F16:.F2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2</text:p>
          </table:table-cell>
          <table:table-cell office:value-type="float" office:value="11.8893717669684" calcext:value-type="float">
            <text:p>11.8893717669684</text:p>
          </table:table-cell>
          <table:table-cell table:formula="of:=[.B24]&gt;10" office:value-type="boolean" office:boolean-value="true" calcext:value-type="boolean">
            <text:p>TRUE</text:p>
          </table:table-cell>
          <table:table-cell table:formula="of:=IF([.B24]&gt;[.B23];+1;IF([.B24]&lt;[.B23]; -1; 0))" office:value-type="float" office:value="1" calcext:value-type="float">
            <text:p>1</text:p>
          </table:table-cell>
          <table:table-cell table:formula="of:=[.B24]-10" office:value-type="float" office:value="1.8893717669684" calcext:value-type="float">
            <text:p>1.8893717669684</text:p>
          </table:table-cell>
          <table:table-cell table:formula="of:=ABS([.E24])" office:value-type="float" office:value="1.8893717669684" calcext:value-type="float">
            <text:p>1.8893717669684</text:p>
          </table:table-cell>
          <table:table-cell table:formula="of:=ABS([.B24]-10)&lt;3" office:value-type="boolean" office:boolean-value="true" calcext:value-type="boolean">
            <text:p>TRUE</text:p>
          </table:table-cell>
          <table:table-cell table:formula="of:=NOT(OR(SUM([.C16:.C24])=9;SUM([.C16:.C24])=0))" office:value-type="boolean" office:boolean-value="true" calcext:value-type="boolean">
            <text:p>TRUE</text:p>
          </table:table-cell>
          <table:table-cell table:formula="of:=NOT(OR(SUM([.D19:.D24])=6;SUM([.D19:.D24])=-6))" office:value-type="boolean" office:boolean-value="true" calcext:value-type="boolean">
            <text:p>TRUE</text:p>
          </table:table-cell>
          <table:table-cell table:formula="of:=NOT(AND([.D24]=-[.D23];[.D23]=-[.D22];[.D22]=-[.D21];[.D21]=-[.D20];[.D20]=-[.D19];[.D19]=-[.D18];[.D18]=-[.D17];[.D17]=-[.D16];[.D16]=-[.D15];[.D15]=-[.D14];[.D14]=-[.D13];[.D13]=-[.D12];[.D12]=-[.D11];[.D11]=-[.D10]))" office:value-type="boolean" office:boolean-value="true" calcext:value-type="boolean">
            <text:p>TRUE</text:p>
          </table:table-cell>
          <table:table-cell table:formula="of:=NOT(OR(OR(AND([.E24]&gt;2;[.E23]&gt;2);AND([.E24]&gt;2;[.E22]&gt;2);AND([.E23]&gt;2;[.E22]&gt;2));OR(AND([.E24]&lt;-2;[.E23]&lt;-2);AND([.E24]&lt;-2;[.E22]&lt;-2);AND([.E23]&lt;-2;[.E22]&lt;-2))))" office:value-type="boolean" office:boolean-value="true" calcext:value-type="boolean">
            <text:p>TRUE</text:p>
          </table:table-cell>
          <table:table-cell table:formula="of:=NOT(OR(COUNTIF([.E20:.E24];&quot;&gt;1&quot;)&gt;=4;COUNTIF([.E20:.E24];&quot;&lt;-1&quot;)&gt;=4))" office:value-type="boolean" office:boolean-value="true" calcext:value-type="boolean">
            <text:p>TRUE</text:p>
          </table:table-cell>
          <table:table-cell table:formula="of:=NOT(COUNTIF([.F10:.F24];&quot;&lt;1&quot;)=15)" office:value-type="boolean" office:boolean-value="true" calcext:value-type="boolean">
            <text:p>TRUE</text:p>
          </table:table-cell>
          <table:table-cell table:formula="of:=NOT(COUNTIF([.F17:.F2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3</text:p>
          </table:table-cell>
          <table:table-cell office:value-type="float" office:value="10.6737449098759" calcext:value-type="float">
            <text:p>10.6737449098759</text:p>
          </table:table-cell>
          <table:table-cell table:formula="of:=[.B25]&gt;10" office:value-type="boolean" office:boolean-value="true" calcext:value-type="boolean">
            <text:p>TRUE</text:p>
          </table:table-cell>
          <table:table-cell table:formula="of:=IF([.B25]&gt;[.B24];+1;IF([.B25]&lt;[.B24]; -1; 0))" office:value-type="float" office:value="-1" calcext:value-type="float">
            <text:p>-1</text:p>
          </table:table-cell>
          <table:table-cell table:formula="of:=[.B25]-10" office:value-type="float" office:value="0.6737449098759" calcext:value-type="float">
            <text:p>0.6737449098759</text:p>
          </table:table-cell>
          <table:table-cell table:formula="of:=ABS([.E25])" office:value-type="float" office:value="0.6737449098759" calcext:value-type="float">
            <text:p>0.6737449098759</text:p>
          </table:table-cell>
          <table:table-cell table:formula="of:=ABS([.B25]-10)&lt;3" office:value-type="boolean" office:boolean-value="true" calcext:value-type="boolean">
            <text:p>TRUE</text:p>
          </table:table-cell>
          <table:table-cell table:formula="of:=NOT(OR(SUM([.C17:.C25])=9;SUM([.C17:.C25])=0))" office:value-type="boolean" office:boolean-value="true" calcext:value-type="boolean">
            <text:p>TRUE</text:p>
          </table:table-cell>
          <table:table-cell table:formula="of:=NOT(OR(SUM([.D20:.D25])=6;SUM([.D20:.D25])=-6))" office:value-type="boolean" office:boolean-value="true" calcext:value-type="boolean">
            <text:p>TRUE</text:p>
          </table:table-cell>
          <table:table-cell table:formula="of:=NOT(AND([.D25]=-[.D24];[.D24]=-[.D23];[.D23]=-[.D22];[.D22]=-[.D21];[.D21]=-[.D20];[.D20]=-[.D19];[.D19]=-[.D18];[.D18]=-[.D17];[.D17]=-[.D16];[.D16]=-[.D15];[.D15]=-[.D14];[.D14]=-[.D13];[.D13]=-[.D12];[.D12]=-[.D11]))" office:value-type="boolean" office:boolean-value="true" calcext:value-type="boolean">
            <text:p>TRUE</text:p>
          </table:table-cell>
          <table:table-cell table:formula="of:=NOT(OR(OR(AND([.E25]&gt;2;[.E24]&gt;2);AND([.E25]&gt;2;[.E23]&gt;2);AND([.E24]&gt;2;[.E23]&gt;2));OR(AND([.E25]&lt;-2;[.E24]&lt;-2);AND([.E25]&lt;-2;[.E23]&lt;-2);AND([.E24]&lt;-2;[.E23]&lt;-2))))" office:value-type="boolean" office:boolean-value="true" calcext:value-type="boolean">
            <text:p>TRUE</text:p>
          </table:table-cell>
          <table:table-cell table:formula="of:=NOT(OR(COUNTIF([.E21:.E25];&quot;&gt;1&quot;)&gt;=4;COUNTIF([.E21:.E25];&quot;&lt;-1&quot;)&gt;=4))" office:value-type="boolean" office:boolean-value="true" calcext:value-type="boolean">
            <text:p>TRUE</text:p>
          </table:table-cell>
          <table:table-cell table:formula="of:=NOT(COUNTIF([.F11:.F25];&quot;&lt;1&quot;)=15)" office:value-type="boolean" office:boolean-value="true" calcext:value-type="boolean">
            <text:p>TRUE</text:p>
          </table:table-cell>
          <table:table-cell table:formula="of:=NOT(COUNTIF([.F18:.F2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4</text:p>
          </table:table-cell>
          <table:table-cell office:value-type="float" office:value="10.9410491095846" calcext:value-type="float">
            <text:p>10.9410491095846</text:p>
          </table:table-cell>
          <table:table-cell table:formula="of:=[.B26]&gt;10" office:value-type="boolean" office:boolean-value="true" calcext:value-type="boolean">
            <text:p>TRUE</text:p>
          </table:table-cell>
          <table:table-cell table:formula="of:=IF([.B26]&gt;[.B25];+1;IF([.B26]&lt;[.B25]; -1; 0))" office:value-type="float" office:value="1" calcext:value-type="float">
            <text:p>1</text:p>
          </table:table-cell>
          <table:table-cell table:formula="of:=[.B26]-10" office:value-type="float" office:value="0.941049109584601" calcext:value-type="float">
            <text:p>0.941049109584601</text:p>
          </table:table-cell>
          <table:table-cell table:formula="of:=ABS([.E26])" office:value-type="float" office:value="0.941049109584601" calcext:value-type="float">
            <text:p>0.941049109584601</text:p>
          </table:table-cell>
          <table:table-cell table:formula="of:=ABS([.B26]-10)&lt;3" office:value-type="boolean" office:boolean-value="true" calcext:value-type="boolean">
            <text:p>TRUE</text:p>
          </table:table-cell>
          <table:table-cell table:formula="of:=NOT(OR(SUM([.C18:.C26])=9;SUM([.C18:.C26])=0))" office:value-type="boolean" office:boolean-value="true" calcext:value-type="boolean">
            <text:p>TRUE</text:p>
          </table:table-cell>
          <table:table-cell table:formula="of:=NOT(OR(SUM([.D21:.D26])=6;SUM([.D21:.D26])=-6))" office:value-type="boolean" office:boolean-value="true" calcext:value-type="boolean">
            <text:p>TRUE</text:p>
          </table:table-cell>
          <table:table-cell table:formula="of:=NOT(AND([.D26]=-[.D25];[.D25]=-[.D24];[.D24]=-[.D23];[.D23]=-[.D22];[.D22]=-[.D21];[.D21]=-[.D20];[.D20]=-[.D19];[.D19]=-[.D18];[.D18]=-[.D17];[.D17]=-[.D16];[.D16]=-[.D15];[.D15]=-[.D14];[.D14]=-[.D13];[.D13]=-[.D12]))" office:value-type="boolean" office:boolean-value="true" calcext:value-type="boolean">
            <text:p>TRUE</text:p>
          </table:table-cell>
          <table:table-cell table:formula="of:=NOT(OR(OR(AND([.E26]&gt;2;[.E25]&gt;2);AND([.E26]&gt;2;[.E24]&gt;2);AND([.E25]&gt;2;[.E24]&gt;2));OR(AND([.E26]&lt;-2;[.E25]&lt;-2);AND([.E26]&lt;-2;[.E24]&lt;-2);AND([.E25]&lt;-2;[.E24]&lt;-2))))" office:value-type="boolean" office:boolean-value="true" calcext:value-type="boolean">
            <text:p>TRUE</text:p>
          </table:table-cell>
          <table:table-cell table:formula="of:=NOT(OR(COUNTIF([.E22:.E26];&quot;&gt;1&quot;)&gt;=4;COUNTIF([.E22:.E26];&quot;&lt;-1&quot;)&gt;=4))" office:value-type="boolean" office:boolean-value="true" calcext:value-type="boolean">
            <text:p>TRUE</text:p>
          </table:table-cell>
          <table:table-cell table:formula="of:=NOT(COUNTIF([.F12:.F26];&quot;&lt;1&quot;)=15)" office:value-type="boolean" office:boolean-value="true" calcext:value-type="boolean">
            <text:p>TRUE</text:p>
          </table:table-cell>
          <table:table-cell table:formula="of:=NOT(COUNTIF([.F19:.F2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5</text:p>
          </table:table-cell>
          <table:table-cell office:value-type="float" office:value="10.684263720186" calcext:value-type="float">
            <text:p>10.684263720186</text:p>
          </table:table-cell>
          <table:table-cell table:formula="of:=[.B27]&gt;10" office:value-type="boolean" office:boolean-value="true" calcext:value-type="boolean">
            <text:p>TRUE</text:p>
          </table:table-cell>
          <table:table-cell table:formula="of:=IF([.B27]&gt;[.B26];+1;IF([.B27]&lt;[.B26]; -1; 0))" office:value-type="float" office:value="-1" calcext:value-type="float">
            <text:p>-1</text:p>
          </table:table-cell>
          <table:table-cell table:formula="of:=[.B27]-10" office:value-type="float" office:value="0.684263720185999" calcext:value-type="float">
            <text:p>0.684263720185999</text:p>
          </table:table-cell>
          <table:table-cell table:formula="of:=ABS([.E27])" office:value-type="float" office:value="0.684263720185999" calcext:value-type="float">
            <text:p>0.684263720185999</text:p>
          </table:table-cell>
          <table:table-cell table:formula="of:=ABS([.B27]-10)&lt;3" office:value-type="boolean" office:boolean-value="true" calcext:value-type="boolean">
            <text:p>TRUE</text:p>
          </table:table-cell>
          <table:table-cell table:formula="of:=NOT(OR(SUM([.C19:.C27])=9;SUM([.C19:.C27])=0))" office:value-type="boolean" office:boolean-value="true" calcext:value-type="boolean">
            <text:p>TRUE</text:p>
          </table:table-cell>
          <table:table-cell table:formula="of:=NOT(OR(SUM([.D22:.D27])=6;SUM([.D22:.D27])=-6))" office:value-type="boolean" office:boolean-value="true" calcext:value-type="boolean">
            <text:p>TRUE</text:p>
          </table:table-cell>
          <table:table-cell table:formula="of:=NOT(AND([.D27]=-[.D26];[.D26]=-[.D25];[.D25]=-[.D24];[.D24]=-[.D23];[.D23]=-[.D22];[.D22]=-[.D21];[.D21]=-[.D20];[.D20]=-[.D19];[.D19]=-[.D18];[.D18]=-[.D17];[.D17]=-[.D16];[.D16]=-[.D15];[.D15]=-[.D14];[.D14]=-[.D13]))" office:value-type="boolean" office:boolean-value="true" calcext:value-type="boolean">
            <text:p>TRUE</text:p>
          </table:table-cell>
          <table:table-cell table:formula="of:=NOT(OR(OR(AND([.E27]&gt;2;[.E26]&gt;2);AND([.E27]&gt;2;[.E25]&gt;2);AND([.E26]&gt;2;[.E25]&gt;2));OR(AND([.E27]&lt;-2;[.E26]&lt;-2);AND([.E27]&lt;-2;[.E25]&lt;-2);AND([.E26]&lt;-2;[.E25]&lt;-2))))" office:value-type="boolean" office:boolean-value="true" calcext:value-type="boolean">
            <text:p>TRUE</text:p>
          </table:table-cell>
          <table:table-cell table:formula="of:=NOT(OR(COUNTIF([.E23:.E27];&quot;&gt;1&quot;)&gt;=4;COUNTIF([.E23:.E27];&quot;&lt;-1&quot;)&gt;=4))" office:value-type="boolean" office:boolean-value="true" calcext:value-type="boolean">
            <text:p>TRUE</text:p>
          </table:table-cell>
          <table:table-cell table:formula="of:=NOT(COUNTIF([.F13:.F27];&quot;&lt;1&quot;)=15)" office:value-type="boolean" office:boolean-value="true" calcext:value-type="boolean">
            <text:p>TRUE</text:p>
          </table:table-cell>
          <table:table-cell table:formula="of:=NOT(COUNTIF([.F20:.F2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6</text:p>
          </table:table-cell>
          <table:table-cell office:value-type="float" office:value="11.374322400794" calcext:value-type="float">
            <text:p>11.374322400794</text:p>
          </table:table-cell>
          <table:table-cell table:formula="of:=[.B28]&gt;10" office:value-type="boolean" office:boolean-value="true" calcext:value-type="boolean">
            <text:p>TRUE</text:p>
          </table:table-cell>
          <table:table-cell table:formula="of:=IF([.B28]&gt;[.B27];+1;IF([.B28]&lt;[.B27]; -1; 0))" office:value-type="float" office:value="1" calcext:value-type="float">
            <text:p>1</text:p>
          </table:table-cell>
          <table:table-cell table:formula="of:=[.B28]-10" office:value-type="float" office:value="1.374322400794" calcext:value-type="float">
            <text:p>1.374322400794</text:p>
          </table:table-cell>
          <table:table-cell table:formula="of:=ABS([.E28])" office:value-type="float" office:value="1.374322400794" calcext:value-type="float">
            <text:p>1.374322400794</text:p>
          </table:table-cell>
          <table:table-cell table:formula="of:=ABS([.B28]-10)&lt;3" office:value-type="boolean" office:boolean-value="true" calcext:value-type="boolean">
            <text:p>TRUE</text:p>
          </table:table-cell>
          <table:table-cell table:formula="of:=NOT(OR(SUM([.C20:.C28])=9;SUM([.C20:.C28])=0))" office:value-type="boolean" office:boolean-value="true" calcext:value-type="boolean">
            <text:p>TRUE</text:p>
          </table:table-cell>
          <table:table-cell table:formula="of:=NOT(OR(SUM([.D23:.D28])=6;SUM([.D23:.D28])=-6))" office:value-type="boolean" office:boolean-value="true" calcext:value-type="boolean">
            <text:p>TRUE</text:p>
          </table:table-cell>
          <table:table-cell table:formula="of:=NOT(AND([.D28]=-[.D27];[.D27]=-[.D26];[.D26]=-[.D25];[.D25]=-[.D24];[.D24]=-[.D23];[.D23]=-[.D22];[.D22]=-[.D21];[.D21]=-[.D20];[.D20]=-[.D19];[.D19]=-[.D18];[.D18]=-[.D17];[.D17]=-[.D16];[.D16]=-[.D15];[.D15]=-[.D14]))" office:value-type="boolean" office:boolean-value="true" calcext:value-type="boolean">
            <text:p>TRUE</text:p>
          </table:table-cell>
          <table:table-cell table:formula="of:=NOT(OR(OR(AND([.E28]&gt;2;[.E27]&gt;2);AND([.E28]&gt;2;[.E26]&gt;2);AND([.E27]&gt;2;[.E26]&gt;2));OR(AND([.E28]&lt;-2;[.E27]&lt;-2);AND([.E28]&lt;-2;[.E26]&lt;-2);AND([.E27]&lt;-2;[.E26]&lt;-2))))" office:value-type="boolean" office:boolean-value="true" calcext:value-type="boolean">
            <text:p>TRUE</text:p>
          </table:table-cell>
          <table:table-cell table:formula="of:=NOT(OR(COUNTIF([.E24:.E28];&quot;&gt;1&quot;)&gt;=4;COUNTIF([.E24:.E28];&quot;&lt;-1&quot;)&gt;=4))" office:value-type="boolean" office:boolean-value="true" calcext:value-type="boolean">
            <text:p>TRUE</text:p>
          </table:table-cell>
          <table:table-cell table:formula="of:=NOT(COUNTIF([.F14:.F28];&quot;&lt;1&quot;)=15)" office:value-type="boolean" office:boolean-value="true" calcext:value-type="boolean">
            <text:p>TRUE</text:p>
          </table:table-cell>
          <table:table-cell table:formula="of:=NOT(COUNTIF([.F21:.F2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7</text:p>
          </table:table-cell>
          <table:table-cell office:value-type="float" office:value="11.6464691443445" calcext:value-type="float">
            <text:p>11.6464691443445</text:p>
          </table:table-cell>
          <table:table-cell table:formula="of:=[.B29]&gt;10" office:value-type="boolean" office:boolean-value="true" calcext:value-type="boolean">
            <text:p>TRUE</text:p>
          </table:table-cell>
          <table:table-cell table:formula="of:=IF([.B29]&gt;[.B28];+1;IF([.B29]&lt;[.B28]; -1; 0))" office:value-type="float" office:value="1" calcext:value-type="float">
            <text:p>1</text:p>
          </table:table-cell>
          <table:table-cell table:formula="of:=[.B29]-10" office:value-type="float" office:value="1.6464691443445" calcext:value-type="float">
            <text:p>1.6464691443445</text:p>
          </table:table-cell>
          <table:table-cell table:formula="of:=ABS([.E29])" office:value-type="float" office:value="1.6464691443445" calcext:value-type="float">
            <text:p>1.6464691443445</text:p>
          </table:table-cell>
          <table:table-cell table:formula="of:=ABS([.B29]-10)&lt;3" office:value-type="boolean" office:boolean-value="true" calcext:value-type="boolean">
            <text:p>TRUE</text:p>
          </table:table-cell>
          <table:table-cell table:formula="of:=NOT(OR(SUM([.C21:.C29])=9;SUM([.C21:.C29])=0))" office:value-type="boolean" office:boolean-value="true" calcext:value-type="boolean">
            <text:p>TRUE</text:p>
          </table:table-cell>
          <table:table-cell table:formula="of:=NOT(OR(SUM([.D24:.D29])=6;SUM([.D24:.D29])=-6))" office:value-type="boolean" office:boolean-value="true" calcext:value-type="boolean">
            <text:p>TRUE</text:p>
          </table:table-cell>
          <table:table-cell table:formula="of:=NOT(AND([.D29]=-[.D28];[.D28]=-[.D27];[.D27]=-[.D26];[.D26]=-[.D25];[.D25]=-[.D24];[.D24]=-[.D23];[.D23]=-[.D22];[.D22]=-[.D21];[.D21]=-[.D20];[.D20]=-[.D19];[.D19]=-[.D18];[.D18]=-[.D17];[.D17]=-[.D16];[.D16]=-[.D15]))" office:value-type="boolean" office:boolean-value="true" calcext:value-type="boolean">
            <text:p>TRUE</text:p>
          </table:table-cell>
          <table:table-cell table:formula="of:=NOT(OR(OR(AND([.E29]&gt;2;[.E28]&gt;2);AND([.E29]&gt;2;[.E27]&gt;2);AND([.E28]&gt;2;[.E27]&gt;2));OR(AND([.E29]&lt;-2;[.E28]&lt;-2);AND([.E29]&lt;-2;[.E27]&lt;-2);AND([.E28]&lt;-2;[.E27]&lt;-2))))" office:value-type="boolean" office:boolean-value="true" calcext:value-type="boolean">
            <text:p>TRUE</text:p>
          </table:table-cell>
          <table:table-cell table:formula="of:=NOT(OR(COUNTIF([.E25:.E29];&quot;&gt;1&quot;)&gt;=4;COUNTIF([.E25:.E29];&quot;&lt;-1&quot;)&gt;=4))" office:value-type="boolean" office:boolean-value="true" calcext:value-type="boolean">
            <text:p>TRUE</text:p>
          </table:table-cell>
          <table:table-cell table:formula="of:=NOT(COUNTIF([.F15:.F29];&quot;&lt;1&quot;)=15)" office:value-type="boolean" office:boolean-value="true" calcext:value-type="boolean">
            <text:p>TRUE</text:p>
          </table:table-cell>
          <table:table-cell table:formula="of:=NOT(COUNTIF([.F22:.F2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8</text:p>
          </table:table-cell>
          <table:table-cell office:value-type="float" office:value="9.84213617391992" calcext:value-type="float">
            <text:p>9.84213617391992</text:p>
          </table:table-cell>
          <table:table-cell table:formula="of:=[.B30]&gt;10" office:value-type="boolean" office:boolean-value="false" calcext:value-type="boolean">
            <text:p>FALSE</text:p>
          </table:table-cell>
          <table:table-cell table:formula="of:=IF([.B30]&gt;[.B29];+1;IF([.B30]&lt;[.B29]; -1; 0))" office:value-type="float" office:value="-1" calcext:value-type="float">
            <text:p>-1</text:p>
          </table:table-cell>
          <table:table-cell table:formula="of:=[.B30]-10" office:value-type="float" office:value="-0.15786382608008" calcext:value-type="float">
            <text:p>-0.15786382608008</text:p>
          </table:table-cell>
          <table:table-cell table:formula="of:=ABS([.E30])" office:value-type="float" office:value="0.15786382608008" calcext:value-type="float">
            <text:p>0.15786382608008</text:p>
          </table:table-cell>
          <table:table-cell table:formula="of:=ABS([.B30]-10)&lt;3" office:value-type="boolean" office:boolean-value="true" calcext:value-type="boolean">
            <text:p>TRUE</text:p>
          </table:table-cell>
          <table:table-cell table:formula="of:=NOT(OR(SUM([.C22:.C30])=9;SUM([.C22:.C30])=0))" office:value-type="boolean" office:boolean-value="true" calcext:value-type="boolean">
            <text:p>TRUE</text:p>
          </table:table-cell>
          <table:table-cell table:formula="of:=NOT(OR(SUM([.D25:.D30])=6;SUM([.D25:.D30])=-6))" office:value-type="boolean" office:boolean-value="true" calcext:value-type="boolean">
            <text:p>TRUE</text:p>
          </table:table-cell>
          <table:table-cell table:formula="of:=NOT(AND([.D30]=-[.D29];[.D29]=-[.D28];[.D28]=-[.D27];[.D27]=-[.D26];[.D26]=-[.D25];[.D25]=-[.D24];[.D24]=-[.D23];[.D23]=-[.D22];[.D22]=-[.D21];[.D21]=-[.D20];[.D20]=-[.D19];[.D19]=-[.D18];[.D18]=-[.D17];[.D17]=-[.D16]))" office:value-type="boolean" office:boolean-value="true" calcext:value-type="boolean">
            <text:p>TRUE</text:p>
          </table:table-cell>
          <table:table-cell table:formula="of:=NOT(OR(OR(AND([.E30]&gt;2;[.E29]&gt;2);AND([.E30]&gt;2;[.E28]&gt;2);AND([.E29]&gt;2;[.E28]&gt;2));OR(AND([.E30]&lt;-2;[.E29]&lt;-2);AND([.E30]&lt;-2;[.E28]&lt;-2);AND([.E29]&lt;-2;[.E28]&lt;-2))))" office:value-type="boolean" office:boolean-value="true" calcext:value-type="boolean">
            <text:p>TRUE</text:p>
          </table:table-cell>
          <table:table-cell table:formula="of:=NOT(OR(COUNTIF([.E26:.E30];&quot;&gt;1&quot;)&gt;=4;COUNTIF([.E26:.E30];&quot;&lt;-1&quot;)&gt;=4))" office:value-type="boolean" office:boolean-value="true" calcext:value-type="boolean">
            <text:p>TRUE</text:p>
          </table:table-cell>
          <table:table-cell table:formula="of:=NOT(COUNTIF([.F16:.F30];&quot;&lt;1&quot;)=15)" office:value-type="boolean" office:boolean-value="true" calcext:value-type="boolean">
            <text:p>TRUE</text:p>
          </table:table-cell>
          <table:table-cell table:formula="of:=NOT(COUNTIF([.F23:.F3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09</text:p>
          </table:table-cell>
          <table:table-cell office:value-type="float" office:value="7.94700608719114" calcext:value-type="float">
            <text:p>7.94700608719114</text:p>
          </table:table-cell>
          <table:table-cell table:formula="of:=[.B31]&gt;10" office:value-type="boolean" office:boolean-value="false" calcext:value-type="boolean">
            <text:p>FALSE</text:p>
          </table:table-cell>
          <table:table-cell table:formula="of:=IF([.B31]&gt;[.B30];+1;IF([.B31]&lt;[.B30]; -1; 0))" office:value-type="float" office:value="-1" calcext:value-type="float">
            <text:p>-1</text:p>
          </table:table-cell>
          <table:table-cell table:formula="of:=[.B31]-10" office:value-type="float" office:value="-2.05299391280886" calcext:value-type="float">
            <text:p>-2.05299391280886</text:p>
          </table:table-cell>
          <table:table-cell table:formula="of:=ABS([.E31])" office:value-type="float" office:value="2.05299391280886" calcext:value-type="float">
            <text:p>2.05299391280886</text:p>
          </table:table-cell>
          <table:table-cell table:formula="of:=ABS([.B31]-10)&lt;3" office:value-type="boolean" office:boolean-value="true" calcext:value-type="boolean">
            <text:p>TRUE</text:p>
          </table:table-cell>
          <table:table-cell table:formula="of:=NOT(OR(SUM([.C23:.C31])=9;SUM([.C23:.C31])=0))" office:value-type="boolean" office:boolean-value="true" calcext:value-type="boolean">
            <text:p>TRUE</text:p>
          </table:table-cell>
          <table:table-cell table:formula="of:=NOT(OR(SUM([.D26:.D31])=6;SUM([.D26:.D31])=-6))" office:value-type="boolean" office:boolean-value="true" calcext:value-type="boolean">
            <text:p>TRUE</text:p>
          </table:table-cell>
          <table:table-cell table:formula="of:=NOT(AND([.D31]=-[.D30];[.D30]=-[.D29];[.D29]=-[.D28];[.D28]=-[.D27];[.D27]=-[.D26];[.D26]=-[.D25];[.D25]=-[.D24];[.D24]=-[.D23];[.D23]=-[.D22];[.D22]=-[.D21];[.D21]=-[.D20];[.D20]=-[.D19];[.D19]=-[.D18];[.D18]=-[.D17]))" office:value-type="boolean" office:boolean-value="true" calcext:value-type="boolean">
            <text:p>TRUE</text:p>
          </table:table-cell>
          <table:table-cell table:formula="of:=NOT(OR(OR(AND([.E31]&gt;2;[.E30]&gt;2);AND([.E31]&gt;2;[.E29]&gt;2);AND([.E30]&gt;2;[.E29]&gt;2));OR(AND([.E31]&lt;-2;[.E30]&lt;-2);AND([.E31]&lt;-2;[.E29]&lt;-2);AND([.E30]&lt;-2;[.E29]&lt;-2))))" office:value-type="boolean" office:boolean-value="true" calcext:value-type="boolean">
            <text:p>TRUE</text:p>
          </table:table-cell>
          <table:table-cell table:formula="of:=NOT(OR(COUNTIF([.E27:.E31];&quot;&gt;1&quot;)&gt;=4;COUNTIF([.E27:.E31];&quot;&lt;-1&quot;)&gt;=4))" office:value-type="boolean" office:boolean-value="true" calcext:value-type="boolean">
            <text:p>TRUE</text:p>
          </table:table-cell>
          <table:table-cell table:formula="of:=NOT(COUNTIF([.F17:.F31];&quot;&lt;1&quot;)=15)" office:value-type="boolean" office:boolean-value="true" calcext:value-type="boolean">
            <text:p>TRUE</text:p>
          </table:table-cell>
          <table:table-cell table:formula="of:=NOT(COUNTIF([.F24:.F3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0</text:p>
          </table:table-cell>
          <table:table-cell office:value-type="float" office:value="12.0786287517222" calcext:value-type="float">
            <text:p>12.0786287517222</text:p>
          </table:table-cell>
          <table:table-cell table:formula="of:=[.B32]&gt;10" office:value-type="boolean" office:boolean-value="true" calcext:value-type="boolean">
            <text:p>TRUE</text:p>
          </table:table-cell>
          <table:table-cell table:formula="of:=IF([.B32]&gt;[.B31];+1;IF([.B32]&lt;[.B31]; -1; 0))" office:value-type="float" office:value="1" calcext:value-type="float">
            <text:p>1</text:p>
          </table:table-cell>
          <table:table-cell table:formula="of:=[.B32]-10" office:value-type="float" office:value="2.0786287517222" calcext:value-type="float">
            <text:p>2.0786287517222</text:p>
          </table:table-cell>
          <table:table-cell table:formula="of:=ABS([.E32])" office:value-type="float" office:value="2.0786287517222" calcext:value-type="float">
            <text:p>2.0786287517222</text:p>
          </table:table-cell>
          <table:table-cell table:formula="of:=ABS([.B32]-10)&lt;3" office:value-type="boolean" office:boolean-value="true" calcext:value-type="boolean">
            <text:p>TRUE</text:p>
          </table:table-cell>
          <table:table-cell table:formula="of:=NOT(OR(SUM([.C24:.C32])=9;SUM([.C24:.C32])=0))" office:value-type="boolean" office:boolean-value="true" calcext:value-type="boolean">
            <text:p>TRUE</text:p>
          </table:table-cell>
          <table:table-cell table:formula="of:=NOT(OR(SUM([.D27:.D32])=6;SUM([.D27:.D32])=-6))" office:value-type="boolean" office:boolean-value="true" calcext:value-type="boolean">
            <text:p>TRUE</text:p>
          </table:table-cell>
          <table:table-cell table:formula="of:=NOT(AND([.D32]=-[.D31];[.D31]=-[.D30];[.D30]=-[.D29];[.D29]=-[.D28];[.D28]=-[.D27];[.D27]=-[.D26];[.D26]=-[.D25];[.D25]=-[.D24];[.D24]=-[.D23];[.D23]=-[.D22];[.D22]=-[.D21];[.D21]=-[.D20];[.D20]=-[.D19];[.D19]=-[.D18]))" office:value-type="boolean" office:boolean-value="true" calcext:value-type="boolean">
            <text:p>TRUE</text:p>
          </table:table-cell>
          <table:table-cell table:formula="of:=NOT(OR(OR(AND([.E32]&gt;2;[.E31]&gt;2);AND([.E32]&gt;2;[.E30]&gt;2);AND([.E31]&gt;2;[.E30]&gt;2));OR(AND([.E32]&lt;-2;[.E31]&lt;-2);AND([.E32]&lt;-2;[.E30]&lt;-2);AND([.E31]&lt;-2;[.E30]&lt;-2))))" office:value-type="boolean" office:boolean-value="true" calcext:value-type="boolean">
            <text:p>TRUE</text:p>
          </table:table-cell>
          <table:table-cell table:formula="of:=NOT(OR(COUNTIF([.E28:.E32];&quot;&gt;1&quot;)&gt;=4;COUNTIF([.E28:.E32];&quot;&lt;-1&quot;)&gt;=4))" office:value-type="boolean" office:boolean-value="true" calcext:value-type="boolean">
            <text:p>TRUE</text:p>
          </table:table-cell>
          <table:table-cell table:formula="of:=NOT(COUNTIF([.F18:.F32];&quot;&lt;1&quot;)=15)" office:value-type="boolean" office:boolean-value="true" calcext:value-type="boolean">
            <text:p>TRUE</text:p>
          </table:table-cell>
          <table:table-cell table:formula="of:=NOT(COUNTIF([.F25:.F3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1</text:p>
          </table:table-cell>
          <table:table-cell office:value-type="float" office:value="10.0092968346605" calcext:value-type="float">
            <text:p>10.0092968346605</text:p>
          </table:table-cell>
          <table:table-cell table:formula="of:=[.B33]&gt;10" office:value-type="boolean" office:boolean-value="true" calcext:value-type="boolean">
            <text:p>TRUE</text:p>
          </table:table-cell>
          <table:table-cell table:formula="of:=IF([.B33]&gt;[.B32];+1;IF([.B33]&lt;[.B32]; -1; 0))" office:value-type="float" office:value="-1" calcext:value-type="float">
            <text:p>-1</text:p>
          </table:table-cell>
          <table:table-cell table:formula="of:=[.B33]-10" office:value-type="float" office:value="0.0092968346604998" calcext:value-type="float">
            <text:p>0.0092968346605</text:p>
          </table:table-cell>
          <table:table-cell table:formula="of:=ABS([.E33])" office:value-type="float" office:value="0.0092968346604998" calcext:value-type="float">
            <text:p>0.0092968346605</text:p>
          </table:table-cell>
          <table:table-cell table:formula="of:=ABS([.B33]-10)&lt;3" office:value-type="boolean" office:boolean-value="true" calcext:value-type="boolean">
            <text:p>TRUE</text:p>
          </table:table-cell>
          <table:table-cell table:formula="of:=NOT(OR(SUM([.C25:.C33])=9;SUM([.C25:.C33])=0))" office:value-type="boolean" office:boolean-value="true" calcext:value-type="boolean">
            <text:p>TRUE</text:p>
          </table:table-cell>
          <table:table-cell table:formula="of:=NOT(OR(SUM([.D28:.D33])=6;SUM([.D28:.D33])=-6))" office:value-type="boolean" office:boolean-value="true" calcext:value-type="boolean">
            <text:p>TRUE</text:p>
          </table:table-cell>
          <table:table-cell table:formula="of:=NOT(AND([.D33]=-[.D32];[.D32]=-[.D31];[.D31]=-[.D30];[.D30]=-[.D29];[.D29]=-[.D28];[.D28]=-[.D27];[.D27]=-[.D26];[.D26]=-[.D25];[.D25]=-[.D24];[.D24]=-[.D23];[.D23]=-[.D22];[.D22]=-[.D21];[.D21]=-[.D20];[.D20]=-[.D19]))" office:value-type="boolean" office:boolean-value="true" calcext:value-type="boolean">
            <text:p>TRUE</text:p>
          </table:table-cell>
          <table:table-cell table:formula="of:=NOT(OR(OR(AND([.E33]&gt;2;[.E32]&gt;2);AND([.E33]&gt;2;[.E31]&gt;2);AND([.E32]&gt;2;[.E31]&gt;2));OR(AND([.E33]&lt;-2;[.E32]&lt;-2);AND([.E33]&lt;-2;[.E31]&lt;-2);AND([.E32]&lt;-2;[.E31]&lt;-2))))" office:value-type="boolean" office:boolean-value="true" calcext:value-type="boolean">
            <text:p>TRUE</text:p>
          </table:table-cell>
          <table:table-cell table:formula="of:=NOT(OR(COUNTIF([.E29:.E33];&quot;&gt;1&quot;)&gt;=4;COUNTIF([.E29:.E33];&quot;&lt;-1&quot;)&gt;=4))" office:value-type="boolean" office:boolean-value="true" calcext:value-type="boolean">
            <text:p>TRUE</text:p>
          </table:table-cell>
          <table:table-cell table:formula="of:=NOT(COUNTIF([.F19:.F33];&quot;&lt;1&quot;)=15)" office:value-type="boolean" office:boolean-value="true" calcext:value-type="boolean">
            <text:p>TRUE</text:p>
          </table:table-cell>
          <table:table-cell table:formula="of:=NOT(COUNTIF([.F26:.F3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2</text:p>
          </table:table-cell>
          <table:table-cell office:value-type="float" office:value="9.45850975407277" calcext:value-type="float">
            <text:p>9.45850975407277</text:p>
          </table:table-cell>
          <table:table-cell table:formula="of:=[.B34]&gt;10" office:value-type="boolean" office:boolean-value="false" calcext:value-type="boolean">
            <text:p>FALSE</text:p>
          </table:table-cell>
          <table:table-cell table:formula="of:=IF([.B34]&gt;[.B33];+1;IF([.B34]&lt;[.B33]; -1; 0))" office:value-type="float" office:value="-1" calcext:value-type="float">
            <text:p>-1</text:p>
          </table:table-cell>
          <table:table-cell table:formula="of:=[.B34]-10" office:value-type="float" office:value="-0.54149024592723" calcext:value-type="float">
            <text:p>-0.54149024592723</text:p>
          </table:table-cell>
          <table:table-cell table:formula="of:=ABS([.E34])" office:value-type="float" office:value="0.54149024592723" calcext:value-type="float">
            <text:p>0.54149024592723</text:p>
          </table:table-cell>
          <table:table-cell table:formula="of:=ABS([.B34]-10)&lt;3" office:value-type="boolean" office:boolean-value="true" calcext:value-type="boolean">
            <text:p>TRUE</text:p>
          </table:table-cell>
          <table:table-cell table:formula="of:=NOT(OR(SUM([.C26:.C34])=9;SUM([.C26:.C34])=0))" office:value-type="boolean" office:boolean-value="true" calcext:value-type="boolean">
            <text:p>TRUE</text:p>
          </table:table-cell>
          <table:table-cell table:formula="of:=NOT(OR(SUM([.D29:.D34])=6;SUM([.D29:.D34])=-6))" office:value-type="boolean" office:boolean-value="true" calcext:value-type="boolean">
            <text:p>TRUE</text:p>
          </table:table-cell>
          <table:table-cell table:formula="of:=NOT(AND([.D34]=-[.D33];[.D33]=-[.D32];[.D32]=-[.D31];[.D31]=-[.D30];[.D30]=-[.D29];[.D29]=-[.D28];[.D28]=-[.D27];[.D27]=-[.D26];[.D26]=-[.D25];[.D25]=-[.D24];[.D24]=-[.D23];[.D23]=-[.D22];[.D22]=-[.D21];[.D21]=-[.D20]))" office:value-type="boolean" office:boolean-value="true" calcext:value-type="boolean">
            <text:p>TRUE</text:p>
          </table:table-cell>
          <table:table-cell table:formula="of:=NOT(OR(OR(AND([.E34]&gt;2;[.E33]&gt;2);AND([.E34]&gt;2;[.E32]&gt;2);AND([.E33]&gt;2;[.E32]&gt;2));OR(AND([.E34]&lt;-2;[.E33]&lt;-2);AND([.E34]&lt;-2;[.E32]&lt;-2);AND([.E33]&lt;-2;[.E32]&lt;-2))))" office:value-type="boolean" office:boolean-value="true" calcext:value-type="boolean">
            <text:p>TRUE</text:p>
          </table:table-cell>
          <table:table-cell table:formula="of:=NOT(OR(COUNTIF([.E30:.E34];&quot;&gt;1&quot;)&gt;=4;COUNTIF([.E30:.E34];&quot;&lt;-1&quot;)&gt;=4))" office:value-type="boolean" office:boolean-value="true" calcext:value-type="boolean">
            <text:p>TRUE</text:p>
          </table:table-cell>
          <table:table-cell table:formula="of:=NOT(COUNTIF([.F20:.F34];&quot;&lt;1&quot;)=15)" office:value-type="boolean" office:boolean-value="true" calcext:value-type="boolean">
            <text:p>TRUE</text:p>
          </table:table-cell>
          <table:table-cell table:formula="of:=NOT(COUNTIF([.F27:.F3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3</text:p>
          </table:table-cell>
          <table:table-cell office:value-type="float" office:value="8.94499643268475" calcext:value-type="float">
            <text:p>8.94499643268475</text:p>
          </table:table-cell>
          <table:table-cell table:formula="of:=[.B35]&gt;10" office:value-type="boolean" office:boolean-value="false" calcext:value-type="boolean">
            <text:p>FALSE</text:p>
          </table:table-cell>
          <table:table-cell table:formula="of:=IF([.B35]&gt;[.B34];+1;IF([.B35]&lt;[.B34]; -1; 0))" office:value-type="float" office:value="-1" calcext:value-type="float">
            <text:p>-1</text:p>
          </table:table-cell>
          <table:table-cell table:formula="of:=[.B35]-10" office:value-type="float" office:value="-1.05500356731525" calcext:value-type="float">
            <text:p>-1.05500356731525</text:p>
          </table:table-cell>
          <table:table-cell table:formula="of:=ABS([.E35])" office:value-type="float" office:value="1.05500356731525" calcext:value-type="float">
            <text:p>1.05500356731525</text:p>
          </table:table-cell>
          <table:table-cell table:formula="of:=ABS([.B35]-10)&lt;3" office:value-type="boolean" office:boolean-value="true" calcext:value-type="boolean">
            <text:p>TRUE</text:p>
          </table:table-cell>
          <table:table-cell table:formula="of:=NOT(OR(SUM([.C27:.C35])=9;SUM([.C27:.C35])=0))" office:value-type="boolean" office:boolean-value="true" calcext:value-type="boolean">
            <text:p>TRUE</text:p>
          </table:table-cell>
          <table:table-cell table:formula="of:=NOT(OR(SUM([.D30:.D35])=6;SUM([.D30:.D35])=-6))" office:value-type="boolean" office:boolean-value="true" calcext:value-type="boolean">
            <text:p>TRUE</text:p>
          </table:table-cell>
          <table:table-cell table:formula="of:=NOT(AND([.D35]=-[.D34];[.D34]=-[.D33];[.D33]=-[.D32];[.D32]=-[.D31];[.D31]=-[.D30];[.D30]=-[.D29];[.D29]=-[.D28];[.D28]=-[.D27];[.D27]=-[.D26];[.D26]=-[.D25];[.D25]=-[.D24];[.D24]=-[.D23];[.D23]=-[.D22];[.D22]=-[.D21]))" office:value-type="boolean" office:boolean-value="true" calcext:value-type="boolean">
            <text:p>TRUE</text:p>
          </table:table-cell>
          <table:table-cell table:formula="of:=NOT(OR(OR(AND([.E35]&gt;2;[.E34]&gt;2);AND([.E35]&gt;2;[.E33]&gt;2);AND([.E34]&gt;2;[.E33]&gt;2));OR(AND([.E35]&lt;-2;[.E34]&lt;-2);AND([.E35]&lt;-2;[.E33]&lt;-2);AND([.E34]&lt;-2;[.E33]&lt;-2))))" office:value-type="boolean" office:boolean-value="true" calcext:value-type="boolean">
            <text:p>TRUE</text:p>
          </table:table-cell>
          <table:table-cell table:formula="of:=NOT(OR(COUNTIF([.E31:.E35];&quot;&gt;1&quot;)&gt;=4;COUNTIF([.E31:.E35];&quot;&lt;-1&quot;)&gt;=4))" office:value-type="boolean" office:boolean-value="true" calcext:value-type="boolean">
            <text:p>TRUE</text:p>
          </table:table-cell>
          <table:table-cell table:formula="of:=NOT(COUNTIF([.F21:.F35];&quot;&lt;1&quot;)=15)" office:value-type="boolean" office:boolean-value="true" calcext:value-type="boolean">
            <text:p>TRUE</text:p>
          </table:table-cell>
          <table:table-cell table:formula="of:=NOT(COUNTIF([.F28:.F3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4</text:p>
          </table:table-cell>
          <table:table-cell office:value-type="float" office:value="9.34266197419417" calcext:value-type="float">
            <text:p>9.34266197419417</text:p>
          </table:table-cell>
          <table:table-cell table:formula="of:=[.B36]&gt;10" office:value-type="boolean" office:boolean-value="false" calcext:value-type="boolean">
            <text:p>FALSE</text:p>
          </table:table-cell>
          <table:table-cell table:formula="of:=IF([.B36]&gt;[.B35];+1;IF([.B36]&lt;[.B35]; -1; 0))" office:value-type="float" office:value="1" calcext:value-type="float">
            <text:p>1</text:p>
          </table:table-cell>
          <table:table-cell table:formula="of:=[.B36]-10" office:value-type="float" office:value="-0.65733802580583" calcext:value-type="float">
            <text:p>-0.65733802580583</text:p>
          </table:table-cell>
          <table:table-cell table:formula="of:=ABS([.E36])" office:value-type="float" office:value="0.65733802580583" calcext:value-type="float">
            <text:p>0.65733802580583</text:p>
          </table:table-cell>
          <table:table-cell table:formula="of:=ABS([.B36]-10)&lt;3" office:value-type="boolean" office:boolean-value="true" calcext:value-type="boolean">
            <text:p>TRUE</text:p>
          </table:table-cell>
          <table:table-cell table:formula="of:=NOT(OR(SUM([.C28:.C36])=9;SUM([.C28:.C36])=0))" office:value-type="boolean" office:boolean-value="true" calcext:value-type="boolean">
            <text:p>TRUE</text:p>
          </table:table-cell>
          <table:table-cell table:formula="of:=NOT(OR(SUM([.D31:.D36])=6;SUM([.D31:.D36])=-6))" office:value-type="boolean" office:boolean-value="true" calcext:value-type="boolean">
            <text:p>TRUE</text:p>
          </table:table-cell>
          <table:table-cell table:formula="of:=NOT(AND([.D36]=-[.D35];[.D35]=-[.D34];[.D34]=-[.D33];[.D33]=-[.D32];[.D32]=-[.D31];[.D31]=-[.D30];[.D30]=-[.D29];[.D29]=-[.D28];[.D28]=-[.D27];[.D27]=-[.D26];[.D26]=-[.D25];[.D25]=-[.D24];[.D24]=-[.D23];[.D23]=-[.D22]))" office:value-type="boolean" office:boolean-value="true" calcext:value-type="boolean">
            <text:p>TRUE</text:p>
          </table:table-cell>
          <table:table-cell table:formula="of:=NOT(OR(OR(AND([.E36]&gt;2;[.E35]&gt;2);AND([.E36]&gt;2;[.E34]&gt;2);AND([.E35]&gt;2;[.E34]&gt;2));OR(AND([.E36]&lt;-2;[.E35]&lt;-2);AND([.E36]&lt;-2;[.E34]&lt;-2);AND([.E35]&lt;-2;[.E34]&lt;-2))))" office:value-type="boolean" office:boolean-value="true" calcext:value-type="boolean">
            <text:p>TRUE</text:p>
          </table:table-cell>
          <table:table-cell table:formula="of:=NOT(OR(COUNTIF([.E32:.E36];&quot;&gt;1&quot;)&gt;=4;COUNTIF([.E32:.E36];&quot;&lt;-1&quot;)&gt;=4))" office:value-type="boolean" office:boolean-value="true" calcext:value-type="boolean">
            <text:p>TRUE</text:p>
          </table:table-cell>
          <table:table-cell table:formula="of:=NOT(COUNTIF([.F22:.F36];&quot;&lt;1&quot;)=15)" office:value-type="boolean" office:boolean-value="true" calcext:value-type="boolean">
            <text:p>TRUE</text:p>
          </table:table-cell>
          <table:table-cell table:formula="of:=NOT(COUNTIF([.F29:.F3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5</text:p>
          </table:table-cell>
          <table:table-cell office:value-type="float" office:value="10.5805578462841" calcext:value-type="float">
            <text:p>10.5805578462841</text:p>
          </table:table-cell>
          <table:table-cell table:formula="of:=[.B37]&gt;10" office:value-type="boolean" office:boolean-value="true" calcext:value-type="boolean">
            <text:p>TRUE</text:p>
          </table:table-cell>
          <table:table-cell table:formula="of:=IF([.B37]&gt;[.B36];+1;IF([.B37]&lt;[.B36]; -1; 0))" office:value-type="float" office:value="1" calcext:value-type="float">
            <text:p>1</text:p>
          </table:table-cell>
          <table:table-cell table:formula="of:=[.B37]-10" office:value-type="float" office:value="0.580557846284099" calcext:value-type="float">
            <text:p>0.580557846284099</text:p>
          </table:table-cell>
          <table:table-cell table:formula="of:=ABS([.E37])" office:value-type="float" office:value="0.580557846284099" calcext:value-type="float">
            <text:p>0.580557846284099</text:p>
          </table:table-cell>
          <table:table-cell table:formula="of:=ABS([.B37]-10)&lt;3" office:value-type="boolean" office:boolean-value="true" calcext:value-type="boolean">
            <text:p>TRUE</text:p>
          </table:table-cell>
          <table:table-cell table:formula="of:=NOT(OR(SUM([.C29:.C37])=9;SUM([.C29:.C37])=0))" office:value-type="boolean" office:boolean-value="true" calcext:value-type="boolean">
            <text:p>TRUE</text:p>
          </table:table-cell>
          <table:table-cell table:formula="of:=NOT(OR(SUM([.D32:.D37])=6;SUM([.D32:.D37])=-6))" office:value-type="boolean" office:boolean-value="true" calcext:value-type="boolean">
            <text:p>TRUE</text:p>
          </table:table-cell>
          <table:table-cell table:formula="of:=NOT(AND([.D37]=-[.D36];[.D36]=-[.D35];[.D35]=-[.D34];[.D34]=-[.D33];[.D33]=-[.D32];[.D32]=-[.D31];[.D31]=-[.D30];[.D30]=-[.D29];[.D29]=-[.D28];[.D28]=-[.D27];[.D27]=-[.D26];[.D26]=-[.D25];[.D25]=-[.D24];[.D24]=-[.D23]))" office:value-type="boolean" office:boolean-value="true" calcext:value-type="boolean">
            <text:p>TRUE</text:p>
          </table:table-cell>
          <table:table-cell table:formula="of:=NOT(OR(OR(AND([.E37]&gt;2;[.E36]&gt;2);AND([.E37]&gt;2;[.E35]&gt;2);AND([.E36]&gt;2;[.E35]&gt;2));OR(AND([.E37]&lt;-2;[.E36]&lt;-2);AND([.E37]&lt;-2;[.E35]&lt;-2);AND([.E36]&lt;-2;[.E35]&lt;-2))))" office:value-type="boolean" office:boolean-value="true" calcext:value-type="boolean">
            <text:p>TRUE</text:p>
          </table:table-cell>
          <table:table-cell table:formula="of:=NOT(OR(COUNTIF([.E33:.E37];&quot;&gt;1&quot;)&gt;=4;COUNTIF([.E33:.E37];&quot;&lt;-1&quot;)&gt;=4))" office:value-type="boolean" office:boolean-value="true" calcext:value-type="boolean">
            <text:p>TRUE</text:p>
          </table:table-cell>
          <table:table-cell table:formula="of:=NOT(COUNTIF([.F23:.F37];&quot;&lt;1&quot;)=15)" office:value-type="boolean" office:boolean-value="true" calcext:value-type="boolean">
            <text:p>TRUE</text:p>
          </table:table-cell>
          <table:table-cell table:formula="of:=NOT(COUNTIF([.F30:.F3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6</text:p>
          </table:table-cell>
          <table:table-cell office:value-type="float" office:value="10.8145992607282" calcext:value-type="float">
            <text:p>10.8145992607282</text:p>
          </table:table-cell>
          <table:table-cell table:formula="of:=[.B38]&gt;10" office:value-type="boolean" office:boolean-value="true" calcext:value-type="boolean">
            <text:p>TRUE</text:p>
          </table:table-cell>
          <table:table-cell table:formula="of:=IF([.B38]&gt;[.B37];+1;IF([.B38]&lt;[.B37]; -1; 0))" office:value-type="float" office:value="1" calcext:value-type="float">
            <text:p>1</text:p>
          </table:table-cell>
          <table:table-cell table:formula="of:=[.B38]-10" office:value-type="float" office:value="0.814599260728199" calcext:value-type="float">
            <text:p>0.814599260728199</text:p>
          </table:table-cell>
          <table:table-cell table:formula="of:=ABS([.E38])" office:value-type="float" office:value="0.814599260728199" calcext:value-type="float">
            <text:p>0.814599260728199</text:p>
          </table:table-cell>
          <table:table-cell table:formula="of:=ABS([.B38]-10)&lt;3" office:value-type="boolean" office:boolean-value="true" calcext:value-type="boolean">
            <text:p>TRUE</text:p>
          </table:table-cell>
          <table:table-cell table:formula="of:=NOT(OR(SUM([.C30:.C38])=9;SUM([.C30:.C38])=0))" office:value-type="boolean" office:boolean-value="true" calcext:value-type="boolean">
            <text:p>TRUE</text:p>
          </table:table-cell>
          <table:table-cell table:formula="of:=NOT(OR(SUM([.D33:.D38])=6;SUM([.D33:.D38])=-6))" office:value-type="boolean" office:boolean-value="true" calcext:value-type="boolean">
            <text:p>TRUE</text:p>
          </table:table-cell>
          <table:table-cell table:formula="of:=NOT(AND([.D38]=-[.D37];[.D37]=-[.D36];[.D36]=-[.D35];[.D35]=-[.D34];[.D34]=-[.D33];[.D33]=-[.D32];[.D32]=-[.D31];[.D31]=-[.D30];[.D30]=-[.D29];[.D29]=-[.D28];[.D28]=-[.D27];[.D27]=-[.D26];[.D26]=-[.D25];[.D25]=-[.D24]))" office:value-type="boolean" office:boolean-value="true" calcext:value-type="boolean">
            <text:p>TRUE</text:p>
          </table:table-cell>
          <table:table-cell table:formula="of:=NOT(OR(OR(AND([.E38]&gt;2;[.E37]&gt;2);AND([.E38]&gt;2;[.E36]&gt;2);AND([.E37]&gt;2;[.E36]&gt;2));OR(AND([.E38]&lt;-2;[.E37]&lt;-2);AND([.E38]&lt;-2;[.E36]&lt;-2);AND([.E37]&lt;-2;[.E36]&lt;-2))))" office:value-type="boolean" office:boolean-value="true" calcext:value-type="boolean">
            <text:p>TRUE</text:p>
          </table:table-cell>
          <table:table-cell table:formula="of:=NOT(OR(COUNTIF([.E34:.E38];&quot;&gt;1&quot;)&gt;=4;COUNTIF([.E34:.E38];&quot;&lt;-1&quot;)&gt;=4))" office:value-type="boolean" office:boolean-value="true" calcext:value-type="boolean">
            <text:p>TRUE</text:p>
          </table:table-cell>
          <table:table-cell table:formula="of:=NOT(COUNTIF([.F24:.F38];&quot;&lt;1&quot;)=15)" office:value-type="boolean" office:boolean-value="true" calcext:value-type="boolean">
            <text:p>TRUE</text:p>
          </table:table-cell>
          <table:table-cell table:formula="of:=NOT(COUNTIF([.F31:.F3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7</text:p>
          </table:table-cell>
          <table:table-cell office:value-type="float" office:value="9.55436581302924" calcext:value-type="float">
            <text:p>9.55436581302924</text:p>
          </table:table-cell>
          <table:table-cell table:formula="of:=[.B39]&gt;10" office:value-type="boolean" office:boolean-value="false" calcext:value-type="boolean">
            <text:p>FALSE</text:p>
          </table:table-cell>
          <table:table-cell table:formula="of:=IF([.B39]&gt;[.B38];+1;IF([.B39]&lt;[.B38]; -1; 0))" office:value-type="float" office:value="-1" calcext:value-type="float">
            <text:p>-1</text:p>
          </table:table-cell>
          <table:table-cell table:formula="of:=[.B39]-10" office:value-type="float" office:value="-0.445634186970761" calcext:value-type="float">
            <text:p>-0.445634186970761</text:p>
          </table:table-cell>
          <table:table-cell table:formula="of:=ABS([.E39])" office:value-type="float" office:value="0.445634186970761" calcext:value-type="float">
            <text:p>0.445634186970761</text:p>
          </table:table-cell>
          <table:table-cell table:formula="of:=ABS([.B39]-10)&lt;3" office:value-type="boolean" office:boolean-value="true" calcext:value-type="boolean">
            <text:p>TRUE</text:p>
          </table:table-cell>
          <table:table-cell table:formula="of:=NOT(OR(SUM([.C31:.C39])=9;SUM([.C31:.C39])=0))" office:value-type="boolean" office:boolean-value="true" calcext:value-type="boolean">
            <text:p>TRUE</text:p>
          </table:table-cell>
          <table:table-cell table:formula="of:=NOT(OR(SUM([.D34:.D39])=6;SUM([.D34:.D39])=-6))" office:value-type="boolean" office:boolean-value="true" calcext:value-type="boolean">
            <text:p>TRUE</text:p>
          </table:table-cell>
          <table:table-cell table:formula="of:=NOT(AND([.D39]=-[.D38];[.D38]=-[.D37];[.D37]=-[.D36];[.D36]=-[.D35];[.D35]=-[.D34];[.D34]=-[.D33];[.D33]=-[.D32];[.D32]=-[.D31];[.D31]=-[.D30];[.D30]=-[.D29];[.D29]=-[.D28];[.D28]=-[.D27];[.D27]=-[.D26];[.D26]=-[.D25]))" office:value-type="boolean" office:boolean-value="true" calcext:value-type="boolean">
            <text:p>TRUE</text:p>
          </table:table-cell>
          <table:table-cell table:formula="of:=NOT(OR(OR(AND([.E39]&gt;2;[.E38]&gt;2);AND([.E39]&gt;2;[.E37]&gt;2);AND([.E38]&gt;2;[.E37]&gt;2));OR(AND([.E39]&lt;-2;[.E38]&lt;-2);AND([.E39]&lt;-2;[.E37]&lt;-2);AND([.E38]&lt;-2;[.E37]&lt;-2))))" office:value-type="boolean" office:boolean-value="true" calcext:value-type="boolean">
            <text:p>TRUE</text:p>
          </table:table-cell>
          <table:table-cell table:formula="of:=NOT(OR(COUNTIF([.E35:.E39];&quot;&gt;1&quot;)&gt;=4;COUNTIF([.E35:.E39];&quot;&lt;-1&quot;)&gt;=4))" office:value-type="boolean" office:boolean-value="true" calcext:value-type="boolean">
            <text:p>TRUE</text:p>
          </table:table-cell>
          <table:table-cell table:formula="of:=NOT(COUNTIF([.F25:.F39];&quot;&lt;1&quot;)=15)" office:value-type="boolean" office:boolean-value="true" calcext:value-type="boolean">
            <text:p>TRUE</text:p>
          </table:table-cell>
          <table:table-cell table:formula="of:=NOT(COUNTIF([.F32:.F3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8</text:p>
          </table:table-cell>
          <table:table-cell office:value-type="float" office:value="8.84444231039296" calcext:value-type="float">
            <text:p>8.84444231039296</text:p>
          </table:table-cell>
          <table:table-cell table:formula="of:=[.B40]&gt;10" office:value-type="boolean" office:boolean-value="false" calcext:value-type="boolean">
            <text:p>FALSE</text:p>
          </table:table-cell>
          <table:table-cell table:formula="of:=IF([.B40]&gt;[.B39];+1;IF([.B40]&lt;[.B39]; -1; 0))" office:value-type="float" office:value="-1" calcext:value-type="float">
            <text:p>-1</text:p>
          </table:table-cell>
          <table:table-cell table:formula="of:=[.B40]-10" office:value-type="float" office:value="-1.15555768960704" calcext:value-type="float">
            <text:p>-1.15555768960704</text:p>
          </table:table-cell>
          <table:table-cell table:formula="of:=ABS([.E40])" office:value-type="float" office:value="1.15555768960704" calcext:value-type="float">
            <text:p>1.15555768960704</text:p>
          </table:table-cell>
          <table:table-cell table:formula="of:=ABS([.B40]-10)&lt;3" office:value-type="boolean" office:boolean-value="true" calcext:value-type="boolean">
            <text:p>TRUE</text:p>
          </table:table-cell>
          <table:table-cell table:formula="of:=NOT(OR(SUM([.C32:.C40])=9;SUM([.C32:.C40])=0))" office:value-type="boolean" office:boolean-value="true" calcext:value-type="boolean">
            <text:p>TRUE</text:p>
          </table:table-cell>
          <table:table-cell table:formula="of:=NOT(OR(SUM([.D35:.D40])=6;SUM([.D35:.D40])=-6))" office:value-type="boolean" office:boolean-value="true" calcext:value-type="boolean">
            <text:p>TRUE</text:p>
          </table:table-cell>
          <table:table-cell table:formula="of:=NOT(AND([.D40]=-[.D39];[.D39]=-[.D38];[.D38]=-[.D37];[.D37]=-[.D36];[.D36]=-[.D35];[.D35]=-[.D34];[.D34]=-[.D33];[.D33]=-[.D32];[.D32]=-[.D31];[.D31]=-[.D30];[.D30]=-[.D29];[.D29]=-[.D28];[.D28]=-[.D27];[.D27]=-[.D26]))" office:value-type="boolean" office:boolean-value="true" calcext:value-type="boolean">
            <text:p>TRUE</text:p>
          </table:table-cell>
          <table:table-cell table:formula="of:=NOT(OR(OR(AND([.E40]&gt;2;[.E39]&gt;2);AND([.E40]&gt;2;[.E38]&gt;2);AND([.E39]&gt;2;[.E38]&gt;2));OR(AND([.E40]&lt;-2;[.E39]&lt;-2);AND([.E40]&lt;-2;[.E38]&lt;-2);AND([.E39]&lt;-2;[.E38]&lt;-2))))" office:value-type="boolean" office:boolean-value="true" calcext:value-type="boolean">
            <text:p>TRUE</text:p>
          </table:table-cell>
          <table:table-cell table:formula="of:=NOT(OR(COUNTIF([.E36:.E40];&quot;&gt;1&quot;)&gt;=4;COUNTIF([.E36:.E40];&quot;&lt;-1&quot;)&gt;=4))" office:value-type="boolean" office:boolean-value="true" calcext:value-type="boolean">
            <text:p>TRUE</text:p>
          </table:table-cell>
          <table:table-cell table:formula="of:=NOT(COUNTIF([.F26:.F40];&quot;&lt;1&quot;)=15)" office:value-type="boolean" office:boolean-value="true" calcext:value-type="boolean">
            <text:p>TRUE</text:p>
          </table:table-cell>
          <table:table-cell table:formula="of:=NOT(COUNTIF([.F33:.F4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19</text:p>
          </table:table-cell>
          <table:table-cell office:value-type="float" office:value="10.0808338558737" calcext:value-type="float">
            <text:p>10.0808338558737</text:p>
          </table:table-cell>
          <table:table-cell table:formula="of:=[.B41]&gt;10" office:value-type="boolean" office:boolean-value="true" calcext:value-type="boolean">
            <text:p>TRUE</text:p>
          </table:table-cell>
          <table:table-cell table:formula="of:=IF([.B41]&gt;[.B40];+1;IF([.B41]&lt;[.B40]; -1; 0))" office:value-type="float" office:value="1" calcext:value-type="float">
            <text:p>1</text:p>
          </table:table-cell>
          <table:table-cell table:formula="of:=[.B41]-10" office:value-type="float" office:value="0.0808338558736992" calcext:value-type="float">
            <text:p>0.080833855873699</text:p>
          </table:table-cell>
          <table:table-cell table:formula="of:=ABS([.E41])" office:value-type="float" office:value="0.0808338558736992" calcext:value-type="float">
            <text:p>0.080833855873699</text:p>
          </table:table-cell>
          <table:table-cell table:formula="of:=ABS([.B41]-10)&lt;3" office:value-type="boolean" office:boolean-value="true" calcext:value-type="boolean">
            <text:p>TRUE</text:p>
          </table:table-cell>
          <table:table-cell table:formula="of:=NOT(OR(SUM([.C33:.C41])=9;SUM([.C33:.C41])=0))" office:value-type="boolean" office:boolean-value="true" calcext:value-type="boolean">
            <text:p>TRUE</text:p>
          </table:table-cell>
          <table:table-cell table:formula="of:=NOT(OR(SUM([.D36:.D41])=6;SUM([.D36:.D41])=-6))" office:value-type="boolean" office:boolean-value="true" calcext:value-type="boolean">
            <text:p>TRUE</text:p>
          </table:table-cell>
          <table:table-cell table:formula="of:=NOT(AND([.D41]=-[.D40];[.D40]=-[.D39];[.D39]=-[.D38];[.D38]=-[.D37];[.D37]=-[.D36];[.D36]=-[.D35];[.D35]=-[.D34];[.D34]=-[.D33];[.D33]=-[.D32];[.D32]=-[.D31];[.D31]=-[.D30];[.D30]=-[.D29];[.D29]=-[.D28];[.D28]=-[.D27]))" office:value-type="boolean" office:boolean-value="true" calcext:value-type="boolean">
            <text:p>TRUE</text:p>
          </table:table-cell>
          <table:table-cell table:formula="of:=NOT(OR(OR(AND([.E41]&gt;2;[.E40]&gt;2);AND([.E41]&gt;2;[.E39]&gt;2);AND([.E40]&gt;2;[.E39]&gt;2));OR(AND([.E41]&lt;-2;[.E40]&lt;-2);AND([.E41]&lt;-2;[.E39]&lt;-2);AND([.E40]&lt;-2;[.E39]&lt;-2))))" office:value-type="boolean" office:boolean-value="true" calcext:value-type="boolean">
            <text:p>TRUE</text:p>
          </table:table-cell>
          <table:table-cell table:formula="of:=NOT(OR(COUNTIF([.E37:.E41];&quot;&gt;1&quot;)&gt;=4;COUNTIF([.E37:.E41];&quot;&lt;-1&quot;)&gt;=4))" office:value-type="boolean" office:boolean-value="true" calcext:value-type="boolean">
            <text:p>TRUE</text:p>
          </table:table-cell>
          <table:table-cell table:formula="of:=NOT(COUNTIF([.F27:.F41];&quot;&lt;1&quot;)=15)" office:value-type="boolean" office:boolean-value="true" calcext:value-type="boolean">
            <text:p>TRUE</text:p>
          </table:table-cell>
          <table:table-cell table:formula="of:=NOT(COUNTIF([.F34:.F4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0</text:p>
          </table:table-cell>
          <table:table-cell office:value-type="float" office:value="10.1496269072546" calcext:value-type="float">
            <text:p>10.1496269072546</text:p>
          </table:table-cell>
          <table:table-cell table:formula="of:=[.B42]&gt;10" office:value-type="boolean" office:boolean-value="true" calcext:value-type="boolean">
            <text:p>TRUE</text:p>
          </table:table-cell>
          <table:table-cell table:formula="of:=IF([.B42]&gt;[.B41];+1;IF([.B42]&lt;[.B41]; -1; 0))" office:value-type="float" office:value="1" calcext:value-type="float">
            <text:p>1</text:p>
          </table:table-cell>
          <table:table-cell table:formula="of:=[.B42]-10" office:value-type="float" office:value="0.1496269072546" calcext:value-type="float">
            <text:p>0.1496269072546</text:p>
          </table:table-cell>
          <table:table-cell table:formula="of:=ABS([.E42])" office:value-type="float" office:value="0.1496269072546" calcext:value-type="float">
            <text:p>0.1496269072546</text:p>
          </table:table-cell>
          <table:table-cell table:formula="of:=ABS([.B42]-10)&lt;3" office:value-type="boolean" office:boolean-value="true" calcext:value-type="boolean">
            <text:p>TRUE</text:p>
          </table:table-cell>
          <table:table-cell table:formula="of:=NOT(OR(SUM([.C34:.C42])=9;SUM([.C34:.C42])=0))" office:value-type="boolean" office:boolean-value="true" calcext:value-type="boolean">
            <text:p>TRUE</text:p>
          </table:table-cell>
          <table:table-cell table:formula="of:=NOT(OR(SUM([.D37:.D42])=6;SUM([.D37:.D42])=-6))" office:value-type="boolean" office:boolean-value="true" calcext:value-type="boolean">
            <text:p>TRUE</text:p>
          </table:table-cell>
          <table:table-cell table:formula="of:=NOT(AND([.D42]=-[.D41];[.D41]=-[.D40];[.D40]=-[.D39];[.D39]=-[.D38];[.D38]=-[.D37];[.D37]=-[.D36];[.D36]=-[.D35];[.D35]=-[.D34];[.D34]=-[.D33];[.D33]=-[.D32];[.D32]=-[.D31];[.D31]=-[.D30];[.D30]=-[.D29];[.D29]=-[.D28]))" office:value-type="boolean" office:boolean-value="true" calcext:value-type="boolean">
            <text:p>TRUE</text:p>
          </table:table-cell>
          <table:table-cell table:formula="of:=NOT(OR(OR(AND([.E42]&gt;2;[.E41]&gt;2);AND([.E42]&gt;2;[.E40]&gt;2);AND([.E41]&gt;2;[.E40]&gt;2));OR(AND([.E42]&lt;-2;[.E41]&lt;-2);AND([.E42]&lt;-2;[.E40]&lt;-2);AND([.E41]&lt;-2;[.E40]&lt;-2))))" office:value-type="boolean" office:boolean-value="true" calcext:value-type="boolean">
            <text:p>TRUE</text:p>
          </table:table-cell>
          <table:table-cell table:formula="of:=NOT(OR(COUNTIF([.E38:.E42];&quot;&gt;1&quot;)&gt;=4;COUNTIF([.E38:.E42];&quot;&lt;-1&quot;)&gt;=4))" office:value-type="boolean" office:boolean-value="true" calcext:value-type="boolean">
            <text:p>TRUE</text:p>
          </table:table-cell>
          <table:table-cell table:formula="of:=NOT(COUNTIF([.F28:.F42];&quot;&lt;1&quot;)=15)" office:value-type="boolean" office:boolean-value="true" calcext:value-type="boolean">
            <text:p>TRUE</text:p>
          </table:table-cell>
          <table:table-cell table:formula="of:=NOT(COUNTIF([.F35:.F4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1</text:p>
          </table:table-cell>
          <table:table-cell office:value-type="float" office:value="8.17383552094714" calcext:value-type="float">
            <text:p>8.17383552094714</text:p>
          </table:table-cell>
          <table:table-cell table:formula="of:=[.B43]&gt;10" office:value-type="boolean" office:boolean-value="false" calcext:value-type="boolean">
            <text:p>FALSE</text:p>
          </table:table-cell>
          <table:table-cell table:formula="of:=IF([.B43]&gt;[.B42];+1;IF([.B43]&lt;[.B42]; -1; 0))" office:value-type="float" office:value="-1" calcext:value-type="float">
            <text:p>-1</text:p>
          </table:table-cell>
          <table:table-cell table:formula="of:=[.B43]-10" office:value-type="float" office:value="-1.82616447905286" calcext:value-type="float">
            <text:p>-1.82616447905286</text:p>
          </table:table-cell>
          <table:table-cell table:formula="of:=ABS([.E43])" office:value-type="float" office:value="1.82616447905286" calcext:value-type="float">
            <text:p>1.82616447905286</text:p>
          </table:table-cell>
          <table:table-cell table:formula="of:=ABS([.B43]-10)&lt;3" office:value-type="boolean" office:boolean-value="true" calcext:value-type="boolean">
            <text:p>TRUE</text:p>
          </table:table-cell>
          <table:table-cell table:formula="of:=NOT(OR(SUM([.C35:.C43])=9;SUM([.C35:.C43])=0))" office:value-type="boolean" office:boolean-value="true" calcext:value-type="boolean">
            <text:p>TRUE</text:p>
          </table:table-cell>
          <table:table-cell table:formula="of:=NOT(OR(SUM([.D38:.D43])=6;SUM([.D38:.D43])=-6))" office:value-type="boolean" office:boolean-value="true" calcext:value-type="boolean">
            <text:p>TRUE</text:p>
          </table:table-cell>
          <table:table-cell table:formula="of:=NOT(AND([.D43]=-[.D42];[.D42]=-[.D41];[.D41]=-[.D40];[.D40]=-[.D39];[.D39]=-[.D38];[.D38]=-[.D37];[.D37]=-[.D36];[.D36]=-[.D35];[.D35]=-[.D34];[.D34]=-[.D33];[.D33]=-[.D32];[.D32]=-[.D31];[.D31]=-[.D30];[.D30]=-[.D29]))" office:value-type="boolean" office:boolean-value="true" calcext:value-type="boolean">
            <text:p>TRUE</text:p>
          </table:table-cell>
          <table:table-cell table:formula="of:=NOT(OR(OR(AND([.E43]&gt;2;[.E42]&gt;2);AND([.E43]&gt;2;[.E41]&gt;2);AND([.E42]&gt;2;[.E41]&gt;2));OR(AND([.E43]&lt;-2;[.E42]&lt;-2);AND([.E43]&lt;-2;[.E41]&lt;-2);AND([.E42]&lt;-2;[.E41]&lt;-2))))" office:value-type="boolean" office:boolean-value="true" calcext:value-type="boolean">
            <text:p>TRUE</text:p>
          </table:table-cell>
          <table:table-cell table:formula="of:=NOT(OR(COUNTIF([.E39:.E43];&quot;&gt;1&quot;)&gt;=4;COUNTIF([.E39:.E43];&quot;&lt;-1&quot;)&gt;=4))" office:value-type="boolean" office:boolean-value="true" calcext:value-type="boolean">
            <text:p>TRUE</text:p>
          </table:table-cell>
          <table:table-cell table:formula="of:=NOT(COUNTIF([.F29:.F43];&quot;&lt;1&quot;)=15)" office:value-type="boolean" office:boolean-value="true" calcext:value-type="boolean">
            <text:p>TRUE</text:p>
          </table:table-cell>
          <table:table-cell table:formula="of:=NOT(COUNTIF([.F36:.F4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2</text:p>
          </table:table-cell>
          <table:table-cell office:value-type="float" office:value="10.443983265499" calcext:value-type="float">
            <text:p>10.443983265499</text:p>
          </table:table-cell>
          <table:table-cell table:formula="of:=[.B44]&gt;10" office:value-type="boolean" office:boolean-value="true" calcext:value-type="boolean">
            <text:p>TRUE</text:p>
          </table:table-cell>
          <table:table-cell table:formula="of:=IF([.B44]&gt;[.B43];+1;IF([.B44]&lt;[.B43]; -1; 0))" office:value-type="float" office:value="1" calcext:value-type="float">
            <text:p>1</text:p>
          </table:table-cell>
          <table:table-cell table:formula="of:=[.B44]-10" office:value-type="float" office:value="0.443983265499" calcext:value-type="float">
            <text:p>0.443983265499</text:p>
          </table:table-cell>
          <table:table-cell table:formula="of:=ABS([.E44])" office:value-type="float" office:value="0.443983265499" calcext:value-type="float">
            <text:p>0.443983265499</text:p>
          </table:table-cell>
          <table:table-cell table:formula="of:=ABS([.B44]-10)&lt;3" office:value-type="boolean" office:boolean-value="true" calcext:value-type="boolean">
            <text:p>TRUE</text:p>
          </table:table-cell>
          <table:table-cell table:formula="of:=NOT(OR(SUM([.C36:.C44])=9;SUM([.C36:.C44])=0))" office:value-type="boolean" office:boolean-value="true" calcext:value-type="boolean">
            <text:p>TRUE</text:p>
          </table:table-cell>
          <table:table-cell table:formula="of:=NOT(OR(SUM([.D39:.D44])=6;SUM([.D39:.D44])=-6))" office:value-type="boolean" office:boolean-value="true" calcext:value-type="boolean">
            <text:p>TRUE</text:p>
          </table:table-cell>
          <table:table-cell table:formula="of:=NOT(AND([.D44]=-[.D43];[.D43]=-[.D42];[.D42]=-[.D41];[.D41]=-[.D40];[.D40]=-[.D39];[.D39]=-[.D38];[.D38]=-[.D37];[.D37]=-[.D36];[.D36]=-[.D35];[.D35]=-[.D34];[.D34]=-[.D33];[.D33]=-[.D32];[.D32]=-[.D31];[.D31]=-[.D30]))" office:value-type="boolean" office:boolean-value="true" calcext:value-type="boolean">
            <text:p>TRUE</text:p>
          </table:table-cell>
          <table:table-cell table:formula="of:=NOT(OR(OR(AND([.E44]&gt;2;[.E43]&gt;2);AND([.E44]&gt;2;[.E42]&gt;2);AND([.E43]&gt;2;[.E42]&gt;2));OR(AND([.E44]&lt;-2;[.E43]&lt;-2);AND([.E44]&lt;-2;[.E42]&lt;-2);AND([.E43]&lt;-2;[.E42]&lt;-2))))" office:value-type="boolean" office:boolean-value="true" calcext:value-type="boolean">
            <text:p>TRUE</text:p>
          </table:table-cell>
          <table:table-cell table:formula="of:=NOT(OR(COUNTIF([.E40:.E44];&quot;&gt;1&quot;)&gt;=4;COUNTIF([.E40:.E44];&quot;&lt;-1&quot;)&gt;=4))" office:value-type="boolean" office:boolean-value="true" calcext:value-type="boolean">
            <text:p>TRUE</text:p>
          </table:table-cell>
          <table:table-cell table:formula="of:=NOT(COUNTIF([.F30:.F44];&quot;&lt;1&quot;)=15)" office:value-type="boolean" office:boolean-value="true" calcext:value-type="boolean">
            <text:p>TRUE</text:p>
          </table:table-cell>
          <table:table-cell table:formula="of:=NOT(COUNTIF([.F37:.F4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3</text:p>
          </table:table-cell>
          <table:table-cell office:value-type="float" office:value="10.4218851630016" calcext:value-type="float">
            <text:p>10.4218851630016</text:p>
          </table:table-cell>
          <table:table-cell table:formula="of:=[.B45]&gt;10" office:value-type="boolean" office:boolean-value="true" calcext:value-type="boolean">
            <text:p>TRUE</text:p>
          </table:table-cell>
          <table:table-cell table:formula="of:=IF([.B45]&gt;[.B44];+1;IF([.B45]&lt;[.B44]; -1; 0))" office:value-type="float" office:value="-1" calcext:value-type="float">
            <text:p>-1</text:p>
          </table:table-cell>
          <table:table-cell table:formula="of:=[.B45]-10" office:value-type="float" office:value="0.421885163001599" calcext:value-type="float">
            <text:p>0.421885163001599</text:p>
          </table:table-cell>
          <table:table-cell table:formula="of:=ABS([.E45])" office:value-type="float" office:value="0.421885163001599" calcext:value-type="float">
            <text:p>0.421885163001599</text:p>
          </table:table-cell>
          <table:table-cell table:formula="of:=ABS([.B45]-10)&lt;3" office:value-type="boolean" office:boolean-value="true" calcext:value-type="boolean">
            <text:p>TRUE</text:p>
          </table:table-cell>
          <table:table-cell table:formula="of:=NOT(OR(SUM([.C37:.C45])=9;SUM([.C37:.C45])=0))" office:value-type="boolean" office:boolean-value="true" calcext:value-type="boolean">
            <text:p>TRUE</text:p>
          </table:table-cell>
          <table:table-cell table:formula="of:=NOT(OR(SUM([.D40:.D45])=6;SUM([.D40:.D45])=-6))" office:value-type="boolean" office:boolean-value="true" calcext:value-type="boolean">
            <text:p>TRUE</text:p>
          </table:table-cell>
          <table:table-cell table:formula="of:=NOT(AND([.D45]=-[.D44];[.D44]=-[.D43];[.D43]=-[.D42];[.D42]=-[.D41];[.D41]=-[.D40];[.D40]=-[.D39];[.D39]=-[.D38];[.D38]=-[.D37];[.D37]=-[.D36];[.D36]=-[.D35];[.D35]=-[.D34];[.D34]=-[.D33];[.D33]=-[.D32];[.D32]=-[.D31]))" office:value-type="boolean" office:boolean-value="true" calcext:value-type="boolean">
            <text:p>TRUE</text:p>
          </table:table-cell>
          <table:table-cell table:formula="of:=NOT(OR(OR(AND([.E45]&gt;2;[.E44]&gt;2);AND([.E45]&gt;2;[.E43]&gt;2);AND([.E44]&gt;2;[.E43]&gt;2));OR(AND([.E45]&lt;-2;[.E44]&lt;-2);AND([.E45]&lt;-2;[.E43]&lt;-2);AND([.E44]&lt;-2;[.E43]&lt;-2))))" office:value-type="boolean" office:boolean-value="true" calcext:value-type="boolean">
            <text:p>TRUE</text:p>
          </table:table-cell>
          <table:table-cell table:formula="of:=NOT(OR(COUNTIF([.E41:.E45];&quot;&gt;1&quot;)&gt;=4;COUNTIF([.E41:.E45];&quot;&lt;-1&quot;)&gt;=4))" office:value-type="boolean" office:boolean-value="true" calcext:value-type="boolean">
            <text:p>TRUE</text:p>
          </table:table-cell>
          <table:table-cell table:formula="of:=NOT(COUNTIF([.F31:.F45];&quot;&lt;1&quot;)=15)" office:value-type="boolean" office:boolean-value="true" calcext:value-type="boolean">
            <text:p>TRUE</text:p>
          </table:table-cell>
          <table:table-cell table:formula="of:=NOT(COUNTIF([.F38:.F4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4</text:p>
          </table:table-cell>
          <table:table-cell office:value-type="float" office:value="9.24505724169828" calcext:value-type="float">
            <text:p>9.24505724169828</text:p>
          </table:table-cell>
          <table:table-cell table:formula="of:=[.B46]&gt;10" office:value-type="boolean" office:boolean-value="false" calcext:value-type="boolean">
            <text:p>FALSE</text:p>
          </table:table-cell>
          <table:table-cell table:formula="of:=IF([.B46]&gt;[.B45];+1;IF([.B46]&lt;[.B45]; -1; 0))" office:value-type="float" office:value="-1" calcext:value-type="float">
            <text:p>-1</text:p>
          </table:table-cell>
          <table:table-cell table:formula="of:=[.B46]-10" office:value-type="float" office:value="-0.75494275830172" calcext:value-type="float">
            <text:p>-0.75494275830172</text:p>
          </table:table-cell>
          <table:table-cell table:formula="of:=ABS([.E46])" office:value-type="float" office:value="0.75494275830172" calcext:value-type="float">
            <text:p>0.75494275830172</text:p>
          </table:table-cell>
          <table:table-cell table:formula="of:=ABS([.B46]-10)&lt;3" office:value-type="boolean" office:boolean-value="true" calcext:value-type="boolean">
            <text:p>TRUE</text:p>
          </table:table-cell>
          <table:table-cell table:formula="of:=NOT(OR(SUM([.C38:.C46])=9;SUM([.C38:.C46])=0))" office:value-type="boolean" office:boolean-value="true" calcext:value-type="boolean">
            <text:p>TRUE</text:p>
          </table:table-cell>
          <table:table-cell table:formula="of:=NOT(OR(SUM([.D41:.D46])=6;SUM([.D41:.D46])=-6))" office:value-type="boolean" office:boolean-value="true" calcext:value-type="boolean">
            <text:p>TRUE</text:p>
          </table:table-cell>
          <table:table-cell table:formula="of:=NOT(AND([.D46]=-[.D45];[.D45]=-[.D44];[.D44]=-[.D43];[.D43]=-[.D42];[.D42]=-[.D41];[.D41]=-[.D40];[.D40]=-[.D39];[.D39]=-[.D38];[.D38]=-[.D37];[.D37]=-[.D36];[.D36]=-[.D35];[.D35]=-[.D34];[.D34]=-[.D33];[.D33]=-[.D32]))" office:value-type="boolean" office:boolean-value="true" calcext:value-type="boolean">
            <text:p>TRUE</text:p>
          </table:table-cell>
          <table:table-cell table:formula="of:=NOT(OR(OR(AND([.E46]&gt;2;[.E45]&gt;2);AND([.E46]&gt;2;[.E44]&gt;2);AND([.E45]&gt;2;[.E44]&gt;2));OR(AND([.E46]&lt;-2;[.E45]&lt;-2);AND([.E46]&lt;-2;[.E44]&lt;-2);AND([.E45]&lt;-2;[.E44]&lt;-2))))" office:value-type="boolean" office:boolean-value="true" calcext:value-type="boolean">
            <text:p>TRUE</text:p>
          </table:table-cell>
          <table:table-cell table:formula="of:=NOT(OR(COUNTIF([.E42:.E46];&quot;&gt;1&quot;)&gt;=4;COUNTIF([.E42:.E46];&quot;&lt;-1&quot;)&gt;=4))" office:value-type="boolean" office:boolean-value="true" calcext:value-type="boolean">
            <text:p>TRUE</text:p>
          </table:table-cell>
          <table:table-cell table:formula="of:=NOT(COUNTIF([.F32:.F46];&quot;&lt;1&quot;)=15)" office:value-type="boolean" office:boolean-value="true" calcext:value-type="boolean">
            <text:p>TRUE</text:p>
          </table:table-cell>
          <table:table-cell table:formula="of:=NOT(COUNTIF([.F39:.F4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5</text:p>
          </table:table-cell>
          <table:table-cell office:value-type="float" office:value="9.18946360109834" calcext:value-type="float">
            <text:p>9.18946360109834</text:p>
          </table:table-cell>
          <table:table-cell table:formula="of:=[.B47]&gt;10" office:value-type="boolean" office:boolean-value="false" calcext:value-type="boolean">
            <text:p>FALSE</text:p>
          </table:table-cell>
          <table:table-cell table:formula="of:=IF([.B47]&gt;[.B46];+1;IF([.B47]&lt;[.B46]; -1; 0))" office:value-type="float" office:value="-1" calcext:value-type="float">
            <text:p>-1</text:p>
          </table:table-cell>
          <table:table-cell table:formula="of:=[.B47]-10" office:value-type="float" office:value="-0.810536398901659" calcext:value-type="float">
            <text:p>-0.810536398901659</text:p>
          </table:table-cell>
          <table:table-cell table:formula="of:=ABS([.E47])" office:value-type="float" office:value="0.810536398901659" calcext:value-type="float">
            <text:p>0.810536398901659</text:p>
          </table:table-cell>
          <table:table-cell table:formula="of:=ABS([.B47]-10)&lt;3" office:value-type="boolean" office:boolean-value="true" calcext:value-type="boolean">
            <text:p>TRUE</text:p>
          </table:table-cell>
          <table:table-cell table:formula="of:=NOT(OR(SUM([.C39:.C47])=9;SUM([.C39:.C47])=0))" office:value-type="boolean" office:boolean-value="true" calcext:value-type="boolean">
            <text:p>TRUE</text:p>
          </table:table-cell>
          <table:table-cell table:formula="of:=NOT(OR(SUM([.D42:.D47])=6;SUM([.D42:.D47])=-6))" office:value-type="boolean" office:boolean-value="true" calcext:value-type="boolean">
            <text:p>TRUE</text:p>
          </table:table-cell>
          <table:table-cell table:formula="of:=NOT(AND([.D47]=-[.D46];[.D46]=-[.D45];[.D45]=-[.D44];[.D44]=-[.D43];[.D43]=-[.D42];[.D42]=-[.D41];[.D41]=-[.D40];[.D40]=-[.D39];[.D39]=-[.D38];[.D38]=-[.D37];[.D37]=-[.D36];[.D36]=-[.D35];[.D35]=-[.D34];[.D34]=-[.D33]))" office:value-type="boolean" office:boolean-value="true" calcext:value-type="boolean">
            <text:p>TRUE</text:p>
          </table:table-cell>
          <table:table-cell table:formula="of:=NOT(OR(OR(AND([.E47]&gt;2;[.E46]&gt;2);AND([.E47]&gt;2;[.E45]&gt;2);AND([.E46]&gt;2;[.E45]&gt;2));OR(AND([.E47]&lt;-2;[.E46]&lt;-2);AND([.E47]&lt;-2;[.E45]&lt;-2);AND([.E46]&lt;-2;[.E45]&lt;-2))))" office:value-type="boolean" office:boolean-value="true" calcext:value-type="boolean">
            <text:p>TRUE</text:p>
          </table:table-cell>
          <table:table-cell table:formula="of:=NOT(OR(COUNTIF([.E43:.E47];&quot;&gt;1&quot;)&gt;=4;COUNTIF([.E43:.E47];&quot;&lt;-1&quot;)&gt;=4))" office:value-type="boolean" office:boolean-value="true" calcext:value-type="boolean">
            <text:p>TRUE</text:p>
          </table:table-cell>
          <table:table-cell table:formula="of:=NOT(COUNTIF([.F33:.F47];&quot;&lt;1&quot;)=15)" office:value-type="boolean" office:boolean-value="true" calcext:value-type="boolean">
            <text:p>TRUE</text:p>
          </table:table-cell>
          <table:table-cell table:formula="of:=NOT(COUNTIF([.F40:.F4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6</text:p>
          </table:table-cell>
          <table:table-cell office:value-type="float" office:value="10.5668422821767" calcext:value-type="float">
            <text:p>10.5668422821767</text:p>
          </table:table-cell>
          <table:table-cell table:formula="of:=[.B48]&gt;10" office:value-type="boolean" office:boolean-value="true" calcext:value-type="boolean">
            <text:p>TRUE</text:p>
          </table:table-cell>
          <table:table-cell table:formula="of:=IF([.B48]&gt;[.B47];+1;IF([.B48]&lt;[.B47]; -1; 0))" office:value-type="float" office:value="1" calcext:value-type="float">
            <text:p>1</text:p>
          </table:table-cell>
          <table:table-cell table:formula="of:=[.B48]-10" office:value-type="float" office:value="0.566842282176699" calcext:value-type="float">
            <text:p>0.566842282176699</text:p>
          </table:table-cell>
          <table:table-cell table:formula="of:=ABS([.E48])" office:value-type="float" office:value="0.566842282176699" calcext:value-type="float">
            <text:p>0.566842282176699</text:p>
          </table:table-cell>
          <table:table-cell table:formula="of:=ABS([.B48]-10)&lt;3" office:value-type="boolean" office:boolean-value="true" calcext:value-type="boolean">
            <text:p>TRUE</text:p>
          </table:table-cell>
          <table:table-cell table:formula="of:=NOT(OR(SUM([.C40:.C48])=9;SUM([.C40:.C48])=0))" office:value-type="boolean" office:boolean-value="true" calcext:value-type="boolean">
            <text:p>TRUE</text:p>
          </table:table-cell>
          <table:table-cell table:formula="of:=NOT(OR(SUM([.D43:.D48])=6;SUM([.D43:.D48])=-6))" office:value-type="boolean" office:boolean-value="true" calcext:value-type="boolean">
            <text:p>TRUE</text:p>
          </table:table-cell>
          <table:table-cell table:formula="of:=NOT(AND([.D48]=-[.D47];[.D47]=-[.D46];[.D46]=-[.D45];[.D45]=-[.D44];[.D44]=-[.D43];[.D43]=-[.D42];[.D42]=-[.D41];[.D41]=-[.D40];[.D40]=-[.D39];[.D39]=-[.D38];[.D38]=-[.D37];[.D37]=-[.D36];[.D36]=-[.D35];[.D35]=-[.D34]))" office:value-type="boolean" office:boolean-value="true" calcext:value-type="boolean">
            <text:p>TRUE</text:p>
          </table:table-cell>
          <table:table-cell table:formula="of:=NOT(OR(OR(AND([.E48]&gt;2;[.E47]&gt;2);AND([.E48]&gt;2;[.E46]&gt;2);AND([.E47]&gt;2;[.E46]&gt;2));OR(AND([.E48]&lt;-2;[.E47]&lt;-2);AND([.E48]&lt;-2;[.E46]&lt;-2);AND([.E47]&lt;-2;[.E46]&lt;-2))))" office:value-type="boolean" office:boolean-value="true" calcext:value-type="boolean">
            <text:p>TRUE</text:p>
          </table:table-cell>
          <table:table-cell table:formula="of:=NOT(OR(COUNTIF([.E44:.E48];&quot;&gt;1&quot;)&gt;=4;COUNTIF([.E44:.E48];&quot;&lt;-1&quot;)&gt;=4))" office:value-type="boolean" office:boolean-value="true" calcext:value-type="boolean">
            <text:p>TRUE</text:p>
          </table:table-cell>
          <table:table-cell table:formula="of:=NOT(COUNTIF([.F34:.F48];&quot;&lt;1&quot;)=15)" office:value-type="boolean" office:boolean-value="true" calcext:value-type="boolean">
            <text:p>TRUE</text:p>
          </table:table-cell>
          <table:table-cell table:formula="of:=NOT(COUNTIF([.F41:.F4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7</text:p>
          </table:table-cell>
          <table:table-cell office:value-type="float" office:value="8.81823768336747" calcext:value-type="float">
            <text:p>8.81823768336747</text:p>
          </table:table-cell>
          <table:table-cell table:formula="of:=[.B49]&gt;10" office:value-type="boolean" office:boolean-value="false" calcext:value-type="boolean">
            <text:p>FALSE</text:p>
          </table:table-cell>
          <table:table-cell table:formula="of:=IF([.B49]&gt;[.B48];+1;IF([.B49]&lt;[.B48]; -1; 0))" office:value-type="float" office:value="-1" calcext:value-type="float">
            <text:p>-1</text:p>
          </table:table-cell>
          <table:table-cell table:formula="of:=[.B49]-10" office:value-type="float" office:value="-1.18176231663253" calcext:value-type="float">
            <text:p>-1.18176231663253</text:p>
          </table:table-cell>
          <table:table-cell table:formula="of:=ABS([.E49])" office:value-type="float" office:value="1.18176231663253" calcext:value-type="float">
            <text:p>1.18176231663253</text:p>
          </table:table-cell>
          <table:table-cell table:formula="of:=ABS([.B49]-10)&lt;3" office:value-type="boolean" office:boolean-value="true" calcext:value-type="boolean">
            <text:p>TRUE</text:p>
          </table:table-cell>
          <table:table-cell table:formula="of:=NOT(OR(SUM([.C41:.C49])=9;SUM([.C41:.C49])=0))" office:value-type="boolean" office:boolean-value="true" calcext:value-type="boolean">
            <text:p>TRUE</text:p>
          </table:table-cell>
          <table:table-cell table:formula="of:=NOT(OR(SUM([.D44:.D49])=6;SUM([.D44:.D49])=-6))" office:value-type="boolean" office:boolean-value="true" calcext:value-type="boolean">
            <text:p>TRUE</text:p>
          </table:table-cell>
          <table:table-cell table:formula="of:=NOT(AND([.D49]=-[.D48];[.D48]=-[.D47];[.D47]=-[.D46];[.D46]=-[.D45];[.D45]=-[.D44];[.D44]=-[.D43];[.D43]=-[.D42];[.D42]=-[.D41];[.D41]=-[.D40];[.D40]=-[.D39];[.D39]=-[.D38];[.D38]=-[.D37];[.D37]=-[.D36];[.D36]=-[.D35]))" office:value-type="boolean" office:boolean-value="true" calcext:value-type="boolean">
            <text:p>TRUE</text:p>
          </table:table-cell>
          <table:table-cell table:formula="of:=NOT(OR(OR(AND([.E49]&gt;2;[.E48]&gt;2);AND([.E49]&gt;2;[.E47]&gt;2);AND([.E48]&gt;2;[.E47]&gt;2));OR(AND([.E49]&lt;-2;[.E48]&lt;-2);AND([.E49]&lt;-2;[.E47]&lt;-2);AND([.E48]&lt;-2;[.E47]&lt;-2))))" office:value-type="boolean" office:boolean-value="true" calcext:value-type="boolean">
            <text:p>TRUE</text:p>
          </table:table-cell>
          <table:table-cell table:formula="of:=NOT(OR(COUNTIF([.E45:.E49];&quot;&gt;1&quot;)&gt;=4;COUNTIF([.E45:.E49];&quot;&lt;-1&quot;)&gt;=4))" office:value-type="boolean" office:boolean-value="true" calcext:value-type="boolean">
            <text:p>TRUE</text:p>
          </table:table-cell>
          <table:table-cell table:formula="of:=NOT(COUNTIF([.F35:.F49];&quot;&lt;1&quot;)=15)" office:value-type="boolean" office:boolean-value="true" calcext:value-type="boolean">
            <text:p>TRUE</text:p>
          </table:table-cell>
          <table:table-cell table:formula="of:=NOT(COUNTIF([.F42:.F4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8</text:p>
          </table:table-cell>
          <table:table-cell office:value-type="float" office:value="9.29026657966574" calcext:value-type="float">
            <text:p>9.29026657966574</text:p>
          </table:table-cell>
          <table:table-cell table:formula="of:=[.B50]&gt;10" office:value-type="boolean" office:boolean-value="false" calcext:value-type="boolean">
            <text:p>FALSE</text:p>
          </table:table-cell>
          <table:table-cell table:formula="of:=IF([.B50]&gt;[.B49];+1;IF([.B50]&lt;[.B49]; -1; 0))" office:value-type="float" office:value="1" calcext:value-type="float">
            <text:p>1</text:p>
          </table:table-cell>
          <table:table-cell table:formula="of:=[.B50]-10" office:value-type="float" office:value="-0.70973342033426" calcext:value-type="float">
            <text:p>-0.70973342033426</text:p>
          </table:table-cell>
          <table:table-cell table:formula="of:=ABS([.E50])" office:value-type="float" office:value="0.70973342033426" calcext:value-type="float">
            <text:p>0.70973342033426</text:p>
          </table:table-cell>
          <table:table-cell table:formula="of:=ABS([.B50]-10)&lt;3" office:value-type="boolean" office:boolean-value="true" calcext:value-type="boolean">
            <text:p>TRUE</text:p>
          </table:table-cell>
          <table:table-cell table:formula="of:=NOT(OR(SUM([.C42:.C50])=9;SUM([.C42:.C50])=0))" office:value-type="boolean" office:boolean-value="true" calcext:value-type="boolean">
            <text:p>TRUE</text:p>
          </table:table-cell>
          <table:table-cell table:formula="of:=NOT(OR(SUM([.D45:.D50])=6;SUM([.D45:.D50])=-6))" office:value-type="boolean" office:boolean-value="true" calcext:value-type="boolean">
            <text:p>TRUE</text:p>
          </table:table-cell>
          <table:table-cell table:formula="of:=NOT(AND([.D50]=-[.D49];[.D49]=-[.D48];[.D48]=-[.D47];[.D47]=-[.D46];[.D46]=-[.D45];[.D45]=-[.D44];[.D44]=-[.D43];[.D43]=-[.D42];[.D42]=-[.D41];[.D41]=-[.D40];[.D40]=-[.D39];[.D39]=-[.D38];[.D38]=-[.D37];[.D37]=-[.D36]))" office:value-type="boolean" office:boolean-value="true" calcext:value-type="boolean">
            <text:p>TRUE</text:p>
          </table:table-cell>
          <table:table-cell table:formula="of:=NOT(OR(OR(AND([.E50]&gt;2;[.E49]&gt;2);AND([.E50]&gt;2;[.E48]&gt;2);AND([.E49]&gt;2;[.E48]&gt;2));OR(AND([.E50]&lt;-2;[.E49]&lt;-2);AND([.E50]&lt;-2;[.E48]&lt;-2);AND([.E49]&lt;-2;[.E48]&lt;-2))))" office:value-type="boolean" office:boolean-value="true" calcext:value-type="boolean">
            <text:p>TRUE</text:p>
          </table:table-cell>
          <table:table-cell table:formula="of:=NOT(OR(COUNTIF([.E46:.E50];&quot;&gt;1&quot;)&gt;=4;COUNTIF([.E46:.E50];&quot;&lt;-1&quot;)&gt;=4))" office:value-type="boolean" office:boolean-value="true" calcext:value-type="boolean">
            <text:p>TRUE</text:p>
          </table:table-cell>
          <table:table-cell table:formula="of:=NOT(COUNTIF([.F36:.F50];&quot;&lt;1&quot;)=15)" office:value-type="boolean" office:boolean-value="true" calcext:value-type="boolean">
            <text:p>TRUE</text:p>
          </table:table-cell>
          <table:table-cell table:formula="of:=NOT(COUNTIF([.F43:.F5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29</text:p>
          </table:table-cell>
          <table:table-cell office:value-type="float" office:value="8.33449578207904" calcext:value-type="float">
            <text:p>8.33449578207904</text:p>
          </table:table-cell>
          <table:table-cell table:formula="of:=[.B51]&gt;10" office:value-type="boolean" office:boolean-value="false" calcext:value-type="boolean">
            <text:p>FALSE</text:p>
          </table:table-cell>
          <table:table-cell table:formula="of:=IF([.B51]&gt;[.B50];+1;IF([.B51]&lt;[.B50]; -1; 0))" office:value-type="float" office:value="-1" calcext:value-type="float">
            <text:p>-1</text:p>
          </table:table-cell>
          <table:table-cell table:formula="of:=[.B51]-10" office:value-type="float" office:value="-1.66550421792096" calcext:value-type="float">
            <text:p>-1.66550421792096</text:p>
          </table:table-cell>
          <table:table-cell table:formula="of:=ABS([.E51])" office:value-type="float" office:value="1.66550421792096" calcext:value-type="float">
            <text:p>1.66550421792096</text:p>
          </table:table-cell>
          <table:table-cell table:formula="of:=ABS([.B51]-10)&lt;3" office:value-type="boolean" office:boolean-value="true" calcext:value-type="boolean">
            <text:p>TRUE</text:p>
          </table:table-cell>
          <table:table-cell table:formula="of:=NOT(OR(SUM([.C43:.C51])=9;SUM([.C43:.C51])=0))" office:value-type="boolean" office:boolean-value="true" calcext:value-type="boolean">
            <text:p>TRUE</text:p>
          </table:table-cell>
          <table:table-cell table:formula="of:=NOT(OR(SUM([.D46:.D51])=6;SUM([.D46:.D51])=-6))" office:value-type="boolean" office:boolean-value="true" calcext:value-type="boolean">
            <text:p>TRUE</text:p>
          </table:table-cell>
          <table:table-cell table:formula="of:=NOT(AND([.D51]=-[.D50];[.D50]=-[.D49];[.D49]=-[.D48];[.D48]=-[.D47];[.D47]=-[.D46];[.D46]=-[.D45];[.D45]=-[.D44];[.D44]=-[.D43];[.D43]=-[.D42];[.D42]=-[.D41];[.D41]=-[.D40];[.D40]=-[.D39];[.D39]=-[.D38];[.D38]=-[.D37]))" office:value-type="boolean" office:boolean-value="true" calcext:value-type="boolean">
            <text:p>TRUE</text:p>
          </table:table-cell>
          <table:table-cell table:formula="of:=NOT(OR(OR(AND([.E51]&gt;2;[.E50]&gt;2);AND([.E51]&gt;2;[.E49]&gt;2);AND([.E50]&gt;2;[.E49]&gt;2));OR(AND([.E51]&lt;-2;[.E50]&lt;-2);AND([.E51]&lt;-2;[.E49]&lt;-2);AND([.E50]&lt;-2;[.E49]&lt;-2))))" office:value-type="boolean" office:boolean-value="true" calcext:value-type="boolean">
            <text:p>TRUE</text:p>
          </table:table-cell>
          <table:table-cell table:formula="of:=NOT(OR(COUNTIF([.E47:.E51];&quot;&gt;1&quot;)&gt;=4;COUNTIF([.E47:.E51];&quot;&lt;-1&quot;)&gt;=4))" office:value-type="boolean" office:boolean-value="true" calcext:value-type="boolean">
            <text:p>TRUE</text:p>
          </table:table-cell>
          <table:table-cell table:formula="of:=NOT(COUNTIF([.F37:.F51];&quot;&lt;1&quot;)=15)" office:value-type="boolean" office:boolean-value="true" calcext:value-type="boolean">
            <text:p>TRUE</text:p>
          </table:table-cell>
          <table:table-cell table:formula="of:=NOT(COUNTIF([.F44:.F5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30</text:p>
          </table:table-cell>
          <table:table-cell office:value-type="float" office:value="10.0948622665493" calcext:value-type="float">
            <text:p>10.0948622665493</text:p>
          </table:table-cell>
          <table:table-cell table:formula="of:=[.B52]&gt;10" office:value-type="boolean" office:boolean-value="true" calcext:value-type="boolean">
            <text:p>TRUE</text:p>
          </table:table-cell>
          <table:table-cell table:formula="of:=IF([.B52]&gt;[.B51];+1;IF([.B52]&lt;[.B51]; -1; 0))" office:value-type="float" office:value="1" calcext:value-type="float">
            <text:p>1</text:p>
          </table:table-cell>
          <table:table-cell table:formula="of:=[.B52]-10" office:value-type="float" office:value="0.0948622665493009" calcext:value-type="float">
            <text:p>0.094862266549301</text:p>
          </table:table-cell>
          <table:table-cell table:formula="of:=ABS([.E52])" office:value-type="float" office:value="0.0948622665493009" calcext:value-type="float">
            <text:p>0.094862266549301</text:p>
          </table:table-cell>
          <table:table-cell table:formula="of:=ABS([.B52]-10)&lt;3" office:value-type="boolean" office:boolean-value="true" calcext:value-type="boolean">
            <text:p>TRUE</text:p>
          </table:table-cell>
          <table:table-cell table:formula="of:=NOT(OR(SUM([.C44:.C52])=9;SUM([.C44:.C52])=0))" office:value-type="boolean" office:boolean-value="true" calcext:value-type="boolean">
            <text:p>TRUE</text:p>
          </table:table-cell>
          <table:table-cell table:formula="of:=NOT(OR(SUM([.D47:.D52])=6;SUM([.D47:.D52])=-6))" office:value-type="boolean" office:boolean-value="true" calcext:value-type="boolean">
            <text:p>TRUE</text:p>
          </table:table-cell>
          <table:table-cell table:formula="of:=NOT(AND([.D52]=-[.D51];[.D51]=-[.D50];[.D50]=-[.D49];[.D49]=-[.D48];[.D48]=-[.D47];[.D47]=-[.D46];[.D46]=-[.D45];[.D45]=-[.D44];[.D44]=-[.D43];[.D43]=-[.D42];[.D42]=-[.D41];[.D41]=-[.D40];[.D40]=-[.D39];[.D39]=-[.D38]))" office:value-type="boolean" office:boolean-value="true" calcext:value-type="boolean">
            <text:p>TRUE</text:p>
          </table:table-cell>
          <table:table-cell table:formula="of:=NOT(OR(OR(AND([.E52]&gt;2;[.E51]&gt;2);AND([.E52]&gt;2;[.E50]&gt;2);AND([.E51]&gt;2;[.E50]&gt;2));OR(AND([.E52]&lt;-2;[.E51]&lt;-2);AND([.E52]&lt;-2;[.E50]&lt;-2);AND([.E51]&lt;-2;[.E50]&lt;-2))))" office:value-type="boolean" office:boolean-value="true" calcext:value-type="boolean">
            <text:p>TRUE</text:p>
          </table:table-cell>
          <table:table-cell table:formula="of:=NOT(OR(COUNTIF([.E48:.E52];&quot;&gt;1&quot;)&gt;=4;COUNTIF([.E48:.E52];&quot;&lt;-1&quot;)&gt;=4))" office:value-type="boolean" office:boolean-value="true" calcext:value-type="boolean">
            <text:p>TRUE</text:p>
          </table:table-cell>
          <table:table-cell table:formula="of:=NOT(COUNTIF([.F38:.F52];&quot;&lt;1&quot;)=15)" office:value-type="boolean" office:boolean-value="true" calcext:value-type="boolean">
            <text:p>TRUE</text:p>
          </table:table-cell>
          <table:table-cell table:formula="of:=NOT(COUNTIF([.F45:.F5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5-31</text:p>
          </table:table-cell>
          <table:table-cell office:value-type="float" office:value="9.33927656840107" calcext:value-type="float">
            <text:p>9.33927656840107</text:p>
          </table:table-cell>
          <table:table-cell table:formula="of:=[.B53]&gt;10" office:value-type="boolean" office:boolean-value="false" calcext:value-type="boolean">
            <text:p>FALSE</text:p>
          </table:table-cell>
          <table:table-cell table:formula="of:=IF([.B53]&gt;[.B52];+1;IF([.B53]&lt;[.B52]; -1; 0))" office:value-type="float" office:value="-1" calcext:value-type="float">
            <text:p>-1</text:p>
          </table:table-cell>
          <table:table-cell table:formula="of:=[.B53]-10" office:value-type="float" office:value="-0.66072343159893" calcext:value-type="float">
            <text:p>-0.66072343159893</text:p>
          </table:table-cell>
          <table:table-cell table:formula="of:=ABS([.E53])" office:value-type="float" office:value="0.66072343159893" calcext:value-type="float">
            <text:p>0.66072343159893</text:p>
          </table:table-cell>
          <table:table-cell table:formula="of:=ABS([.B53]-10)&lt;3" office:value-type="boolean" office:boolean-value="true" calcext:value-type="boolean">
            <text:p>TRUE</text:p>
          </table:table-cell>
          <table:table-cell table:formula="of:=NOT(OR(SUM([.C45:.C53])=9;SUM([.C45:.C53])=0))" office:value-type="boolean" office:boolean-value="true" calcext:value-type="boolean">
            <text:p>TRUE</text:p>
          </table:table-cell>
          <table:table-cell table:formula="of:=NOT(OR(SUM([.D48:.D53])=6;SUM([.D48:.D53])=-6))" office:value-type="boolean" office:boolean-value="true" calcext:value-type="boolean">
            <text:p>TRUE</text:p>
          </table:table-cell>
          <table:table-cell table:formula="of:=NOT(AND([.D53]=-[.D52];[.D52]=-[.D51];[.D51]=-[.D50];[.D50]=-[.D49];[.D49]=-[.D48];[.D48]=-[.D47];[.D47]=-[.D46];[.D46]=-[.D45];[.D45]=-[.D44];[.D44]=-[.D43];[.D43]=-[.D42];[.D42]=-[.D41];[.D41]=-[.D40];[.D40]=-[.D39]))" office:value-type="boolean" office:boolean-value="true" calcext:value-type="boolean">
            <text:p>TRUE</text:p>
          </table:table-cell>
          <table:table-cell table:formula="of:=NOT(OR(OR(AND([.E53]&gt;2;[.E52]&gt;2);AND([.E53]&gt;2;[.E51]&gt;2);AND([.E52]&gt;2;[.E51]&gt;2));OR(AND([.E53]&lt;-2;[.E52]&lt;-2);AND([.E53]&lt;-2;[.E51]&lt;-2);AND([.E52]&lt;-2;[.E51]&lt;-2))))" office:value-type="boolean" office:boolean-value="true" calcext:value-type="boolean">
            <text:p>TRUE</text:p>
          </table:table-cell>
          <table:table-cell table:formula="of:=NOT(OR(COUNTIF([.E49:.E53];&quot;&gt;1&quot;)&gt;=4;COUNTIF([.E49:.E53];&quot;&lt;-1&quot;)&gt;=4))" office:value-type="boolean" office:boolean-value="true" calcext:value-type="boolean">
            <text:p>TRUE</text:p>
          </table:table-cell>
          <table:table-cell table:formula="of:=NOT(COUNTIF([.F39:.F53];&quot;&lt;1&quot;)=15)" office:value-type="boolean" office:boolean-value="true" calcext:value-type="boolean">
            <text:p>TRUE</text:p>
          </table:table-cell>
          <table:table-cell table:formula="of:=NOT(COUNTIF([.F46:.F5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1</text:p>
          </table:table-cell>
          <table:table-cell office:value-type="float" office:value="9.47628909290486" calcext:value-type="float">
            <text:p>9.47628909290486</text:p>
          </table:table-cell>
          <table:table-cell table:formula="of:=[.B54]&gt;10" office:value-type="boolean" office:boolean-value="false" calcext:value-type="boolean">
            <text:p>FALSE</text:p>
          </table:table-cell>
          <table:table-cell table:formula="of:=IF([.B54]&gt;[.B53];+1;IF([.B54]&lt;[.B53]; -1; 0))" office:value-type="float" office:value="1" calcext:value-type="float">
            <text:p>1</text:p>
          </table:table-cell>
          <table:table-cell table:formula="of:=[.B54]-10" office:value-type="float" office:value="-0.52371090709514" calcext:value-type="float">
            <text:p>-0.52371090709514</text:p>
          </table:table-cell>
          <table:table-cell table:formula="of:=ABS([.E54])" office:value-type="float" office:value="0.52371090709514" calcext:value-type="float">
            <text:p>0.52371090709514</text:p>
          </table:table-cell>
          <table:table-cell table:formula="of:=ABS([.B54]-10)&lt;3" office:value-type="boolean" office:boolean-value="true" calcext:value-type="boolean">
            <text:p>TRUE</text:p>
          </table:table-cell>
          <table:table-cell table:formula="of:=NOT(OR(SUM([.C46:.C54])=9;SUM([.C46:.C54])=0))" office:value-type="boolean" office:boolean-value="true" calcext:value-type="boolean">
            <text:p>TRUE</text:p>
          </table:table-cell>
          <table:table-cell table:formula="of:=NOT(OR(SUM([.D49:.D54])=6;SUM([.D49:.D54])=-6))" office:value-type="boolean" office:boolean-value="true" calcext:value-type="boolean">
            <text:p>TRUE</text:p>
          </table:table-cell>
          <table:table-cell table:formula="of:=NOT(AND([.D54]=-[.D53];[.D53]=-[.D52];[.D52]=-[.D51];[.D51]=-[.D50];[.D50]=-[.D49];[.D49]=-[.D48];[.D48]=-[.D47];[.D47]=-[.D46];[.D46]=-[.D45];[.D45]=-[.D44];[.D44]=-[.D43];[.D43]=-[.D42];[.D42]=-[.D41];[.D41]=-[.D40]))" office:value-type="boolean" office:boolean-value="true" calcext:value-type="boolean">
            <text:p>TRUE</text:p>
          </table:table-cell>
          <table:table-cell table:formula="of:=NOT(OR(OR(AND([.E54]&gt;2;[.E53]&gt;2);AND([.E54]&gt;2;[.E52]&gt;2);AND([.E53]&gt;2;[.E52]&gt;2));OR(AND([.E54]&lt;-2;[.E53]&lt;-2);AND([.E54]&lt;-2;[.E52]&lt;-2);AND([.E53]&lt;-2;[.E52]&lt;-2))))" office:value-type="boolean" office:boolean-value="true" calcext:value-type="boolean">
            <text:p>TRUE</text:p>
          </table:table-cell>
          <table:table-cell table:formula="of:=NOT(OR(COUNTIF([.E50:.E54];&quot;&gt;1&quot;)&gt;=4;COUNTIF([.E50:.E54];&quot;&lt;-1&quot;)&gt;=4))" office:value-type="boolean" office:boolean-value="true" calcext:value-type="boolean">
            <text:p>TRUE</text:p>
          </table:table-cell>
          <table:table-cell table:formula="of:=NOT(COUNTIF([.F40:.F54];&quot;&lt;1&quot;)=15)" office:value-type="boolean" office:boolean-value="true" calcext:value-type="boolean">
            <text:p>TRUE</text:p>
          </table:table-cell>
          <table:table-cell table:formula="of:=NOT(COUNTIF([.F47:.F5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2</text:p>
          </table:table-cell>
          <table:table-cell office:value-type="float" office:value="11.1927236782135" calcext:value-type="float">
            <text:p>11.1927236782135</text:p>
          </table:table-cell>
          <table:table-cell table:formula="of:=[.B55]&gt;10" office:value-type="boolean" office:boolean-value="true" calcext:value-type="boolean">
            <text:p>TRUE</text:p>
          </table:table-cell>
          <table:table-cell table:formula="of:=IF([.B55]&gt;[.B54];+1;IF([.B55]&lt;[.B54]; -1; 0))" office:value-type="float" office:value="1" calcext:value-type="float">
            <text:p>1</text:p>
          </table:table-cell>
          <table:table-cell table:formula="of:=[.B55]-10" office:value-type="float" office:value="1.1927236782135" calcext:value-type="float">
            <text:p>1.1927236782135</text:p>
          </table:table-cell>
          <table:table-cell table:formula="of:=ABS([.E55])" office:value-type="float" office:value="1.1927236782135" calcext:value-type="float">
            <text:p>1.1927236782135</text:p>
          </table:table-cell>
          <table:table-cell table:formula="of:=ABS([.B55]-10)&lt;3" office:value-type="boolean" office:boolean-value="true" calcext:value-type="boolean">
            <text:p>TRUE</text:p>
          </table:table-cell>
          <table:table-cell table:formula="of:=NOT(OR(SUM([.C47:.C55])=9;SUM([.C47:.C55])=0))" office:value-type="boolean" office:boolean-value="true" calcext:value-type="boolean">
            <text:p>TRUE</text:p>
          </table:table-cell>
          <table:table-cell table:formula="of:=NOT(OR(SUM([.D50:.D55])=6;SUM([.D50:.D55])=-6))" office:value-type="boolean" office:boolean-value="true" calcext:value-type="boolean">
            <text:p>TRUE</text:p>
          </table:table-cell>
          <table:table-cell table:formula="of:=NOT(AND([.D55]=-[.D54];[.D54]=-[.D53];[.D53]=-[.D52];[.D52]=-[.D51];[.D51]=-[.D50];[.D50]=-[.D49];[.D49]=-[.D48];[.D48]=-[.D47];[.D47]=-[.D46];[.D46]=-[.D45];[.D45]=-[.D44];[.D44]=-[.D43];[.D43]=-[.D42];[.D42]=-[.D41]))" office:value-type="boolean" office:boolean-value="true" calcext:value-type="boolean">
            <text:p>TRUE</text:p>
          </table:table-cell>
          <table:table-cell table:formula="of:=NOT(OR(OR(AND([.E55]&gt;2;[.E54]&gt;2);AND([.E55]&gt;2;[.E53]&gt;2);AND([.E54]&gt;2;[.E53]&gt;2));OR(AND([.E55]&lt;-2;[.E54]&lt;-2);AND([.E55]&lt;-2;[.E53]&lt;-2);AND([.E54]&lt;-2;[.E53]&lt;-2))))" office:value-type="boolean" office:boolean-value="true" calcext:value-type="boolean">
            <text:p>TRUE</text:p>
          </table:table-cell>
          <table:table-cell table:formula="of:=NOT(OR(COUNTIF([.E51:.E55];&quot;&gt;1&quot;)&gt;=4;COUNTIF([.E51:.E55];&quot;&lt;-1&quot;)&gt;=4))" office:value-type="boolean" office:boolean-value="true" calcext:value-type="boolean">
            <text:p>TRUE</text:p>
          </table:table-cell>
          <table:table-cell table:formula="of:=NOT(COUNTIF([.F41:.F55];&quot;&lt;1&quot;)=15)" office:value-type="boolean" office:boolean-value="true" calcext:value-type="boolean">
            <text:p>TRUE</text:p>
          </table:table-cell>
          <table:table-cell table:formula="of:=NOT(COUNTIF([.F48:.F5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3</text:p>
          </table:table-cell>
          <table:table-cell office:value-type="float" office:value="8.70932747481915" calcext:value-type="float">
            <text:p>8.70932747481915</text:p>
          </table:table-cell>
          <table:table-cell table:formula="of:=[.B56]&gt;10" office:value-type="boolean" office:boolean-value="false" calcext:value-type="boolean">
            <text:p>FALSE</text:p>
          </table:table-cell>
          <table:table-cell table:formula="of:=IF([.B56]&gt;[.B55];+1;IF([.B56]&lt;[.B55]; -1; 0))" office:value-type="float" office:value="-1" calcext:value-type="float">
            <text:p>-1</text:p>
          </table:table-cell>
          <table:table-cell table:formula="of:=[.B56]-10" office:value-type="float" office:value="-1.29067252518085" calcext:value-type="float">
            <text:p>-1.29067252518085</text:p>
          </table:table-cell>
          <table:table-cell table:formula="of:=ABS([.E56])" office:value-type="float" office:value="1.29067252518085" calcext:value-type="float">
            <text:p>1.29067252518085</text:p>
          </table:table-cell>
          <table:table-cell table:formula="of:=ABS([.B56]-10)&lt;3" office:value-type="boolean" office:boolean-value="true" calcext:value-type="boolean">
            <text:p>TRUE</text:p>
          </table:table-cell>
          <table:table-cell table:formula="of:=NOT(OR(SUM([.C48:.C56])=9;SUM([.C48:.C56])=0))" office:value-type="boolean" office:boolean-value="true" calcext:value-type="boolean">
            <text:p>TRUE</text:p>
          </table:table-cell>
          <table:table-cell table:formula="of:=NOT(OR(SUM([.D51:.D56])=6;SUM([.D51:.D56])=-6))" office:value-type="boolean" office:boolean-value="true" calcext:value-type="boolean">
            <text:p>TRUE</text:p>
          </table:table-cell>
          <table:table-cell table:formula="of:=NOT(AND([.D56]=-[.D55];[.D55]=-[.D54];[.D54]=-[.D53];[.D53]=-[.D52];[.D52]=-[.D51];[.D51]=-[.D50];[.D50]=-[.D49];[.D49]=-[.D48];[.D48]=-[.D47];[.D47]=-[.D46];[.D46]=-[.D45];[.D45]=-[.D44];[.D44]=-[.D43];[.D43]=-[.D42]))" office:value-type="boolean" office:boolean-value="true" calcext:value-type="boolean">
            <text:p>TRUE</text:p>
          </table:table-cell>
          <table:table-cell table:formula="of:=NOT(OR(OR(AND([.E56]&gt;2;[.E55]&gt;2);AND([.E56]&gt;2;[.E54]&gt;2);AND([.E55]&gt;2;[.E54]&gt;2));OR(AND([.E56]&lt;-2;[.E55]&lt;-2);AND([.E56]&lt;-2;[.E54]&lt;-2);AND([.E55]&lt;-2;[.E54]&lt;-2))))" office:value-type="boolean" office:boolean-value="true" calcext:value-type="boolean">
            <text:p>TRUE</text:p>
          </table:table-cell>
          <table:table-cell table:formula="of:=NOT(OR(COUNTIF([.E52:.E56];&quot;&gt;1&quot;)&gt;=4;COUNTIF([.E52:.E56];&quot;&lt;-1&quot;)&gt;=4))" office:value-type="boolean" office:boolean-value="true" calcext:value-type="boolean">
            <text:p>TRUE</text:p>
          </table:table-cell>
          <table:table-cell table:formula="of:=NOT(COUNTIF([.F42:.F56];&quot;&lt;1&quot;)=15)" office:value-type="boolean" office:boolean-value="true" calcext:value-type="boolean">
            <text:p>TRUE</text:p>
          </table:table-cell>
          <table:table-cell table:formula="of:=NOT(COUNTIF([.F49:.F5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4</text:p>
          </table:table-cell>
          <table:table-cell office:value-type="float" office:value="9.9733516148719" calcext:value-type="float">
            <text:p>9.9733516148719</text:p>
          </table:table-cell>
          <table:table-cell table:formula="of:=[.B57]&gt;10" office:value-type="boolean" office:boolean-value="false" calcext:value-type="boolean">
            <text:p>FALSE</text:p>
          </table:table-cell>
          <table:table-cell table:formula="of:=IF([.B57]&gt;[.B56];+1;IF([.B57]&lt;[.B56]; -1; 0))" office:value-type="float" office:value="1" calcext:value-type="float">
            <text:p>1</text:p>
          </table:table-cell>
          <table:table-cell table:formula="of:=[.B57]-10" office:value-type="float" office:value="-0.0266483851280999" calcext:value-type="float">
            <text:p>-0.0266483851281</text:p>
          </table:table-cell>
          <table:table-cell table:formula="of:=ABS([.E57])" office:value-type="float" office:value="0.0266483851280999" calcext:value-type="float">
            <text:p>0.0266483851281</text:p>
          </table:table-cell>
          <table:table-cell table:formula="of:=ABS([.B57]-10)&lt;3" office:value-type="boolean" office:boolean-value="true" calcext:value-type="boolean">
            <text:p>TRUE</text:p>
          </table:table-cell>
          <table:table-cell table:formula="of:=NOT(OR(SUM([.C49:.C57])=9;SUM([.C49:.C57])=0))" office:value-type="boolean" office:boolean-value="true" calcext:value-type="boolean">
            <text:p>TRUE</text:p>
          </table:table-cell>
          <table:table-cell table:formula="of:=NOT(OR(SUM([.D52:.D57])=6;SUM([.D52:.D57])=-6))" office:value-type="boolean" office:boolean-value="true" calcext:value-type="boolean">
            <text:p>TRUE</text:p>
          </table:table-cell>
          <table:table-cell table:formula="of:=NOT(AND([.D57]=-[.D56];[.D56]=-[.D55];[.D55]=-[.D54];[.D54]=-[.D53];[.D53]=-[.D52];[.D52]=-[.D51];[.D51]=-[.D50];[.D50]=-[.D49];[.D49]=-[.D48];[.D48]=-[.D47];[.D47]=-[.D46];[.D46]=-[.D45];[.D45]=-[.D44];[.D44]=-[.D43]))" office:value-type="boolean" office:boolean-value="true" calcext:value-type="boolean">
            <text:p>TRUE</text:p>
          </table:table-cell>
          <table:table-cell table:formula="of:=NOT(OR(OR(AND([.E57]&gt;2;[.E56]&gt;2);AND([.E57]&gt;2;[.E55]&gt;2);AND([.E56]&gt;2;[.E55]&gt;2));OR(AND([.E57]&lt;-2;[.E56]&lt;-2);AND([.E57]&lt;-2;[.E55]&lt;-2);AND([.E56]&lt;-2;[.E55]&lt;-2))))" office:value-type="boolean" office:boolean-value="true" calcext:value-type="boolean">
            <text:p>TRUE</text:p>
          </table:table-cell>
          <table:table-cell table:formula="of:=NOT(OR(COUNTIF([.E53:.E57];&quot;&gt;1&quot;)&gt;=4;COUNTIF([.E53:.E57];&quot;&lt;-1&quot;)&gt;=4))" office:value-type="boolean" office:boolean-value="true" calcext:value-type="boolean">
            <text:p>TRUE</text:p>
          </table:table-cell>
          <table:table-cell table:formula="of:=NOT(COUNTIF([.F43:.F57];&quot;&lt;1&quot;)=15)" office:value-type="boolean" office:boolean-value="true" calcext:value-type="boolean">
            <text:p>TRUE</text:p>
          </table:table-cell>
          <table:table-cell table:formula="of:=NOT(COUNTIF([.F50:.F5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5</text:p>
          </table:table-cell>
          <table:table-cell office:value-type="float" office:value="9.96285633721299" calcext:value-type="float">
            <text:p>9.96285633721299</text:p>
          </table:table-cell>
          <table:table-cell table:formula="of:=[.B58]&gt;10" office:value-type="boolean" office:boolean-value="false" calcext:value-type="boolean">
            <text:p>FALSE</text:p>
          </table:table-cell>
          <table:table-cell table:formula="of:=IF([.B58]&gt;[.B57];+1;IF([.B58]&lt;[.B57]; -1; 0))" office:value-type="float" office:value="-1" calcext:value-type="float">
            <text:p>-1</text:p>
          </table:table-cell>
          <table:table-cell table:formula="of:=[.B58]-10" office:value-type="float" office:value="-0.0371436627870096" calcext:value-type="float">
            <text:p>-0.03714366278701</text:p>
          </table:table-cell>
          <table:table-cell table:formula="of:=ABS([.E58])" office:value-type="float" office:value="0.0371436627870096" calcext:value-type="float">
            <text:p>0.03714366278701</text:p>
          </table:table-cell>
          <table:table-cell table:formula="of:=ABS([.B58]-10)&lt;3" office:value-type="boolean" office:boolean-value="true" calcext:value-type="boolean">
            <text:p>TRUE</text:p>
          </table:table-cell>
          <table:table-cell table:formula="of:=NOT(OR(SUM([.C50:.C58])=9;SUM([.C50:.C58])=0))" office:value-type="boolean" office:boolean-value="true" calcext:value-type="boolean">
            <text:p>TRUE</text:p>
          </table:table-cell>
          <table:table-cell table:formula="of:=NOT(OR(SUM([.D53:.D58])=6;SUM([.D53:.D58])=-6))" office:value-type="boolean" office:boolean-value="true" calcext:value-type="boolean">
            <text:p>TRUE</text:p>
          </table:table-cell>
          <table:table-cell table:formula="of:=NOT(AND([.D58]=-[.D57];[.D57]=-[.D56];[.D56]=-[.D55];[.D55]=-[.D54];[.D54]=-[.D53];[.D53]=-[.D52];[.D52]=-[.D51];[.D51]=-[.D50];[.D50]=-[.D49];[.D49]=-[.D48];[.D48]=-[.D47];[.D47]=-[.D46];[.D46]=-[.D45];[.D45]=-[.D44]))" office:value-type="boolean" office:boolean-value="true" calcext:value-type="boolean">
            <text:p>TRUE</text:p>
          </table:table-cell>
          <table:table-cell table:formula="of:=NOT(OR(OR(AND([.E58]&gt;2;[.E57]&gt;2);AND([.E58]&gt;2;[.E56]&gt;2);AND([.E57]&gt;2;[.E56]&gt;2));OR(AND([.E58]&lt;-2;[.E57]&lt;-2);AND([.E58]&lt;-2;[.E56]&lt;-2);AND([.E57]&lt;-2;[.E56]&lt;-2))))" office:value-type="boolean" office:boolean-value="true" calcext:value-type="boolean">
            <text:p>TRUE</text:p>
          </table:table-cell>
          <table:table-cell table:formula="of:=NOT(OR(COUNTIF([.E54:.E58];&quot;&gt;1&quot;)&gt;=4;COUNTIF([.E54:.E58];&quot;&lt;-1&quot;)&gt;=4))" office:value-type="boolean" office:boolean-value="true" calcext:value-type="boolean">
            <text:p>TRUE</text:p>
          </table:table-cell>
          <table:table-cell table:formula="of:=NOT(COUNTIF([.F44:.F58];&quot;&lt;1&quot;)=15)" office:value-type="boolean" office:boolean-value="true" calcext:value-type="boolean">
            <text:p>TRUE</text:p>
          </table:table-cell>
          <table:table-cell table:formula="of:=NOT(COUNTIF([.F51:.F5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6</text:p>
          </table:table-cell>
          <table:table-cell office:value-type="float" office:value="9.86837663458906" calcext:value-type="float">
            <text:p>9.86837663458906</text:p>
          </table:table-cell>
          <table:table-cell table:formula="of:=[.B59]&gt;10" office:value-type="boolean" office:boolean-value="false" calcext:value-type="boolean">
            <text:p>FALSE</text:p>
          </table:table-cell>
          <table:table-cell table:formula="of:=IF([.B59]&gt;[.B58];+1;IF([.B59]&lt;[.B58]; -1; 0))" office:value-type="float" office:value="-1" calcext:value-type="float">
            <text:p>-1</text:p>
          </table:table-cell>
          <table:table-cell table:formula="of:=[.B59]-10" office:value-type="float" office:value="-0.13162336541094" calcext:value-type="float">
            <text:p>-0.13162336541094</text:p>
          </table:table-cell>
          <table:table-cell table:formula="of:=ABS([.E59])" office:value-type="float" office:value="0.13162336541094" calcext:value-type="float">
            <text:p>0.13162336541094</text:p>
          </table:table-cell>
          <table:table-cell table:formula="of:=ABS([.B59]-10)&lt;3" office:value-type="boolean" office:boolean-value="true" calcext:value-type="boolean">
            <text:p>TRUE</text:p>
          </table:table-cell>
          <table:table-cell table:formula="of:=NOT(OR(SUM([.C51:.C59])=9;SUM([.C51:.C59])=0))" office:value-type="boolean" office:boolean-value="true" calcext:value-type="boolean">
            <text:p>TRUE</text:p>
          </table:table-cell>
          <table:table-cell table:formula="of:=NOT(OR(SUM([.D54:.D59])=6;SUM([.D54:.D59])=-6))" office:value-type="boolean" office:boolean-value="true" calcext:value-type="boolean">
            <text:p>TRUE</text:p>
          </table:table-cell>
          <table:table-cell table:formula="of:=NOT(AND([.D59]=-[.D58];[.D58]=-[.D57];[.D57]=-[.D56];[.D56]=-[.D55];[.D55]=-[.D54];[.D54]=-[.D53];[.D53]=-[.D52];[.D52]=-[.D51];[.D51]=-[.D50];[.D50]=-[.D49];[.D49]=-[.D48];[.D48]=-[.D47];[.D47]=-[.D46];[.D46]=-[.D45]))" office:value-type="boolean" office:boolean-value="true" calcext:value-type="boolean">
            <text:p>TRUE</text:p>
          </table:table-cell>
          <table:table-cell table:formula="of:=NOT(OR(OR(AND([.E59]&gt;2;[.E58]&gt;2);AND([.E59]&gt;2;[.E57]&gt;2);AND([.E58]&gt;2;[.E57]&gt;2));OR(AND([.E59]&lt;-2;[.E58]&lt;-2);AND([.E59]&lt;-2;[.E57]&lt;-2);AND([.E58]&lt;-2;[.E57]&lt;-2))))" office:value-type="boolean" office:boolean-value="true" calcext:value-type="boolean">
            <text:p>TRUE</text:p>
          </table:table-cell>
          <table:table-cell table:formula="of:=NOT(OR(COUNTIF([.E55:.E59];&quot;&gt;1&quot;)&gt;=4;COUNTIF([.E55:.E59];&quot;&lt;-1&quot;)&gt;=4))" office:value-type="boolean" office:boolean-value="true" calcext:value-type="boolean">
            <text:p>TRUE</text:p>
          </table:table-cell>
          <table:table-cell table:formula="of:=NOT(COUNTIF([.F45:.F59];&quot;&lt;1&quot;)=15)" office:value-type="boolean" office:boolean-value="true" calcext:value-type="boolean">
            <text:p>TRUE</text:p>
          </table:table-cell>
          <table:table-cell table:formula="of:=NOT(COUNTIF([.F52:.F5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7</text:p>
          </table:table-cell>
          <table:table-cell office:value-type="float" office:value="9.82200182973831" calcext:value-type="float">
            <text:p>9.82200182973831</text:p>
          </table:table-cell>
          <table:table-cell table:formula="of:=[.B60]&gt;10" office:value-type="boolean" office:boolean-value="false" calcext:value-type="boolean">
            <text:p>FALSE</text:p>
          </table:table-cell>
          <table:table-cell table:formula="of:=IF([.B60]&gt;[.B59];+1;IF([.B60]&lt;[.B59]; -1; 0))" office:value-type="float" office:value="-1" calcext:value-type="float">
            <text:p>-1</text:p>
          </table:table-cell>
          <table:table-cell table:formula="of:=[.B60]-10" office:value-type="float" office:value="-0.17799817026169" calcext:value-type="float">
            <text:p>-0.17799817026169</text:p>
          </table:table-cell>
          <table:table-cell table:formula="of:=ABS([.E60])" office:value-type="float" office:value="0.17799817026169" calcext:value-type="float">
            <text:p>0.17799817026169</text:p>
          </table:table-cell>
          <table:table-cell table:formula="of:=ABS([.B60]-10)&lt;3" office:value-type="boolean" office:boolean-value="true" calcext:value-type="boolean">
            <text:p>TRUE</text:p>
          </table:table-cell>
          <table:table-cell table:formula="of:=NOT(OR(SUM([.C52:.C60])=9;SUM([.C52:.C60])=0))" office:value-type="boolean" office:boolean-value="true" calcext:value-type="boolean">
            <text:p>TRUE</text:p>
          </table:table-cell>
          <table:table-cell table:formula="of:=NOT(OR(SUM([.D55:.D60])=6;SUM([.D55:.D60])=-6))" office:value-type="boolean" office:boolean-value="true" calcext:value-type="boolean">
            <text:p>TRUE</text:p>
          </table:table-cell>
          <table:table-cell table:formula="of:=NOT(AND([.D60]=-[.D59];[.D59]=-[.D58];[.D58]=-[.D57];[.D57]=-[.D56];[.D56]=-[.D55];[.D55]=-[.D54];[.D54]=-[.D53];[.D53]=-[.D52];[.D52]=-[.D51];[.D51]=-[.D50];[.D50]=-[.D49];[.D49]=-[.D48];[.D48]=-[.D47];[.D47]=-[.D46]))" office:value-type="boolean" office:boolean-value="true" calcext:value-type="boolean">
            <text:p>TRUE</text:p>
          </table:table-cell>
          <table:table-cell table:formula="of:=NOT(OR(OR(AND([.E60]&gt;2;[.E59]&gt;2);AND([.E60]&gt;2;[.E58]&gt;2);AND([.E59]&gt;2;[.E58]&gt;2));OR(AND([.E60]&lt;-2;[.E59]&lt;-2);AND([.E60]&lt;-2;[.E58]&lt;-2);AND([.E59]&lt;-2;[.E58]&lt;-2))))" office:value-type="boolean" office:boolean-value="true" calcext:value-type="boolean">
            <text:p>TRUE</text:p>
          </table:table-cell>
          <table:table-cell table:formula="of:=NOT(OR(COUNTIF([.E56:.E60];&quot;&gt;1&quot;)&gt;=4;COUNTIF([.E56:.E60];&quot;&lt;-1&quot;)&gt;=4))" office:value-type="boolean" office:boolean-value="true" calcext:value-type="boolean">
            <text:p>TRUE</text:p>
          </table:table-cell>
          <table:table-cell table:formula="of:=NOT(COUNTIF([.F46:.F60];&quot;&lt;1&quot;)=15)" office:value-type="boolean" office:boolean-value="true" calcext:value-type="boolean">
            <text:p>TRUE</text:p>
          </table:table-cell>
          <table:table-cell table:formula="of:=NOT(COUNTIF([.F53:.F6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8</text:p>
          </table:table-cell>
          <table:table-cell office:value-type="float" office:value="10.5104656519005" calcext:value-type="float">
            <text:p>10.5104656519005</text:p>
          </table:table-cell>
          <table:table-cell table:formula="of:=[.B61]&gt;10" office:value-type="boolean" office:boolean-value="true" calcext:value-type="boolean">
            <text:p>TRUE</text:p>
          </table:table-cell>
          <table:table-cell table:formula="of:=IF([.B61]&gt;[.B60];+1;IF([.B61]&lt;[.B60]; -1; 0))" office:value-type="float" office:value="1" calcext:value-type="float">
            <text:p>1</text:p>
          </table:table-cell>
          <table:table-cell table:formula="of:=[.B61]-10" office:value-type="float" office:value="0.5104656519005" calcext:value-type="float">
            <text:p>0.5104656519005</text:p>
          </table:table-cell>
          <table:table-cell table:formula="of:=ABS([.E61])" office:value-type="float" office:value="0.5104656519005" calcext:value-type="float">
            <text:p>0.5104656519005</text:p>
          </table:table-cell>
          <table:table-cell table:formula="of:=ABS([.B61]-10)&lt;3" office:value-type="boolean" office:boolean-value="true" calcext:value-type="boolean">
            <text:p>TRUE</text:p>
          </table:table-cell>
          <table:table-cell table:formula="of:=NOT(OR(SUM([.C53:.C61])=9;SUM([.C53:.C61])=0))" office:value-type="boolean" office:boolean-value="true" calcext:value-type="boolean">
            <text:p>TRUE</text:p>
          </table:table-cell>
          <table:table-cell table:formula="of:=NOT(OR(SUM([.D56:.D61])=6;SUM([.D56:.D61])=-6))" office:value-type="boolean" office:boolean-value="true" calcext:value-type="boolean">
            <text:p>TRUE</text:p>
          </table:table-cell>
          <table:table-cell table:formula="of:=NOT(AND([.D61]=-[.D60];[.D60]=-[.D59];[.D59]=-[.D58];[.D58]=-[.D57];[.D57]=-[.D56];[.D56]=-[.D55];[.D55]=-[.D54];[.D54]=-[.D53];[.D53]=-[.D52];[.D52]=-[.D51];[.D51]=-[.D50];[.D50]=-[.D49];[.D49]=-[.D48];[.D48]=-[.D47]))" office:value-type="boolean" office:boolean-value="true" calcext:value-type="boolean">
            <text:p>TRUE</text:p>
          </table:table-cell>
          <table:table-cell table:formula="of:=NOT(OR(OR(AND([.E61]&gt;2;[.E60]&gt;2);AND([.E61]&gt;2;[.E59]&gt;2);AND([.E60]&gt;2;[.E59]&gt;2));OR(AND([.E61]&lt;-2;[.E60]&lt;-2);AND([.E61]&lt;-2;[.E59]&lt;-2);AND([.E60]&lt;-2;[.E59]&lt;-2))))" office:value-type="boolean" office:boolean-value="true" calcext:value-type="boolean">
            <text:p>TRUE</text:p>
          </table:table-cell>
          <table:table-cell table:formula="of:=NOT(OR(COUNTIF([.E57:.E61];&quot;&gt;1&quot;)&gt;=4;COUNTIF([.E57:.E61];&quot;&lt;-1&quot;)&gt;=4))" office:value-type="boolean" office:boolean-value="true" calcext:value-type="boolean">
            <text:p>TRUE</text:p>
          </table:table-cell>
          <table:table-cell table:formula="of:=NOT(COUNTIF([.F47:.F61];&quot;&lt;1&quot;)=15)" office:value-type="boolean" office:boolean-value="true" calcext:value-type="boolean">
            <text:p>TRUE</text:p>
          </table:table-cell>
          <table:table-cell table:formula="of:=NOT(COUNTIF([.F54:.F6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09</text:p>
          </table:table-cell>
          <table:table-cell office:value-type="float" office:value="10.9308317279796" calcext:value-type="float">
            <text:p>10.9308317279796</text:p>
          </table:table-cell>
          <table:table-cell table:formula="of:=[.B62]&gt;10" office:value-type="boolean" office:boolean-value="true" calcext:value-type="boolean">
            <text:p>TRUE</text:p>
          </table:table-cell>
          <table:table-cell table:formula="of:=IF([.B62]&gt;[.B61];+1;IF([.B62]&lt;[.B61]; -1; 0))" office:value-type="float" office:value="1" calcext:value-type="float">
            <text:p>1</text:p>
          </table:table-cell>
          <table:table-cell table:formula="of:=[.B62]-10" office:value-type="float" office:value="0.9308317279796" calcext:value-type="float">
            <text:p>0.9308317279796</text:p>
          </table:table-cell>
          <table:table-cell table:formula="of:=ABS([.E62])" office:value-type="float" office:value="0.9308317279796" calcext:value-type="float">
            <text:p>0.9308317279796</text:p>
          </table:table-cell>
          <table:table-cell table:formula="of:=ABS([.B62]-10)&lt;3" office:value-type="boolean" office:boolean-value="true" calcext:value-type="boolean">
            <text:p>TRUE</text:p>
          </table:table-cell>
          <table:table-cell table:formula="of:=NOT(OR(SUM([.C54:.C62])=9;SUM([.C54:.C62])=0))" office:value-type="boolean" office:boolean-value="true" calcext:value-type="boolean">
            <text:p>TRUE</text:p>
          </table:table-cell>
          <table:table-cell table:formula="of:=NOT(OR(SUM([.D57:.D62])=6;SUM([.D57:.D62])=-6))" office:value-type="boolean" office:boolean-value="true" calcext:value-type="boolean">
            <text:p>TRUE</text:p>
          </table:table-cell>
          <table:table-cell table:formula="of:=NOT(AND([.D62]=-[.D61];[.D61]=-[.D60];[.D60]=-[.D59];[.D59]=-[.D58];[.D58]=-[.D57];[.D57]=-[.D56];[.D56]=-[.D55];[.D55]=-[.D54];[.D54]=-[.D53];[.D53]=-[.D52];[.D52]=-[.D51];[.D51]=-[.D50];[.D50]=-[.D49];[.D49]=-[.D48]))" office:value-type="boolean" office:boolean-value="true" calcext:value-type="boolean">
            <text:p>TRUE</text:p>
          </table:table-cell>
          <table:table-cell table:formula="of:=NOT(OR(OR(AND([.E62]&gt;2;[.E61]&gt;2);AND([.E62]&gt;2;[.E60]&gt;2);AND([.E61]&gt;2;[.E60]&gt;2));OR(AND([.E62]&lt;-2;[.E61]&lt;-2);AND([.E62]&lt;-2;[.E60]&lt;-2);AND([.E61]&lt;-2;[.E60]&lt;-2))))" office:value-type="boolean" office:boolean-value="true" calcext:value-type="boolean">
            <text:p>TRUE</text:p>
          </table:table-cell>
          <table:table-cell table:formula="of:=NOT(OR(COUNTIF([.E58:.E62];&quot;&gt;1&quot;)&gt;=4;COUNTIF([.E58:.E62];&quot;&lt;-1&quot;)&gt;=4))" office:value-type="boolean" office:boolean-value="true" calcext:value-type="boolean">
            <text:p>TRUE</text:p>
          </table:table-cell>
          <table:table-cell table:formula="of:=NOT(COUNTIF([.F48:.F62];&quot;&lt;1&quot;)=15)" office:value-type="boolean" office:boolean-value="true" calcext:value-type="boolean">
            <text:p>TRUE</text:p>
          </table:table-cell>
          <table:table-cell table:formula="of:=NOT(COUNTIF([.F55:.F6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0</text:p>
          </table:table-cell>
          <table:table-cell office:value-type="float" office:value="10.0398239473893" calcext:value-type="float">
            <text:p>10.0398239473893</text:p>
          </table:table-cell>
          <table:table-cell table:formula="of:=[.B63]&gt;10" office:value-type="boolean" office:boolean-value="true" calcext:value-type="boolean">
            <text:p>TRUE</text:p>
          </table:table-cell>
          <table:table-cell table:formula="of:=IF([.B63]&gt;[.B62];+1;IF([.B63]&lt;[.B62]; -1; 0))" office:value-type="float" office:value="-1" calcext:value-type="float">
            <text:p>-1</text:p>
          </table:table-cell>
          <table:table-cell table:formula="of:=[.B63]-10" office:value-type="float" office:value="0.0398239473892996" calcext:value-type="float">
            <text:p>0.0398239473893</text:p>
          </table:table-cell>
          <table:table-cell table:formula="of:=ABS([.E63])" office:value-type="float" office:value="0.0398239473892996" calcext:value-type="float">
            <text:p>0.0398239473893</text:p>
          </table:table-cell>
          <table:table-cell table:formula="of:=ABS([.B63]-10)&lt;3" office:value-type="boolean" office:boolean-value="true" calcext:value-type="boolean">
            <text:p>TRUE</text:p>
          </table:table-cell>
          <table:table-cell table:formula="of:=NOT(OR(SUM([.C55:.C63])=9;SUM([.C55:.C63])=0))" office:value-type="boolean" office:boolean-value="true" calcext:value-type="boolean">
            <text:p>TRUE</text:p>
          </table:table-cell>
          <table:table-cell table:formula="of:=NOT(OR(SUM([.D58:.D63])=6;SUM([.D58:.D63])=-6))" office:value-type="boolean" office:boolean-value="true" calcext:value-type="boolean">
            <text:p>TRUE</text:p>
          </table:table-cell>
          <table:table-cell table:formula="of:=NOT(AND([.D63]=-[.D62];[.D62]=-[.D61];[.D61]=-[.D60];[.D60]=-[.D59];[.D59]=-[.D58];[.D58]=-[.D57];[.D57]=-[.D56];[.D56]=-[.D55];[.D55]=-[.D54];[.D54]=-[.D53];[.D53]=-[.D52];[.D52]=-[.D51];[.D51]=-[.D50];[.D50]=-[.D49]))" office:value-type="boolean" office:boolean-value="true" calcext:value-type="boolean">
            <text:p>TRUE</text:p>
          </table:table-cell>
          <table:table-cell table:formula="of:=NOT(OR(OR(AND([.E63]&gt;2;[.E62]&gt;2);AND([.E63]&gt;2;[.E61]&gt;2);AND([.E62]&gt;2;[.E61]&gt;2));OR(AND([.E63]&lt;-2;[.E62]&lt;-2);AND([.E63]&lt;-2;[.E61]&lt;-2);AND([.E62]&lt;-2;[.E61]&lt;-2))))" office:value-type="boolean" office:boolean-value="true" calcext:value-type="boolean">
            <text:p>TRUE</text:p>
          </table:table-cell>
          <table:table-cell table:formula="of:=NOT(OR(COUNTIF([.E59:.E63];&quot;&gt;1&quot;)&gt;=4;COUNTIF([.E59:.E63];&quot;&lt;-1&quot;)&gt;=4))" office:value-type="boolean" office:boolean-value="true" calcext:value-type="boolean">
            <text:p>TRUE</text:p>
          </table:table-cell>
          <table:table-cell table:formula="of:=NOT(COUNTIF([.F49:.F63];&quot;&lt;1&quot;)=15)" office:value-type="boolean" office:boolean-value="true" calcext:value-type="boolean">
            <text:p>TRUE</text:p>
          </table:table-cell>
          <table:table-cell table:formula="of:=NOT(COUNTIF([.F56:.F6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1</text:p>
          </table:table-cell>
          <table:table-cell office:value-type="float" office:value="10.1783349781133" calcext:value-type="float">
            <text:p>10.1783349781133</text:p>
          </table:table-cell>
          <table:table-cell table:formula="of:=[.B64]&gt;10" office:value-type="boolean" office:boolean-value="true" calcext:value-type="boolean">
            <text:p>TRUE</text:p>
          </table:table-cell>
          <table:table-cell table:formula="of:=IF([.B64]&gt;[.B63];+1;IF([.B64]&lt;[.B63]; -1; 0))" office:value-type="float" office:value="1" calcext:value-type="float">
            <text:p>1</text:p>
          </table:table-cell>
          <table:table-cell table:formula="of:=[.B64]-10" office:value-type="float" office:value="0.1783349781133" calcext:value-type="float">
            <text:p>0.1783349781133</text:p>
          </table:table-cell>
          <table:table-cell table:formula="of:=ABS([.E64])" office:value-type="float" office:value="0.1783349781133" calcext:value-type="float">
            <text:p>0.1783349781133</text:p>
          </table:table-cell>
          <table:table-cell table:formula="of:=ABS([.B64]-10)&lt;3" office:value-type="boolean" office:boolean-value="true" calcext:value-type="boolean">
            <text:p>TRUE</text:p>
          </table:table-cell>
          <table:table-cell table:formula="of:=NOT(OR(SUM([.C56:.C64])=9;SUM([.C56:.C64])=0))" office:value-type="boolean" office:boolean-value="true" calcext:value-type="boolean">
            <text:p>TRUE</text:p>
          </table:table-cell>
          <table:table-cell table:formula="of:=NOT(OR(SUM([.D59:.D64])=6;SUM([.D59:.D64])=-6))" office:value-type="boolean" office:boolean-value="true" calcext:value-type="boolean">
            <text:p>TRUE</text:p>
          </table:table-cell>
          <table:table-cell table:formula="of:=NOT(AND([.D64]=-[.D63];[.D63]=-[.D62];[.D62]=-[.D61];[.D61]=-[.D60];[.D60]=-[.D59];[.D59]=-[.D58];[.D58]=-[.D57];[.D57]=-[.D56];[.D56]=-[.D55];[.D55]=-[.D54];[.D54]=-[.D53];[.D53]=-[.D52];[.D52]=-[.D51];[.D51]=-[.D50]))" office:value-type="boolean" office:boolean-value="true" calcext:value-type="boolean">
            <text:p>TRUE</text:p>
          </table:table-cell>
          <table:table-cell table:formula="of:=NOT(OR(OR(AND([.E64]&gt;2;[.E63]&gt;2);AND([.E64]&gt;2;[.E62]&gt;2);AND([.E63]&gt;2;[.E62]&gt;2));OR(AND([.E64]&lt;-2;[.E63]&lt;-2);AND([.E64]&lt;-2;[.E62]&lt;-2);AND([.E63]&lt;-2;[.E62]&lt;-2))))" office:value-type="boolean" office:boolean-value="true" calcext:value-type="boolean">
            <text:p>TRUE</text:p>
          </table:table-cell>
          <table:table-cell table:formula="of:=NOT(OR(COUNTIF([.E60:.E64];&quot;&gt;1&quot;)&gt;=4;COUNTIF([.E60:.E64];&quot;&lt;-1&quot;)&gt;=4))" office:value-type="boolean" office:boolean-value="true" calcext:value-type="boolean">
            <text:p>TRUE</text:p>
          </table:table-cell>
          <table:table-cell table:formula="of:=NOT(COUNTIF([.F50:.F64];&quot;&lt;1&quot;)=15)" office:value-type="boolean" office:boolean-value="true" calcext:value-type="boolean">
            <text:p>TRUE</text:p>
          </table:table-cell>
          <table:table-cell table:formula="of:=NOT(COUNTIF([.F57:.F6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2</text:p>
          </table:table-cell>
          <table:table-cell office:value-type="float" office:value="9.9726602199103" calcext:value-type="float">
            <text:p>9.9726602199103</text:p>
          </table:table-cell>
          <table:table-cell table:formula="of:=[.B65]&gt;10" office:value-type="boolean" office:boolean-value="false" calcext:value-type="boolean">
            <text:p>FALSE</text:p>
          </table:table-cell>
          <table:table-cell table:formula="of:=IF([.B65]&gt;[.B64];+1;IF([.B65]&lt;[.B64]; -1; 0))" office:value-type="float" office:value="-1" calcext:value-type="float">
            <text:p>-1</text:p>
          </table:table-cell>
          <table:table-cell table:formula="of:=[.B65]-10" office:value-type="float" office:value="-0.0273397800897008" calcext:value-type="float">
            <text:p>-0.027339780089701</text:p>
          </table:table-cell>
          <table:table-cell table:formula="of:=ABS([.E65])" office:value-type="float" office:value="0.0273397800897008" calcext:value-type="float">
            <text:p>0.027339780089701</text:p>
          </table:table-cell>
          <table:table-cell table:formula="of:=ABS([.B65]-10)&lt;3" office:value-type="boolean" office:boolean-value="true" calcext:value-type="boolean">
            <text:p>TRUE</text:p>
          </table:table-cell>
          <table:table-cell table:formula="of:=NOT(OR(SUM([.C57:.C65])=9;SUM([.C57:.C65])=0))" office:value-type="boolean" office:boolean-value="true" calcext:value-type="boolean">
            <text:p>TRUE</text:p>
          </table:table-cell>
          <table:table-cell table:formula="of:=NOT(OR(SUM([.D60:.D65])=6;SUM([.D60:.D65])=-6))" office:value-type="boolean" office:boolean-value="true" calcext:value-type="boolean">
            <text:p>TRUE</text:p>
          </table:table-cell>
          <table:table-cell table:formula="of:=NOT(AND([.D65]=-[.D64];[.D64]=-[.D63];[.D63]=-[.D62];[.D62]=-[.D61];[.D61]=-[.D60];[.D60]=-[.D59];[.D59]=-[.D58];[.D58]=-[.D57];[.D57]=-[.D56];[.D56]=-[.D55];[.D55]=-[.D54];[.D54]=-[.D53];[.D53]=-[.D52];[.D52]=-[.D51]))" office:value-type="boolean" office:boolean-value="true" calcext:value-type="boolean">
            <text:p>TRUE</text:p>
          </table:table-cell>
          <table:table-cell table:formula="of:=NOT(OR(OR(AND([.E65]&gt;2;[.E64]&gt;2);AND([.E65]&gt;2;[.E63]&gt;2);AND([.E64]&gt;2;[.E63]&gt;2));OR(AND([.E65]&lt;-2;[.E64]&lt;-2);AND([.E65]&lt;-2;[.E63]&lt;-2);AND([.E64]&lt;-2;[.E63]&lt;-2))))" office:value-type="boolean" office:boolean-value="true" calcext:value-type="boolean">
            <text:p>TRUE</text:p>
          </table:table-cell>
          <table:table-cell table:formula="of:=NOT(OR(COUNTIF([.E61:.E65];&quot;&gt;1&quot;)&gt;=4;COUNTIF([.E61:.E65];&quot;&lt;-1&quot;)&gt;=4))" office:value-type="boolean" office:boolean-value="true" calcext:value-type="boolean">
            <text:p>TRUE</text:p>
          </table:table-cell>
          <table:table-cell table:formula="of:=NOT(COUNTIF([.F51:.F65];&quot;&lt;1&quot;)=15)" office:value-type="boolean" office:boolean-value="true" calcext:value-type="boolean">
            <text:p>TRUE</text:p>
          </table:table-cell>
          <table:table-cell table:formula="of:=NOT(COUNTIF([.F58:.F6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3</text:p>
          </table:table-cell>
          <table:table-cell office:value-type="float" office:value="9.38023023203473" calcext:value-type="float">
            <text:p>9.38023023203473</text:p>
          </table:table-cell>
          <table:table-cell table:formula="of:=[.B66]&gt;10" office:value-type="boolean" office:boolean-value="false" calcext:value-type="boolean">
            <text:p>FALSE</text:p>
          </table:table-cell>
          <table:table-cell table:formula="of:=IF([.B66]&gt;[.B65];+1;IF([.B66]&lt;[.B65]; -1; 0))" office:value-type="float" office:value="-1" calcext:value-type="float">
            <text:p>-1</text:p>
          </table:table-cell>
          <table:table-cell table:formula="of:=[.B66]-10" office:value-type="float" office:value="-0.61976976796527" calcext:value-type="float">
            <text:p>-0.61976976796527</text:p>
          </table:table-cell>
          <table:table-cell table:formula="of:=ABS([.E66])" office:value-type="float" office:value="0.61976976796527" calcext:value-type="float">
            <text:p>0.61976976796527</text:p>
          </table:table-cell>
          <table:table-cell table:formula="of:=ABS([.B66]-10)&lt;3" office:value-type="boolean" office:boolean-value="true" calcext:value-type="boolean">
            <text:p>TRUE</text:p>
          </table:table-cell>
          <table:table-cell table:formula="of:=NOT(OR(SUM([.C58:.C66])=9;SUM([.C58:.C66])=0))" office:value-type="boolean" office:boolean-value="true" calcext:value-type="boolean">
            <text:p>TRUE</text:p>
          </table:table-cell>
          <table:table-cell table:formula="of:=NOT(OR(SUM([.D61:.D66])=6;SUM([.D61:.D66])=-6))" office:value-type="boolean" office:boolean-value="true" calcext:value-type="boolean">
            <text:p>TRUE</text:p>
          </table:table-cell>
          <table:table-cell table:formula="of:=NOT(AND([.D66]=-[.D65];[.D65]=-[.D64];[.D64]=-[.D63];[.D63]=-[.D62];[.D62]=-[.D61];[.D61]=-[.D60];[.D60]=-[.D59];[.D59]=-[.D58];[.D58]=-[.D57];[.D57]=-[.D56];[.D56]=-[.D55];[.D55]=-[.D54];[.D54]=-[.D53];[.D53]=-[.D52]))" office:value-type="boolean" office:boolean-value="true" calcext:value-type="boolean">
            <text:p>TRUE</text:p>
          </table:table-cell>
          <table:table-cell table:formula="of:=NOT(OR(OR(AND([.E66]&gt;2;[.E65]&gt;2);AND([.E66]&gt;2;[.E64]&gt;2);AND([.E65]&gt;2;[.E64]&gt;2));OR(AND([.E66]&lt;-2;[.E65]&lt;-2);AND([.E66]&lt;-2;[.E64]&lt;-2);AND([.E65]&lt;-2;[.E64]&lt;-2))))" office:value-type="boolean" office:boolean-value="true" calcext:value-type="boolean">
            <text:p>TRUE</text:p>
          </table:table-cell>
          <table:table-cell table:formula="of:=NOT(OR(COUNTIF([.E62:.E66];&quot;&gt;1&quot;)&gt;=4;COUNTIF([.E62:.E66];&quot;&lt;-1&quot;)&gt;=4))" office:value-type="boolean" office:boolean-value="true" calcext:value-type="boolean">
            <text:p>TRUE</text:p>
          </table:table-cell>
          <table:table-cell table:formula="of:=NOT(COUNTIF([.F52:.F66];&quot;&lt;1&quot;)=15)" office:value-type="boolean" office:boolean-value="true" calcext:value-type="boolean">
            <text:p>TRUE</text:p>
          </table:table-cell>
          <table:table-cell table:formula="of:=NOT(COUNTIF([.F59:.F6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4</text:p>
          </table:table-cell>
          <table:table-cell office:value-type="float" office:value="9.22740591696439" calcext:value-type="float">
            <text:p>9.22740591696439</text:p>
          </table:table-cell>
          <table:table-cell table:formula="of:=[.B67]&gt;10" office:value-type="boolean" office:boolean-value="false" calcext:value-type="boolean">
            <text:p>FALSE</text:p>
          </table:table-cell>
          <table:table-cell table:formula="of:=IF([.B67]&gt;[.B66];+1;IF([.B67]&lt;[.B66]; -1; 0))" office:value-type="float" office:value="-1" calcext:value-type="float">
            <text:p>-1</text:p>
          </table:table-cell>
          <table:table-cell table:formula="of:=[.B67]-10" office:value-type="float" office:value="-0.77259408303561" calcext:value-type="float">
            <text:p>-0.77259408303561</text:p>
          </table:table-cell>
          <table:table-cell table:formula="of:=ABS([.E67])" office:value-type="float" office:value="0.77259408303561" calcext:value-type="float">
            <text:p>0.77259408303561</text:p>
          </table:table-cell>
          <table:table-cell table:formula="of:=ABS([.B67]-10)&lt;3" office:value-type="boolean" office:boolean-value="true" calcext:value-type="boolean">
            <text:p>TRUE</text:p>
          </table:table-cell>
          <table:table-cell table:formula="of:=NOT(OR(SUM([.C59:.C67])=9;SUM([.C59:.C67])=0))" office:value-type="boolean" office:boolean-value="true" calcext:value-type="boolean">
            <text:p>TRUE</text:p>
          </table:table-cell>
          <table:table-cell table:formula="of:=NOT(OR(SUM([.D62:.D67])=6;SUM([.D62:.D67])=-6))" office:value-type="boolean" office:boolean-value="true" calcext:value-type="boolean">
            <text:p>TRUE</text:p>
          </table:table-cell>
          <table:table-cell table:formula="of:=NOT(AND([.D67]=-[.D66];[.D66]=-[.D65];[.D65]=-[.D64];[.D64]=-[.D63];[.D63]=-[.D62];[.D62]=-[.D61];[.D61]=-[.D60];[.D60]=-[.D59];[.D59]=-[.D58];[.D58]=-[.D57];[.D57]=-[.D56];[.D56]=-[.D55];[.D55]=-[.D54];[.D54]=-[.D53]))" office:value-type="boolean" office:boolean-value="true" calcext:value-type="boolean">
            <text:p>TRUE</text:p>
          </table:table-cell>
          <table:table-cell table:formula="of:=NOT(OR(OR(AND([.E67]&gt;2;[.E66]&gt;2);AND([.E67]&gt;2;[.E65]&gt;2);AND([.E66]&gt;2;[.E65]&gt;2));OR(AND([.E67]&lt;-2;[.E66]&lt;-2);AND([.E67]&lt;-2;[.E65]&lt;-2);AND([.E66]&lt;-2;[.E65]&lt;-2))))" office:value-type="boolean" office:boolean-value="true" calcext:value-type="boolean">
            <text:p>TRUE</text:p>
          </table:table-cell>
          <table:table-cell table:formula="of:=NOT(OR(COUNTIF([.E63:.E67];&quot;&gt;1&quot;)&gt;=4;COUNTIF([.E63:.E67];&quot;&lt;-1&quot;)&gt;=4))" office:value-type="boolean" office:boolean-value="true" calcext:value-type="boolean">
            <text:p>TRUE</text:p>
          </table:table-cell>
          <table:table-cell table:formula="of:=NOT(COUNTIF([.F53:.F67];&quot;&lt;1&quot;)=15)" office:value-type="boolean" office:boolean-value="true" calcext:value-type="boolean">
            <text:p>TRUE</text:p>
          </table:table-cell>
          <table:table-cell table:formula="of:=NOT(COUNTIF([.F60:.F6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5</text:p>
          </table:table-cell>
          <table:table-cell office:value-type="float" office:value="8.28333020220344" calcext:value-type="float">
            <text:p>8.28333020220344</text:p>
          </table:table-cell>
          <table:table-cell table:formula="of:=[.B68]&gt;10" office:value-type="boolean" office:boolean-value="false" calcext:value-type="boolean">
            <text:p>FALSE</text:p>
          </table:table-cell>
          <table:table-cell table:formula="of:=IF([.B68]&gt;[.B67];+1;IF([.B68]&lt;[.B67]; -1; 0))" office:value-type="float" office:value="-1" calcext:value-type="float">
            <text:p>-1</text:p>
          </table:table-cell>
          <table:table-cell table:formula="of:=[.B68]-10" office:value-type="float" office:value="-1.71666979779656" calcext:value-type="float">
            <text:p>-1.71666979779656</text:p>
          </table:table-cell>
          <table:table-cell table:formula="of:=ABS([.E68])" office:value-type="float" office:value="1.71666979779656" calcext:value-type="float">
            <text:p>1.71666979779656</text:p>
          </table:table-cell>
          <table:table-cell table:formula="of:=ABS([.B68]-10)&lt;3" office:value-type="boolean" office:boolean-value="true" calcext:value-type="boolean">
            <text:p>TRUE</text:p>
          </table:table-cell>
          <table:table-cell table:formula="of:=NOT(OR(SUM([.C60:.C68])=9;SUM([.C60:.C68])=0))" office:value-type="boolean" office:boolean-value="true" calcext:value-type="boolean">
            <text:p>TRUE</text:p>
          </table:table-cell>
          <table:table-cell table:formula="of:=NOT(OR(SUM([.D63:.D68])=6;SUM([.D63:.D68])=-6))" office:value-type="boolean" office:boolean-value="true" calcext:value-type="boolean">
            <text:p>TRUE</text:p>
          </table:table-cell>
          <table:table-cell table:formula="of:=NOT(AND([.D68]=-[.D67];[.D67]=-[.D66];[.D66]=-[.D65];[.D65]=-[.D64];[.D64]=-[.D63];[.D63]=-[.D62];[.D62]=-[.D61];[.D61]=-[.D60];[.D60]=-[.D59];[.D59]=-[.D58];[.D58]=-[.D57];[.D57]=-[.D56];[.D56]=-[.D55];[.D55]=-[.D54]))" office:value-type="boolean" office:boolean-value="true" calcext:value-type="boolean">
            <text:p>TRUE</text:p>
          </table:table-cell>
          <table:table-cell table:formula="of:=NOT(OR(OR(AND([.E68]&gt;2;[.E67]&gt;2);AND([.E68]&gt;2;[.E66]&gt;2);AND([.E67]&gt;2;[.E66]&gt;2));OR(AND([.E68]&lt;-2;[.E67]&lt;-2);AND([.E68]&lt;-2;[.E66]&lt;-2);AND([.E67]&lt;-2;[.E66]&lt;-2))))" office:value-type="boolean" office:boolean-value="true" calcext:value-type="boolean">
            <text:p>TRUE</text:p>
          </table:table-cell>
          <table:table-cell table:formula="of:=NOT(OR(COUNTIF([.E64:.E68];&quot;&gt;1&quot;)&gt;=4;COUNTIF([.E64:.E68];&quot;&lt;-1&quot;)&gt;=4))" office:value-type="boolean" office:boolean-value="true" calcext:value-type="boolean">
            <text:p>TRUE</text:p>
          </table:table-cell>
          <table:table-cell table:formula="of:=NOT(COUNTIF([.F54:.F68];&quot;&lt;1&quot;)=15)" office:value-type="boolean" office:boolean-value="true" calcext:value-type="boolean">
            <text:p>TRUE</text:p>
          </table:table-cell>
          <table:table-cell table:formula="of:=NOT(COUNTIF([.F61:.F6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6</text:p>
          </table:table-cell>
          <table:table-cell office:value-type="float" office:value="10.2922750104364" calcext:value-type="float">
            <text:p>10.2922750104364</text:p>
          </table:table-cell>
          <table:table-cell table:formula="of:=[.B69]&gt;10" office:value-type="boolean" office:boolean-value="true" calcext:value-type="boolean">
            <text:p>TRUE</text:p>
          </table:table-cell>
          <table:table-cell table:formula="of:=IF([.B69]&gt;[.B68];+1;IF([.B69]&lt;[.B68]; -1; 0))" office:value-type="float" office:value="1" calcext:value-type="float">
            <text:p>1</text:p>
          </table:table-cell>
          <table:table-cell table:formula="of:=[.B69]-10" office:value-type="float" office:value="0.2922750104364" calcext:value-type="float">
            <text:p>0.2922750104364</text:p>
          </table:table-cell>
          <table:table-cell table:formula="of:=ABS([.E69])" office:value-type="float" office:value="0.2922750104364" calcext:value-type="float">
            <text:p>0.2922750104364</text:p>
          </table:table-cell>
          <table:table-cell table:formula="of:=ABS([.B69]-10)&lt;3" office:value-type="boolean" office:boolean-value="true" calcext:value-type="boolean">
            <text:p>TRUE</text:p>
          </table:table-cell>
          <table:table-cell table:formula="of:=NOT(OR(SUM([.C61:.C69])=9;SUM([.C61:.C69])=0))" office:value-type="boolean" office:boolean-value="true" calcext:value-type="boolean">
            <text:p>TRUE</text:p>
          </table:table-cell>
          <table:table-cell table:formula="of:=NOT(OR(SUM([.D64:.D69])=6;SUM([.D64:.D69])=-6))" office:value-type="boolean" office:boolean-value="true" calcext:value-type="boolean">
            <text:p>TRUE</text:p>
          </table:table-cell>
          <table:table-cell table:formula="of:=NOT(AND([.D69]=-[.D68];[.D68]=-[.D67];[.D67]=-[.D66];[.D66]=-[.D65];[.D65]=-[.D64];[.D64]=-[.D63];[.D63]=-[.D62];[.D62]=-[.D61];[.D61]=-[.D60];[.D60]=-[.D59];[.D59]=-[.D58];[.D58]=-[.D57];[.D57]=-[.D56];[.D56]=-[.D55]))" office:value-type="boolean" office:boolean-value="true" calcext:value-type="boolean">
            <text:p>TRUE</text:p>
          </table:table-cell>
          <table:table-cell table:formula="of:=NOT(OR(OR(AND([.E69]&gt;2;[.E68]&gt;2);AND([.E69]&gt;2;[.E67]&gt;2);AND([.E68]&gt;2;[.E67]&gt;2));OR(AND([.E69]&lt;-2;[.E68]&lt;-2);AND([.E69]&lt;-2;[.E67]&lt;-2);AND([.E68]&lt;-2;[.E67]&lt;-2))))" office:value-type="boolean" office:boolean-value="true" calcext:value-type="boolean">
            <text:p>TRUE</text:p>
          </table:table-cell>
          <table:table-cell table:formula="of:=NOT(OR(COUNTIF([.E65:.E69];&quot;&gt;1&quot;)&gt;=4;COUNTIF([.E65:.E69];&quot;&lt;-1&quot;)&gt;=4))" office:value-type="boolean" office:boolean-value="true" calcext:value-type="boolean">
            <text:p>TRUE</text:p>
          </table:table-cell>
          <table:table-cell table:formula="of:=NOT(COUNTIF([.F55:.F69];&quot;&lt;1&quot;)=15)" office:value-type="boolean" office:boolean-value="true" calcext:value-type="boolean">
            <text:p>TRUE</text:p>
          </table:table-cell>
          <table:table-cell table:formula="of:=NOT(COUNTIF([.F62:.F6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7</text:p>
          </table:table-cell>
          <table:table-cell office:value-type="float" office:value="8.05391609054754" calcext:value-type="float">
            <text:p>8.05391609054754</text:p>
          </table:table-cell>
          <table:table-cell table:formula="of:=[.B70]&gt;10" office:value-type="boolean" office:boolean-value="false" calcext:value-type="boolean">
            <text:p>FALSE</text:p>
          </table:table-cell>
          <table:table-cell table:formula="of:=IF([.B70]&gt;[.B69];+1;IF([.B70]&lt;[.B69]; -1; 0))" office:value-type="float" office:value="-1" calcext:value-type="float">
            <text:p>-1</text:p>
          </table:table-cell>
          <table:table-cell table:formula="of:=[.B70]-10" office:value-type="float" office:value="-1.94608390945246" calcext:value-type="float">
            <text:p>-1.94608390945246</text:p>
          </table:table-cell>
          <table:table-cell table:formula="of:=ABS([.E70])" office:value-type="float" office:value="1.94608390945246" calcext:value-type="float">
            <text:p>1.94608390945246</text:p>
          </table:table-cell>
          <table:table-cell table:formula="of:=ABS([.B70]-10)&lt;3" office:value-type="boolean" office:boolean-value="true" calcext:value-type="boolean">
            <text:p>TRUE</text:p>
          </table:table-cell>
          <table:table-cell table:formula="of:=NOT(OR(SUM([.C62:.C70])=9;SUM([.C62:.C70])=0))" office:value-type="boolean" office:boolean-value="true" calcext:value-type="boolean">
            <text:p>TRUE</text:p>
          </table:table-cell>
          <table:table-cell table:formula="of:=NOT(OR(SUM([.D65:.D70])=6;SUM([.D65:.D70])=-6))" office:value-type="boolean" office:boolean-value="true" calcext:value-type="boolean">
            <text:p>TRUE</text:p>
          </table:table-cell>
          <table:table-cell table:formula="of:=NOT(AND([.D70]=-[.D69];[.D69]=-[.D68];[.D68]=-[.D67];[.D67]=-[.D66];[.D66]=-[.D65];[.D65]=-[.D64];[.D64]=-[.D63];[.D63]=-[.D62];[.D62]=-[.D61];[.D61]=-[.D60];[.D60]=-[.D59];[.D59]=-[.D58];[.D58]=-[.D57];[.D57]=-[.D56]))" office:value-type="boolean" office:boolean-value="true" calcext:value-type="boolean">
            <text:p>TRUE</text:p>
          </table:table-cell>
          <table:table-cell table:formula="of:=NOT(OR(OR(AND([.E70]&gt;2;[.E69]&gt;2);AND([.E70]&gt;2;[.E68]&gt;2);AND([.E69]&gt;2;[.E68]&gt;2));OR(AND([.E70]&lt;-2;[.E69]&lt;-2);AND([.E70]&lt;-2;[.E68]&lt;-2);AND([.E69]&lt;-2;[.E68]&lt;-2))))" office:value-type="boolean" office:boolean-value="true" calcext:value-type="boolean">
            <text:p>TRUE</text:p>
          </table:table-cell>
          <table:table-cell table:formula="of:=NOT(OR(COUNTIF([.E66:.E70];&quot;&gt;1&quot;)&gt;=4;COUNTIF([.E66:.E70];&quot;&lt;-1&quot;)&gt;=4))" office:value-type="boolean" office:boolean-value="true" calcext:value-type="boolean">
            <text:p>TRUE</text:p>
          </table:table-cell>
          <table:table-cell table:formula="of:=NOT(COUNTIF([.F56:.F70];&quot;&lt;1&quot;)=15)" office:value-type="boolean" office:boolean-value="true" calcext:value-type="boolean">
            <text:p>TRUE</text:p>
          </table:table-cell>
          <table:table-cell table:formula="of:=NOT(COUNTIF([.F63:.F7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8</text:p>
          </table:table-cell>
          <table:table-cell office:value-type="float" office:value="11.3270211662054" calcext:value-type="float">
            <text:p>11.3270211662054</text:p>
          </table:table-cell>
          <table:table-cell table:formula="of:=[.B71]&gt;10" office:value-type="boolean" office:boolean-value="true" calcext:value-type="boolean">
            <text:p>TRUE</text:p>
          </table:table-cell>
          <table:table-cell table:formula="of:=IF([.B71]&gt;[.B70];+1;IF([.B71]&lt;[.B70]; -1; 0))" office:value-type="float" office:value="1" calcext:value-type="float">
            <text:p>1</text:p>
          </table:table-cell>
          <table:table-cell table:formula="of:=[.B71]-10" office:value-type="float" office:value="1.3270211662054" calcext:value-type="float">
            <text:p>1.3270211662054</text:p>
          </table:table-cell>
          <table:table-cell table:formula="of:=ABS([.E71])" office:value-type="float" office:value="1.3270211662054" calcext:value-type="float">
            <text:p>1.3270211662054</text:p>
          </table:table-cell>
          <table:table-cell table:formula="of:=ABS([.B71]-10)&lt;3" office:value-type="boolean" office:boolean-value="true" calcext:value-type="boolean">
            <text:p>TRUE</text:p>
          </table:table-cell>
          <table:table-cell table:formula="of:=NOT(OR(SUM([.C63:.C71])=9;SUM([.C63:.C71])=0))" office:value-type="boolean" office:boolean-value="true" calcext:value-type="boolean">
            <text:p>TRUE</text:p>
          </table:table-cell>
          <table:table-cell table:formula="of:=NOT(OR(SUM([.D66:.D71])=6;SUM([.D66:.D71])=-6))" office:value-type="boolean" office:boolean-value="true" calcext:value-type="boolean">
            <text:p>TRUE</text:p>
          </table:table-cell>
          <table:table-cell table:formula="of:=NOT(AND([.D71]=-[.D70];[.D70]=-[.D69];[.D69]=-[.D68];[.D68]=-[.D67];[.D67]=-[.D66];[.D66]=-[.D65];[.D65]=-[.D64];[.D64]=-[.D63];[.D63]=-[.D62];[.D62]=-[.D61];[.D61]=-[.D60];[.D60]=-[.D59];[.D59]=-[.D58];[.D58]=-[.D57]))" office:value-type="boolean" office:boolean-value="true" calcext:value-type="boolean">
            <text:p>TRUE</text:p>
          </table:table-cell>
          <table:table-cell table:formula="of:=NOT(OR(OR(AND([.E71]&gt;2;[.E70]&gt;2);AND([.E71]&gt;2;[.E69]&gt;2);AND([.E70]&gt;2;[.E69]&gt;2));OR(AND([.E71]&lt;-2;[.E70]&lt;-2);AND([.E71]&lt;-2;[.E69]&lt;-2);AND([.E70]&lt;-2;[.E69]&lt;-2))))" office:value-type="boolean" office:boolean-value="true" calcext:value-type="boolean">
            <text:p>TRUE</text:p>
          </table:table-cell>
          <table:table-cell table:formula="of:=NOT(OR(COUNTIF([.E67:.E71];&quot;&gt;1&quot;)&gt;=4;COUNTIF([.E67:.E71];&quot;&lt;-1&quot;)&gt;=4))" office:value-type="boolean" office:boolean-value="true" calcext:value-type="boolean">
            <text:p>TRUE</text:p>
          </table:table-cell>
          <table:table-cell table:formula="of:=NOT(COUNTIF([.F57:.F71];&quot;&lt;1&quot;)=15)" office:value-type="boolean" office:boolean-value="true" calcext:value-type="boolean">
            <text:p>TRUE</text:p>
          </table:table-cell>
          <table:table-cell table:formula="of:=NOT(COUNTIF([.F64:.F7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19</text:p>
          </table:table-cell>
          <table:table-cell office:value-type="float" office:value="9.37626137976478" calcext:value-type="float">
            <text:p>9.37626137976478</text:p>
          </table:table-cell>
          <table:table-cell table:formula="of:=[.B72]&gt;10" office:value-type="boolean" office:boolean-value="false" calcext:value-type="boolean">
            <text:p>FALSE</text:p>
          </table:table-cell>
          <table:table-cell table:formula="of:=IF([.B72]&gt;[.B71];+1;IF([.B72]&lt;[.B71]; -1; 0))" office:value-type="float" office:value="-1" calcext:value-type="float">
            <text:p>-1</text:p>
          </table:table-cell>
          <table:table-cell table:formula="of:=[.B72]-10" office:value-type="float" office:value="-0.623738620235221" calcext:value-type="float">
            <text:p>-0.623738620235221</text:p>
          </table:table-cell>
          <table:table-cell table:formula="of:=ABS([.E72])" office:value-type="float" office:value="0.623738620235221" calcext:value-type="float">
            <text:p>0.623738620235221</text:p>
          </table:table-cell>
          <table:table-cell table:formula="of:=ABS([.B72]-10)&lt;3" office:value-type="boolean" office:boolean-value="true" calcext:value-type="boolean">
            <text:p>TRUE</text:p>
          </table:table-cell>
          <table:table-cell table:formula="of:=NOT(OR(SUM([.C64:.C72])=9;SUM([.C64:.C72])=0))" office:value-type="boolean" office:boolean-value="true" calcext:value-type="boolean">
            <text:p>TRUE</text:p>
          </table:table-cell>
          <table:table-cell table:formula="of:=NOT(OR(SUM([.D67:.D72])=6;SUM([.D67:.D72])=-6))" office:value-type="boolean" office:boolean-value="true" calcext:value-type="boolean">
            <text:p>TRUE</text:p>
          </table:table-cell>
          <table:table-cell table:formula="of:=NOT(AND([.D72]=-[.D71];[.D71]=-[.D70];[.D70]=-[.D69];[.D69]=-[.D68];[.D68]=-[.D67];[.D67]=-[.D66];[.D66]=-[.D65];[.D65]=-[.D64];[.D64]=-[.D63];[.D63]=-[.D62];[.D62]=-[.D61];[.D61]=-[.D60];[.D60]=-[.D59];[.D59]=-[.D58]))" office:value-type="boolean" office:boolean-value="true" calcext:value-type="boolean">
            <text:p>TRUE</text:p>
          </table:table-cell>
          <table:table-cell table:formula="of:=NOT(OR(OR(AND([.E72]&gt;2;[.E71]&gt;2);AND([.E72]&gt;2;[.E70]&gt;2);AND([.E71]&gt;2;[.E70]&gt;2));OR(AND([.E72]&lt;-2;[.E71]&lt;-2);AND([.E72]&lt;-2;[.E70]&lt;-2);AND([.E71]&lt;-2;[.E70]&lt;-2))))" office:value-type="boolean" office:boolean-value="true" calcext:value-type="boolean">
            <text:p>TRUE</text:p>
          </table:table-cell>
          <table:table-cell table:formula="of:=NOT(OR(COUNTIF([.E68:.E72];&quot;&gt;1&quot;)&gt;=4;COUNTIF([.E68:.E72];&quot;&lt;-1&quot;)&gt;=4))" office:value-type="boolean" office:boolean-value="true" calcext:value-type="boolean">
            <text:p>TRUE</text:p>
          </table:table-cell>
          <table:table-cell table:formula="of:=NOT(COUNTIF([.F58:.F72];&quot;&lt;1&quot;)=15)" office:value-type="boolean" office:boolean-value="true" calcext:value-type="boolean">
            <text:p>TRUE</text:p>
          </table:table-cell>
          <table:table-cell table:formula="of:=NOT(COUNTIF([.F65:.F7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0</text:p>
          </table:table-cell>
          <table:table-cell office:value-type="float" office:value="10.2907051751744" calcext:value-type="float">
            <text:p>10.2907051751744</text:p>
          </table:table-cell>
          <table:table-cell table:formula="of:=[.B73]&gt;10" office:value-type="boolean" office:boolean-value="true" calcext:value-type="boolean">
            <text:p>TRUE</text:p>
          </table:table-cell>
          <table:table-cell table:formula="of:=IF([.B73]&gt;[.B72];+1;IF([.B73]&lt;[.B72]; -1; 0))" office:value-type="float" office:value="1" calcext:value-type="float">
            <text:p>1</text:p>
          </table:table-cell>
          <table:table-cell table:formula="of:=[.B73]-10" office:value-type="float" office:value="0.2907051751744" calcext:value-type="float">
            <text:p>0.2907051751744</text:p>
          </table:table-cell>
          <table:table-cell table:formula="of:=ABS([.E73])" office:value-type="float" office:value="0.2907051751744" calcext:value-type="float">
            <text:p>0.2907051751744</text:p>
          </table:table-cell>
          <table:table-cell table:formula="of:=ABS([.B73]-10)&lt;3" office:value-type="boolean" office:boolean-value="true" calcext:value-type="boolean">
            <text:p>TRUE</text:p>
          </table:table-cell>
          <table:table-cell table:formula="of:=NOT(OR(SUM([.C65:.C73])=9;SUM([.C65:.C73])=0))" office:value-type="boolean" office:boolean-value="true" calcext:value-type="boolean">
            <text:p>TRUE</text:p>
          </table:table-cell>
          <table:table-cell table:formula="of:=NOT(OR(SUM([.D68:.D73])=6;SUM([.D68:.D73])=-6))" office:value-type="boolean" office:boolean-value="true" calcext:value-type="boolean">
            <text:p>TRUE</text:p>
          </table:table-cell>
          <table:table-cell table:formula="of:=NOT(AND([.D73]=-[.D72];[.D72]=-[.D71];[.D71]=-[.D70];[.D70]=-[.D69];[.D69]=-[.D68];[.D68]=-[.D67];[.D67]=-[.D66];[.D66]=-[.D65];[.D65]=-[.D64];[.D64]=-[.D63];[.D63]=-[.D62];[.D62]=-[.D61];[.D61]=-[.D60];[.D60]=-[.D59]))" office:value-type="boolean" office:boolean-value="true" calcext:value-type="boolean">
            <text:p>TRUE</text:p>
          </table:table-cell>
          <table:table-cell table:formula="of:=NOT(OR(OR(AND([.E73]&gt;2;[.E72]&gt;2);AND([.E73]&gt;2;[.E71]&gt;2);AND([.E72]&gt;2;[.E71]&gt;2));OR(AND([.E73]&lt;-2;[.E72]&lt;-2);AND([.E73]&lt;-2;[.E71]&lt;-2);AND([.E72]&lt;-2;[.E71]&lt;-2))))" office:value-type="boolean" office:boolean-value="true" calcext:value-type="boolean">
            <text:p>TRUE</text:p>
          </table:table-cell>
          <table:table-cell table:formula="of:=NOT(OR(COUNTIF([.E69:.E73];&quot;&gt;1&quot;)&gt;=4;COUNTIF([.E69:.E73];&quot;&lt;-1&quot;)&gt;=4))" office:value-type="boolean" office:boolean-value="true" calcext:value-type="boolean">
            <text:p>TRUE</text:p>
          </table:table-cell>
          <table:table-cell table:formula="of:=NOT(COUNTIF([.F59:.F73];&quot;&lt;1&quot;)=15)" office:value-type="boolean" office:boolean-value="true" calcext:value-type="boolean">
            <text:p>TRUE</text:p>
          </table:table-cell>
          <table:table-cell table:formula="of:=NOT(COUNTIF([.F66:.F7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1</text:p>
          </table:table-cell>
          <table:table-cell office:value-type="float" office:value="10.6336190318581" calcext:value-type="float">
            <text:p>10.6336190318581</text:p>
          </table:table-cell>
          <table:table-cell table:formula="of:=[.B74]&gt;10" office:value-type="boolean" office:boolean-value="true" calcext:value-type="boolean">
            <text:p>TRUE</text:p>
          </table:table-cell>
          <table:table-cell table:formula="of:=IF([.B74]&gt;[.B73];+1;IF([.B74]&lt;[.B73]; -1; 0))" office:value-type="float" office:value="1" calcext:value-type="float">
            <text:p>1</text:p>
          </table:table-cell>
          <table:table-cell table:formula="of:=[.B74]-10" office:value-type="float" office:value="0.6336190318581" calcext:value-type="float">
            <text:p>0.6336190318581</text:p>
          </table:table-cell>
          <table:table-cell table:formula="of:=ABS([.E74])" office:value-type="float" office:value="0.6336190318581" calcext:value-type="float">
            <text:p>0.6336190318581</text:p>
          </table:table-cell>
          <table:table-cell table:formula="of:=ABS([.B74]-10)&lt;3" office:value-type="boolean" office:boolean-value="true" calcext:value-type="boolean">
            <text:p>TRUE</text:p>
          </table:table-cell>
          <table:table-cell table:formula="of:=NOT(OR(SUM([.C66:.C74])=9;SUM([.C66:.C74])=0))" office:value-type="boolean" office:boolean-value="true" calcext:value-type="boolean">
            <text:p>TRUE</text:p>
          </table:table-cell>
          <table:table-cell table:formula="of:=NOT(OR(SUM([.D69:.D74])=6;SUM([.D69:.D74])=-6))" office:value-type="boolean" office:boolean-value="true" calcext:value-type="boolean">
            <text:p>TRUE</text:p>
          </table:table-cell>
          <table:table-cell table:formula="of:=NOT(AND([.D74]=-[.D73];[.D73]=-[.D72];[.D72]=-[.D71];[.D71]=-[.D70];[.D70]=-[.D69];[.D69]=-[.D68];[.D68]=-[.D67];[.D67]=-[.D66];[.D66]=-[.D65];[.D65]=-[.D64];[.D64]=-[.D63];[.D63]=-[.D62];[.D62]=-[.D61];[.D61]=-[.D60]))" office:value-type="boolean" office:boolean-value="true" calcext:value-type="boolean">
            <text:p>TRUE</text:p>
          </table:table-cell>
          <table:table-cell table:formula="of:=NOT(OR(OR(AND([.E74]&gt;2;[.E73]&gt;2);AND([.E74]&gt;2;[.E72]&gt;2);AND([.E73]&gt;2;[.E72]&gt;2));OR(AND([.E74]&lt;-2;[.E73]&lt;-2);AND([.E74]&lt;-2;[.E72]&lt;-2);AND([.E73]&lt;-2;[.E72]&lt;-2))))" office:value-type="boolean" office:boolean-value="true" calcext:value-type="boolean">
            <text:p>TRUE</text:p>
          </table:table-cell>
          <table:table-cell table:formula="of:=NOT(OR(COUNTIF([.E70:.E74];&quot;&gt;1&quot;)&gt;=4;COUNTIF([.E70:.E74];&quot;&lt;-1&quot;)&gt;=4))" office:value-type="boolean" office:boolean-value="true" calcext:value-type="boolean">
            <text:p>TRUE</text:p>
          </table:table-cell>
          <table:table-cell table:formula="of:=NOT(COUNTIF([.F60:.F74];&quot;&lt;1&quot;)=15)" office:value-type="boolean" office:boolean-value="true" calcext:value-type="boolean">
            <text:p>TRUE</text:p>
          </table:table-cell>
          <table:table-cell table:formula="of:=NOT(COUNTIF([.F67:.F7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2</text:p>
          </table:table-cell>
          <table:table-cell office:value-type="float" office:value="9.93223015299923" calcext:value-type="float">
            <text:p>9.93223015299923</text:p>
          </table:table-cell>
          <table:table-cell table:formula="of:=[.B75]&gt;10" office:value-type="boolean" office:boolean-value="false" calcext:value-type="boolean">
            <text:p>FALSE</text:p>
          </table:table-cell>
          <table:table-cell table:formula="of:=IF([.B75]&gt;[.B74];+1;IF([.B75]&lt;[.B74]; -1; 0))" office:value-type="float" office:value="-1" calcext:value-type="float">
            <text:p>-1</text:p>
          </table:table-cell>
          <table:table-cell table:formula="of:=[.B75]-10" office:value-type="float" office:value="-0.0677698470007702" calcext:value-type="float">
            <text:p>-0.06776984700077</text:p>
          </table:table-cell>
          <table:table-cell table:formula="of:=ABS([.E75])" office:value-type="float" office:value="0.0677698470007702" calcext:value-type="float">
            <text:p>0.06776984700077</text:p>
          </table:table-cell>
          <table:table-cell table:formula="of:=ABS([.B75]-10)&lt;3" office:value-type="boolean" office:boolean-value="true" calcext:value-type="boolean">
            <text:p>TRUE</text:p>
          </table:table-cell>
          <table:table-cell table:formula="of:=NOT(OR(SUM([.C67:.C75])=9;SUM([.C67:.C75])=0))" office:value-type="boolean" office:boolean-value="true" calcext:value-type="boolean">
            <text:p>TRUE</text:p>
          </table:table-cell>
          <table:table-cell table:formula="of:=NOT(OR(SUM([.D70:.D75])=6;SUM([.D70:.D75])=-6))" office:value-type="boolean" office:boolean-value="true" calcext:value-type="boolean">
            <text:p>TRUE</text:p>
          </table:table-cell>
          <table:table-cell table:formula="of:=NOT(AND([.D75]=-[.D74];[.D74]=-[.D73];[.D73]=-[.D72];[.D72]=-[.D71];[.D71]=-[.D70];[.D70]=-[.D69];[.D69]=-[.D68];[.D68]=-[.D67];[.D67]=-[.D66];[.D66]=-[.D65];[.D65]=-[.D64];[.D64]=-[.D63];[.D63]=-[.D62];[.D62]=-[.D61]))" office:value-type="boolean" office:boolean-value="true" calcext:value-type="boolean">
            <text:p>TRUE</text:p>
          </table:table-cell>
          <table:table-cell table:formula="of:=NOT(OR(OR(AND([.E75]&gt;2;[.E74]&gt;2);AND([.E75]&gt;2;[.E73]&gt;2);AND([.E74]&gt;2;[.E73]&gt;2));OR(AND([.E75]&lt;-2;[.E74]&lt;-2);AND([.E75]&lt;-2;[.E73]&lt;-2);AND([.E74]&lt;-2;[.E73]&lt;-2))))" office:value-type="boolean" office:boolean-value="true" calcext:value-type="boolean">
            <text:p>TRUE</text:p>
          </table:table-cell>
          <table:table-cell table:formula="of:=NOT(OR(COUNTIF([.E71:.E75];&quot;&gt;1&quot;)&gt;=4;COUNTIF([.E71:.E75];&quot;&lt;-1&quot;)&gt;=4))" office:value-type="boolean" office:boolean-value="true" calcext:value-type="boolean">
            <text:p>TRUE</text:p>
          </table:table-cell>
          <table:table-cell table:formula="of:=NOT(COUNTIF([.F61:.F75];&quot;&lt;1&quot;)=15)" office:value-type="boolean" office:boolean-value="true" calcext:value-type="boolean">
            <text:p>TRUE</text:p>
          </table:table-cell>
          <table:table-cell table:formula="of:=NOT(COUNTIF([.F68:.F7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3</text:p>
          </table:table-cell>
          <table:table-cell office:value-type="float" office:value="11.2845661234579" calcext:value-type="float">
            <text:p>11.2845661234579</text:p>
          </table:table-cell>
          <table:table-cell table:formula="of:=[.B76]&gt;10" office:value-type="boolean" office:boolean-value="true" calcext:value-type="boolean">
            <text:p>TRUE</text:p>
          </table:table-cell>
          <table:table-cell table:formula="of:=IF([.B76]&gt;[.B75];+1;IF([.B76]&lt;[.B75]; -1; 0))" office:value-type="float" office:value="1" calcext:value-type="float">
            <text:p>1</text:p>
          </table:table-cell>
          <table:table-cell table:formula="of:=[.B76]-10" office:value-type="float" office:value="1.2845661234579" calcext:value-type="float">
            <text:p>1.2845661234579</text:p>
          </table:table-cell>
          <table:table-cell table:formula="of:=ABS([.E76])" office:value-type="float" office:value="1.2845661234579" calcext:value-type="float">
            <text:p>1.2845661234579</text:p>
          </table:table-cell>
          <table:table-cell table:formula="of:=ABS([.B76]-10)&lt;3" office:value-type="boolean" office:boolean-value="true" calcext:value-type="boolean">
            <text:p>TRUE</text:p>
          </table:table-cell>
          <table:table-cell table:formula="of:=NOT(OR(SUM([.C68:.C76])=9;SUM([.C68:.C76])=0))" office:value-type="boolean" office:boolean-value="true" calcext:value-type="boolean">
            <text:p>TRUE</text:p>
          </table:table-cell>
          <table:table-cell table:formula="of:=NOT(OR(SUM([.D71:.D76])=6;SUM([.D71:.D76])=-6))" office:value-type="boolean" office:boolean-value="true" calcext:value-type="boolean">
            <text:p>TRUE</text:p>
          </table:table-cell>
          <table:table-cell table:formula="of:=NOT(AND([.D76]=-[.D75];[.D75]=-[.D74];[.D74]=-[.D73];[.D73]=-[.D72];[.D72]=-[.D71];[.D71]=-[.D70];[.D70]=-[.D69];[.D69]=-[.D68];[.D68]=-[.D67];[.D67]=-[.D66];[.D66]=-[.D65];[.D65]=-[.D64];[.D64]=-[.D63];[.D63]=-[.D62]))" office:value-type="boolean" office:boolean-value="true" calcext:value-type="boolean">
            <text:p>TRUE</text:p>
          </table:table-cell>
          <table:table-cell table:formula="of:=NOT(OR(OR(AND([.E76]&gt;2;[.E75]&gt;2);AND([.E76]&gt;2;[.E74]&gt;2);AND([.E75]&gt;2;[.E74]&gt;2));OR(AND([.E76]&lt;-2;[.E75]&lt;-2);AND([.E76]&lt;-2;[.E74]&lt;-2);AND([.E75]&lt;-2;[.E74]&lt;-2))))" office:value-type="boolean" office:boolean-value="true" calcext:value-type="boolean">
            <text:p>TRUE</text:p>
          </table:table-cell>
          <table:table-cell table:formula="of:=NOT(OR(COUNTIF([.E72:.E76];&quot;&gt;1&quot;)&gt;=4;COUNTIF([.E72:.E76];&quot;&lt;-1&quot;)&gt;=4))" office:value-type="boolean" office:boolean-value="true" calcext:value-type="boolean">
            <text:p>TRUE</text:p>
          </table:table-cell>
          <table:table-cell table:formula="of:=NOT(COUNTIF([.F62:.F76];&quot;&lt;1&quot;)=15)" office:value-type="boolean" office:boolean-value="true" calcext:value-type="boolean">
            <text:p>TRUE</text:p>
          </table:table-cell>
          <table:table-cell table:formula="of:=NOT(COUNTIF([.F69:.F7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4</text:p>
          </table:table-cell>
          <table:table-cell office:value-type="float" office:value="11.2581966338725" calcext:value-type="float">
            <text:p>11.2581966338725</text:p>
          </table:table-cell>
          <table:table-cell table:formula="of:=[.B77]&gt;10" office:value-type="boolean" office:boolean-value="true" calcext:value-type="boolean">
            <text:p>TRUE</text:p>
          </table:table-cell>
          <table:table-cell table:formula="of:=IF([.B77]&gt;[.B76];+1;IF([.B77]&lt;[.B76]; -1; 0))" office:value-type="float" office:value="-1" calcext:value-type="float">
            <text:p>-1</text:p>
          </table:table-cell>
          <table:table-cell table:formula="of:=[.B77]-10" office:value-type="float" office:value="1.2581966338725" calcext:value-type="float">
            <text:p>1.2581966338725</text:p>
          </table:table-cell>
          <table:table-cell table:formula="of:=ABS([.E77])" office:value-type="float" office:value="1.2581966338725" calcext:value-type="float">
            <text:p>1.2581966338725</text:p>
          </table:table-cell>
          <table:table-cell table:formula="of:=ABS([.B77]-10)&lt;3" office:value-type="boolean" office:boolean-value="true" calcext:value-type="boolean">
            <text:p>TRUE</text:p>
          </table:table-cell>
          <table:table-cell table:formula="of:=NOT(OR(SUM([.C69:.C77])=9;SUM([.C69:.C77])=0))" office:value-type="boolean" office:boolean-value="true" calcext:value-type="boolean">
            <text:p>TRUE</text:p>
          </table:table-cell>
          <table:table-cell table:formula="of:=NOT(OR(SUM([.D72:.D77])=6;SUM([.D72:.D77])=-6))" office:value-type="boolean" office:boolean-value="true" calcext:value-type="boolean">
            <text:p>TRUE</text:p>
          </table:table-cell>
          <table:table-cell table:formula="of:=NOT(AND([.D77]=-[.D76];[.D76]=-[.D75];[.D75]=-[.D74];[.D74]=-[.D73];[.D73]=-[.D72];[.D72]=-[.D71];[.D71]=-[.D70];[.D70]=-[.D69];[.D69]=-[.D68];[.D68]=-[.D67];[.D67]=-[.D66];[.D66]=-[.D65];[.D65]=-[.D64];[.D64]=-[.D63]))" office:value-type="boolean" office:boolean-value="true" calcext:value-type="boolean">
            <text:p>TRUE</text:p>
          </table:table-cell>
          <table:table-cell table:formula="of:=NOT(OR(OR(AND([.E77]&gt;2;[.E76]&gt;2);AND([.E77]&gt;2;[.E75]&gt;2);AND([.E76]&gt;2;[.E75]&gt;2));OR(AND([.E77]&lt;-2;[.E76]&lt;-2);AND([.E77]&lt;-2;[.E75]&lt;-2);AND([.E76]&lt;-2;[.E75]&lt;-2))))" office:value-type="boolean" office:boolean-value="true" calcext:value-type="boolean">
            <text:p>TRUE</text:p>
          </table:table-cell>
          <table:table-cell table:formula="of:=NOT(OR(COUNTIF([.E73:.E77];&quot;&gt;1&quot;)&gt;=4;COUNTIF([.E73:.E77];&quot;&lt;-1&quot;)&gt;=4))" office:value-type="boolean" office:boolean-value="true" calcext:value-type="boolean">
            <text:p>TRUE</text:p>
          </table:table-cell>
          <table:table-cell table:formula="of:=NOT(COUNTIF([.F63:.F77];&quot;&lt;1&quot;)=15)" office:value-type="boolean" office:boolean-value="true" calcext:value-type="boolean">
            <text:p>TRUE</text:p>
          </table:table-cell>
          <table:table-cell table:formula="of:=NOT(COUNTIF([.F70:.F7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5</text:p>
          </table:table-cell>
          <table:table-cell office:value-type="float" office:value="10.6395426987067" calcext:value-type="float">
            <text:p>10.6395426987067</text:p>
          </table:table-cell>
          <table:table-cell table:formula="of:=[.B78]&gt;10" office:value-type="boolean" office:boolean-value="true" calcext:value-type="boolean">
            <text:p>TRUE</text:p>
          </table:table-cell>
          <table:table-cell table:formula="of:=IF([.B78]&gt;[.B77];+1;IF([.B78]&lt;[.B77]; -1; 0))" office:value-type="float" office:value="-1" calcext:value-type="float">
            <text:p>-1</text:p>
          </table:table-cell>
          <table:table-cell table:formula="of:=[.B78]-10" office:value-type="float" office:value="0.6395426987067" calcext:value-type="float">
            <text:p>0.6395426987067</text:p>
          </table:table-cell>
          <table:table-cell table:formula="of:=ABS([.E78])" office:value-type="float" office:value="0.6395426987067" calcext:value-type="float">
            <text:p>0.6395426987067</text:p>
          </table:table-cell>
          <table:table-cell table:formula="of:=ABS([.B78]-10)&lt;3" office:value-type="boolean" office:boolean-value="true" calcext:value-type="boolean">
            <text:p>TRUE</text:p>
          </table:table-cell>
          <table:table-cell table:formula="of:=NOT(OR(SUM([.C70:.C78])=9;SUM([.C70:.C78])=0))" office:value-type="boolean" office:boolean-value="true" calcext:value-type="boolean">
            <text:p>TRUE</text:p>
          </table:table-cell>
          <table:table-cell table:formula="of:=NOT(OR(SUM([.D73:.D78])=6;SUM([.D73:.D78])=-6))" office:value-type="boolean" office:boolean-value="true" calcext:value-type="boolean">
            <text:p>TRUE</text:p>
          </table:table-cell>
          <table:table-cell table:formula="of:=NOT(AND([.D78]=-[.D77];[.D77]=-[.D76];[.D76]=-[.D75];[.D75]=-[.D74];[.D74]=-[.D73];[.D73]=-[.D72];[.D72]=-[.D71];[.D71]=-[.D70];[.D70]=-[.D69];[.D69]=-[.D68];[.D68]=-[.D67];[.D67]=-[.D66];[.D66]=-[.D65];[.D65]=-[.D64]))" office:value-type="boolean" office:boolean-value="true" calcext:value-type="boolean">
            <text:p>TRUE</text:p>
          </table:table-cell>
          <table:table-cell table:formula="of:=NOT(OR(OR(AND([.E78]&gt;2;[.E77]&gt;2);AND([.E78]&gt;2;[.E76]&gt;2);AND([.E77]&gt;2;[.E76]&gt;2));OR(AND([.E78]&lt;-2;[.E77]&lt;-2);AND([.E78]&lt;-2;[.E76]&lt;-2);AND([.E77]&lt;-2;[.E76]&lt;-2))))" office:value-type="boolean" office:boolean-value="true" calcext:value-type="boolean">
            <text:p>TRUE</text:p>
          </table:table-cell>
          <table:table-cell table:formula="of:=NOT(OR(COUNTIF([.E74:.E78];&quot;&gt;1&quot;)&gt;=4;COUNTIF([.E74:.E78];&quot;&lt;-1&quot;)&gt;=4))" office:value-type="boolean" office:boolean-value="true" calcext:value-type="boolean">
            <text:p>TRUE</text:p>
          </table:table-cell>
          <table:table-cell table:formula="of:=NOT(COUNTIF([.F64:.F78];&quot;&lt;1&quot;)=15)" office:value-type="boolean" office:boolean-value="true" calcext:value-type="boolean">
            <text:p>TRUE</text:p>
          </table:table-cell>
          <table:table-cell table:formula="of:=NOT(COUNTIF([.F71:.F7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6</text:p>
          </table:table-cell>
          <table:table-cell office:value-type="float" office:value="11.2679542000362" calcext:value-type="float">
            <text:p>11.2679542000362</text:p>
          </table:table-cell>
          <table:table-cell table:formula="of:=[.B79]&gt;10" office:value-type="boolean" office:boolean-value="true" calcext:value-type="boolean">
            <text:p>TRUE</text:p>
          </table:table-cell>
          <table:table-cell table:formula="of:=IF([.B79]&gt;[.B78];+1;IF([.B79]&lt;[.B78]; -1; 0))" office:value-type="float" office:value="1" calcext:value-type="float">
            <text:p>1</text:p>
          </table:table-cell>
          <table:table-cell table:formula="of:=[.B79]-10" office:value-type="float" office:value="1.2679542000362" calcext:value-type="float">
            <text:p>1.2679542000362</text:p>
          </table:table-cell>
          <table:table-cell table:formula="of:=ABS([.E79])" office:value-type="float" office:value="1.2679542000362" calcext:value-type="float">
            <text:p>1.2679542000362</text:p>
          </table:table-cell>
          <table:table-cell table:formula="of:=ABS([.B79]-10)&lt;3" office:value-type="boolean" office:boolean-value="true" calcext:value-type="boolean">
            <text:p>TRUE</text:p>
          </table:table-cell>
          <table:table-cell table:formula="of:=NOT(OR(SUM([.C71:.C79])=9;SUM([.C71:.C79])=0))" office:value-type="boolean" office:boolean-value="true" calcext:value-type="boolean">
            <text:p>TRUE</text:p>
          </table:table-cell>
          <table:table-cell table:formula="of:=NOT(OR(SUM([.D74:.D79])=6;SUM([.D74:.D79])=-6))" office:value-type="boolean" office:boolean-value="true" calcext:value-type="boolean">
            <text:p>TRUE</text:p>
          </table:table-cell>
          <table:table-cell table:formula="of:=NOT(AND([.D79]=-[.D78];[.D78]=-[.D77];[.D77]=-[.D76];[.D76]=-[.D75];[.D75]=-[.D74];[.D74]=-[.D73];[.D73]=-[.D72];[.D72]=-[.D71];[.D71]=-[.D70];[.D70]=-[.D69];[.D69]=-[.D68];[.D68]=-[.D67];[.D67]=-[.D66];[.D66]=-[.D65]))" office:value-type="boolean" office:boolean-value="true" calcext:value-type="boolean">
            <text:p>TRUE</text:p>
          </table:table-cell>
          <table:table-cell table:formula="of:=NOT(OR(OR(AND([.E79]&gt;2;[.E78]&gt;2);AND([.E79]&gt;2;[.E77]&gt;2);AND([.E78]&gt;2;[.E77]&gt;2));OR(AND([.E79]&lt;-2;[.E78]&lt;-2);AND([.E79]&lt;-2;[.E77]&lt;-2);AND([.E78]&lt;-2;[.E77]&lt;-2))))" office:value-type="boolean" office:boolean-value="true" calcext:value-type="boolean">
            <text:p>TRUE</text:p>
          </table:table-cell>
          <table:table-cell table:formula="of:=NOT(OR(COUNTIF([.E75:.E79];&quot;&gt;1&quot;)&gt;=4;COUNTIF([.E75:.E79];&quot;&lt;-1&quot;)&gt;=4))" office:value-type="boolean" office:boolean-value="true" calcext:value-type="boolean">
            <text:p>TRUE</text:p>
          </table:table-cell>
          <table:table-cell table:formula="of:=NOT(COUNTIF([.F65:.F79];&quot;&lt;1&quot;)=15)" office:value-type="boolean" office:boolean-value="true" calcext:value-type="boolean">
            <text:p>TRUE</text:p>
          </table:table-cell>
          <table:table-cell table:formula="of:=NOT(COUNTIF([.F72:.F7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7</text:p>
          </table:table-cell>
          <table:table-cell office:value-type="float" office:value="10.4950224002758" calcext:value-type="float">
            <text:p>10.4950224002758</text:p>
          </table:table-cell>
          <table:table-cell table:formula="of:=[.B80]&gt;10" office:value-type="boolean" office:boolean-value="true" calcext:value-type="boolean">
            <text:p>TRUE</text:p>
          </table:table-cell>
          <table:table-cell table:formula="of:=IF([.B80]&gt;[.B79];+1;IF([.B80]&lt;[.B79]; -1; 0))" office:value-type="float" office:value="-1" calcext:value-type="float">
            <text:p>-1</text:p>
          </table:table-cell>
          <table:table-cell table:formula="of:=[.B80]-10" office:value-type="float" office:value="0.495022400275801" calcext:value-type="float">
            <text:p>0.495022400275801</text:p>
          </table:table-cell>
          <table:table-cell table:formula="of:=ABS([.E80])" office:value-type="float" office:value="0.495022400275801" calcext:value-type="float">
            <text:p>0.495022400275801</text:p>
          </table:table-cell>
          <table:table-cell table:formula="of:=ABS([.B80]-10)&lt;3" office:value-type="boolean" office:boolean-value="true" calcext:value-type="boolean">
            <text:p>TRUE</text:p>
          </table:table-cell>
          <table:table-cell table:formula="of:=NOT(OR(SUM([.C72:.C80])=9;SUM([.C72:.C80])=0))" office:value-type="boolean" office:boolean-value="true" calcext:value-type="boolean">
            <text:p>TRUE</text:p>
          </table:table-cell>
          <table:table-cell table:formula="of:=NOT(OR(SUM([.D75:.D80])=6;SUM([.D75:.D80])=-6))" office:value-type="boolean" office:boolean-value="true" calcext:value-type="boolean">
            <text:p>TRUE</text:p>
          </table:table-cell>
          <table:table-cell table:formula="of:=NOT(AND([.D80]=-[.D79];[.D79]=-[.D78];[.D78]=-[.D77];[.D77]=-[.D76];[.D76]=-[.D75];[.D75]=-[.D74];[.D74]=-[.D73];[.D73]=-[.D72];[.D72]=-[.D71];[.D71]=-[.D70];[.D70]=-[.D69];[.D69]=-[.D68];[.D68]=-[.D67];[.D67]=-[.D66]))" office:value-type="boolean" office:boolean-value="true" calcext:value-type="boolean">
            <text:p>TRUE</text:p>
          </table:table-cell>
          <table:table-cell table:formula="of:=NOT(OR(OR(AND([.E80]&gt;2;[.E79]&gt;2);AND([.E80]&gt;2;[.E78]&gt;2);AND([.E79]&gt;2;[.E78]&gt;2));OR(AND([.E80]&lt;-2;[.E79]&lt;-2);AND([.E80]&lt;-2;[.E78]&lt;-2);AND([.E79]&lt;-2;[.E78]&lt;-2))))" office:value-type="boolean" office:boolean-value="true" calcext:value-type="boolean">
            <text:p>TRUE</text:p>
          </table:table-cell>
          <table:table-cell table:formula="of:=NOT(OR(COUNTIF([.E76:.E80];&quot;&gt;1&quot;)&gt;=4;COUNTIF([.E76:.E80];&quot;&lt;-1&quot;)&gt;=4))" office:value-type="boolean" office:boolean-value="true" calcext:value-type="boolean">
            <text:p>TRUE</text:p>
          </table:table-cell>
          <table:table-cell table:formula="of:=NOT(COUNTIF([.F66:.F80];&quot;&lt;1&quot;)=15)" office:value-type="boolean" office:boolean-value="true" calcext:value-type="boolean">
            <text:p>TRUE</text:p>
          </table:table-cell>
          <table:table-cell table:formula="of:=NOT(COUNTIF([.F73:.F8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8</text:p>
          </table:table-cell>
          <table:table-cell office:value-type="float" office:value="10.2184907995505" calcext:value-type="float">
            <text:p>10.2184907995505</text:p>
          </table:table-cell>
          <table:table-cell table:formula="of:=[.B81]&gt;10" office:value-type="boolean" office:boolean-value="true" calcext:value-type="boolean">
            <text:p>TRUE</text:p>
          </table:table-cell>
          <table:table-cell table:formula="of:=IF([.B81]&gt;[.B80];+1;IF([.B81]&lt;[.B80]; -1; 0))" office:value-type="float" office:value="-1" calcext:value-type="float">
            <text:p>-1</text:p>
          </table:table-cell>
          <table:table-cell table:formula="of:=[.B81]-10" office:value-type="float" office:value="0.2184907995505" calcext:value-type="float">
            <text:p>0.2184907995505</text:p>
          </table:table-cell>
          <table:table-cell table:formula="of:=ABS([.E81])" office:value-type="float" office:value="0.2184907995505" calcext:value-type="float">
            <text:p>0.2184907995505</text:p>
          </table:table-cell>
          <table:table-cell table:formula="of:=ABS([.B81]-10)&lt;3" office:value-type="boolean" office:boolean-value="true" calcext:value-type="boolean">
            <text:p>TRUE</text:p>
          </table:table-cell>
          <table:table-cell table:formula="of:=NOT(OR(SUM([.C73:.C81])=9;SUM([.C73:.C81])=0))" office:value-type="boolean" office:boolean-value="true" calcext:value-type="boolean">
            <text:p>TRUE</text:p>
          </table:table-cell>
          <table:table-cell table:formula="of:=NOT(OR(SUM([.D76:.D81])=6;SUM([.D76:.D81])=-6))" office:value-type="boolean" office:boolean-value="true" calcext:value-type="boolean">
            <text:p>TRUE</text:p>
          </table:table-cell>
          <table:table-cell table:formula="of:=NOT(AND([.D81]=-[.D80];[.D80]=-[.D79];[.D79]=-[.D78];[.D78]=-[.D77];[.D77]=-[.D76];[.D76]=-[.D75];[.D75]=-[.D74];[.D74]=-[.D73];[.D73]=-[.D72];[.D72]=-[.D71];[.D71]=-[.D70];[.D70]=-[.D69];[.D69]=-[.D68];[.D68]=-[.D67]))" office:value-type="boolean" office:boolean-value="true" calcext:value-type="boolean">
            <text:p>TRUE</text:p>
          </table:table-cell>
          <table:table-cell table:formula="of:=NOT(OR(OR(AND([.E81]&gt;2;[.E80]&gt;2);AND([.E81]&gt;2;[.E79]&gt;2);AND([.E80]&gt;2;[.E79]&gt;2));OR(AND([.E81]&lt;-2;[.E80]&lt;-2);AND([.E81]&lt;-2;[.E79]&lt;-2);AND([.E80]&lt;-2;[.E79]&lt;-2))))" office:value-type="boolean" office:boolean-value="true" calcext:value-type="boolean">
            <text:p>TRUE</text:p>
          </table:table-cell>
          <table:table-cell table:formula="of:=NOT(OR(COUNTIF([.E77:.E81];&quot;&gt;1&quot;)&gt;=4;COUNTIF([.E77:.E81];&quot;&lt;-1&quot;)&gt;=4))" office:value-type="boolean" office:boolean-value="true" calcext:value-type="boolean">
            <text:p>TRUE</text:p>
          </table:table-cell>
          <table:table-cell table:formula="of:=NOT(COUNTIF([.F67:.F81];&quot;&lt;1&quot;)=15)" office:value-type="boolean" office:boolean-value="true" calcext:value-type="boolean">
            <text:p>TRUE</text:p>
          </table:table-cell>
          <table:table-cell table:formula="of:=NOT(COUNTIF([.F74:.F8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29</text:p>
          </table:table-cell>
          <table:table-cell office:value-type="float" office:value="10.3003379923384" calcext:value-type="float">
            <text:p>10.3003379923384</text:p>
          </table:table-cell>
          <table:table-cell table:formula="of:=[.B82]&gt;10" office:value-type="boolean" office:boolean-value="true" calcext:value-type="boolean">
            <text:p>TRUE</text:p>
          </table:table-cell>
          <table:table-cell table:formula="of:=IF([.B82]&gt;[.B81];+1;IF([.B82]&lt;[.B81]; -1; 0))" office:value-type="float" office:value="1" calcext:value-type="float">
            <text:p>1</text:p>
          </table:table-cell>
          <table:table-cell table:formula="of:=[.B82]-10" office:value-type="float" office:value="0.300337992338401" calcext:value-type="float">
            <text:p>0.300337992338401</text:p>
          </table:table-cell>
          <table:table-cell table:formula="of:=ABS([.E82])" office:value-type="float" office:value="0.300337992338401" calcext:value-type="float">
            <text:p>0.300337992338401</text:p>
          </table:table-cell>
          <table:table-cell table:formula="of:=ABS([.B82]-10)&lt;3" office:value-type="boolean" office:boolean-value="true" calcext:value-type="boolean">
            <text:p>TRUE</text:p>
          </table:table-cell>
          <table:table-cell table:formula="of:=NOT(OR(SUM([.C74:.C82])=9;SUM([.C74:.C82])=0))" office:value-type="boolean" office:boolean-value="true" calcext:value-type="boolean">
            <text:p>TRUE</text:p>
          </table:table-cell>
          <table:table-cell table:formula="of:=NOT(OR(SUM([.D77:.D82])=6;SUM([.D77:.D82])=-6))" office:value-type="boolean" office:boolean-value="true" calcext:value-type="boolean">
            <text:p>TRUE</text:p>
          </table:table-cell>
          <table:table-cell table:formula="of:=NOT(AND([.D82]=-[.D81];[.D81]=-[.D80];[.D80]=-[.D79];[.D79]=-[.D78];[.D78]=-[.D77];[.D77]=-[.D76];[.D76]=-[.D75];[.D75]=-[.D74];[.D74]=-[.D73];[.D73]=-[.D72];[.D72]=-[.D71];[.D71]=-[.D70];[.D70]=-[.D69];[.D69]=-[.D68]))" office:value-type="boolean" office:boolean-value="true" calcext:value-type="boolean">
            <text:p>TRUE</text:p>
          </table:table-cell>
          <table:table-cell table:formula="of:=NOT(OR(OR(AND([.E82]&gt;2;[.E81]&gt;2);AND([.E82]&gt;2;[.E80]&gt;2);AND([.E81]&gt;2;[.E80]&gt;2));OR(AND([.E82]&lt;-2;[.E81]&lt;-2);AND([.E82]&lt;-2;[.E80]&lt;-2);AND([.E81]&lt;-2;[.E80]&lt;-2))))" office:value-type="boolean" office:boolean-value="true" calcext:value-type="boolean">
            <text:p>TRUE</text:p>
          </table:table-cell>
          <table:table-cell table:formula="of:=NOT(OR(COUNTIF([.E78:.E82];&quot;&gt;1&quot;)&gt;=4;COUNTIF([.E78:.E82];&quot;&lt;-1&quot;)&gt;=4))" office:value-type="boolean" office:boolean-value="true" calcext:value-type="boolean">
            <text:p>TRUE</text:p>
          </table:table-cell>
          <table:table-cell table:formula="of:=NOT(COUNTIF([.F68:.F82];&quot;&lt;1&quot;)=15)" office:value-type="boolean" office:boolean-value="true" calcext:value-type="boolean">
            <text:p>TRUE</text:p>
          </table:table-cell>
          <table:table-cell table:formula="of:=NOT(COUNTIF([.F75:.F8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6-30</text:p>
          </table:table-cell>
          <table:table-cell office:value-type="float" office:value="10.1700412215445" calcext:value-type="float">
            <text:p>10.1700412215445</text:p>
          </table:table-cell>
          <table:table-cell table:formula="of:=[.B83]&gt;10" office:value-type="boolean" office:boolean-value="true" calcext:value-type="boolean">
            <text:p>TRUE</text:p>
          </table:table-cell>
          <table:table-cell table:formula="of:=IF([.B83]&gt;[.B82];+1;IF([.B83]&lt;[.B82]; -1; 0))" office:value-type="float" office:value="-1" calcext:value-type="float">
            <text:p>-1</text:p>
          </table:table-cell>
          <table:table-cell table:formula="of:=[.B83]-10" office:value-type="float" office:value="0.1700412215445" calcext:value-type="float">
            <text:p>0.1700412215445</text:p>
          </table:table-cell>
          <table:table-cell table:formula="of:=ABS([.E83])" office:value-type="float" office:value="0.1700412215445" calcext:value-type="float">
            <text:p>0.1700412215445</text:p>
          </table:table-cell>
          <table:table-cell table:formula="of:=ABS([.B83]-10)&lt;3" office:value-type="boolean" office:boolean-value="true" calcext:value-type="boolean">
            <text:p>TRUE</text:p>
          </table:table-cell>
          <table:table-cell table:formula="of:=NOT(OR(SUM([.C75:.C83])=9;SUM([.C75:.C83])=0))" office:value-type="boolean" office:boolean-value="true" calcext:value-type="boolean">
            <text:p>TRUE</text:p>
          </table:table-cell>
          <table:table-cell table:formula="of:=NOT(OR(SUM([.D78:.D83])=6;SUM([.D78:.D83])=-6))" office:value-type="boolean" office:boolean-value="true" calcext:value-type="boolean">
            <text:p>TRUE</text:p>
          </table:table-cell>
          <table:table-cell table:formula="of:=NOT(AND([.D83]=-[.D82];[.D82]=-[.D81];[.D81]=-[.D80];[.D80]=-[.D79];[.D79]=-[.D78];[.D78]=-[.D77];[.D77]=-[.D76];[.D76]=-[.D75];[.D75]=-[.D74];[.D74]=-[.D73];[.D73]=-[.D72];[.D72]=-[.D71];[.D71]=-[.D70];[.D70]=-[.D69]))" office:value-type="boolean" office:boolean-value="true" calcext:value-type="boolean">
            <text:p>TRUE</text:p>
          </table:table-cell>
          <table:table-cell table:formula="of:=NOT(OR(OR(AND([.E83]&gt;2;[.E82]&gt;2);AND([.E83]&gt;2;[.E81]&gt;2);AND([.E82]&gt;2;[.E81]&gt;2));OR(AND([.E83]&lt;-2;[.E82]&lt;-2);AND([.E83]&lt;-2;[.E81]&lt;-2);AND([.E82]&lt;-2;[.E81]&lt;-2))))" office:value-type="boolean" office:boolean-value="true" calcext:value-type="boolean">
            <text:p>TRUE</text:p>
          </table:table-cell>
          <table:table-cell table:formula="of:=NOT(OR(COUNTIF([.E79:.E83];&quot;&gt;1&quot;)&gt;=4;COUNTIF([.E79:.E83];&quot;&lt;-1&quot;)&gt;=4))" office:value-type="boolean" office:boolean-value="true" calcext:value-type="boolean">
            <text:p>TRUE</text:p>
          </table:table-cell>
          <table:table-cell table:formula="of:=NOT(COUNTIF([.F69:.F83];&quot;&lt;1&quot;)=15)" office:value-type="boolean" office:boolean-value="true" calcext:value-type="boolean">
            <text:p>TRUE</text:p>
          </table:table-cell>
          <table:table-cell table:formula="of:=NOT(COUNTIF([.F76:.F8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1</text:p>
          </table:table-cell>
          <table:table-cell office:value-type="float" office:value="11.5110211188275" calcext:value-type="float">
            <text:p>11.5110211188275</text:p>
          </table:table-cell>
          <table:table-cell table:formula="of:=[.B84]&gt;10" office:value-type="boolean" office:boolean-value="true" calcext:value-type="boolean">
            <text:p>TRUE</text:p>
          </table:table-cell>
          <table:table-cell table:formula="of:=IF([.B84]&gt;[.B83];+1;IF([.B84]&lt;[.B83]; -1; 0))" office:value-type="float" office:value="1" calcext:value-type="float">
            <text:p>1</text:p>
          </table:table-cell>
          <table:table-cell table:formula="of:=[.B84]-10" office:value-type="float" office:value="1.5110211188275" calcext:value-type="float">
            <text:p>1.5110211188275</text:p>
          </table:table-cell>
          <table:table-cell table:formula="of:=ABS([.E84])" office:value-type="float" office:value="1.5110211188275" calcext:value-type="float">
            <text:p>1.5110211188275</text:p>
          </table:table-cell>
          <table:table-cell table:formula="of:=ABS([.B84]-10)&lt;3" office:value-type="boolean" office:boolean-value="true" calcext:value-type="boolean">
            <text:p>TRUE</text:p>
          </table:table-cell>
          <table:table-cell table:formula="of:=NOT(OR(SUM([.C76:.C84])=9;SUM([.C76:.C84])=0))" office:value-type="boolean" office:boolean-value="false" calcext:value-type="boolean">
            <text:p>FALSE</text:p>
          </table:table-cell>
          <table:table-cell table:formula="of:=NOT(OR(SUM([.D79:.D84])=6;SUM([.D79:.D84])=-6))" office:value-type="boolean" office:boolean-value="true" calcext:value-type="boolean">
            <text:p>TRUE</text:p>
          </table:table-cell>
          <table:table-cell table:formula="of:=NOT(AND([.D84]=-[.D83];[.D83]=-[.D82];[.D82]=-[.D81];[.D81]=-[.D80];[.D80]=-[.D79];[.D79]=-[.D78];[.D78]=-[.D77];[.D77]=-[.D76];[.D76]=-[.D75];[.D75]=-[.D74];[.D74]=-[.D73];[.D73]=-[.D72];[.D72]=-[.D71];[.D71]=-[.D70]))" office:value-type="boolean" office:boolean-value="true" calcext:value-type="boolean">
            <text:p>TRUE</text:p>
          </table:table-cell>
          <table:table-cell table:formula="of:=NOT(OR(OR(AND([.E84]&gt;2;[.E83]&gt;2);AND([.E84]&gt;2;[.E82]&gt;2);AND([.E83]&gt;2;[.E82]&gt;2));OR(AND([.E84]&lt;-2;[.E83]&lt;-2);AND([.E84]&lt;-2;[.E82]&lt;-2);AND([.E83]&lt;-2;[.E82]&lt;-2))))" office:value-type="boolean" office:boolean-value="true" calcext:value-type="boolean">
            <text:p>TRUE</text:p>
          </table:table-cell>
          <table:table-cell table:formula="of:=NOT(OR(COUNTIF([.E80:.E84];&quot;&gt;1&quot;)&gt;=4;COUNTIF([.E80:.E84];&quot;&lt;-1&quot;)&gt;=4))" office:value-type="boolean" office:boolean-value="true" calcext:value-type="boolean">
            <text:p>TRUE</text:p>
          </table:table-cell>
          <table:table-cell table:formula="of:=NOT(COUNTIF([.F70:.F84];&quot;&lt;1&quot;)=15)" office:value-type="boolean" office:boolean-value="true" calcext:value-type="boolean">
            <text:p>TRUE</text:p>
          </table:table-cell>
          <table:table-cell table:formula="of:=NOT(COUNTIF([.F77:.F8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2</text:p>
          </table:table-cell>
          <table:table-cell office:value-type="float" office:value="10.3107844244418" calcext:value-type="float">
            <text:p>10.3107844244418</text:p>
          </table:table-cell>
          <table:table-cell table:formula="of:=[.B85]&gt;10" office:value-type="boolean" office:boolean-value="true" calcext:value-type="boolean">
            <text:p>TRUE</text:p>
          </table:table-cell>
          <table:table-cell table:formula="of:=IF([.B85]&gt;[.B84];+1;IF([.B85]&lt;[.B84]; -1; 0))" office:value-type="float" office:value="-1" calcext:value-type="float">
            <text:p>-1</text:p>
          </table:table-cell>
          <table:table-cell table:formula="of:=[.B85]-10" office:value-type="float" office:value="0.310784424441801" calcext:value-type="float">
            <text:p>0.310784424441801</text:p>
          </table:table-cell>
          <table:table-cell table:formula="of:=ABS([.E85])" office:value-type="float" office:value="0.310784424441801" calcext:value-type="float">
            <text:p>0.310784424441801</text:p>
          </table:table-cell>
          <table:table-cell table:formula="of:=ABS([.B85]-10)&lt;3" office:value-type="boolean" office:boolean-value="true" calcext:value-type="boolean">
            <text:p>TRUE</text:p>
          </table:table-cell>
          <table:table-cell table:formula="of:=NOT(OR(SUM([.C77:.C85])=9;SUM([.C77:.C85])=0))" office:value-type="boolean" office:boolean-value="false" calcext:value-type="boolean">
            <text:p>FALSE</text:p>
          </table:table-cell>
          <table:table-cell table:formula="of:=NOT(OR(SUM([.D80:.D85])=6;SUM([.D80:.D85])=-6))" office:value-type="boolean" office:boolean-value="true" calcext:value-type="boolean">
            <text:p>TRUE</text:p>
          </table:table-cell>
          <table:table-cell table:formula="of:=NOT(AND([.D85]=-[.D84];[.D84]=-[.D83];[.D83]=-[.D82];[.D82]=-[.D81];[.D81]=-[.D80];[.D80]=-[.D79];[.D79]=-[.D78];[.D78]=-[.D77];[.D77]=-[.D76];[.D76]=-[.D75];[.D75]=-[.D74];[.D74]=-[.D73];[.D73]=-[.D72];[.D72]=-[.D71]))" office:value-type="boolean" office:boolean-value="true" calcext:value-type="boolean">
            <text:p>TRUE</text:p>
          </table:table-cell>
          <table:table-cell table:formula="of:=NOT(OR(OR(AND([.E85]&gt;2;[.E84]&gt;2);AND([.E85]&gt;2;[.E83]&gt;2);AND([.E84]&gt;2;[.E83]&gt;2));OR(AND([.E85]&lt;-2;[.E84]&lt;-2);AND([.E85]&lt;-2;[.E83]&lt;-2);AND([.E84]&lt;-2;[.E83]&lt;-2))))" office:value-type="boolean" office:boolean-value="true" calcext:value-type="boolean">
            <text:p>TRUE</text:p>
          </table:table-cell>
          <table:table-cell table:formula="of:=NOT(OR(COUNTIF([.E81:.E85];&quot;&gt;1&quot;)&gt;=4;COUNTIF([.E81:.E85];&quot;&lt;-1&quot;)&gt;=4))" office:value-type="boolean" office:boolean-value="true" calcext:value-type="boolean">
            <text:p>TRUE</text:p>
          </table:table-cell>
          <table:table-cell table:formula="of:=NOT(COUNTIF([.F71:.F85];&quot;&lt;1&quot;)=15)" office:value-type="boolean" office:boolean-value="true" calcext:value-type="boolean">
            <text:p>TRUE</text:p>
          </table:table-cell>
          <table:table-cell table:formula="of:=NOT(COUNTIF([.F78:.F8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3</text:p>
          </table:table-cell>
          <table:table-cell office:value-type="float" office:value="10.5638060457322" calcext:value-type="float">
            <text:p>10.5638060457322</text:p>
          </table:table-cell>
          <table:table-cell table:formula="of:=[.B86]&gt;10" office:value-type="boolean" office:boolean-value="true" calcext:value-type="boolean">
            <text:p>TRUE</text:p>
          </table:table-cell>
          <table:table-cell table:formula="of:=IF([.B86]&gt;[.B85];+1;IF([.B86]&lt;[.B85]; -1; 0))" office:value-type="float" office:value="1" calcext:value-type="float">
            <text:p>1</text:p>
          </table:table-cell>
          <table:table-cell table:formula="of:=[.B86]-10" office:value-type="float" office:value="0.5638060457322" calcext:value-type="float">
            <text:p>0.5638060457322</text:p>
          </table:table-cell>
          <table:table-cell table:formula="of:=ABS([.E86])" office:value-type="float" office:value="0.5638060457322" calcext:value-type="float">
            <text:p>0.5638060457322</text:p>
          </table:table-cell>
          <table:table-cell table:formula="of:=ABS([.B86]-10)&lt;3" office:value-type="boolean" office:boolean-value="true" calcext:value-type="boolean">
            <text:p>TRUE</text:p>
          </table:table-cell>
          <table:table-cell table:formula="of:=NOT(OR(SUM([.C78:.C86])=9;SUM([.C78:.C86])=0))" office:value-type="boolean" office:boolean-value="false" calcext:value-type="boolean">
            <text:p>FALSE</text:p>
          </table:table-cell>
          <table:table-cell table:formula="of:=NOT(OR(SUM([.D81:.D86])=6;SUM([.D81:.D86])=-6))" office:value-type="boolean" office:boolean-value="true" calcext:value-type="boolean">
            <text:p>TRUE</text:p>
          </table:table-cell>
          <table:table-cell table:formula="of:=NOT(AND([.D86]=-[.D85];[.D85]=-[.D84];[.D84]=-[.D83];[.D83]=-[.D82];[.D82]=-[.D81];[.D81]=-[.D80];[.D80]=-[.D79];[.D79]=-[.D78];[.D78]=-[.D77];[.D77]=-[.D76];[.D76]=-[.D75];[.D75]=-[.D74];[.D74]=-[.D73];[.D73]=-[.D72]))" office:value-type="boolean" office:boolean-value="true" calcext:value-type="boolean">
            <text:p>TRUE</text:p>
          </table:table-cell>
          <table:table-cell table:formula="of:=NOT(OR(OR(AND([.E86]&gt;2;[.E85]&gt;2);AND([.E86]&gt;2;[.E84]&gt;2);AND([.E85]&gt;2;[.E84]&gt;2));OR(AND([.E86]&lt;-2;[.E85]&lt;-2);AND([.E86]&lt;-2;[.E84]&lt;-2);AND([.E85]&lt;-2;[.E84]&lt;-2))))" office:value-type="boolean" office:boolean-value="true" calcext:value-type="boolean">
            <text:p>TRUE</text:p>
          </table:table-cell>
          <table:table-cell table:formula="of:=NOT(OR(COUNTIF([.E82:.E86];&quot;&gt;1&quot;)&gt;=4;COUNTIF([.E82:.E86];&quot;&lt;-1&quot;)&gt;=4))" office:value-type="boolean" office:boolean-value="true" calcext:value-type="boolean">
            <text:p>TRUE</text:p>
          </table:table-cell>
          <table:table-cell table:formula="of:=NOT(COUNTIF([.F72:.F86];&quot;&lt;1&quot;)=15)" office:value-type="boolean" office:boolean-value="true" calcext:value-type="boolean">
            <text:p>TRUE</text:p>
          </table:table-cell>
          <table:table-cell table:formula="of:=NOT(COUNTIF([.F79:.F8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4</text:p>
          </table:table-cell>
          <table:table-cell office:value-type="float" office:value="11.2335867009376" calcext:value-type="float">
            <text:p>11.2335867009376</text:p>
          </table:table-cell>
          <table:table-cell table:formula="of:=[.B87]&gt;10" office:value-type="boolean" office:boolean-value="true" calcext:value-type="boolean">
            <text:p>TRUE</text:p>
          </table:table-cell>
          <table:table-cell table:formula="of:=IF([.B87]&gt;[.B86];+1;IF([.B87]&lt;[.B86]; -1; 0))" office:value-type="float" office:value="1" calcext:value-type="float">
            <text:p>1</text:p>
          </table:table-cell>
          <table:table-cell table:formula="of:=[.B87]-10" office:value-type="float" office:value="1.2335867009376" calcext:value-type="float">
            <text:p>1.2335867009376</text:p>
          </table:table-cell>
          <table:table-cell table:formula="of:=ABS([.E87])" office:value-type="float" office:value="1.2335867009376" calcext:value-type="float">
            <text:p>1.2335867009376</text:p>
          </table:table-cell>
          <table:table-cell table:formula="of:=ABS([.B87]-10)&lt;3" office:value-type="boolean" office:boolean-value="true" calcext:value-type="boolean">
            <text:p>TRUE</text:p>
          </table:table-cell>
          <table:table-cell table:formula="of:=NOT(OR(SUM([.C79:.C87])=9;SUM([.C79:.C87])=0))" office:value-type="boolean" office:boolean-value="false" calcext:value-type="boolean">
            <text:p>FALSE</text:p>
          </table:table-cell>
          <table:table-cell table:formula="of:=NOT(OR(SUM([.D82:.D87])=6;SUM([.D82:.D87])=-6))" office:value-type="boolean" office:boolean-value="true" calcext:value-type="boolean">
            <text:p>TRUE</text:p>
          </table:table-cell>
          <table:table-cell table:formula="of:=NOT(AND([.D87]=-[.D86];[.D86]=-[.D85];[.D85]=-[.D84];[.D84]=-[.D83];[.D83]=-[.D82];[.D82]=-[.D81];[.D81]=-[.D80];[.D80]=-[.D79];[.D79]=-[.D78];[.D78]=-[.D77];[.D77]=-[.D76];[.D76]=-[.D75];[.D75]=-[.D74];[.D74]=-[.D73]))" office:value-type="boolean" office:boolean-value="true" calcext:value-type="boolean">
            <text:p>TRUE</text:p>
          </table:table-cell>
          <table:table-cell table:formula="of:=NOT(OR(OR(AND([.E87]&gt;2;[.E86]&gt;2);AND([.E87]&gt;2;[.E85]&gt;2);AND([.E86]&gt;2;[.E85]&gt;2));OR(AND([.E87]&lt;-2;[.E86]&lt;-2);AND([.E87]&lt;-2;[.E85]&lt;-2);AND([.E86]&lt;-2;[.E85]&lt;-2))))" office:value-type="boolean" office:boolean-value="true" calcext:value-type="boolean">
            <text:p>TRUE</text:p>
          </table:table-cell>
          <table:table-cell table:formula="of:=NOT(OR(COUNTIF([.E83:.E87];&quot;&gt;1&quot;)&gt;=4;COUNTIF([.E83:.E87];&quot;&lt;-1&quot;)&gt;=4))" office:value-type="boolean" office:boolean-value="true" calcext:value-type="boolean">
            <text:p>TRUE</text:p>
          </table:table-cell>
          <table:table-cell table:formula="of:=NOT(COUNTIF([.F73:.F87];&quot;&lt;1&quot;)=15)" office:value-type="boolean" office:boolean-value="true" calcext:value-type="boolean">
            <text:p>TRUE</text:p>
          </table:table-cell>
          <table:table-cell table:formula="of:=NOT(COUNTIF([.F80:.F8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5</text:p>
          </table:table-cell>
          <table:table-cell office:value-type="float" office:value="9.35746510084454" calcext:value-type="float">
            <text:p>9.35746510084454</text:p>
          </table:table-cell>
          <table:table-cell table:formula="of:=[.B88]&gt;10" office:value-type="boolean" office:boolean-value="false" calcext:value-type="boolean">
            <text:p>FALSE</text:p>
          </table:table-cell>
          <table:table-cell table:formula="of:=IF([.B88]&gt;[.B87];+1;IF([.B88]&lt;[.B87]; -1; 0))" office:value-type="float" office:value="-1" calcext:value-type="float">
            <text:p>-1</text:p>
          </table:table-cell>
          <table:table-cell table:formula="of:=[.B88]-10" office:value-type="float" office:value="-0.642534899155461" calcext:value-type="float">
            <text:p>-0.642534899155461</text:p>
          </table:table-cell>
          <table:table-cell table:formula="of:=ABS([.E88])" office:value-type="float" office:value="0.642534899155461" calcext:value-type="float">
            <text:p>0.642534899155461</text:p>
          </table:table-cell>
          <table:table-cell table:formula="of:=ABS([.B88]-10)&lt;3" office:value-type="boolean" office:boolean-value="true" calcext:value-type="boolean">
            <text:p>TRUE</text:p>
          </table:table-cell>
          <table:table-cell table:formula="of:=NOT(OR(SUM([.C80:.C88])=9;SUM([.C80:.C88])=0))" office:value-type="boolean" office:boolean-value="true" calcext:value-type="boolean">
            <text:p>TRUE</text:p>
          </table:table-cell>
          <table:table-cell table:formula="of:=NOT(OR(SUM([.D83:.D88])=6;SUM([.D83:.D88])=-6))" office:value-type="boolean" office:boolean-value="true" calcext:value-type="boolean">
            <text:p>TRUE</text:p>
          </table:table-cell>
          <table:table-cell table:formula="of:=NOT(AND([.D88]=-[.D87];[.D87]=-[.D86];[.D86]=-[.D85];[.D85]=-[.D84];[.D84]=-[.D83];[.D83]=-[.D82];[.D82]=-[.D81];[.D81]=-[.D80];[.D80]=-[.D79];[.D79]=-[.D78];[.D78]=-[.D77];[.D77]=-[.D76];[.D76]=-[.D75];[.D75]=-[.D74]))" office:value-type="boolean" office:boolean-value="true" calcext:value-type="boolean">
            <text:p>TRUE</text:p>
          </table:table-cell>
          <table:table-cell table:formula="of:=NOT(OR(OR(AND([.E88]&gt;2;[.E87]&gt;2);AND([.E88]&gt;2;[.E86]&gt;2);AND([.E87]&gt;2;[.E86]&gt;2));OR(AND([.E88]&lt;-2;[.E87]&lt;-2);AND([.E88]&lt;-2;[.E86]&lt;-2);AND([.E87]&lt;-2;[.E86]&lt;-2))))" office:value-type="boolean" office:boolean-value="true" calcext:value-type="boolean">
            <text:p>TRUE</text:p>
          </table:table-cell>
          <table:table-cell table:formula="of:=NOT(OR(COUNTIF([.E84:.E88];&quot;&gt;1&quot;)&gt;=4;COUNTIF([.E84:.E88];&quot;&lt;-1&quot;)&gt;=4))" office:value-type="boolean" office:boolean-value="true" calcext:value-type="boolean">
            <text:p>TRUE</text:p>
          </table:table-cell>
          <table:table-cell table:formula="of:=NOT(COUNTIF([.F74:.F88];&quot;&lt;1&quot;)=15)" office:value-type="boolean" office:boolean-value="true" calcext:value-type="boolean">
            <text:p>TRUE</text:p>
          </table:table-cell>
          <table:table-cell table:formula="of:=NOT(COUNTIF([.F81:.F8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6</text:p>
          </table:table-cell>
          <table:table-cell office:value-type="float" office:value="12.0274088661153" calcext:value-type="float">
            <text:p>12.0274088661153</text:p>
          </table:table-cell>
          <table:table-cell table:formula="of:=[.B89]&gt;10" office:value-type="boolean" office:boolean-value="true" calcext:value-type="boolean">
            <text:p>TRUE</text:p>
          </table:table-cell>
          <table:table-cell table:formula="of:=IF([.B89]&gt;[.B88];+1;IF([.B89]&lt;[.B88]; -1; 0))" office:value-type="float" office:value="1" calcext:value-type="float">
            <text:p>1</text:p>
          </table:table-cell>
          <table:table-cell table:formula="of:=[.B89]-10" office:value-type="float" office:value="2.0274088661153" calcext:value-type="float">
            <text:p>2.0274088661153</text:p>
          </table:table-cell>
          <table:table-cell table:formula="of:=ABS([.E89])" office:value-type="float" office:value="2.0274088661153" calcext:value-type="float">
            <text:p>2.0274088661153</text:p>
          </table:table-cell>
          <table:table-cell table:formula="of:=ABS([.B89]-10)&lt;3" office:value-type="boolean" office:boolean-value="true" calcext:value-type="boolean">
            <text:p>TRUE</text:p>
          </table:table-cell>
          <table:table-cell table:formula="of:=NOT(OR(SUM([.C81:.C89])=9;SUM([.C81:.C89])=0))" office:value-type="boolean" office:boolean-value="true" calcext:value-type="boolean">
            <text:p>TRUE</text:p>
          </table:table-cell>
          <table:table-cell table:formula="of:=NOT(OR(SUM([.D84:.D89])=6;SUM([.D84:.D89])=-6))" office:value-type="boolean" office:boolean-value="true" calcext:value-type="boolean">
            <text:p>TRUE</text:p>
          </table:table-cell>
          <table:table-cell table:formula="of:=NOT(AND([.D89]=-[.D88];[.D88]=-[.D87];[.D87]=-[.D86];[.D86]=-[.D85];[.D85]=-[.D84];[.D84]=-[.D83];[.D83]=-[.D82];[.D82]=-[.D81];[.D81]=-[.D80];[.D80]=-[.D79];[.D79]=-[.D78];[.D78]=-[.D77];[.D77]=-[.D76];[.D76]=-[.D75]))" office:value-type="boolean" office:boolean-value="true" calcext:value-type="boolean">
            <text:p>TRUE</text:p>
          </table:table-cell>
          <table:table-cell table:formula="of:=NOT(OR(OR(AND([.E89]&gt;2;[.E88]&gt;2);AND([.E89]&gt;2;[.E87]&gt;2);AND([.E88]&gt;2;[.E87]&gt;2));OR(AND([.E89]&lt;-2;[.E88]&lt;-2);AND([.E89]&lt;-2;[.E87]&lt;-2);AND([.E88]&lt;-2;[.E87]&lt;-2))))" office:value-type="boolean" office:boolean-value="true" calcext:value-type="boolean">
            <text:p>TRUE</text:p>
          </table:table-cell>
          <table:table-cell table:formula="of:=NOT(OR(COUNTIF([.E85:.E89];&quot;&gt;1&quot;)&gt;=4;COUNTIF([.E85:.E89];&quot;&lt;-1&quot;)&gt;=4))" office:value-type="boolean" office:boolean-value="true" calcext:value-type="boolean">
            <text:p>TRUE</text:p>
          </table:table-cell>
          <table:table-cell table:formula="of:=NOT(COUNTIF([.F75:.F89];&quot;&lt;1&quot;)=15)" office:value-type="boolean" office:boolean-value="true" calcext:value-type="boolean">
            <text:p>TRUE</text:p>
          </table:table-cell>
          <table:table-cell table:formula="of:=NOT(COUNTIF([.F82:.F8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7</text:p>
          </table:table-cell>
          <table:table-cell office:value-type="float" office:value="11.4028016526684" calcext:value-type="float">
            <text:p>11.4028016526684</text:p>
          </table:table-cell>
          <table:table-cell table:formula="of:=[.B90]&gt;10" office:value-type="boolean" office:boolean-value="true" calcext:value-type="boolean">
            <text:p>TRUE</text:p>
          </table:table-cell>
          <table:table-cell table:formula="of:=IF([.B90]&gt;[.B89];+1;IF([.B90]&lt;[.B89]; -1; 0))" office:value-type="float" office:value="-1" calcext:value-type="float">
            <text:p>-1</text:p>
          </table:table-cell>
          <table:table-cell table:formula="of:=[.B90]-10" office:value-type="float" office:value="1.4028016526684" calcext:value-type="float">
            <text:p>1.4028016526684</text:p>
          </table:table-cell>
          <table:table-cell table:formula="of:=ABS([.E90])" office:value-type="float" office:value="1.4028016526684" calcext:value-type="float">
            <text:p>1.4028016526684</text:p>
          </table:table-cell>
          <table:table-cell table:formula="of:=ABS([.B90]-10)&lt;3" office:value-type="boolean" office:boolean-value="true" calcext:value-type="boolean">
            <text:p>TRUE</text:p>
          </table:table-cell>
          <table:table-cell table:formula="of:=NOT(OR(SUM([.C82:.C90])=9;SUM([.C82:.C90])=0))" office:value-type="boolean" office:boolean-value="true" calcext:value-type="boolean">
            <text:p>TRUE</text:p>
          </table:table-cell>
          <table:table-cell table:formula="of:=NOT(OR(SUM([.D85:.D90])=6;SUM([.D85:.D90])=-6))" office:value-type="boolean" office:boolean-value="true" calcext:value-type="boolean">
            <text:p>TRUE</text:p>
          </table:table-cell>
          <table:table-cell table:formula="of:=NOT(AND([.D90]=-[.D89];[.D89]=-[.D88];[.D88]=-[.D87];[.D87]=-[.D86];[.D86]=-[.D85];[.D85]=-[.D84];[.D84]=-[.D83];[.D83]=-[.D82];[.D82]=-[.D81];[.D81]=-[.D80];[.D80]=-[.D79];[.D79]=-[.D78];[.D78]=-[.D77];[.D77]=-[.D76]))" office:value-type="boolean" office:boolean-value="true" calcext:value-type="boolean">
            <text:p>TRUE</text:p>
          </table:table-cell>
          <table:table-cell table:formula="of:=NOT(OR(OR(AND([.E90]&gt;2;[.E89]&gt;2);AND([.E90]&gt;2;[.E88]&gt;2);AND([.E89]&gt;2;[.E88]&gt;2));OR(AND([.E90]&lt;-2;[.E89]&lt;-2);AND([.E90]&lt;-2;[.E88]&lt;-2);AND([.E89]&lt;-2;[.E88]&lt;-2))))" office:value-type="boolean" office:boolean-value="true" calcext:value-type="boolean">
            <text:p>TRUE</text:p>
          </table:table-cell>
          <table:table-cell table:formula="of:=NOT(OR(COUNTIF([.E86:.E90];&quot;&gt;1&quot;)&gt;=4;COUNTIF([.E86:.E90];&quot;&lt;-1&quot;)&gt;=4))" office:value-type="boolean" office:boolean-value="true" calcext:value-type="boolean">
            <text:p>TRUE</text:p>
          </table:table-cell>
          <table:table-cell table:formula="of:=NOT(COUNTIF([.F76:.F90];&quot;&lt;1&quot;)=15)" office:value-type="boolean" office:boolean-value="true" calcext:value-type="boolean">
            <text:p>TRUE</text:p>
          </table:table-cell>
          <table:table-cell table:formula="of:=NOT(COUNTIF([.F83:.F9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8</text:p>
          </table:table-cell>
          <table:table-cell office:value-type="float" office:value="9.32830966633174" calcext:value-type="float">
            <text:p>9.32830966633174</text:p>
          </table:table-cell>
          <table:table-cell table:formula="of:=[.B91]&gt;10" office:value-type="boolean" office:boolean-value="false" calcext:value-type="boolean">
            <text:p>FALSE</text:p>
          </table:table-cell>
          <table:table-cell table:formula="of:=IF([.B91]&gt;[.B90];+1;IF([.B91]&lt;[.B90]; -1; 0))" office:value-type="float" office:value="-1" calcext:value-type="float">
            <text:p>-1</text:p>
          </table:table-cell>
          <table:table-cell table:formula="of:=[.B91]-10" office:value-type="float" office:value="-0.671690333668259" calcext:value-type="float">
            <text:p>-0.671690333668259</text:p>
          </table:table-cell>
          <table:table-cell table:formula="of:=ABS([.E91])" office:value-type="float" office:value="0.671690333668259" calcext:value-type="float">
            <text:p>0.671690333668259</text:p>
          </table:table-cell>
          <table:table-cell table:formula="of:=ABS([.B91]-10)&lt;3" office:value-type="boolean" office:boolean-value="true" calcext:value-type="boolean">
            <text:p>TRUE</text:p>
          </table:table-cell>
          <table:table-cell table:formula="of:=NOT(OR(SUM([.C83:.C91])=9;SUM([.C83:.C91])=0))" office:value-type="boolean" office:boolean-value="true" calcext:value-type="boolean">
            <text:p>TRUE</text:p>
          </table:table-cell>
          <table:table-cell table:formula="of:=NOT(OR(SUM([.D86:.D91])=6;SUM([.D86:.D91])=-6))" office:value-type="boolean" office:boolean-value="true" calcext:value-type="boolean">
            <text:p>TRUE</text:p>
          </table:table-cell>
          <table:table-cell table:formula="of:=NOT(AND([.D91]=-[.D90];[.D90]=-[.D89];[.D89]=-[.D88];[.D88]=-[.D87];[.D87]=-[.D86];[.D86]=-[.D85];[.D85]=-[.D84];[.D84]=-[.D83];[.D83]=-[.D82];[.D82]=-[.D81];[.D81]=-[.D80];[.D80]=-[.D79];[.D79]=-[.D78];[.D78]=-[.D77]))" office:value-type="boolean" office:boolean-value="true" calcext:value-type="boolean">
            <text:p>TRUE</text:p>
          </table:table-cell>
          <table:table-cell table:formula="of:=NOT(OR(OR(AND([.E91]&gt;2;[.E90]&gt;2);AND([.E91]&gt;2;[.E89]&gt;2);AND([.E90]&gt;2;[.E89]&gt;2));OR(AND([.E91]&lt;-2;[.E90]&lt;-2);AND([.E91]&lt;-2;[.E89]&lt;-2);AND([.E90]&lt;-2;[.E89]&lt;-2))))" office:value-type="boolean" office:boolean-value="true" calcext:value-type="boolean">
            <text:p>TRUE</text:p>
          </table:table-cell>
          <table:table-cell table:formula="of:=NOT(OR(COUNTIF([.E87:.E91];&quot;&gt;1&quot;)&gt;=4;COUNTIF([.E87:.E91];&quot;&lt;-1&quot;)&gt;=4))" office:value-type="boolean" office:boolean-value="true" calcext:value-type="boolean">
            <text:p>TRUE</text:p>
          </table:table-cell>
          <table:table-cell table:formula="of:=NOT(COUNTIF([.F77:.F91];&quot;&lt;1&quot;)=15)" office:value-type="boolean" office:boolean-value="true" calcext:value-type="boolean">
            <text:p>TRUE</text:p>
          </table:table-cell>
          <table:table-cell table:formula="of:=NOT(COUNTIF([.F84:.F9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09</text:p>
          </table:table-cell>
          <table:table-cell office:value-type="float" office:value="11.2821963507654" calcext:value-type="float">
            <text:p>11.2821963507654</text:p>
          </table:table-cell>
          <table:table-cell table:formula="of:=[.B92]&gt;10" office:value-type="boolean" office:boolean-value="true" calcext:value-type="boolean">
            <text:p>TRUE</text:p>
          </table:table-cell>
          <table:table-cell table:formula="of:=IF([.B92]&gt;[.B91];+1;IF([.B92]&lt;[.B91]; -1; 0))" office:value-type="float" office:value="1" calcext:value-type="float">
            <text:p>1</text:p>
          </table:table-cell>
          <table:table-cell table:formula="of:=[.B92]-10" office:value-type="float" office:value="1.2821963507654" calcext:value-type="float">
            <text:p>1.2821963507654</text:p>
          </table:table-cell>
          <table:table-cell table:formula="of:=ABS([.E92])" office:value-type="float" office:value="1.2821963507654" calcext:value-type="float">
            <text:p>1.2821963507654</text:p>
          </table:table-cell>
          <table:table-cell table:formula="of:=ABS([.B92]-10)&lt;3" office:value-type="boolean" office:boolean-value="true" calcext:value-type="boolean">
            <text:p>TRUE</text:p>
          </table:table-cell>
          <table:table-cell table:formula="of:=NOT(OR(SUM([.C84:.C92])=9;SUM([.C84:.C92])=0))" office:value-type="boolean" office:boolean-value="true" calcext:value-type="boolean">
            <text:p>TRUE</text:p>
          </table:table-cell>
          <table:table-cell table:formula="of:=NOT(OR(SUM([.D87:.D92])=6;SUM([.D87:.D92])=-6))" office:value-type="boolean" office:boolean-value="true" calcext:value-type="boolean">
            <text:p>TRUE</text:p>
          </table:table-cell>
          <table:table-cell table:formula="of:=NOT(AND([.D92]=-[.D91];[.D91]=-[.D90];[.D90]=-[.D89];[.D89]=-[.D88];[.D88]=-[.D87];[.D87]=-[.D86];[.D86]=-[.D85];[.D85]=-[.D84];[.D84]=-[.D83];[.D83]=-[.D82];[.D82]=-[.D81];[.D81]=-[.D80];[.D80]=-[.D79];[.D79]=-[.D78]))" office:value-type="boolean" office:boolean-value="true" calcext:value-type="boolean">
            <text:p>TRUE</text:p>
          </table:table-cell>
          <table:table-cell table:formula="of:=NOT(OR(OR(AND([.E92]&gt;2;[.E91]&gt;2);AND([.E92]&gt;2;[.E90]&gt;2);AND([.E91]&gt;2;[.E90]&gt;2));OR(AND([.E92]&lt;-2;[.E91]&lt;-2);AND([.E92]&lt;-2;[.E90]&lt;-2);AND([.E91]&lt;-2;[.E90]&lt;-2))))" office:value-type="boolean" office:boolean-value="true" calcext:value-type="boolean">
            <text:p>TRUE</text:p>
          </table:table-cell>
          <table:table-cell table:formula="of:=NOT(OR(COUNTIF([.E88:.E92];&quot;&gt;1&quot;)&gt;=4;COUNTIF([.E88:.E92];&quot;&lt;-1&quot;)&gt;=4))" office:value-type="boolean" office:boolean-value="true" calcext:value-type="boolean">
            <text:p>TRUE</text:p>
          </table:table-cell>
          <table:table-cell table:formula="of:=NOT(COUNTIF([.F78:.F92];&quot;&lt;1&quot;)=15)" office:value-type="boolean" office:boolean-value="true" calcext:value-type="boolean">
            <text:p>TRUE</text:p>
          </table:table-cell>
          <table:table-cell table:formula="of:=NOT(COUNTIF([.F85:.F9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0</text:p>
          </table:table-cell>
          <table:table-cell office:value-type="float" office:value="10.8514991236954" calcext:value-type="float">
            <text:p>10.8514991236954</text:p>
          </table:table-cell>
          <table:table-cell table:formula="of:=[.B93]&gt;10" office:value-type="boolean" office:boolean-value="true" calcext:value-type="boolean">
            <text:p>TRUE</text:p>
          </table:table-cell>
          <table:table-cell table:formula="of:=IF([.B93]&gt;[.B92];+1;IF([.B93]&lt;[.B92]; -1; 0))" office:value-type="float" office:value="-1" calcext:value-type="float">
            <text:p>-1</text:p>
          </table:table-cell>
          <table:table-cell table:formula="of:=[.B93]-10" office:value-type="float" office:value="0.851499123695399" calcext:value-type="float">
            <text:p>0.851499123695399</text:p>
          </table:table-cell>
          <table:table-cell table:formula="of:=ABS([.E93])" office:value-type="float" office:value="0.851499123695399" calcext:value-type="float">
            <text:p>0.851499123695399</text:p>
          </table:table-cell>
          <table:table-cell table:formula="of:=ABS([.B93]-10)&lt;3" office:value-type="boolean" office:boolean-value="true" calcext:value-type="boolean">
            <text:p>TRUE</text:p>
          </table:table-cell>
          <table:table-cell table:formula="of:=NOT(OR(SUM([.C85:.C93])=9;SUM([.C85:.C93])=0))" office:value-type="boolean" office:boolean-value="true" calcext:value-type="boolean">
            <text:p>TRUE</text:p>
          </table:table-cell>
          <table:table-cell table:formula="of:=NOT(OR(SUM([.D88:.D93])=6;SUM([.D88:.D93])=-6))" office:value-type="boolean" office:boolean-value="true" calcext:value-type="boolean">
            <text:p>TRUE</text:p>
          </table:table-cell>
          <table:table-cell table:formula="of:=NOT(AND([.D93]=-[.D92];[.D92]=-[.D91];[.D91]=-[.D90];[.D90]=-[.D89];[.D89]=-[.D88];[.D88]=-[.D87];[.D87]=-[.D86];[.D86]=-[.D85];[.D85]=-[.D84];[.D84]=-[.D83];[.D83]=-[.D82];[.D82]=-[.D81];[.D81]=-[.D80];[.D80]=-[.D79]))" office:value-type="boolean" office:boolean-value="true" calcext:value-type="boolean">
            <text:p>TRUE</text:p>
          </table:table-cell>
          <table:table-cell table:formula="of:=NOT(OR(OR(AND([.E93]&gt;2;[.E92]&gt;2);AND([.E93]&gt;2;[.E91]&gt;2);AND([.E92]&gt;2;[.E91]&gt;2));OR(AND([.E93]&lt;-2;[.E92]&lt;-2);AND([.E93]&lt;-2;[.E91]&lt;-2);AND([.E92]&lt;-2;[.E91]&lt;-2))))" office:value-type="boolean" office:boolean-value="true" calcext:value-type="boolean">
            <text:p>TRUE</text:p>
          </table:table-cell>
          <table:table-cell table:formula="of:=NOT(OR(COUNTIF([.E89:.E93];&quot;&gt;1&quot;)&gt;=4;COUNTIF([.E89:.E93];&quot;&lt;-1&quot;)&gt;=4))" office:value-type="boolean" office:boolean-value="true" calcext:value-type="boolean">
            <text:p>TRUE</text:p>
          </table:table-cell>
          <table:table-cell table:formula="of:=NOT(COUNTIF([.F79:.F93];&quot;&lt;1&quot;)=15)" office:value-type="boolean" office:boolean-value="true" calcext:value-type="boolean">
            <text:p>TRUE</text:p>
          </table:table-cell>
          <table:table-cell table:formula="of:=NOT(COUNTIF([.F86:.F9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1</text:p>
          </table:table-cell>
          <table:table-cell office:value-type="float" office:value="9.82661353759889" calcext:value-type="float">
            <text:p>9.82661353759889</text:p>
          </table:table-cell>
          <table:table-cell table:formula="of:=[.B94]&gt;10" office:value-type="boolean" office:boolean-value="false" calcext:value-type="boolean">
            <text:p>FALSE</text:p>
          </table:table-cell>
          <table:table-cell table:formula="of:=IF([.B94]&gt;[.B93];+1;IF([.B94]&lt;[.B93]; -1; 0))" office:value-type="float" office:value="-1" calcext:value-type="float">
            <text:p>-1</text:p>
          </table:table-cell>
          <table:table-cell table:formula="of:=[.B94]-10" office:value-type="float" office:value="-0.17338646240111" calcext:value-type="float">
            <text:p>-0.17338646240111</text:p>
          </table:table-cell>
          <table:table-cell table:formula="of:=ABS([.E94])" office:value-type="float" office:value="0.17338646240111" calcext:value-type="float">
            <text:p>0.17338646240111</text:p>
          </table:table-cell>
          <table:table-cell table:formula="of:=ABS([.B94]-10)&lt;3" office:value-type="boolean" office:boolean-value="true" calcext:value-type="boolean">
            <text:p>TRUE</text:p>
          </table:table-cell>
          <table:table-cell table:formula="of:=NOT(OR(SUM([.C86:.C94])=9;SUM([.C86:.C94])=0))" office:value-type="boolean" office:boolean-value="true" calcext:value-type="boolean">
            <text:p>TRUE</text:p>
          </table:table-cell>
          <table:table-cell table:formula="of:=NOT(OR(SUM([.D89:.D94])=6;SUM([.D89:.D94])=-6))" office:value-type="boolean" office:boolean-value="true" calcext:value-type="boolean">
            <text:p>TRUE</text:p>
          </table:table-cell>
          <table:table-cell table:formula="of:=NOT(AND([.D94]=-[.D93];[.D93]=-[.D92];[.D92]=-[.D91];[.D91]=-[.D90];[.D90]=-[.D89];[.D89]=-[.D88];[.D88]=-[.D87];[.D87]=-[.D86];[.D86]=-[.D85];[.D85]=-[.D84];[.D84]=-[.D83];[.D83]=-[.D82];[.D82]=-[.D81];[.D81]=-[.D80]))" office:value-type="boolean" office:boolean-value="true" calcext:value-type="boolean">
            <text:p>TRUE</text:p>
          </table:table-cell>
          <table:table-cell table:formula="of:=NOT(OR(OR(AND([.E94]&gt;2;[.E93]&gt;2);AND([.E94]&gt;2;[.E92]&gt;2);AND([.E93]&gt;2;[.E92]&gt;2));OR(AND([.E94]&lt;-2;[.E93]&lt;-2);AND([.E94]&lt;-2;[.E92]&lt;-2);AND([.E93]&lt;-2;[.E92]&lt;-2))))" office:value-type="boolean" office:boolean-value="true" calcext:value-type="boolean">
            <text:p>TRUE</text:p>
          </table:table-cell>
          <table:table-cell table:formula="of:=NOT(OR(COUNTIF([.E90:.E94];&quot;&gt;1&quot;)&gt;=4;COUNTIF([.E90:.E94];&quot;&lt;-1&quot;)&gt;=4))" office:value-type="boolean" office:boolean-value="true" calcext:value-type="boolean">
            <text:p>TRUE</text:p>
          </table:table-cell>
          <table:table-cell table:formula="of:=NOT(COUNTIF([.F80:.F94];&quot;&lt;1&quot;)=15)" office:value-type="boolean" office:boolean-value="true" calcext:value-type="boolean">
            <text:p>TRUE</text:p>
          </table:table-cell>
          <table:table-cell table:formula="of:=NOT(COUNTIF([.F87:.F9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2</text:p>
          </table:table-cell>
          <table:table-cell office:value-type="float" office:value="10.3903153591859" calcext:value-type="float">
            <text:p>10.3903153591859</text:p>
          </table:table-cell>
          <table:table-cell table:formula="of:=[.B95]&gt;10" office:value-type="boolean" office:boolean-value="true" calcext:value-type="boolean">
            <text:p>TRUE</text:p>
          </table:table-cell>
          <table:table-cell table:formula="of:=IF([.B95]&gt;[.B94];+1;IF([.B95]&lt;[.B94]; -1; 0))" office:value-type="float" office:value="1" calcext:value-type="float">
            <text:p>1</text:p>
          </table:table-cell>
          <table:table-cell table:formula="of:=[.B95]-10" office:value-type="float" office:value="0.3903153591859" calcext:value-type="float">
            <text:p>0.3903153591859</text:p>
          </table:table-cell>
          <table:table-cell table:formula="of:=ABS([.E95])" office:value-type="float" office:value="0.3903153591859" calcext:value-type="float">
            <text:p>0.3903153591859</text:p>
          </table:table-cell>
          <table:table-cell table:formula="of:=ABS([.B95]-10)&lt;3" office:value-type="boolean" office:boolean-value="true" calcext:value-type="boolean">
            <text:p>TRUE</text:p>
          </table:table-cell>
          <table:table-cell table:formula="of:=NOT(OR(SUM([.C87:.C95])=9;SUM([.C87:.C95])=0))" office:value-type="boolean" office:boolean-value="true" calcext:value-type="boolean">
            <text:p>TRUE</text:p>
          </table:table-cell>
          <table:table-cell table:formula="of:=NOT(OR(SUM([.D90:.D95])=6;SUM([.D90:.D95])=-6))" office:value-type="boolean" office:boolean-value="true" calcext:value-type="boolean">
            <text:p>TRUE</text:p>
          </table:table-cell>
          <table:table-cell table:formula="of:=NOT(AND([.D95]=-[.D94];[.D94]=-[.D93];[.D93]=-[.D92];[.D92]=-[.D91];[.D91]=-[.D90];[.D90]=-[.D89];[.D89]=-[.D88];[.D88]=-[.D87];[.D87]=-[.D86];[.D86]=-[.D85];[.D85]=-[.D84];[.D84]=-[.D83];[.D83]=-[.D82];[.D82]=-[.D81]))" office:value-type="boolean" office:boolean-value="true" calcext:value-type="boolean">
            <text:p>TRUE</text:p>
          </table:table-cell>
          <table:table-cell table:formula="of:=NOT(OR(OR(AND([.E95]&gt;2;[.E94]&gt;2);AND([.E95]&gt;2;[.E93]&gt;2);AND([.E94]&gt;2;[.E93]&gt;2));OR(AND([.E95]&lt;-2;[.E94]&lt;-2);AND([.E95]&lt;-2;[.E93]&lt;-2);AND([.E94]&lt;-2;[.E93]&lt;-2))))" office:value-type="boolean" office:boolean-value="true" calcext:value-type="boolean">
            <text:p>TRUE</text:p>
          </table:table-cell>
          <table:table-cell table:formula="of:=NOT(OR(COUNTIF([.E91:.E95];&quot;&gt;1&quot;)&gt;=4;COUNTIF([.E91:.E95];&quot;&lt;-1&quot;)&gt;=4))" office:value-type="boolean" office:boolean-value="true" calcext:value-type="boolean">
            <text:p>TRUE</text:p>
          </table:table-cell>
          <table:table-cell table:formula="of:=NOT(COUNTIF([.F81:.F95];&quot;&lt;1&quot;)=15)" office:value-type="boolean" office:boolean-value="true" calcext:value-type="boolean">
            <text:p>TRUE</text:p>
          </table:table-cell>
          <table:table-cell table:formula="of:=NOT(COUNTIF([.F88:.F9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3</text:p>
          </table:table-cell>
          <table:table-cell office:value-type="float" office:value="10.1192409968474" calcext:value-type="float">
            <text:p>10.1192409968474</text:p>
          </table:table-cell>
          <table:table-cell table:formula="of:=[.B96]&gt;10" office:value-type="boolean" office:boolean-value="true" calcext:value-type="boolean">
            <text:p>TRUE</text:p>
          </table:table-cell>
          <table:table-cell table:formula="of:=IF([.B96]&gt;[.B95];+1;IF([.B96]&lt;[.B95]; -1; 0))" office:value-type="float" office:value="-1" calcext:value-type="float">
            <text:p>-1</text:p>
          </table:table-cell>
          <table:table-cell table:formula="of:=[.B96]-10" office:value-type="float" office:value="0.119240996847401" calcext:value-type="float">
            <text:p>0.119240996847401</text:p>
          </table:table-cell>
          <table:table-cell table:formula="of:=ABS([.E96])" office:value-type="float" office:value="0.119240996847401" calcext:value-type="float">
            <text:p>0.119240996847401</text:p>
          </table:table-cell>
          <table:table-cell table:formula="of:=ABS([.B96]-10)&lt;3" office:value-type="boolean" office:boolean-value="true" calcext:value-type="boolean">
            <text:p>TRUE</text:p>
          </table:table-cell>
          <table:table-cell table:formula="of:=NOT(OR(SUM([.C88:.C96])=9;SUM([.C88:.C96])=0))" office:value-type="boolean" office:boolean-value="true" calcext:value-type="boolean">
            <text:p>TRUE</text:p>
          </table:table-cell>
          <table:table-cell table:formula="of:=NOT(OR(SUM([.D91:.D96])=6;SUM([.D91:.D96])=-6))" office:value-type="boolean" office:boolean-value="true" calcext:value-type="boolean">
            <text:p>TRUE</text:p>
          </table:table-cell>
          <table:table-cell table:formula="of:=NOT(AND([.D96]=-[.D95];[.D95]=-[.D94];[.D94]=-[.D93];[.D93]=-[.D92];[.D92]=-[.D91];[.D91]=-[.D90];[.D90]=-[.D89];[.D89]=-[.D88];[.D88]=-[.D87];[.D87]=-[.D86];[.D86]=-[.D85];[.D85]=-[.D84];[.D84]=-[.D83];[.D83]=-[.D82]))" office:value-type="boolean" office:boolean-value="true" calcext:value-type="boolean">
            <text:p>TRUE</text:p>
          </table:table-cell>
          <table:table-cell table:formula="of:=NOT(OR(OR(AND([.E96]&gt;2;[.E95]&gt;2);AND([.E96]&gt;2;[.E94]&gt;2);AND([.E95]&gt;2;[.E94]&gt;2));OR(AND([.E96]&lt;-2;[.E95]&lt;-2);AND([.E96]&lt;-2;[.E94]&lt;-2);AND([.E95]&lt;-2;[.E94]&lt;-2))))" office:value-type="boolean" office:boolean-value="true" calcext:value-type="boolean">
            <text:p>TRUE</text:p>
          </table:table-cell>
          <table:table-cell table:formula="of:=NOT(OR(COUNTIF([.E92:.E96];&quot;&gt;1&quot;)&gt;=4;COUNTIF([.E92:.E96];&quot;&lt;-1&quot;)&gt;=4))" office:value-type="boolean" office:boolean-value="true" calcext:value-type="boolean">
            <text:p>TRUE</text:p>
          </table:table-cell>
          <table:table-cell table:formula="of:=NOT(COUNTIF([.F82:.F96];&quot;&lt;1&quot;)=15)" office:value-type="boolean" office:boolean-value="true" calcext:value-type="boolean">
            <text:p>TRUE</text:p>
          </table:table-cell>
          <table:table-cell table:formula="of:=NOT(COUNTIF([.F89:.F9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4</text:p>
          </table:table-cell>
          <table:table-cell office:value-type="float" office:value="10.1105814073626" calcext:value-type="float">
            <text:p>10.1105814073626</text:p>
          </table:table-cell>
          <table:table-cell table:formula="of:=[.B97]&gt;10" office:value-type="boolean" office:boolean-value="true" calcext:value-type="boolean">
            <text:p>TRUE</text:p>
          </table:table-cell>
          <table:table-cell table:formula="of:=IF([.B97]&gt;[.B96];+1;IF([.B97]&lt;[.B96]; -1; 0))" office:value-type="float" office:value="-1" calcext:value-type="float">
            <text:p>-1</text:p>
          </table:table-cell>
          <table:table-cell table:formula="of:=[.B97]-10" office:value-type="float" office:value="0.1105814073626" calcext:value-type="float">
            <text:p>0.1105814073626</text:p>
          </table:table-cell>
          <table:table-cell table:formula="of:=ABS([.E97])" office:value-type="float" office:value="0.1105814073626" calcext:value-type="float">
            <text:p>0.1105814073626</text:p>
          </table:table-cell>
          <table:table-cell table:formula="of:=ABS([.B97]-10)&lt;3" office:value-type="boolean" office:boolean-value="true" calcext:value-type="boolean">
            <text:p>TRUE</text:p>
          </table:table-cell>
          <table:table-cell table:formula="of:=NOT(OR(SUM([.C89:.C97])=9;SUM([.C89:.C97])=0))" office:value-type="boolean" office:boolean-value="true" calcext:value-type="boolean">
            <text:p>TRUE</text:p>
          </table:table-cell>
          <table:table-cell table:formula="of:=NOT(OR(SUM([.D92:.D97])=6;SUM([.D92:.D97])=-6))" office:value-type="boolean" office:boolean-value="true" calcext:value-type="boolean">
            <text:p>TRUE</text:p>
          </table:table-cell>
          <table:table-cell table:formula="of:=NOT(AND([.D97]=-[.D96];[.D96]=-[.D95];[.D95]=-[.D94];[.D94]=-[.D93];[.D93]=-[.D92];[.D92]=-[.D91];[.D91]=-[.D90];[.D90]=-[.D89];[.D89]=-[.D88];[.D88]=-[.D87];[.D87]=-[.D86];[.D86]=-[.D85];[.D85]=-[.D84];[.D84]=-[.D83]))" office:value-type="boolean" office:boolean-value="true" calcext:value-type="boolean">
            <text:p>TRUE</text:p>
          </table:table-cell>
          <table:table-cell table:formula="of:=NOT(OR(OR(AND([.E97]&gt;2;[.E96]&gt;2);AND([.E97]&gt;2;[.E95]&gt;2);AND([.E96]&gt;2;[.E95]&gt;2));OR(AND([.E97]&lt;-2;[.E96]&lt;-2);AND([.E97]&lt;-2;[.E95]&lt;-2);AND([.E96]&lt;-2;[.E95]&lt;-2))))" office:value-type="boolean" office:boolean-value="true" calcext:value-type="boolean">
            <text:p>TRUE</text:p>
          </table:table-cell>
          <table:table-cell table:formula="of:=NOT(OR(COUNTIF([.E93:.E97];&quot;&gt;1&quot;)&gt;=4;COUNTIF([.E93:.E97];&quot;&lt;-1&quot;)&gt;=4))" office:value-type="boolean" office:boolean-value="true" calcext:value-type="boolean">
            <text:p>TRUE</text:p>
          </table:table-cell>
          <table:table-cell table:formula="of:=NOT(COUNTIF([.F83:.F97];&quot;&lt;1&quot;)=15)" office:value-type="boolean" office:boolean-value="true" calcext:value-type="boolean">
            <text:p>TRUE</text:p>
          </table:table-cell>
          <table:table-cell table:formula="of:=NOT(COUNTIF([.F90:.F9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5</text:p>
          </table:table-cell>
          <table:table-cell office:value-type="float" office:value="8.94196219676773" calcext:value-type="float">
            <text:p>8.94196219676773</text:p>
          </table:table-cell>
          <table:table-cell table:formula="of:=[.B98]&gt;10" office:value-type="boolean" office:boolean-value="false" calcext:value-type="boolean">
            <text:p>FALSE</text:p>
          </table:table-cell>
          <table:table-cell table:formula="of:=IF([.B98]&gt;[.B97];+1;IF([.B98]&lt;[.B97]; -1; 0))" office:value-type="float" office:value="-1" calcext:value-type="float">
            <text:p>-1</text:p>
          </table:table-cell>
          <table:table-cell table:formula="of:=[.B98]-10" office:value-type="float" office:value="-1.05803780323227" calcext:value-type="float">
            <text:p>-1.05803780323227</text:p>
          </table:table-cell>
          <table:table-cell table:formula="of:=ABS([.E98])" office:value-type="float" office:value="1.05803780323227" calcext:value-type="float">
            <text:p>1.05803780323227</text:p>
          </table:table-cell>
          <table:table-cell table:formula="of:=ABS([.B98]-10)&lt;3" office:value-type="boolean" office:boolean-value="true" calcext:value-type="boolean">
            <text:p>TRUE</text:p>
          </table:table-cell>
          <table:table-cell table:formula="of:=NOT(OR(SUM([.C90:.C98])=9;SUM([.C90:.C98])=0))" office:value-type="boolean" office:boolean-value="true" calcext:value-type="boolean">
            <text:p>TRUE</text:p>
          </table:table-cell>
          <table:table-cell table:formula="of:=NOT(OR(SUM([.D93:.D98])=6;SUM([.D93:.D98])=-6))" office:value-type="boolean" office:boolean-value="true" calcext:value-type="boolean">
            <text:p>TRUE</text:p>
          </table:table-cell>
          <table:table-cell table:formula="of:=NOT(AND([.D98]=-[.D97];[.D97]=-[.D96];[.D96]=-[.D95];[.D95]=-[.D94];[.D94]=-[.D93];[.D93]=-[.D92];[.D92]=-[.D91];[.D91]=-[.D90];[.D90]=-[.D89];[.D89]=-[.D88];[.D88]=-[.D87];[.D87]=-[.D86];[.D86]=-[.D85];[.D85]=-[.D84]))" office:value-type="boolean" office:boolean-value="true" calcext:value-type="boolean">
            <text:p>TRUE</text:p>
          </table:table-cell>
          <table:table-cell table:formula="of:=NOT(OR(OR(AND([.E98]&gt;2;[.E97]&gt;2);AND([.E98]&gt;2;[.E96]&gt;2);AND([.E97]&gt;2;[.E96]&gt;2));OR(AND([.E98]&lt;-2;[.E97]&lt;-2);AND([.E98]&lt;-2;[.E96]&lt;-2);AND([.E97]&lt;-2;[.E96]&lt;-2))))" office:value-type="boolean" office:boolean-value="true" calcext:value-type="boolean">
            <text:p>TRUE</text:p>
          </table:table-cell>
          <table:table-cell table:formula="of:=NOT(OR(COUNTIF([.E94:.E98];&quot;&gt;1&quot;)&gt;=4;COUNTIF([.E94:.E98];&quot;&lt;-1&quot;)&gt;=4))" office:value-type="boolean" office:boolean-value="true" calcext:value-type="boolean">
            <text:p>TRUE</text:p>
          </table:table-cell>
          <table:table-cell table:formula="of:=NOT(COUNTIF([.F84:.F98];&quot;&lt;1&quot;)=15)" office:value-type="boolean" office:boolean-value="true" calcext:value-type="boolean">
            <text:p>TRUE</text:p>
          </table:table-cell>
          <table:table-cell table:formula="of:=NOT(COUNTIF([.F91:.F9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6</text:p>
          </table:table-cell>
          <table:table-cell office:value-type="float" office:value="10.0927151990514" calcext:value-type="float">
            <text:p>10.0927151990514</text:p>
          </table:table-cell>
          <table:table-cell table:formula="of:=[.B99]&gt;10" office:value-type="boolean" office:boolean-value="true" calcext:value-type="boolean">
            <text:p>TRUE</text:p>
          </table:table-cell>
          <table:table-cell table:formula="of:=IF([.B99]&gt;[.B98];+1;IF([.B99]&lt;[.B98]; -1; 0))" office:value-type="float" office:value="1" calcext:value-type="float">
            <text:p>1</text:p>
          </table:table-cell>
          <table:table-cell table:formula="of:=[.B99]-10" office:value-type="float" office:value="0.0927151990513995" calcext:value-type="float">
            <text:p>0.0927151990514</text:p>
          </table:table-cell>
          <table:table-cell table:formula="of:=ABS([.E99])" office:value-type="float" office:value="0.0927151990513995" calcext:value-type="float">
            <text:p>0.0927151990514</text:p>
          </table:table-cell>
          <table:table-cell table:formula="of:=ABS([.B99]-10)&lt;3" office:value-type="boolean" office:boolean-value="true" calcext:value-type="boolean">
            <text:p>TRUE</text:p>
          </table:table-cell>
          <table:table-cell table:formula="of:=NOT(OR(SUM([.C91:.C99])=9;SUM([.C91:.C99])=0))" office:value-type="boolean" office:boolean-value="true" calcext:value-type="boolean">
            <text:p>TRUE</text:p>
          </table:table-cell>
          <table:table-cell table:formula="of:=NOT(OR(SUM([.D94:.D99])=6;SUM([.D94:.D99])=-6))" office:value-type="boolean" office:boolean-value="true" calcext:value-type="boolean">
            <text:p>TRUE</text:p>
          </table:table-cell>
          <table:table-cell table:formula="of:=NOT(AND([.D99]=-[.D98];[.D98]=-[.D97];[.D97]=-[.D96];[.D96]=-[.D95];[.D95]=-[.D94];[.D94]=-[.D93];[.D93]=-[.D92];[.D92]=-[.D91];[.D91]=-[.D90];[.D90]=-[.D89];[.D89]=-[.D88];[.D88]=-[.D87];[.D87]=-[.D86];[.D86]=-[.D85]))" office:value-type="boolean" office:boolean-value="true" calcext:value-type="boolean">
            <text:p>TRUE</text:p>
          </table:table-cell>
          <table:table-cell table:formula="of:=NOT(OR(OR(AND([.E99]&gt;2;[.E98]&gt;2);AND([.E99]&gt;2;[.E97]&gt;2);AND([.E98]&gt;2;[.E97]&gt;2));OR(AND([.E99]&lt;-2;[.E98]&lt;-2);AND([.E99]&lt;-2;[.E97]&lt;-2);AND([.E98]&lt;-2;[.E97]&lt;-2))))" office:value-type="boolean" office:boolean-value="true" calcext:value-type="boolean">
            <text:p>TRUE</text:p>
          </table:table-cell>
          <table:table-cell table:formula="of:=NOT(OR(COUNTIF([.E95:.E99];&quot;&gt;1&quot;)&gt;=4;COUNTIF([.E95:.E99];&quot;&lt;-1&quot;)&gt;=4))" office:value-type="boolean" office:boolean-value="true" calcext:value-type="boolean">
            <text:p>TRUE</text:p>
          </table:table-cell>
          <table:table-cell table:formula="of:=NOT(COUNTIF([.F85:.F99];&quot;&lt;1&quot;)=15)" office:value-type="boolean" office:boolean-value="true" calcext:value-type="boolean">
            <text:p>TRUE</text:p>
          </table:table-cell>
          <table:table-cell table:formula="of:=NOT(COUNTIF([.F92:.F9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7</text:p>
          </table:table-cell>
          <table:table-cell office:value-type="float" office:value="10.0485455046797" calcext:value-type="float">
            <text:p>10.0485455046797</text:p>
          </table:table-cell>
          <table:table-cell table:formula="of:=[.B100]&gt;10" office:value-type="boolean" office:boolean-value="true" calcext:value-type="boolean">
            <text:p>TRUE</text:p>
          </table:table-cell>
          <table:table-cell table:formula="of:=IF([.B100]&gt;[.B99];+1;IF([.B100]&lt;[.B99]; -1; 0))" office:value-type="float" office:value="-1" calcext:value-type="float">
            <text:p>-1</text:p>
          </table:table-cell>
          <table:table-cell table:formula="of:=[.B100]-10" office:value-type="float" office:value="0.0485455046796997" calcext:value-type="float">
            <text:p>0.0485455046797</text:p>
          </table:table-cell>
          <table:table-cell table:formula="of:=ABS([.E100])" office:value-type="float" office:value="0.0485455046796997" calcext:value-type="float">
            <text:p>0.0485455046797</text:p>
          </table:table-cell>
          <table:table-cell table:formula="of:=ABS([.B100]-10)&lt;3" office:value-type="boolean" office:boolean-value="true" calcext:value-type="boolean">
            <text:p>TRUE</text:p>
          </table:table-cell>
          <table:table-cell table:formula="of:=NOT(OR(SUM([.C92:.C100])=9;SUM([.C92:.C100])=0))" office:value-type="boolean" office:boolean-value="true" calcext:value-type="boolean">
            <text:p>TRUE</text:p>
          </table:table-cell>
          <table:table-cell table:formula="of:=NOT(OR(SUM([.D95:.D100])=6;SUM([.D95:.D100])=-6))" office:value-type="boolean" office:boolean-value="true" calcext:value-type="boolean">
            <text:p>TRUE</text:p>
          </table:table-cell>
          <table:table-cell table:formula="of:=NOT(AND([.D100]=-[.D99];[.D99]=-[.D98];[.D98]=-[.D97];[.D97]=-[.D96];[.D96]=-[.D95];[.D95]=-[.D94];[.D94]=-[.D93];[.D93]=-[.D92];[.D92]=-[.D91];[.D91]=-[.D90];[.D90]=-[.D89];[.D89]=-[.D88];[.D88]=-[.D87];[.D87]=-[.D86]))" office:value-type="boolean" office:boolean-value="true" calcext:value-type="boolean">
            <text:p>TRUE</text:p>
          </table:table-cell>
          <table:table-cell table:formula="of:=NOT(OR(OR(AND([.E100]&gt;2;[.E99]&gt;2);AND([.E100]&gt;2;[.E98]&gt;2);AND([.E99]&gt;2;[.E98]&gt;2));OR(AND([.E100]&lt;-2;[.E99]&lt;-2);AND([.E100]&lt;-2;[.E98]&lt;-2);AND([.E99]&lt;-2;[.E98]&lt;-2))))" office:value-type="boolean" office:boolean-value="true" calcext:value-type="boolean">
            <text:p>TRUE</text:p>
          </table:table-cell>
          <table:table-cell table:formula="of:=NOT(OR(COUNTIF([.E96:.E100];&quot;&gt;1&quot;)&gt;=4;COUNTIF([.E96:.E100];&quot;&lt;-1&quot;)&gt;=4))" office:value-type="boolean" office:boolean-value="true" calcext:value-type="boolean">
            <text:p>TRUE</text:p>
          </table:table-cell>
          <table:table-cell table:formula="of:=NOT(COUNTIF([.F86:.F100];&quot;&lt;1&quot;)=15)" office:value-type="boolean" office:boolean-value="true" calcext:value-type="boolean">
            <text:p>TRUE</text:p>
          </table:table-cell>
          <table:table-cell table:formula="of:=NOT(COUNTIF([.F93:.F10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66-07-18</text:p>
          </table:table-cell>
          <table:table-cell office:value-type="float" office:value="8.76597749601941" calcext:value-type="float">
            <text:p>8.76597749601941</text:p>
          </table:table-cell>
          <table:table-cell table:formula="of:=[.B101]&gt;10" office:value-type="boolean" office:boolean-value="false" calcext:value-type="boolean">
            <text:p>FALSE</text:p>
          </table:table-cell>
          <table:table-cell table:formula="of:=IF([.B101]&gt;[.B100];+1;IF([.B101]&lt;[.B100]; -1; 0))" office:value-type="float" office:value="-1" calcext:value-type="float">
            <text:p>-1</text:p>
          </table:table-cell>
          <table:table-cell table:formula="of:=[.B101]-10" office:value-type="float" office:value="-1.23402250398059" calcext:value-type="float">
            <text:p>-1.23402250398059</text:p>
          </table:table-cell>
          <table:table-cell table:formula="of:=ABS([.E101])" office:value-type="float" office:value="1.23402250398059" calcext:value-type="float">
            <text:p>1.23402250398059</text:p>
          </table:table-cell>
          <table:table-cell table:formula="of:=ABS([.B101]-10)&lt;3" office:value-type="boolean" office:boolean-value="true" calcext:value-type="boolean">
            <text:p>TRUE</text:p>
          </table:table-cell>
          <table:table-cell table:formula="of:=NOT(OR(SUM([.C93:.C101])=9;SUM([.C93:.C101])=0))" office:value-type="boolean" office:boolean-value="true" calcext:value-type="boolean">
            <text:p>TRUE</text:p>
          </table:table-cell>
          <table:table-cell table:formula="of:=NOT(OR(SUM([.D96:.D101])=6;SUM([.D96:.D101])=-6))" office:value-type="boolean" office:boolean-value="true" calcext:value-type="boolean">
            <text:p>TRUE</text:p>
          </table:table-cell>
          <table:table-cell table:formula="of:=NOT(AND([.D101]=-[.D100];[.D100]=-[.D99];[.D99]=-[.D98];[.D98]=-[.D97];[.D97]=-[.D96];[.D96]=-[.D95];[.D95]=-[.D94];[.D94]=-[.D93];[.D93]=-[.D92];[.D92]=-[.D91];[.D91]=-[.D90];[.D90]=-[.D89];[.D89]=-[.D88];[.D88]=-[.D87]))" office:value-type="boolean" office:boolean-value="true" calcext:value-type="boolean">
            <text:p>TRUE</text:p>
          </table:table-cell>
          <table:table-cell table:formula="of:=NOT(OR(OR(AND([.E101]&gt;2;[.E100]&gt;2);AND([.E101]&gt;2;[.E99]&gt;2);AND([.E100]&gt;2;[.E99]&gt;2));OR(AND([.E101]&lt;-2;[.E100]&lt;-2);AND([.E101]&lt;-2;[.E99]&lt;-2);AND([.E100]&lt;-2;[.E99]&lt;-2))))" office:value-type="boolean" office:boolean-value="true" calcext:value-type="boolean">
            <text:p>TRUE</text:p>
          </table:table-cell>
          <table:table-cell table:formula="of:=NOT(OR(COUNTIF([.E97:.E101];&quot;&gt;1&quot;)&gt;=4;COUNTIF([.E97:.E101];&quot;&lt;-1&quot;)&gt;=4))" office:value-type="boolean" office:boolean-value="true" calcext:value-type="boolean">
            <text:p>TRUE</text:p>
          </table:table-cell>
          <table:table-cell table:formula="of:=NOT(COUNTIF([.F87:.F101];&quot;&lt;1&quot;)=15)" office:value-type="boolean" office:boolean-value="true" calcext:value-type="boolean">
            <text:p>TRUE</text:p>
          </table:table-cell>
          <table:table-cell table:formula="of:=NOT(COUNTIF([.F94:.F10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19" calcext:value-type="date">
            <text:p>1966-07-19</text:p>
          </table:table-cell>
          <table:table-cell table:formula="of:=[.B101]+0.1" office:value-type="float" office:value="8.86597749601941" calcext:value-type="float">
            <text:p>8.86597749601941</text:p>
          </table:table-cell>
          <table:table-cell table:formula="of:=[.B102]&gt;10" office:value-type="boolean" office:boolean-value="false" calcext:value-type="boolean">
            <text:p>FALSE</text:p>
          </table:table-cell>
          <table:table-cell table:formula="of:=IF([.B102]&gt;[.B101];+1;IF([.B102]&lt;[.B101]; -1; 0))" office:value-type="float" office:value="1" calcext:value-type="float">
            <text:p>1</text:p>
          </table:table-cell>
          <table:table-cell table:formula="of:=[.B102]-10" office:value-type="float" office:value="-1.13402250398059" calcext:value-type="float">
            <text:p>-1.13402250398059</text:p>
          </table:table-cell>
          <table:table-cell table:formula="of:=ABS([.E102])" office:value-type="float" office:value="1.13402250398059" calcext:value-type="float">
            <text:p>1.13402250398059</text:p>
          </table:table-cell>
          <table:table-cell table:formula="of:=ABS([.B102]-10)&lt;3" office:value-type="boolean" office:boolean-value="true" calcext:value-type="boolean">
            <text:p>TRUE</text:p>
          </table:table-cell>
          <table:table-cell table:formula="of:=NOT(OR(SUM([.C94:.C102])=9;SUM([.C94:.C102])=0))" office:value-type="boolean" office:boolean-value="true" calcext:value-type="boolean">
            <text:p>TRUE</text:p>
          </table:table-cell>
          <table:table-cell table:formula="of:=NOT(OR(SUM([.D97:.D102])=6;SUM([.D97:.D102])=-6))" office:value-type="boolean" office:boolean-value="true" calcext:value-type="boolean">
            <text:p>TRUE</text:p>
          </table:table-cell>
          <table:table-cell table:formula="of:=NOT(AND([.D102]=-[.D101];[.D101]=-[.D100];[.D100]=-[.D99];[.D99]=-[.D98];[.D98]=-[.D97];[.D97]=-[.D96];[.D96]=-[.D95];[.D95]=-[.D94];[.D94]=-[.D93];[.D93]=-[.D92];[.D92]=-[.D91];[.D91]=-[.D90];[.D90]=-[.D89];[.D89]=-[.D88]))" office:value-type="boolean" office:boolean-value="true" calcext:value-type="boolean">
            <text:p>TRUE</text:p>
          </table:table-cell>
          <table:table-cell table:formula="of:=NOT(OR(OR(AND([.E102]&gt;2;[.E101]&gt;2);AND([.E102]&gt;2;[.E100]&gt;2);AND([.E101]&gt;2;[.E100]&gt;2));OR(AND([.E102]&lt;-2;[.E101]&lt;-2);AND([.E102]&lt;-2;[.E100]&lt;-2);AND([.E101]&lt;-2;[.E100]&lt;-2))))" office:value-type="boolean" office:boolean-value="true" calcext:value-type="boolean">
            <text:p>TRUE</text:p>
          </table:table-cell>
          <table:table-cell table:formula="of:=NOT(OR(COUNTIF([.E98:.E102];&quot;&gt;1&quot;)&gt;=4;COUNTIF([.E98:.E102];&quot;&lt;-1&quot;)&gt;=4))" office:value-type="boolean" office:boolean-value="true" calcext:value-type="boolean">
            <text:p>TRUE</text:p>
          </table:table-cell>
          <table:table-cell table:formula="of:=NOT(COUNTIF([.F88:.F102];&quot;&lt;1&quot;)=15)" office:value-type="boolean" office:boolean-value="true" calcext:value-type="boolean">
            <text:p>TRUE</text:p>
          </table:table-cell>
          <table:table-cell table:formula="of:=NOT(COUNTIF([.F95:.F10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0" calcext:value-type="date">
            <text:p>1966-07-20</text:p>
          </table:table-cell>
          <table:table-cell table:formula="of:=[.B102]+0.1" office:value-type="float" office:value="8.96597749601941" calcext:value-type="float">
            <text:p>8.96597749601941</text:p>
          </table:table-cell>
          <table:table-cell table:formula="of:=[.B103]&gt;10" office:value-type="boolean" office:boolean-value="false" calcext:value-type="boolean">
            <text:p>FALSE</text:p>
          </table:table-cell>
          <table:table-cell table:formula="of:=IF([.B103]&gt;[.B102];+1;IF([.B103]&lt;[.B102]; -1; 0))" office:value-type="float" office:value="1" calcext:value-type="float">
            <text:p>1</text:p>
          </table:table-cell>
          <table:table-cell table:formula="of:=[.B103]-10" office:value-type="float" office:value="-1.03402250398059" calcext:value-type="float">
            <text:p>-1.03402250398059</text:p>
          </table:table-cell>
          <table:table-cell table:formula="of:=ABS([.E103])" office:value-type="float" office:value="1.03402250398059" calcext:value-type="float">
            <text:p>1.03402250398059</text:p>
          </table:table-cell>
          <table:table-cell table:formula="of:=ABS([.B103]-10)&lt;3" office:value-type="boolean" office:boolean-value="true" calcext:value-type="boolean">
            <text:p>TRUE</text:p>
          </table:table-cell>
          <table:table-cell table:formula="of:=NOT(OR(SUM([.C95:.C103])=9;SUM([.C95:.C103])=0))" office:value-type="boolean" office:boolean-value="true" calcext:value-type="boolean">
            <text:p>TRUE</text:p>
          </table:table-cell>
          <table:table-cell table:formula="of:=NOT(OR(SUM([.D98:.D103])=6;SUM([.D98:.D103])=-6))" office:value-type="boolean" office:boolean-value="true" calcext:value-type="boolean">
            <text:p>TRUE</text:p>
          </table:table-cell>
          <table:table-cell table:formula="of:=NOT(AND([.D103]=-[.D102];[.D102]=-[.D101];[.D101]=-[.D100];[.D100]=-[.D99];[.D99]=-[.D98];[.D98]=-[.D97];[.D97]=-[.D96];[.D96]=-[.D95];[.D95]=-[.D94];[.D94]=-[.D93];[.D93]=-[.D92];[.D92]=-[.D91];[.D91]=-[.D90];[.D90]=-[.D89]))" office:value-type="boolean" office:boolean-value="true" calcext:value-type="boolean">
            <text:p>TRUE</text:p>
          </table:table-cell>
          <table:table-cell table:formula="of:=NOT(OR(OR(AND([.E103]&gt;2;[.E102]&gt;2);AND([.E103]&gt;2;[.E101]&gt;2);AND([.E102]&gt;2;[.E101]&gt;2));OR(AND([.E103]&lt;-2;[.E102]&lt;-2);AND([.E103]&lt;-2;[.E101]&lt;-2);AND([.E102]&lt;-2;[.E101]&lt;-2))))" office:value-type="boolean" office:boolean-value="true" calcext:value-type="boolean">
            <text:p>TRUE</text:p>
          </table:table-cell>
          <table:table-cell table:formula="of:=NOT(OR(COUNTIF([.E99:.E103];&quot;&gt;1&quot;)&gt;=4;COUNTIF([.E99:.E103];&quot;&lt;-1&quot;)&gt;=4))" office:value-type="boolean" office:boolean-value="true" calcext:value-type="boolean">
            <text:p>TRUE</text:p>
          </table:table-cell>
          <table:table-cell table:formula="of:=NOT(COUNTIF([.F89:.F103];&quot;&lt;1&quot;)=15)" office:value-type="boolean" office:boolean-value="true" calcext:value-type="boolean">
            <text:p>TRUE</text:p>
          </table:table-cell>
          <table:table-cell table:formula="of:=NOT(COUNTIF([.F96:.F10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1" calcext:value-type="date">
            <text:p>1966-07-21</text:p>
          </table:table-cell>
          <table:table-cell table:formula="of:=[.B103]+0.1" office:value-type="float" office:value="9.06597749601941" calcext:value-type="float">
            <text:p>9.06597749601941</text:p>
          </table:table-cell>
          <table:table-cell table:formula="of:=[.B104]&gt;10" office:value-type="boolean" office:boolean-value="false" calcext:value-type="boolean">
            <text:p>FALSE</text:p>
          </table:table-cell>
          <table:table-cell table:formula="of:=IF([.B104]&gt;[.B103];+1;IF([.B104]&lt;[.B103]; -1; 0))" office:value-type="float" office:value="1" calcext:value-type="float">
            <text:p>1</text:p>
          </table:table-cell>
          <table:table-cell table:formula="of:=[.B104]-10" office:value-type="float" office:value="-0.934022503980591" calcext:value-type="float">
            <text:p>-0.934022503980591</text:p>
          </table:table-cell>
          <table:table-cell table:formula="of:=ABS([.E104])" office:value-type="float" office:value="0.934022503980591" calcext:value-type="float">
            <text:p>0.934022503980591</text:p>
          </table:table-cell>
          <table:table-cell table:formula="of:=ABS([.B104]-10)&lt;3" office:value-type="boolean" office:boolean-value="true" calcext:value-type="boolean">
            <text:p>TRUE</text:p>
          </table:table-cell>
          <table:table-cell table:formula="of:=NOT(OR(SUM([.C96:.C104])=9;SUM([.C96:.C104])=0))" office:value-type="boolean" office:boolean-value="true" calcext:value-type="boolean">
            <text:p>TRUE</text:p>
          </table:table-cell>
          <table:table-cell table:formula="of:=NOT(OR(SUM([.D99:.D104])=6;SUM([.D99:.D104])=-6))" office:value-type="boolean" office:boolean-value="true" calcext:value-type="boolean">
            <text:p>TRUE</text:p>
          </table:table-cell>
          <table:table-cell table:formula="of:=NOT(AND([.D104]=-[.D103];[.D103]=-[.D102];[.D102]=-[.D101];[.D101]=-[.D100];[.D100]=-[.D99];[.D99]=-[.D98];[.D98]=-[.D97];[.D97]=-[.D96];[.D96]=-[.D95];[.D95]=-[.D94];[.D94]=-[.D93];[.D93]=-[.D92];[.D92]=-[.D91];[.D91]=-[.D90]))" office:value-type="boolean" office:boolean-value="true" calcext:value-type="boolean">
            <text:p>TRUE</text:p>
          </table:table-cell>
          <table:table-cell table:formula="of:=NOT(OR(OR(AND([.E104]&gt;2;[.E103]&gt;2);AND([.E104]&gt;2;[.E102]&gt;2);AND([.E103]&gt;2;[.E102]&gt;2));OR(AND([.E104]&lt;-2;[.E103]&lt;-2);AND([.E104]&lt;-2;[.E102]&lt;-2);AND([.E103]&lt;-2;[.E102]&lt;-2))))" office:value-type="boolean" office:boolean-value="true" calcext:value-type="boolean">
            <text:p>TRUE</text:p>
          </table:table-cell>
          <table:table-cell table:formula="of:=NOT(OR(COUNTIF([.E100:.E104];&quot;&gt;1&quot;)&gt;=4;COUNTIF([.E100:.E104];&quot;&lt;-1&quot;)&gt;=4))" office:value-type="boolean" office:boolean-value="true" calcext:value-type="boolean">
            <text:p>TRUE</text:p>
          </table:table-cell>
          <table:table-cell table:formula="of:=NOT(COUNTIF([.F90:.F104];&quot;&lt;1&quot;)=15)" office:value-type="boolean" office:boolean-value="true" calcext:value-type="boolean">
            <text:p>TRUE</text:p>
          </table:table-cell>
          <table:table-cell table:formula="of:=NOT(COUNTIF([.F97:.F10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2" calcext:value-type="date">
            <text:p>1966-07-22</text:p>
          </table:table-cell>
          <table:table-cell table:formula="of:=[.B104]+0.1" office:value-type="float" office:value="9.16597749601941" calcext:value-type="float">
            <text:p>9.16597749601941</text:p>
          </table:table-cell>
          <table:table-cell table:formula="of:=[.B105]&gt;10" office:value-type="boolean" office:boolean-value="false" calcext:value-type="boolean">
            <text:p>FALSE</text:p>
          </table:table-cell>
          <table:table-cell table:formula="of:=IF([.B105]&gt;[.B104];+1;IF([.B105]&lt;[.B104]; -1; 0))" office:value-type="float" office:value="1" calcext:value-type="float">
            <text:p>1</text:p>
          </table:table-cell>
          <table:table-cell table:formula="of:=[.B105]-10" office:value-type="float" office:value="-0.834022503980592" calcext:value-type="float">
            <text:p>-0.834022503980592</text:p>
          </table:table-cell>
          <table:table-cell table:formula="of:=ABS([.E105])" office:value-type="float" office:value="0.834022503980592" calcext:value-type="float">
            <text:p>0.834022503980592</text:p>
          </table:table-cell>
          <table:table-cell table:formula="of:=ABS([.B105]-10)&lt;3" office:value-type="boolean" office:boolean-value="true" calcext:value-type="boolean">
            <text:p>TRUE</text:p>
          </table:table-cell>
          <table:table-cell table:formula="of:=NOT(OR(SUM([.C97:.C105])=9;SUM([.C97:.C105])=0))" office:value-type="boolean" office:boolean-value="true" calcext:value-type="boolean">
            <text:p>TRUE</text:p>
          </table:table-cell>
          <table:table-cell table:formula="of:=NOT(OR(SUM([.D100:.D105])=6;SUM([.D100:.D105])=-6))" office:value-type="boolean" office:boolean-value="true" calcext:value-type="boolean">
            <text:p>TRUE</text:p>
          </table:table-cell>
          <table:table-cell table:formula="of:=NOT(AND([.D105]=-[.D104];[.D104]=-[.D103];[.D103]=-[.D102];[.D102]=-[.D101];[.D101]=-[.D100];[.D100]=-[.D99];[.D99]=-[.D98];[.D98]=-[.D97];[.D97]=-[.D96];[.D96]=-[.D95];[.D95]=-[.D94];[.D94]=-[.D93];[.D93]=-[.D92];[.D92]=-[.D91]))" office:value-type="boolean" office:boolean-value="true" calcext:value-type="boolean">
            <text:p>TRUE</text:p>
          </table:table-cell>
          <table:table-cell table:formula="of:=NOT(OR(OR(AND([.E105]&gt;2;[.E104]&gt;2);AND([.E105]&gt;2;[.E103]&gt;2);AND([.E104]&gt;2;[.E103]&gt;2));OR(AND([.E105]&lt;-2;[.E104]&lt;-2);AND([.E105]&lt;-2;[.E103]&lt;-2);AND([.E104]&lt;-2;[.E103]&lt;-2))))" office:value-type="boolean" office:boolean-value="true" calcext:value-type="boolean">
            <text:p>TRUE</text:p>
          </table:table-cell>
          <table:table-cell table:formula="of:=NOT(OR(COUNTIF([.E101:.E105];&quot;&gt;1&quot;)&gt;=4;COUNTIF([.E101:.E105];&quot;&lt;-1&quot;)&gt;=4))" office:value-type="boolean" office:boolean-value="true" calcext:value-type="boolean">
            <text:p>TRUE</text:p>
          </table:table-cell>
          <table:table-cell table:formula="of:=NOT(COUNTIF([.F91:.F105];&quot;&lt;1&quot;)=15)" office:value-type="boolean" office:boolean-value="true" calcext:value-type="boolean">
            <text:p>TRUE</text:p>
          </table:table-cell>
          <table:table-cell table:formula="of:=NOT(COUNTIF([.F98:.F10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3" calcext:value-type="date">
            <text:p>1966-07-23</text:p>
          </table:table-cell>
          <table:table-cell table:formula="of:=[.B105]+0.1" office:value-type="float" office:value="9.26597749601941" calcext:value-type="float">
            <text:p>9.26597749601941</text:p>
          </table:table-cell>
          <table:table-cell table:formula="of:=[.B106]&gt;10" office:value-type="boolean" office:boolean-value="false" calcext:value-type="boolean">
            <text:p>FALSE</text:p>
          </table:table-cell>
          <table:table-cell table:formula="of:=IF([.B106]&gt;[.B105];+1;IF([.B106]&lt;[.B105]; -1; 0))" office:value-type="float" office:value="1" calcext:value-type="float">
            <text:p>1</text:p>
          </table:table-cell>
          <table:table-cell table:formula="of:=[.B106]-10" office:value-type="float" office:value="-0.734022503980592" calcext:value-type="float">
            <text:p>-0.734022503980592</text:p>
          </table:table-cell>
          <table:table-cell table:formula="of:=ABS([.E106])" office:value-type="float" office:value="0.734022503980592" calcext:value-type="float">
            <text:p>0.734022503980592</text:p>
          </table:table-cell>
          <table:table-cell table:formula="of:=ABS([.B106]-10)&lt;3" office:value-type="boolean" office:boolean-value="true" calcext:value-type="boolean">
            <text:p>TRUE</text:p>
          </table:table-cell>
          <table:table-cell table:formula="of:=NOT(OR(SUM([.C98:.C106])=9;SUM([.C98:.C106])=0))" office:value-type="boolean" office:boolean-value="true" calcext:value-type="boolean">
            <text:p>TRUE</text:p>
          </table:table-cell>
          <table:table-cell table:formula="of:=NOT(OR(SUM([.D101:.D106])=6;SUM([.D101:.D106])=-6))" office:value-type="boolean" office:boolean-value="true" calcext:value-type="boolean">
            <text:p>TRUE</text:p>
          </table:table-cell>
          <table:table-cell table:formula="of:=NOT(AND([.D106]=-[.D105];[.D105]=-[.D104];[.D104]=-[.D103];[.D103]=-[.D102];[.D102]=-[.D101];[.D101]=-[.D100];[.D100]=-[.D99];[.D99]=-[.D98];[.D98]=-[.D97];[.D97]=-[.D96];[.D96]=-[.D95];[.D95]=-[.D94];[.D94]=-[.D93];[.D93]=-[.D92]))" office:value-type="boolean" office:boolean-value="true" calcext:value-type="boolean">
            <text:p>TRUE</text:p>
          </table:table-cell>
          <table:table-cell table:formula="of:=NOT(OR(OR(AND([.E106]&gt;2;[.E105]&gt;2);AND([.E106]&gt;2;[.E104]&gt;2);AND([.E105]&gt;2;[.E104]&gt;2));OR(AND([.E106]&lt;-2;[.E105]&lt;-2);AND([.E106]&lt;-2;[.E104]&lt;-2);AND([.E105]&lt;-2;[.E104]&lt;-2))))" office:value-type="boolean" office:boolean-value="true" calcext:value-type="boolean">
            <text:p>TRUE</text:p>
          </table:table-cell>
          <table:table-cell table:formula="of:=NOT(OR(COUNTIF([.E102:.E106];&quot;&gt;1&quot;)&gt;=4;COUNTIF([.E102:.E106];&quot;&lt;-1&quot;)&gt;=4))" office:value-type="boolean" office:boolean-value="true" calcext:value-type="boolean">
            <text:p>TRUE</text:p>
          </table:table-cell>
          <table:table-cell table:formula="of:=NOT(COUNTIF([.F92:.F106];&quot;&lt;1&quot;)=15)" office:value-type="boolean" office:boolean-value="true" calcext:value-type="boolean">
            <text:p>TRUE</text:p>
          </table:table-cell>
          <table:table-cell table:formula="of:=NOT(COUNTIF([.F99:.F10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4" calcext:value-type="date">
            <text:p>1966-07-24</text:p>
          </table:table-cell>
          <table:table-cell table:formula="of:=[.B106]+0.1" office:value-type="float" office:value="9.36597749601941" calcext:value-type="float">
            <text:p>9.36597749601941</text:p>
          </table:table-cell>
          <table:table-cell table:formula="of:=[.B107]&gt;10" office:value-type="boolean" office:boolean-value="false" calcext:value-type="boolean">
            <text:p>FALSE</text:p>
          </table:table-cell>
          <table:table-cell table:formula="of:=IF([.B107]&gt;[.B106];+1;IF([.B107]&lt;[.B106]; -1; 0))" office:value-type="float" office:value="1" calcext:value-type="float">
            <text:p>1</text:p>
          </table:table-cell>
          <table:table-cell table:formula="of:=[.B107]-10" office:value-type="float" office:value="-0.634022503980592" calcext:value-type="float">
            <text:p>-0.634022503980592</text:p>
          </table:table-cell>
          <table:table-cell table:formula="of:=ABS([.E107])" office:value-type="float" office:value="0.634022503980592" calcext:value-type="float">
            <text:p>0.634022503980592</text:p>
          </table:table-cell>
          <table:table-cell table:formula="of:=ABS([.B107]-10)&lt;3" office:value-type="boolean" office:boolean-value="true" calcext:value-type="boolean">
            <text:p>TRUE</text:p>
          </table:table-cell>
          <table:table-cell table:formula="of:=NOT(OR(SUM([.C99:.C107])=9;SUM([.C99:.C107])=0))" office:value-type="boolean" office:boolean-value="true" calcext:value-type="boolean">
            <text:p>TRUE</text:p>
          </table:table-cell>
          <table:table-cell table:formula="of:=NOT(OR(SUM([.D102:.D107])=6;SUM([.D102:.D107])=-6))" office:value-type="boolean" office:boolean-value="false" calcext:value-type="boolean">
            <text:p>FALSE</text:p>
          </table:table-cell>
          <table:table-cell table:formula="of:=NOT(AND([.D107]=-[.D106];[.D106]=-[.D105];[.D105]=-[.D104];[.D104]=-[.D103];[.D103]=-[.D102];[.D102]=-[.D101];[.D101]=-[.D100];[.D100]=-[.D99];[.D99]=-[.D98];[.D98]=-[.D97];[.D97]=-[.D96];[.D96]=-[.D95];[.D95]=-[.D94];[.D94]=-[.D93]))" office:value-type="boolean" office:boolean-value="true" calcext:value-type="boolean">
            <text:p>TRUE</text:p>
          </table:table-cell>
          <table:table-cell table:formula="of:=NOT(OR(OR(AND([.E107]&gt;2;[.E106]&gt;2);AND([.E107]&gt;2;[.E105]&gt;2);AND([.E106]&gt;2;[.E105]&gt;2));OR(AND([.E107]&lt;-2;[.E106]&lt;-2);AND([.E107]&lt;-2;[.E105]&lt;-2);AND([.E106]&lt;-2;[.E105]&lt;-2))))" office:value-type="boolean" office:boolean-value="true" calcext:value-type="boolean">
            <text:p>TRUE</text:p>
          </table:table-cell>
          <table:table-cell table:formula="of:=NOT(OR(COUNTIF([.E103:.E107];&quot;&gt;1&quot;)&gt;=4;COUNTIF([.E103:.E107];&quot;&lt;-1&quot;)&gt;=4))" office:value-type="boolean" office:boolean-value="true" calcext:value-type="boolean">
            <text:p>TRUE</text:p>
          </table:table-cell>
          <table:table-cell table:formula="of:=NOT(COUNTIF([.F93:.F107];&quot;&lt;1&quot;)=15)" office:value-type="boolean" office:boolean-value="true" calcext:value-type="boolean">
            <text:p>TRUE</text:p>
          </table:table-cell>
          <table:table-cell table:formula="of:=NOT(COUNTIF([.F100:.F10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5" calcext:value-type="date">
            <text:p>1966-07-25</text:p>
          </table:table-cell>
          <table:table-cell table:formula="of:=[.B107]+0.1" office:value-type="float" office:value="9.46597749601941" calcext:value-type="float">
            <text:p>9.46597749601941</text:p>
          </table:table-cell>
          <table:table-cell table:formula="of:=[.B108]&gt;10" office:value-type="boolean" office:boolean-value="false" calcext:value-type="boolean">
            <text:p>FALSE</text:p>
          </table:table-cell>
          <table:table-cell table:formula="of:=IF([.B108]&gt;[.B107];+1;IF([.B108]&lt;[.B107]; -1; 0))" office:value-type="float" office:value="1" calcext:value-type="float">
            <text:p>1</text:p>
          </table:table-cell>
          <table:table-cell table:formula="of:=[.B108]-10" office:value-type="float" office:value="-0.534022503980593" calcext:value-type="float">
            <text:p>-0.534022503980593</text:p>
          </table:table-cell>
          <table:table-cell table:formula="of:=ABS([.E108])" office:value-type="float" office:value="0.534022503980593" calcext:value-type="float">
            <text:p>0.534022503980593</text:p>
          </table:table-cell>
          <table:table-cell table:formula="of:=ABS([.B108]-10)&lt;3" office:value-type="boolean" office:boolean-value="true" calcext:value-type="boolean">
            <text:p>TRUE</text:p>
          </table:table-cell>
          <table:table-cell table:formula="of:=NOT(OR(SUM([.C100:.C108])=9;SUM([.C100:.C108])=0))" office:value-type="boolean" office:boolean-value="true" calcext:value-type="boolean">
            <text:p>TRUE</text:p>
          </table:table-cell>
          <table:table-cell table:formula="of:=NOT(OR(SUM([.D103:.D108])=6;SUM([.D103:.D108])=-6))" office:value-type="boolean" office:boolean-value="false" calcext:value-type="boolean">
            <text:p>FALSE</text:p>
          </table:table-cell>
          <table:table-cell table:formula="of:=NOT(AND([.D108]=-[.D107];[.D107]=-[.D106];[.D106]=-[.D105];[.D105]=-[.D104];[.D104]=-[.D103];[.D103]=-[.D102];[.D102]=-[.D101];[.D101]=-[.D100];[.D100]=-[.D99];[.D99]=-[.D98];[.D98]=-[.D97];[.D97]=-[.D96];[.D96]=-[.D95];[.D95]=-[.D94]))" office:value-type="boolean" office:boolean-value="true" calcext:value-type="boolean">
            <text:p>TRUE</text:p>
          </table:table-cell>
          <table:table-cell table:formula="of:=NOT(OR(OR(AND([.E108]&gt;2;[.E107]&gt;2);AND([.E108]&gt;2;[.E106]&gt;2);AND([.E107]&gt;2;[.E106]&gt;2));OR(AND([.E108]&lt;-2;[.E107]&lt;-2);AND([.E108]&lt;-2;[.E106]&lt;-2);AND([.E107]&lt;-2;[.E106]&lt;-2))))" office:value-type="boolean" office:boolean-value="true" calcext:value-type="boolean">
            <text:p>TRUE</text:p>
          </table:table-cell>
          <table:table-cell table:formula="of:=NOT(OR(COUNTIF([.E104:.E108];&quot;&gt;1&quot;)&gt;=4;COUNTIF([.E104:.E108];&quot;&lt;-1&quot;)&gt;=4))" office:value-type="boolean" office:boolean-value="true" calcext:value-type="boolean">
            <text:p>TRUE</text:p>
          </table:table-cell>
          <table:table-cell table:formula="of:=NOT(COUNTIF([.F94:.F108];&quot;&lt;1&quot;)=15)" office:value-type="boolean" office:boolean-value="true" calcext:value-type="boolean">
            <text:p>TRUE</text:p>
          </table:table-cell>
          <table:table-cell table:formula="of:=NOT(COUNTIF([.F101:.F10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6" calcext:value-type="date">
            <text:p>1966-07-26</text:p>
          </table:table-cell>
          <table:table-cell table:formula="of:=[.B108]+0.1" office:value-type="float" office:value="9.56597749601941" calcext:value-type="float">
            <text:p>9.56597749601941</text:p>
          </table:table-cell>
          <table:table-cell table:formula="of:=[.B109]&gt;10" office:value-type="boolean" office:boolean-value="false" calcext:value-type="boolean">
            <text:p>FALSE</text:p>
          </table:table-cell>
          <table:table-cell table:formula="of:=IF([.B109]&gt;[.B108];+1;IF([.B109]&lt;[.B108]; -1; 0))" office:value-type="float" office:value="1" calcext:value-type="float">
            <text:p>1</text:p>
          </table:table-cell>
          <table:table-cell table:formula="of:=[.B109]-10" office:value-type="float" office:value="-0.434022503980593" calcext:value-type="float">
            <text:p>-0.434022503980593</text:p>
          </table:table-cell>
          <table:table-cell table:formula="of:=ABS([.E109])" office:value-type="float" office:value="0.434022503980593" calcext:value-type="float">
            <text:p>0.434022503980593</text:p>
          </table:table-cell>
          <table:table-cell table:formula="of:=ABS([.B109]-10)&lt;3" office:value-type="boolean" office:boolean-value="true" calcext:value-type="boolean">
            <text:p>TRUE</text:p>
          </table:table-cell>
          <table:table-cell table:formula="of:=NOT(OR(SUM([.C101:.C109])=9;SUM([.C101:.C109])=0))" office:value-type="boolean" office:boolean-value="false" calcext:value-type="boolean">
            <text:p>FALSE</text:p>
          </table:table-cell>
          <table:table-cell table:formula="of:=NOT(OR(SUM([.D104:.D109])=6;SUM([.D104:.D109])=-6))" office:value-type="boolean" office:boolean-value="false" calcext:value-type="boolean">
            <text:p>FALSE</text:p>
          </table:table-cell>
          <table:table-cell table:formula="of:=NOT(AND([.D109]=-[.D108];[.D108]=-[.D107];[.D107]=-[.D106];[.D106]=-[.D105];[.D105]=-[.D104];[.D104]=-[.D103];[.D103]=-[.D102];[.D102]=-[.D101];[.D101]=-[.D100];[.D100]=-[.D99];[.D99]=-[.D98];[.D98]=-[.D97];[.D97]=-[.D96];[.D96]=-[.D95]))" office:value-type="boolean" office:boolean-value="true" calcext:value-type="boolean">
            <text:p>TRUE</text:p>
          </table:table-cell>
          <table:table-cell table:formula="of:=NOT(OR(OR(AND([.E109]&gt;2;[.E108]&gt;2);AND([.E109]&gt;2;[.E107]&gt;2);AND([.E108]&gt;2;[.E107]&gt;2));OR(AND([.E109]&lt;-2;[.E108]&lt;-2);AND([.E109]&lt;-2;[.E107]&lt;-2);AND([.E108]&lt;-2;[.E107]&lt;-2))))" office:value-type="boolean" office:boolean-value="true" calcext:value-type="boolean">
            <text:p>TRUE</text:p>
          </table:table-cell>
          <table:table-cell table:formula="of:=NOT(OR(COUNTIF([.E105:.E109];&quot;&gt;1&quot;)&gt;=4;COUNTIF([.E105:.E109];&quot;&lt;-1&quot;)&gt;=4))" office:value-type="boolean" office:boolean-value="true" calcext:value-type="boolean">
            <text:p>TRUE</text:p>
          </table:table-cell>
          <table:table-cell table:formula="of:=NOT(COUNTIF([.F95:.F109];&quot;&lt;1&quot;)=15)" office:value-type="boolean" office:boolean-value="true" calcext:value-type="boolean">
            <text:p>TRUE</text:p>
          </table:table-cell>
          <table:table-cell table:formula="of:=NOT(COUNTIF([.F102:.F10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7" calcext:value-type="date">
            <text:p>1966-07-27</text:p>
          </table:table-cell>
          <table:table-cell table:formula="of:=[.B109]+0.1" office:value-type="float" office:value="9.66597749601941" calcext:value-type="float">
            <text:p>9.66597749601941</text:p>
          </table:table-cell>
          <table:table-cell table:formula="of:=[.B110]&gt;10" office:value-type="boolean" office:boolean-value="false" calcext:value-type="boolean">
            <text:p>FALSE</text:p>
          </table:table-cell>
          <table:table-cell table:formula="of:=IF([.B110]&gt;[.B109];+1;IF([.B110]&lt;[.B109]; -1; 0))" office:value-type="float" office:value="1" calcext:value-type="float">
            <text:p>1</text:p>
          </table:table-cell>
          <table:table-cell table:formula="of:=[.B110]-10" office:value-type="float" office:value="-0.334022503980593" calcext:value-type="float">
            <text:p>-0.334022503980593</text:p>
          </table:table-cell>
          <table:table-cell table:formula="of:=ABS([.E110])" office:value-type="float" office:value="0.334022503980593" calcext:value-type="float">
            <text:p>0.334022503980593</text:p>
          </table:table-cell>
          <table:table-cell table:formula="of:=ABS([.B110]-10)&lt;3" office:value-type="boolean" office:boolean-value="true" calcext:value-type="boolean">
            <text:p>TRUE</text:p>
          </table:table-cell>
          <table:table-cell table:formula="of:=NOT(OR(SUM([.C102:.C110])=9;SUM([.C102:.C110])=0))" office:value-type="boolean" office:boolean-value="false" calcext:value-type="boolean">
            <text:p>FALSE</text:p>
          </table:table-cell>
          <table:table-cell table:formula="of:=NOT(OR(SUM([.D105:.D110])=6;SUM([.D105:.D110])=-6))" office:value-type="boolean" office:boolean-value="false" calcext:value-type="boolean">
            <text:p>FALSE</text:p>
          </table:table-cell>
          <table:table-cell table:formula="of:=NOT(AND([.D110]=-[.D109];[.D109]=-[.D108];[.D108]=-[.D107];[.D107]=-[.D106];[.D106]=-[.D105];[.D105]=-[.D104];[.D104]=-[.D103];[.D103]=-[.D102];[.D102]=-[.D101];[.D101]=-[.D100];[.D100]=-[.D99];[.D99]=-[.D98];[.D98]=-[.D97];[.D97]=-[.D96]))" office:value-type="boolean" office:boolean-value="true" calcext:value-type="boolean">
            <text:p>TRUE</text:p>
          </table:table-cell>
          <table:table-cell table:formula="of:=NOT(OR(OR(AND([.E110]&gt;2;[.E109]&gt;2);AND([.E110]&gt;2;[.E108]&gt;2);AND([.E109]&gt;2;[.E108]&gt;2));OR(AND([.E110]&lt;-2;[.E109]&lt;-2);AND([.E110]&lt;-2;[.E108]&lt;-2);AND([.E109]&lt;-2;[.E108]&lt;-2))))" office:value-type="boolean" office:boolean-value="true" calcext:value-type="boolean">
            <text:p>TRUE</text:p>
          </table:table-cell>
          <table:table-cell table:formula="of:=NOT(OR(COUNTIF([.E106:.E110];&quot;&gt;1&quot;)&gt;=4;COUNTIF([.E106:.E110];&quot;&lt;-1&quot;)&gt;=4))" office:value-type="boolean" office:boolean-value="true" calcext:value-type="boolean">
            <text:p>TRUE</text:p>
          </table:table-cell>
          <table:table-cell table:formula="of:=NOT(COUNTIF([.F96:.F110];&quot;&lt;1&quot;)=15)" office:value-type="boolean" office:boolean-value="true" calcext:value-type="boolean">
            <text:p>TRUE</text:p>
          </table:table-cell>
          <table:table-cell table:formula="of:=NOT(COUNTIF([.F103:.F11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8" calcext:value-type="date">
            <text:p>1966-07-28</text:p>
          </table:table-cell>
          <table:table-cell table:formula="of:=[.B110]+0.1" office:value-type="float" office:value="9.76597749601941" calcext:value-type="float">
            <text:p>9.76597749601941</text:p>
          </table:table-cell>
          <table:table-cell table:formula="of:=[.B111]&gt;10" office:value-type="boolean" office:boolean-value="false" calcext:value-type="boolean">
            <text:p>FALSE</text:p>
          </table:table-cell>
          <table:table-cell table:formula="of:=IF([.B111]&gt;[.B110];+1;IF([.B111]&lt;[.B110]; -1; 0))" office:value-type="float" office:value="1" calcext:value-type="float">
            <text:p>1</text:p>
          </table:table-cell>
          <table:table-cell table:formula="of:=[.B111]-10" office:value-type="float" office:value="-0.234022503980594" calcext:value-type="float">
            <text:p>-0.234022503980594</text:p>
          </table:table-cell>
          <table:table-cell table:formula="of:=ABS([.E111])" office:value-type="float" office:value="0.234022503980594" calcext:value-type="float">
            <text:p>0.234022503980594</text:p>
          </table:table-cell>
          <table:table-cell table:formula="of:=ABS([.B111]-10)&lt;3" office:value-type="boolean" office:boolean-value="true" calcext:value-type="boolean">
            <text:p>TRUE</text:p>
          </table:table-cell>
          <table:table-cell table:formula="of:=NOT(OR(SUM([.C103:.C111])=9;SUM([.C103:.C111])=0))" office:value-type="boolean" office:boolean-value="false" calcext:value-type="boolean">
            <text:p>FALSE</text:p>
          </table:table-cell>
          <table:table-cell table:formula="of:=NOT(OR(SUM([.D106:.D111])=6;SUM([.D106:.D111])=-6))" office:value-type="boolean" office:boolean-value="false" calcext:value-type="boolean">
            <text:p>FALSE</text:p>
          </table:table-cell>
          <table:table-cell table:formula="of:=NOT(AND([.D111]=-[.D110];[.D110]=-[.D109];[.D109]=-[.D108];[.D108]=-[.D107];[.D107]=-[.D106];[.D106]=-[.D105];[.D105]=-[.D104];[.D104]=-[.D103];[.D103]=-[.D102];[.D102]=-[.D101];[.D101]=-[.D100];[.D100]=-[.D99];[.D99]=-[.D98];[.D98]=-[.D97]))" office:value-type="boolean" office:boolean-value="true" calcext:value-type="boolean">
            <text:p>TRUE</text:p>
          </table:table-cell>
          <table:table-cell table:formula="of:=NOT(OR(OR(AND([.E111]&gt;2;[.E110]&gt;2);AND([.E111]&gt;2;[.E109]&gt;2);AND([.E110]&gt;2;[.E109]&gt;2));OR(AND([.E111]&lt;-2;[.E110]&lt;-2);AND([.E111]&lt;-2;[.E109]&lt;-2);AND([.E110]&lt;-2;[.E109]&lt;-2))))" office:value-type="boolean" office:boolean-value="true" calcext:value-type="boolean">
            <text:p>TRUE</text:p>
          </table:table-cell>
          <table:table-cell table:formula="of:=NOT(OR(COUNTIF([.E107:.E111];&quot;&gt;1&quot;)&gt;=4;COUNTIF([.E107:.E111];&quot;&lt;-1&quot;)&gt;=4))" office:value-type="boolean" office:boolean-value="true" calcext:value-type="boolean">
            <text:p>TRUE</text:p>
          </table:table-cell>
          <table:table-cell table:formula="of:=NOT(COUNTIF([.F97:.F111];&quot;&lt;1&quot;)=15)" office:value-type="boolean" office:boolean-value="true" calcext:value-type="boolean">
            <text:p>TRUE</text:p>
          </table:table-cell>
          <table:table-cell table:formula="of:=NOT(COUNTIF([.F104:.F11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29" calcext:value-type="date">
            <text:p>1966-07-29</text:p>
          </table:table-cell>
          <table:table-cell table:formula="of:=[.B111]+0.1" office:value-type="float" office:value="9.86597749601941" calcext:value-type="float">
            <text:p>9.86597749601941</text:p>
          </table:table-cell>
          <table:table-cell table:formula="of:=[.B112]&gt;10" office:value-type="boolean" office:boolean-value="false" calcext:value-type="boolean">
            <text:p>FALSE</text:p>
          </table:table-cell>
          <table:table-cell table:formula="of:=IF([.B112]&gt;[.B111];+1;IF([.B112]&lt;[.B111]; -1; 0))" office:value-type="float" office:value="1" calcext:value-type="float">
            <text:p>1</text:p>
          </table:table-cell>
          <table:table-cell table:formula="of:=[.B112]-10" office:value-type="float" office:value="-0.134022503980594" calcext:value-type="float">
            <text:p>-0.134022503980594</text:p>
          </table:table-cell>
          <table:table-cell table:formula="of:=ABS([.E112])" office:value-type="float" office:value="0.134022503980594" calcext:value-type="float">
            <text:p>0.134022503980594</text:p>
          </table:table-cell>
          <table:table-cell table:formula="of:=ABS([.B112]-10)&lt;3" office:value-type="boolean" office:boolean-value="true" calcext:value-type="boolean">
            <text:p>TRUE</text:p>
          </table:table-cell>
          <table:table-cell table:formula="of:=NOT(OR(SUM([.C104:.C112])=9;SUM([.C104:.C112])=0))" office:value-type="boolean" office:boolean-value="false" calcext:value-type="boolean">
            <text:p>FALSE</text:p>
          </table:table-cell>
          <table:table-cell table:formula="of:=NOT(OR(SUM([.D107:.D112])=6;SUM([.D107:.D112])=-6))" office:value-type="boolean" office:boolean-value="false" calcext:value-type="boolean">
            <text:p>FALSE</text:p>
          </table:table-cell>
          <table:table-cell table:formula="of:=NOT(AND([.D112]=-[.D111];[.D111]=-[.D110];[.D110]=-[.D109];[.D109]=-[.D108];[.D108]=-[.D107];[.D107]=-[.D106];[.D106]=-[.D105];[.D105]=-[.D104];[.D104]=-[.D103];[.D103]=-[.D102];[.D102]=-[.D101];[.D101]=-[.D100];[.D100]=-[.D99];[.D99]=-[.D98]))" office:value-type="boolean" office:boolean-value="true" calcext:value-type="boolean">
            <text:p>TRUE</text:p>
          </table:table-cell>
          <table:table-cell table:formula="of:=NOT(OR(OR(AND([.E112]&gt;2;[.E111]&gt;2);AND([.E112]&gt;2;[.E110]&gt;2);AND([.E111]&gt;2;[.E110]&gt;2));OR(AND([.E112]&lt;-2;[.E111]&lt;-2);AND([.E112]&lt;-2;[.E110]&lt;-2);AND([.E111]&lt;-2;[.E110]&lt;-2))))" office:value-type="boolean" office:boolean-value="true" calcext:value-type="boolean">
            <text:p>TRUE</text:p>
          </table:table-cell>
          <table:table-cell table:formula="of:=NOT(OR(COUNTIF([.E108:.E112];&quot;&gt;1&quot;)&gt;=4;COUNTIF([.E108:.E112];&quot;&lt;-1&quot;)&gt;=4))" office:value-type="boolean" office:boolean-value="true" calcext:value-type="boolean">
            <text:p>TRUE</text:p>
          </table:table-cell>
          <table:table-cell table:formula="of:=NOT(COUNTIF([.F98:.F112];&quot;&lt;1&quot;)=15)" office:value-type="boolean" office:boolean-value="true" calcext:value-type="boolean">
            <text:p>TRUE</text:p>
          </table:table-cell>
          <table:table-cell table:formula="of:=NOT(COUNTIF([.F105:.F11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30" calcext:value-type="date">
            <text:p>1966-07-30</text:p>
          </table:table-cell>
          <table:table-cell table:formula="of:=[.B102]" office:value-type="float" office:value="8.86597749601941" calcext:value-type="float">
            <text:p>8.86597749601941</text:p>
          </table:table-cell>
          <table:table-cell table:formula="of:=[.B113]&gt;10" office:value-type="boolean" office:boolean-value="false" calcext:value-type="boolean">
            <text:p>FALSE</text:p>
          </table:table-cell>
          <table:table-cell table:formula="of:=IF([.B113]&gt;[.B112];+1;IF([.B113]&lt;[.B112]; -1; 0))" office:value-type="float" office:value="-1" calcext:value-type="float">
            <text:p>-1</text:p>
          </table:table-cell>
          <table:table-cell table:formula="of:=[.B113]-10" office:value-type="float" office:value="-1.13402250398059" calcext:value-type="float">
            <text:p>-1.13402250398059</text:p>
          </table:table-cell>
          <table:table-cell table:formula="of:=ABS([.E113])" office:value-type="float" office:value="1.13402250398059" calcext:value-type="float">
            <text:p>1.13402250398059</text:p>
          </table:table-cell>
          <table:table-cell table:formula="of:=ABS([.B113]-10)&lt;3" office:value-type="boolean" office:boolean-value="true" calcext:value-type="boolean">
            <text:p>TRUE</text:p>
          </table:table-cell>
          <table:table-cell table:formula="of:=NOT(OR(SUM([.C105:.C113])=9;SUM([.C105:.C113])=0))" office:value-type="boolean" office:boolean-value="false" calcext:value-type="boolean">
            <text:p>FALSE</text:p>
          </table:table-cell>
          <table:table-cell table:formula="of:=NOT(OR(SUM([.D108:.D113])=6;SUM([.D108:.D113])=-6))" office:value-type="boolean" office:boolean-value="true" calcext:value-type="boolean">
            <text:p>TRUE</text:p>
          </table:table-cell>
          <table:table-cell table:formula="of:=NOT(AND([.D113]=-[.D112];[.D112]=-[.D111];[.D111]=-[.D110];[.D110]=-[.D109];[.D109]=-[.D108];[.D108]=-[.D107];[.D107]=-[.D106];[.D106]=-[.D105];[.D105]=-[.D104];[.D104]=-[.D103];[.D103]=-[.D102];[.D102]=-[.D101];[.D101]=-[.D100];[.D100]=-[.D99]))" office:value-type="boolean" office:boolean-value="true" calcext:value-type="boolean">
            <text:p>TRUE</text:p>
          </table:table-cell>
          <table:table-cell table:formula="of:=NOT(OR(OR(AND([.E113]&gt;2;[.E112]&gt;2);AND([.E113]&gt;2;[.E111]&gt;2);AND([.E112]&gt;2;[.E111]&gt;2));OR(AND([.E113]&lt;-2;[.E112]&lt;-2);AND([.E113]&lt;-2;[.E111]&lt;-2);AND([.E112]&lt;-2;[.E111]&lt;-2))))" office:value-type="boolean" office:boolean-value="true" calcext:value-type="boolean">
            <text:p>TRUE</text:p>
          </table:table-cell>
          <table:table-cell table:formula="of:=NOT(OR(COUNTIF([.E109:.E113];&quot;&gt;1&quot;)&gt;=4;COUNTIF([.E109:.E113];&quot;&lt;-1&quot;)&gt;=4))" office:value-type="boolean" office:boolean-value="true" calcext:value-type="boolean">
            <text:p>TRUE</text:p>
          </table:table-cell>
          <table:table-cell table:formula="of:=NOT(COUNTIF([.F99:.F113];&quot;&lt;1&quot;)=15)" office:value-type="boolean" office:boolean-value="true" calcext:value-type="boolean">
            <text:p>TRUE</text:p>
          </table:table-cell>
          <table:table-cell table:formula="of:=NOT(COUNTIF([.F106:.F11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7-31" calcext:value-type="date">
            <text:p>1966-07-31</text:p>
          </table:table-cell>
          <table:table-cell office:value-type="float" office:value="9.9" calcext:value-type="float">
            <text:p>9.9</text:p>
          </table:table-cell>
          <table:table-cell table:formula="of:=[.B114]&gt;10" office:value-type="boolean" office:boolean-value="false" calcext:value-type="boolean">
            <text:p>FALSE</text:p>
          </table:table-cell>
          <table:table-cell table:formula="of:=IF([.B114]&gt;[.B113];+1;IF([.B114]&lt;[.B113]; -1; 0))" office:value-type="float" office:value="1" calcext:value-type="float">
            <text:p>1</text:p>
          </table:table-cell>
          <table:table-cell table:formula="of:=[.B114]-10" office:value-type="float" office:value="-0.0999999999999996" calcext:value-type="float">
            <text:p>-0.1</text:p>
          </table:table-cell>
          <table:table-cell table:formula="of:=ABS([.E114])" office:value-type="float" office:value="0.0999999999999996" calcext:value-type="float">
            <text:p>0.1</text:p>
          </table:table-cell>
          <table:table-cell table:formula="of:=ABS([.B114]-10)&lt;3" office:value-type="boolean" office:boolean-value="true" calcext:value-type="boolean">
            <text:p>TRUE</text:p>
          </table:table-cell>
          <table:table-cell table:formula="of:=NOT(OR(SUM([.C106:.C114])=9;SUM([.C106:.C114])=0))" office:value-type="boolean" office:boolean-value="false" calcext:value-type="boolean">
            <text:p>FALSE</text:p>
          </table:table-cell>
          <table:table-cell table:formula="of:=NOT(OR(SUM([.D109:.D114])=6;SUM([.D109:.D114])=-6))" office:value-type="boolean" office:boolean-value="true" calcext:value-type="boolean">
            <text:p>TRUE</text:p>
          </table:table-cell>
          <table:table-cell table:formula="of:=NOT(AND([.D114]=-[.D113];[.D113]=-[.D112];[.D112]=-[.D111];[.D111]=-[.D110];[.D110]=-[.D109];[.D109]=-[.D108];[.D108]=-[.D107];[.D107]=-[.D106];[.D106]=-[.D105];[.D105]=-[.D104];[.D104]=-[.D103];[.D103]=-[.D102];[.D102]=-[.D101];[.D101]=-[.D100]))" office:value-type="boolean" office:boolean-value="true" calcext:value-type="boolean">
            <text:p>TRUE</text:p>
          </table:table-cell>
          <table:table-cell table:formula="of:=NOT(OR(OR(AND([.E114]&gt;2;[.E113]&gt;2);AND([.E114]&gt;2;[.E112]&gt;2);AND([.E113]&gt;2;[.E112]&gt;2));OR(AND([.E114]&lt;-2;[.E113]&lt;-2);AND([.E114]&lt;-2;[.E112]&lt;-2);AND([.E113]&lt;-2;[.E112]&lt;-2))))" office:value-type="boolean" office:boolean-value="true" calcext:value-type="boolean">
            <text:p>TRUE</text:p>
          </table:table-cell>
          <table:table-cell table:formula="of:=NOT(OR(COUNTIF([.E110:.E114];&quot;&gt;1&quot;)&gt;=4;COUNTIF([.E110:.E114];&quot;&lt;-1&quot;)&gt;=4))" office:value-type="boolean" office:boolean-value="true" calcext:value-type="boolean">
            <text:p>TRUE</text:p>
          </table:table-cell>
          <table:table-cell table:formula="of:=NOT(COUNTIF([.F100:.F114];&quot;&lt;1&quot;)=15)" office:value-type="boolean" office:boolean-value="true" calcext:value-type="boolean">
            <text:p>TRUE</text:p>
          </table:table-cell>
          <table:table-cell table:formula="of:=NOT(COUNTIF([.F107:.F11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1" calcext:value-type="date">
            <text:p>1966-08-01</text:p>
          </table:table-cell>
          <table:table-cell office:value-type="float" office:value="10.1" calcext:value-type="float">
            <text:p>10.1</text:p>
          </table:table-cell>
          <table:table-cell table:formula="of:=[.B115]&gt;10" office:value-type="boolean" office:boolean-value="true" calcext:value-type="boolean">
            <text:p>TRUE</text:p>
          </table:table-cell>
          <table:table-cell table:formula="of:=IF([.B115]&gt;[.B114];+1;IF([.B115]&lt;[.B114]; -1; 0))" office:value-type="float" office:value="1" calcext:value-type="float">
            <text:p>1</text:p>
          </table:table-cell>
          <table:table-cell table:formula="of:=[.B115]-10" office:value-type="float" office:value="0.0999999999999996" calcext:value-type="float">
            <text:p>0.1</text:p>
          </table:table-cell>
          <table:table-cell table:formula="of:=ABS([.E115])" office:value-type="float" office:value="0.0999999999999996" calcext:value-type="float">
            <text:p>0.1</text:p>
          </table:table-cell>
          <table:table-cell table:formula="of:=ABS([.B115]-10)&lt;3" office:value-type="boolean" office:boolean-value="true" calcext:value-type="boolean">
            <text:p>TRUE</text:p>
          </table:table-cell>
          <table:table-cell table:formula="of:=NOT(OR(SUM([.C107:.C115])=9;SUM([.C107:.C115])=0))" office:value-type="boolean" office:boolean-value="true" calcext:value-type="boolean">
            <text:p>TRUE</text:p>
          </table:table-cell>
          <table:table-cell table:formula="of:=NOT(OR(SUM([.D110:.D115])=6;SUM([.D110:.D115])=-6))" office:value-type="boolean" office:boolean-value="true" calcext:value-type="boolean">
            <text:p>TRUE</text:p>
          </table:table-cell>
          <table:table-cell table:formula="of:=NOT(AND([.D115]=-[.D114];[.D114]=-[.D113];[.D113]=-[.D112];[.D112]=-[.D111];[.D111]=-[.D110];[.D110]=-[.D109];[.D109]=-[.D108];[.D108]=-[.D107];[.D107]=-[.D106];[.D106]=-[.D105];[.D105]=-[.D104];[.D104]=-[.D103];[.D103]=-[.D102];[.D102]=-[.D101]))" office:value-type="boolean" office:boolean-value="true" calcext:value-type="boolean">
            <text:p>TRUE</text:p>
          </table:table-cell>
          <table:table-cell table:formula="of:=NOT(OR(OR(AND([.E115]&gt;2;[.E114]&gt;2);AND([.E115]&gt;2;[.E113]&gt;2);AND([.E114]&gt;2;[.E113]&gt;2));OR(AND([.E115]&lt;-2;[.E114]&lt;-2);AND([.E115]&lt;-2;[.E113]&lt;-2);AND([.E114]&lt;-2;[.E113]&lt;-2))))" office:value-type="boolean" office:boolean-value="true" calcext:value-type="boolean">
            <text:p>TRUE</text:p>
          </table:table-cell>
          <table:table-cell table:formula="of:=NOT(OR(COUNTIF([.E111:.E115];&quot;&gt;1&quot;)&gt;=4;COUNTIF([.E111:.E115];&quot;&lt;-1&quot;)&gt;=4))" office:value-type="boolean" office:boolean-value="true" calcext:value-type="boolean">
            <text:p>TRUE</text:p>
          </table:table-cell>
          <table:table-cell table:formula="of:=NOT(COUNTIF([.F101:.F115];&quot;&lt;1&quot;)=15)" office:value-type="boolean" office:boolean-value="true" calcext:value-type="boolean">
            <text:p>TRUE</text:p>
          </table:table-cell>
          <table:table-cell table:formula="of:=NOT(COUNTIF([.F108:.F11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2" calcext:value-type="date">
            <text:p>1966-08-02</text:p>
          </table:table-cell>
          <table:table-cell office:value-type="float" office:value="9.9" calcext:value-type="float">
            <text:p>9.9</text:p>
          </table:table-cell>
          <table:table-cell table:formula="of:=[.B116]&gt;10" office:value-type="boolean" office:boolean-value="false" calcext:value-type="boolean">
            <text:p>FALSE</text:p>
          </table:table-cell>
          <table:table-cell table:formula="of:=IF([.B116]&gt;[.B115];+1;IF([.B116]&lt;[.B115]; -1; 0))" office:value-type="float" office:value="-1" calcext:value-type="float">
            <text:p>-1</text:p>
          </table:table-cell>
          <table:table-cell table:formula="of:=[.B116]-10" office:value-type="float" office:value="-0.0999999999999996" calcext:value-type="float">
            <text:p>-0.1</text:p>
          </table:table-cell>
          <table:table-cell table:formula="of:=ABS([.E116])" office:value-type="float" office:value="0.0999999999999996" calcext:value-type="float">
            <text:p>0.1</text:p>
          </table:table-cell>
          <table:table-cell table:formula="of:=ABS([.B116]-10)&lt;3" office:value-type="boolean" office:boolean-value="true" calcext:value-type="boolean">
            <text:p>TRUE</text:p>
          </table:table-cell>
          <table:table-cell table:formula="of:=NOT(OR(SUM([.C108:.C116])=9;SUM([.C108:.C116])=0))" office:value-type="boolean" office:boolean-value="true" calcext:value-type="boolean">
            <text:p>TRUE</text:p>
          </table:table-cell>
          <table:table-cell table:formula="of:=NOT(OR(SUM([.D111:.D116])=6;SUM([.D111:.D116])=-6))" office:value-type="boolean" office:boolean-value="true" calcext:value-type="boolean">
            <text:p>TRUE</text:p>
          </table:table-cell>
          <table:table-cell table:formula="of:=NOT(AND([.D116]=-[.D115];[.D115]=-[.D114];[.D114]=-[.D113];[.D113]=-[.D112];[.D112]=-[.D111];[.D111]=-[.D110];[.D110]=-[.D109];[.D109]=-[.D108];[.D108]=-[.D107];[.D107]=-[.D106];[.D106]=-[.D105];[.D105]=-[.D104];[.D104]=-[.D103];[.D103]=-[.D102]))" office:value-type="boolean" office:boolean-value="true" calcext:value-type="boolean">
            <text:p>TRUE</text:p>
          </table:table-cell>
          <table:table-cell table:formula="of:=NOT(OR(OR(AND([.E116]&gt;2;[.E115]&gt;2);AND([.E116]&gt;2;[.E114]&gt;2);AND([.E115]&gt;2;[.E114]&gt;2));OR(AND([.E116]&lt;-2;[.E115]&lt;-2);AND([.E116]&lt;-2;[.E114]&lt;-2);AND([.E115]&lt;-2;[.E114]&lt;-2))))" office:value-type="boolean" office:boolean-value="true" calcext:value-type="boolean">
            <text:p>TRUE</text:p>
          </table:table-cell>
          <table:table-cell table:formula="of:=NOT(OR(COUNTIF([.E112:.E116];&quot;&gt;1&quot;)&gt;=4;COUNTIF([.E112:.E116];&quot;&lt;-1&quot;)&gt;=4))" office:value-type="boolean" office:boolean-value="true" calcext:value-type="boolean">
            <text:p>TRUE</text:p>
          </table:table-cell>
          <table:table-cell table:formula="of:=NOT(COUNTIF([.F102:.F116];&quot;&lt;1&quot;)=15)" office:value-type="boolean" office:boolean-value="true" calcext:value-type="boolean">
            <text:p>TRUE</text:p>
          </table:table-cell>
          <table:table-cell table:formula="of:=NOT(COUNTIF([.F109:.F11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3" calcext:value-type="date">
            <text:p>1966-08-03</text:p>
          </table:table-cell>
          <table:table-cell office:value-type="float" office:value="10.1" calcext:value-type="float">
            <text:p>10.1</text:p>
          </table:table-cell>
          <table:table-cell table:formula="of:=[.B117]&gt;10" office:value-type="boolean" office:boolean-value="true" calcext:value-type="boolean">
            <text:p>TRUE</text:p>
          </table:table-cell>
          <table:table-cell table:formula="of:=IF([.B117]&gt;[.B116];+1;IF([.B117]&lt;[.B116]; -1; 0))" office:value-type="float" office:value="1" calcext:value-type="float">
            <text:p>1</text:p>
          </table:table-cell>
          <table:table-cell table:formula="of:=[.B117]-10" office:value-type="float" office:value="0.0999999999999996" calcext:value-type="float">
            <text:p>0.1</text:p>
          </table:table-cell>
          <table:table-cell table:formula="of:=ABS([.E117])" office:value-type="float" office:value="0.0999999999999996" calcext:value-type="float">
            <text:p>0.1</text:p>
          </table:table-cell>
          <table:table-cell table:formula="of:=ABS([.B117]-10)&lt;3" office:value-type="boolean" office:boolean-value="true" calcext:value-type="boolean">
            <text:p>TRUE</text:p>
          </table:table-cell>
          <table:table-cell table:formula="of:=NOT(OR(SUM([.C109:.C117])=9;SUM([.C109:.C117])=0))" office:value-type="boolean" office:boolean-value="true" calcext:value-type="boolean">
            <text:p>TRUE</text:p>
          </table:table-cell>
          <table:table-cell table:formula="of:=NOT(OR(SUM([.D112:.D117])=6;SUM([.D112:.D117])=-6))" office:value-type="boolean" office:boolean-value="true" calcext:value-type="boolean">
            <text:p>TRUE</text:p>
          </table:table-cell>
          <table:table-cell table:formula="of:=NOT(AND([.D117]=-[.D116];[.D116]=-[.D115];[.D115]=-[.D114];[.D114]=-[.D113];[.D113]=-[.D112];[.D112]=-[.D111];[.D111]=-[.D110];[.D110]=-[.D109];[.D109]=-[.D108];[.D108]=-[.D107];[.D107]=-[.D106];[.D106]=-[.D105];[.D105]=-[.D104];[.D104]=-[.D103]))" office:value-type="boolean" office:boolean-value="true" calcext:value-type="boolean">
            <text:p>TRUE</text:p>
          </table:table-cell>
          <table:table-cell table:formula="of:=NOT(OR(OR(AND([.E117]&gt;2;[.E116]&gt;2);AND([.E117]&gt;2;[.E115]&gt;2);AND([.E116]&gt;2;[.E115]&gt;2));OR(AND([.E117]&lt;-2;[.E116]&lt;-2);AND([.E117]&lt;-2;[.E115]&lt;-2);AND([.E116]&lt;-2;[.E115]&lt;-2))))" office:value-type="boolean" office:boolean-value="true" calcext:value-type="boolean">
            <text:p>TRUE</text:p>
          </table:table-cell>
          <table:table-cell table:formula="of:=NOT(OR(COUNTIF([.E113:.E117];&quot;&gt;1&quot;)&gt;=4;COUNTIF([.E113:.E117];&quot;&lt;-1&quot;)&gt;=4))" office:value-type="boolean" office:boolean-value="true" calcext:value-type="boolean">
            <text:p>TRUE</text:p>
          </table:table-cell>
          <table:table-cell table:formula="of:=NOT(COUNTIF([.F103:.F117];&quot;&lt;1&quot;)=15)" office:value-type="boolean" office:boolean-value="true" calcext:value-type="boolean">
            <text:p>TRUE</text:p>
          </table:table-cell>
          <table:table-cell table:formula="of:=NOT(COUNTIF([.F110:.F11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4" calcext:value-type="date">
            <text:p>1966-08-04</text:p>
          </table:table-cell>
          <table:table-cell office:value-type="float" office:value="9.9" calcext:value-type="float">
            <text:p>9.9</text:p>
          </table:table-cell>
          <table:table-cell table:formula="of:=[.B118]&gt;10" office:value-type="boolean" office:boolean-value="false" calcext:value-type="boolean">
            <text:p>FALSE</text:p>
          </table:table-cell>
          <table:table-cell table:formula="of:=IF([.B118]&gt;[.B117];+1;IF([.B118]&lt;[.B117]; -1; 0))" office:value-type="float" office:value="-1" calcext:value-type="float">
            <text:p>-1</text:p>
          </table:table-cell>
          <table:table-cell table:formula="of:=[.B118]-10" office:value-type="float" office:value="-0.0999999999999996" calcext:value-type="float">
            <text:p>-0.1</text:p>
          </table:table-cell>
          <table:table-cell table:formula="of:=ABS([.E118])" office:value-type="float" office:value="0.0999999999999996" calcext:value-type="float">
            <text:p>0.1</text:p>
          </table:table-cell>
          <table:table-cell table:formula="of:=ABS([.B118]-10)&lt;3" office:value-type="boolean" office:boolean-value="true" calcext:value-type="boolean">
            <text:p>TRUE</text:p>
          </table:table-cell>
          <table:table-cell table:formula="of:=NOT(OR(SUM([.C110:.C118])=9;SUM([.C110:.C118])=0))" office:value-type="boolean" office:boolean-value="true" calcext:value-type="boolean">
            <text:p>TRUE</text:p>
          </table:table-cell>
          <table:table-cell table:formula="of:=NOT(OR(SUM([.D113:.D118])=6;SUM([.D113:.D118])=-6))" office:value-type="boolean" office:boolean-value="true" calcext:value-type="boolean">
            <text:p>TRUE</text:p>
          </table:table-cell>
          <table:table-cell table:formula="of:=NOT(AND([.D118]=-[.D117];[.D117]=-[.D116];[.D116]=-[.D115];[.D115]=-[.D114];[.D114]=-[.D113];[.D113]=-[.D112];[.D112]=-[.D111];[.D111]=-[.D110];[.D110]=-[.D109];[.D109]=-[.D108];[.D108]=-[.D107];[.D107]=-[.D106];[.D106]=-[.D105];[.D105]=-[.D104]))" office:value-type="boolean" office:boolean-value="true" calcext:value-type="boolean">
            <text:p>TRUE</text:p>
          </table:table-cell>
          <table:table-cell table:formula="of:=NOT(OR(OR(AND([.E118]&gt;2;[.E117]&gt;2);AND([.E118]&gt;2;[.E116]&gt;2);AND([.E117]&gt;2;[.E116]&gt;2));OR(AND([.E118]&lt;-2;[.E117]&lt;-2);AND([.E118]&lt;-2;[.E116]&lt;-2);AND([.E117]&lt;-2;[.E116]&lt;-2))))" office:value-type="boolean" office:boolean-value="true" calcext:value-type="boolean">
            <text:p>TRUE</text:p>
          </table:table-cell>
          <table:table-cell table:formula="of:=NOT(OR(COUNTIF([.E114:.E118];&quot;&gt;1&quot;)&gt;=4;COUNTIF([.E114:.E118];&quot;&lt;-1&quot;)&gt;=4))" office:value-type="boolean" office:boolean-value="true" calcext:value-type="boolean">
            <text:p>TRUE</text:p>
          </table:table-cell>
          <table:table-cell table:formula="of:=NOT(COUNTIF([.F104:.F118];&quot;&lt;1&quot;)=15)" office:value-type="boolean" office:boolean-value="true" calcext:value-type="boolean">
            <text:p>TRUE</text:p>
          </table:table-cell>
          <table:table-cell table:formula="of:=NOT(COUNTIF([.F111:.F11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5" calcext:value-type="date">
            <text:p>1966-08-05</text:p>
          </table:table-cell>
          <table:table-cell office:value-type="float" office:value="10.1" calcext:value-type="float">
            <text:p>10.1</text:p>
          </table:table-cell>
          <table:table-cell table:formula="of:=[.B119]&gt;10" office:value-type="boolean" office:boolean-value="true" calcext:value-type="boolean">
            <text:p>TRUE</text:p>
          </table:table-cell>
          <table:table-cell table:formula="of:=IF([.B119]&gt;[.B118];+1;IF([.B119]&lt;[.B118]; -1; 0))" office:value-type="float" office:value="1" calcext:value-type="float">
            <text:p>1</text:p>
          </table:table-cell>
          <table:table-cell table:formula="of:=[.B119]-10" office:value-type="float" office:value="0.0999999999999996" calcext:value-type="float">
            <text:p>0.1</text:p>
          </table:table-cell>
          <table:table-cell table:formula="of:=ABS([.E119])" office:value-type="float" office:value="0.0999999999999996" calcext:value-type="float">
            <text:p>0.1</text:p>
          </table:table-cell>
          <table:table-cell table:formula="of:=ABS([.B119]-10)&lt;3" office:value-type="boolean" office:boolean-value="true" calcext:value-type="boolean">
            <text:p>TRUE</text:p>
          </table:table-cell>
          <table:table-cell table:formula="of:=NOT(OR(SUM([.C111:.C119])=9;SUM([.C111:.C119])=0))" office:value-type="boolean" office:boolean-value="true" calcext:value-type="boolean">
            <text:p>TRUE</text:p>
          </table:table-cell>
          <table:table-cell table:formula="of:=NOT(OR(SUM([.D114:.D119])=6;SUM([.D114:.D119])=-6))" office:value-type="boolean" office:boolean-value="true" calcext:value-type="boolean">
            <text:p>TRUE</text:p>
          </table:table-cell>
          <table:table-cell table:formula="of:=NOT(AND([.D119]=-[.D118];[.D118]=-[.D117];[.D117]=-[.D116];[.D116]=-[.D115];[.D115]=-[.D114];[.D114]=-[.D113];[.D113]=-[.D112];[.D112]=-[.D111];[.D111]=-[.D110];[.D110]=-[.D109];[.D109]=-[.D108];[.D108]=-[.D107];[.D107]=-[.D106];[.D106]=-[.D105]))" office:value-type="boolean" office:boolean-value="true" calcext:value-type="boolean">
            <text:p>TRUE</text:p>
          </table:table-cell>
          <table:table-cell table:formula="of:=NOT(OR(OR(AND([.E119]&gt;2;[.E118]&gt;2);AND([.E119]&gt;2;[.E117]&gt;2);AND([.E118]&gt;2;[.E117]&gt;2));OR(AND([.E119]&lt;-2;[.E118]&lt;-2);AND([.E119]&lt;-2;[.E117]&lt;-2);AND([.E118]&lt;-2;[.E117]&lt;-2))))" office:value-type="boolean" office:boolean-value="true" calcext:value-type="boolean">
            <text:p>TRUE</text:p>
          </table:table-cell>
          <table:table-cell table:formula="of:=NOT(OR(COUNTIF([.E115:.E119];&quot;&gt;1&quot;)&gt;=4;COUNTIF([.E115:.E119];&quot;&lt;-1&quot;)&gt;=4))" office:value-type="boolean" office:boolean-value="true" calcext:value-type="boolean">
            <text:p>TRUE</text:p>
          </table:table-cell>
          <table:table-cell table:formula="of:=NOT(COUNTIF([.F105:.F119];&quot;&lt;1&quot;)=15)" office:value-type="boolean" office:boolean-value="true" calcext:value-type="boolean">
            <text:p>TRUE</text:p>
          </table:table-cell>
          <table:table-cell table:formula="of:=NOT(COUNTIF([.F112:.F11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6" calcext:value-type="date">
            <text:p>1966-08-06</text:p>
          </table:table-cell>
          <table:table-cell office:value-type="float" office:value="9.9" calcext:value-type="float">
            <text:p>9.9</text:p>
          </table:table-cell>
          <table:table-cell table:formula="of:=[.B120]&gt;10" office:value-type="boolean" office:boolean-value="false" calcext:value-type="boolean">
            <text:p>FALSE</text:p>
          </table:table-cell>
          <table:table-cell table:formula="of:=IF([.B120]&gt;[.B119];+1;IF([.B120]&lt;[.B119]; -1; 0))" office:value-type="float" office:value="-1" calcext:value-type="float">
            <text:p>-1</text:p>
          </table:table-cell>
          <table:table-cell table:formula="of:=[.B120]-10" office:value-type="float" office:value="-0.0999999999999996" calcext:value-type="float">
            <text:p>-0.1</text:p>
          </table:table-cell>
          <table:table-cell table:formula="of:=ABS([.E120])" office:value-type="float" office:value="0.0999999999999996" calcext:value-type="float">
            <text:p>0.1</text:p>
          </table:table-cell>
          <table:table-cell table:formula="of:=ABS([.B120]-10)&lt;3" office:value-type="boolean" office:boolean-value="true" calcext:value-type="boolean">
            <text:p>TRUE</text:p>
          </table:table-cell>
          <table:table-cell table:formula="of:=NOT(OR(SUM([.C112:.C120])=9;SUM([.C112:.C120])=0))" office:value-type="boolean" office:boolean-value="true" calcext:value-type="boolean">
            <text:p>TRUE</text:p>
          </table:table-cell>
          <table:table-cell table:formula="of:=NOT(OR(SUM([.D115:.D120])=6;SUM([.D115:.D120])=-6))" office:value-type="boolean" office:boolean-value="true" calcext:value-type="boolean">
            <text:p>TRUE</text:p>
          </table:table-cell>
          <table:table-cell table:formula="of:=NOT(AND([.D120]=-[.D119];[.D119]=-[.D118];[.D118]=-[.D117];[.D117]=-[.D116];[.D116]=-[.D115];[.D115]=-[.D114];[.D114]=-[.D113];[.D113]=-[.D112];[.D112]=-[.D111];[.D111]=-[.D110];[.D110]=-[.D109];[.D109]=-[.D108];[.D108]=-[.D107];[.D107]=-[.D106]))" office:value-type="boolean" office:boolean-value="true" calcext:value-type="boolean">
            <text:p>TRUE</text:p>
          </table:table-cell>
          <table:table-cell table:formula="of:=NOT(OR(OR(AND([.E120]&gt;2;[.E119]&gt;2);AND([.E120]&gt;2;[.E118]&gt;2);AND([.E119]&gt;2;[.E118]&gt;2));OR(AND([.E120]&lt;-2;[.E119]&lt;-2);AND([.E120]&lt;-2;[.E118]&lt;-2);AND([.E119]&lt;-2;[.E118]&lt;-2))))" office:value-type="boolean" office:boolean-value="true" calcext:value-type="boolean">
            <text:p>TRUE</text:p>
          </table:table-cell>
          <table:table-cell table:formula="of:=NOT(OR(COUNTIF([.E116:.E120];&quot;&gt;1&quot;)&gt;=4;COUNTIF([.E116:.E120];&quot;&lt;-1&quot;)&gt;=4))" office:value-type="boolean" office:boolean-value="true" calcext:value-type="boolean">
            <text:p>TRUE</text:p>
          </table:table-cell>
          <table:table-cell table:formula="of:=NOT(COUNTIF([.F106:.F120];&quot;&lt;1&quot;)=15)" office:value-type="boolean" office:boolean-value="true" calcext:value-type="boolean">
            <text:p>TRUE</text:p>
          </table:table-cell>
          <table:table-cell table:formula="of:=NOT(COUNTIF([.F113:.F12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7" calcext:value-type="date">
            <text:p>1966-08-07</text:p>
          </table:table-cell>
          <table:table-cell office:value-type="float" office:value="10.1" calcext:value-type="float">
            <text:p>10.1</text:p>
          </table:table-cell>
          <table:table-cell table:formula="of:=[.B121]&gt;10" office:value-type="boolean" office:boolean-value="true" calcext:value-type="boolean">
            <text:p>TRUE</text:p>
          </table:table-cell>
          <table:table-cell table:formula="of:=IF([.B121]&gt;[.B120];+1;IF([.B121]&lt;[.B120]; -1; 0))" office:value-type="float" office:value="1" calcext:value-type="float">
            <text:p>1</text:p>
          </table:table-cell>
          <table:table-cell table:formula="of:=[.B121]-10" office:value-type="float" office:value="0.0999999999999996" calcext:value-type="float">
            <text:p>0.1</text:p>
          </table:table-cell>
          <table:table-cell table:formula="of:=ABS([.E121])" office:value-type="float" office:value="0.0999999999999996" calcext:value-type="float">
            <text:p>0.1</text:p>
          </table:table-cell>
          <table:table-cell table:formula="of:=ABS([.B121]-10)&lt;3" office:value-type="boolean" office:boolean-value="true" calcext:value-type="boolean">
            <text:p>TRUE</text:p>
          </table:table-cell>
          <table:table-cell table:formula="of:=NOT(OR(SUM([.C113:.C121])=9;SUM([.C113:.C121])=0))" office:value-type="boolean" office:boolean-value="true" calcext:value-type="boolean">
            <text:p>TRUE</text:p>
          </table:table-cell>
          <table:table-cell table:formula="of:=NOT(OR(SUM([.D116:.D121])=6;SUM([.D116:.D121])=-6))" office:value-type="boolean" office:boolean-value="true" calcext:value-type="boolean">
            <text:p>TRUE</text:p>
          </table:table-cell>
          <table:table-cell table:formula="of:=NOT(AND([.D121]=-[.D120];[.D120]=-[.D119];[.D119]=-[.D118];[.D118]=-[.D117];[.D117]=-[.D116];[.D116]=-[.D115];[.D115]=-[.D114];[.D114]=-[.D113];[.D113]=-[.D112];[.D112]=-[.D111];[.D111]=-[.D110];[.D110]=-[.D109];[.D109]=-[.D108];[.D108]=-[.D107]))" office:value-type="boolean" office:boolean-value="true" calcext:value-type="boolean">
            <text:p>TRUE</text:p>
          </table:table-cell>
          <table:table-cell table:formula="of:=NOT(OR(OR(AND([.E121]&gt;2;[.E120]&gt;2);AND([.E121]&gt;2;[.E119]&gt;2);AND([.E120]&gt;2;[.E119]&gt;2));OR(AND([.E121]&lt;-2;[.E120]&lt;-2);AND([.E121]&lt;-2;[.E119]&lt;-2);AND([.E120]&lt;-2;[.E119]&lt;-2))))" office:value-type="boolean" office:boolean-value="true" calcext:value-type="boolean">
            <text:p>TRUE</text:p>
          </table:table-cell>
          <table:table-cell table:formula="of:=NOT(OR(COUNTIF([.E117:.E121];&quot;&gt;1&quot;)&gt;=4;COUNTIF([.E117:.E121];&quot;&lt;-1&quot;)&gt;=4))" office:value-type="boolean" office:boolean-value="true" calcext:value-type="boolean">
            <text:p>TRUE</text:p>
          </table:table-cell>
          <table:table-cell table:formula="of:=NOT(COUNTIF([.F107:.F121];&quot;&lt;1&quot;)=15)" office:value-type="boolean" office:boolean-value="true" calcext:value-type="boolean">
            <text:p>TRUE</text:p>
          </table:table-cell>
          <table:table-cell table:formula="of:=NOT(COUNTIF([.F114:.F12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8" calcext:value-type="date">
            <text:p>1966-08-08</text:p>
          </table:table-cell>
          <table:table-cell office:value-type="float" office:value="9.9" calcext:value-type="float">
            <text:p>9.9</text:p>
          </table:table-cell>
          <table:table-cell table:formula="of:=[.B122]&gt;10" office:value-type="boolean" office:boolean-value="false" calcext:value-type="boolean">
            <text:p>FALSE</text:p>
          </table:table-cell>
          <table:table-cell table:formula="of:=IF([.B122]&gt;[.B121];+1;IF([.B122]&lt;[.B121]; -1; 0))" office:value-type="float" office:value="-1" calcext:value-type="float">
            <text:p>-1</text:p>
          </table:table-cell>
          <table:table-cell table:formula="of:=[.B122]-10" office:value-type="float" office:value="-0.0999999999999996" calcext:value-type="float">
            <text:p>-0.1</text:p>
          </table:table-cell>
          <table:table-cell table:formula="of:=ABS([.E122])" office:value-type="float" office:value="0.0999999999999996" calcext:value-type="float">
            <text:p>0.1</text:p>
          </table:table-cell>
          <table:table-cell table:formula="of:=ABS([.B122]-10)&lt;3" office:value-type="boolean" office:boolean-value="true" calcext:value-type="boolean">
            <text:p>TRUE</text:p>
          </table:table-cell>
          <table:table-cell table:formula="of:=NOT(OR(SUM([.C114:.C122])=9;SUM([.C114:.C122])=0))" office:value-type="boolean" office:boolean-value="true" calcext:value-type="boolean">
            <text:p>TRUE</text:p>
          </table:table-cell>
          <table:table-cell table:formula="of:=NOT(OR(SUM([.D117:.D122])=6;SUM([.D117:.D122])=-6))" office:value-type="boolean" office:boolean-value="true" calcext:value-type="boolean">
            <text:p>TRUE</text:p>
          </table:table-cell>
          <table:table-cell table:formula="of:=NOT(AND([.D122]=-[.D121];[.D121]=-[.D120];[.D120]=-[.D119];[.D119]=-[.D118];[.D118]=-[.D117];[.D117]=-[.D116];[.D116]=-[.D115];[.D115]=-[.D114];[.D114]=-[.D113];[.D113]=-[.D112];[.D112]=-[.D111];[.D111]=-[.D110];[.D110]=-[.D109];[.D109]=-[.D108]))" office:value-type="boolean" office:boolean-value="true" calcext:value-type="boolean">
            <text:p>TRUE</text:p>
          </table:table-cell>
          <table:table-cell table:formula="of:=NOT(OR(OR(AND([.E122]&gt;2;[.E121]&gt;2);AND([.E122]&gt;2;[.E120]&gt;2);AND([.E121]&gt;2;[.E120]&gt;2));OR(AND([.E122]&lt;-2;[.E121]&lt;-2);AND([.E122]&lt;-2;[.E120]&lt;-2);AND([.E121]&lt;-2;[.E120]&lt;-2))))" office:value-type="boolean" office:boolean-value="true" calcext:value-type="boolean">
            <text:p>TRUE</text:p>
          </table:table-cell>
          <table:table-cell table:formula="of:=NOT(OR(COUNTIF([.E118:.E122];&quot;&gt;1&quot;)&gt;=4;COUNTIF([.E118:.E122];&quot;&lt;-1&quot;)&gt;=4))" office:value-type="boolean" office:boolean-value="true" calcext:value-type="boolean">
            <text:p>TRUE</text:p>
          </table:table-cell>
          <table:table-cell table:formula="of:=NOT(COUNTIF([.F108:.F122];&quot;&lt;1&quot;)=15)" office:value-type="boolean" office:boolean-value="true" calcext:value-type="boolean">
            <text:p>TRUE</text:p>
          </table:table-cell>
          <table:table-cell table:formula="of:=NOT(COUNTIF([.F115:.F12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09" calcext:value-type="date">
            <text:p>1966-08-09</text:p>
          </table:table-cell>
          <table:table-cell office:value-type="float" office:value="10.1" calcext:value-type="float">
            <text:p>10.1</text:p>
          </table:table-cell>
          <table:table-cell table:formula="of:=[.B123]&gt;10" office:value-type="boolean" office:boolean-value="true" calcext:value-type="boolean">
            <text:p>TRUE</text:p>
          </table:table-cell>
          <table:table-cell table:formula="of:=IF([.B123]&gt;[.B122];+1;IF([.B123]&lt;[.B122]; -1; 0))" office:value-type="float" office:value="1" calcext:value-type="float">
            <text:p>1</text:p>
          </table:table-cell>
          <table:table-cell table:formula="of:=[.B123]-10" office:value-type="float" office:value="0.0999999999999996" calcext:value-type="float">
            <text:p>0.1</text:p>
          </table:table-cell>
          <table:table-cell table:formula="of:=ABS([.E123])" office:value-type="float" office:value="0.0999999999999996" calcext:value-type="float">
            <text:p>0.1</text:p>
          </table:table-cell>
          <table:table-cell table:formula="of:=ABS([.B123]-10)&lt;3" office:value-type="boolean" office:boolean-value="true" calcext:value-type="boolean">
            <text:p>TRUE</text:p>
          </table:table-cell>
          <table:table-cell table:formula="of:=NOT(OR(SUM([.C115:.C123])=9;SUM([.C115:.C123])=0))" office:value-type="boolean" office:boolean-value="true" calcext:value-type="boolean">
            <text:p>TRUE</text:p>
          </table:table-cell>
          <table:table-cell table:formula="of:=NOT(OR(SUM([.D118:.D123])=6;SUM([.D118:.D123])=-6))" office:value-type="boolean" office:boolean-value="true" calcext:value-type="boolean">
            <text:p>TRUE</text:p>
          </table:table-cell>
          <table:table-cell table:formula="of:=NOT(AND([.D123]=-[.D122];[.D122]=-[.D121];[.D121]=-[.D120];[.D120]=-[.D119];[.D119]=-[.D118];[.D118]=-[.D117];[.D117]=-[.D116];[.D116]=-[.D115];[.D115]=-[.D114];[.D114]=-[.D113];[.D113]=-[.D112];[.D112]=-[.D111];[.D111]=-[.D110];[.D110]=-[.D109]))" office:value-type="boolean" office:boolean-value="true" calcext:value-type="boolean">
            <text:p>TRUE</text:p>
          </table:table-cell>
          <table:table-cell table:formula="of:=NOT(OR(OR(AND([.E123]&gt;2;[.E122]&gt;2);AND([.E123]&gt;2;[.E121]&gt;2);AND([.E122]&gt;2;[.E121]&gt;2));OR(AND([.E123]&lt;-2;[.E122]&lt;-2);AND([.E123]&lt;-2;[.E121]&lt;-2);AND([.E122]&lt;-2;[.E121]&lt;-2))))" office:value-type="boolean" office:boolean-value="true" calcext:value-type="boolean">
            <text:p>TRUE</text:p>
          </table:table-cell>
          <table:table-cell table:formula="of:=NOT(OR(COUNTIF([.E119:.E123];&quot;&gt;1&quot;)&gt;=4;COUNTIF([.E119:.E123];&quot;&lt;-1&quot;)&gt;=4))" office:value-type="boolean" office:boolean-value="true" calcext:value-type="boolean">
            <text:p>TRUE</text:p>
          </table:table-cell>
          <table:table-cell table:formula="of:=NOT(COUNTIF([.F109:.F123];&quot;&lt;1&quot;)=15)" office:value-type="boolean" office:boolean-value="true" calcext:value-type="boolean">
            <text:p>TRUE</text:p>
          </table:table-cell>
          <table:table-cell table:formula="of:=NOT(COUNTIF([.F116:.F12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0" calcext:value-type="date">
            <text:p>1966-08-10</text:p>
          </table:table-cell>
          <table:table-cell office:value-type="float" office:value="9.9" calcext:value-type="float">
            <text:p>9.9</text:p>
          </table:table-cell>
          <table:table-cell table:formula="of:=[.B124]&gt;10" office:value-type="boolean" office:boolean-value="false" calcext:value-type="boolean">
            <text:p>FALSE</text:p>
          </table:table-cell>
          <table:table-cell table:formula="of:=IF([.B124]&gt;[.B123];+1;IF([.B124]&lt;[.B123]; -1; 0))" office:value-type="float" office:value="-1" calcext:value-type="float">
            <text:p>-1</text:p>
          </table:table-cell>
          <table:table-cell table:formula="of:=[.B124]-10" office:value-type="float" office:value="-0.0999999999999996" calcext:value-type="float">
            <text:p>-0.1</text:p>
          </table:table-cell>
          <table:table-cell table:formula="of:=ABS([.E124])" office:value-type="float" office:value="0.0999999999999996" calcext:value-type="float">
            <text:p>0.1</text:p>
          </table:table-cell>
          <table:table-cell table:formula="of:=ABS([.B124]-10)&lt;3" office:value-type="boolean" office:boolean-value="true" calcext:value-type="boolean">
            <text:p>TRUE</text:p>
          </table:table-cell>
          <table:table-cell table:formula="of:=NOT(OR(SUM([.C116:.C124])=9;SUM([.C116:.C124])=0))" office:value-type="boolean" office:boolean-value="true" calcext:value-type="boolean">
            <text:p>TRUE</text:p>
          </table:table-cell>
          <table:table-cell table:formula="of:=NOT(OR(SUM([.D119:.D124])=6;SUM([.D119:.D124])=-6))" office:value-type="boolean" office:boolean-value="true" calcext:value-type="boolean">
            <text:p>TRUE</text:p>
          </table:table-cell>
          <table:table-cell table:formula="of:=NOT(AND([.D124]=-[.D123];[.D123]=-[.D122];[.D122]=-[.D121];[.D121]=-[.D120];[.D120]=-[.D119];[.D119]=-[.D118];[.D118]=-[.D117];[.D117]=-[.D116];[.D116]=-[.D115];[.D115]=-[.D114];[.D114]=-[.D113];[.D113]=-[.D112];[.D112]=-[.D111];[.D111]=-[.D110]))" office:value-type="boolean" office:boolean-value="true" calcext:value-type="boolean">
            <text:p>TRUE</text:p>
          </table:table-cell>
          <table:table-cell table:formula="of:=NOT(OR(OR(AND([.E124]&gt;2;[.E123]&gt;2);AND([.E124]&gt;2;[.E122]&gt;2);AND([.E123]&gt;2;[.E122]&gt;2));OR(AND([.E124]&lt;-2;[.E123]&lt;-2);AND([.E124]&lt;-2;[.E122]&lt;-2);AND([.E123]&lt;-2;[.E122]&lt;-2))))" office:value-type="boolean" office:boolean-value="true" calcext:value-type="boolean">
            <text:p>TRUE</text:p>
          </table:table-cell>
          <table:table-cell table:formula="of:=NOT(OR(COUNTIF([.E120:.E124];&quot;&gt;1&quot;)&gt;=4;COUNTIF([.E120:.E124];&quot;&lt;-1&quot;)&gt;=4))" office:value-type="boolean" office:boolean-value="true" calcext:value-type="boolean">
            <text:p>TRUE</text:p>
          </table:table-cell>
          <table:table-cell table:formula="of:=NOT(COUNTIF([.F110:.F124];&quot;&lt;1&quot;)=15)" office:value-type="boolean" office:boolean-value="true" calcext:value-type="boolean">
            <text:p>TRUE</text:p>
          </table:table-cell>
          <table:table-cell table:formula="of:=NOT(COUNTIF([.F117:.F12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1" calcext:value-type="date">
            <text:p>1966-08-11</text:p>
          </table:table-cell>
          <table:table-cell office:value-type="float" office:value="10.1" calcext:value-type="float">
            <text:p>10.1</text:p>
          </table:table-cell>
          <table:table-cell table:formula="of:=[.B125]&gt;10" office:value-type="boolean" office:boolean-value="true" calcext:value-type="boolean">
            <text:p>TRUE</text:p>
          </table:table-cell>
          <table:table-cell table:formula="of:=IF([.B125]&gt;[.B124];+1;IF([.B125]&lt;[.B124]; -1; 0))" office:value-type="float" office:value="1" calcext:value-type="float">
            <text:p>1</text:p>
          </table:table-cell>
          <table:table-cell table:formula="of:=[.B125]-10" office:value-type="float" office:value="0.0999999999999996" calcext:value-type="float">
            <text:p>0.1</text:p>
          </table:table-cell>
          <table:table-cell table:formula="of:=ABS([.E125])" office:value-type="float" office:value="0.0999999999999996" calcext:value-type="float">
            <text:p>0.1</text:p>
          </table:table-cell>
          <table:table-cell table:formula="of:=ABS([.B125]-10)&lt;3" office:value-type="boolean" office:boolean-value="true" calcext:value-type="boolean">
            <text:p>TRUE</text:p>
          </table:table-cell>
          <table:table-cell table:formula="of:=NOT(OR(SUM([.C117:.C125])=9;SUM([.C117:.C125])=0))" office:value-type="boolean" office:boolean-value="true" calcext:value-type="boolean">
            <text:p>TRUE</text:p>
          </table:table-cell>
          <table:table-cell table:formula="of:=NOT(OR(SUM([.D120:.D125])=6;SUM([.D120:.D125])=-6))" office:value-type="boolean" office:boolean-value="true" calcext:value-type="boolean">
            <text:p>TRUE</text:p>
          </table:table-cell>
          <table:table-cell table:formula="of:=NOT(AND([.D125]=-[.D124];[.D124]=-[.D123];[.D123]=-[.D122];[.D122]=-[.D121];[.D121]=-[.D120];[.D120]=-[.D119];[.D119]=-[.D118];[.D118]=-[.D117];[.D117]=-[.D116];[.D116]=-[.D115];[.D115]=-[.D114];[.D114]=-[.D113];[.D113]=-[.D112];[.D112]=-[.D111]))" office:value-type="boolean" office:boolean-value="true" calcext:value-type="boolean">
            <text:p>TRUE</text:p>
          </table:table-cell>
          <table:table-cell table:formula="of:=NOT(OR(OR(AND([.E125]&gt;2;[.E124]&gt;2);AND([.E125]&gt;2;[.E123]&gt;2);AND([.E124]&gt;2;[.E123]&gt;2));OR(AND([.E125]&lt;-2;[.E124]&lt;-2);AND([.E125]&lt;-2;[.E123]&lt;-2);AND([.E124]&lt;-2;[.E123]&lt;-2))))" office:value-type="boolean" office:boolean-value="true" calcext:value-type="boolean">
            <text:p>TRUE</text:p>
          </table:table-cell>
          <table:table-cell table:formula="of:=NOT(OR(COUNTIF([.E121:.E125];&quot;&gt;1&quot;)&gt;=4;COUNTIF([.E121:.E125];&quot;&lt;-1&quot;)&gt;=4))" office:value-type="boolean" office:boolean-value="true" calcext:value-type="boolean">
            <text:p>TRUE</text:p>
          </table:table-cell>
          <table:table-cell table:formula="of:=NOT(COUNTIF([.F111:.F125];&quot;&lt;1&quot;)=15)" office:value-type="boolean" office:boolean-value="true" calcext:value-type="boolean">
            <text:p>TRUE</text:p>
          </table:table-cell>
          <table:table-cell table:formula="of:=NOT(COUNTIF([.F118:.F12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2" calcext:value-type="date">
            <text:p>1966-08-12</text:p>
          </table:table-cell>
          <table:table-cell office:value-type="float" office:value="9.9" calcext:value-type="float">
            <text:p>9.9</text:p>
          </table:table-cell>
          <table:table-cell table:formula="of:=[.B126]&gt;10" office:value-type="boolean" office:boolean-value="false" calcext:value-type="boolean">
            <text:p>FALSE</text:p>
          </table:table-cell>
          <table:table-cell table:formula="of:=IF([.B126]&gt;[.B125];+1;IF([.B126]&lt;[.B125]; -1; 0))" office:value-type="float" office:value="-1" calcext:value-type="float">
            <text:p>-1</text:p>
          </table:table-cell>
          <table:table-cell table:formula="of:=[.B126]-10" office:value-type="float" office:value="-0.0999999999999996" calcext:value-type="float">
            <text:p>-0.1</text:p>
          </table:table-cell>
          <table:table-cell table:formula="of:=ABS([.E126])" office:value-type="float" office:value="0.0999999999999996" calcext:value-type="float">
            <text:p>0.1</text:p>
          </table:table-cell>
          <table:table-cell table:formula="of:=ABS([.B126]-10)&lt;3" office:value-type="boolean" office:boolean-value="true" calcext:value-type="boolean">
            <text:p>TRUE</text:p>
          </table:table-cell>
          <table:table-cell table:formula="of:=NOT(OR(SUM([.C118:.C126])=9;SUM([.C118:.C126])=0))" office:value-type="boolean" office:boolean-value="true" calcext:value-type="boolean">
            <text:p>TRUE</text:p>
          </table:table-cell>
          <table:table-cell table:formula="of:=NOT(OR(SUM([.D121:.D126])=6;SUM([.D121:.D126])=-6))" office:value-type="boolean" office:boolean-value="true" calcext:value-type="boolean">
            <text:p>TRUE</text:p>
          </table:table-cell>
          <table:table-cell table:formula="of:=NOT(AND([.D126]=-[.D125];[.D125]=-[.D124];[.D124]=-[.D123];[.D123]=-[.D122];[.D122]=-[.D121];[.D121]=-[.D120];[.D120]=-[.D119];[.D119]=-[.D118];[.D118]=-[.D117];[.D117]=-[.D116];[.D116]=-[.D115];[.D115]=-[.D114];[.D114]=-[.D113];[.D113]=-[.D112]))" office:value-type="boolean" office:boolean-value="true" calcext:value-type="boolean">
            <text:p>TRUE</text:p>
          </table:table-cell>
          <table:table-cell table:formula="of:=NOT(OR(OR(AND([.E126]&gt;2;[.E125]&gt;2);AND([.E126]&gt;2;[.E124]&gt;2);AND([.E125]&gt;2;[.E124]&gt;2));OR(AND([.E126]&lt;-2;[.E125]&lt;-2);AND([.E126]&lt;-2;[.E124]&lt;-2);AND([.E125]&lt;-2;[.E124]&lt;-2))))" office:value-type="boolean" office:boolean-value="true" calcext:value-type="boolean">
            <text:p>TRUE</text:p>
          </table:table-cell>
          <table:table-cell table:formula="of:=NOT(OR(COUNTIF([.E122:.E126];&quot;&gt;1&quot;)&gt;=4;COUNTIF([.E122:.E126];&quot;&lt;-1&quot;)&gt;=4))" office:value-type="boolean" office:boolean-value="true" calcext:value-type="boolean">
            <text:p>TRUE</text:p>
          </table:table-cell>
          <table:table-cell table:formula="of:=NOT(COUNTIF([.F112:.F126];&quot;&lt;1&quot;)=15)" office:value-type="boolean" office:boolean-value="true" calcext:value-type="boolean">
            <text:p>TRUE</text:p>
          </table:table-cell>
          <table:table-cell table:formula="of:=NOT(COUNTIF([.F119:.F12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3" calcext:value-type="date">
            <text:p>1966-08-13</text:p>
          </table:table-cell>
          <table:table-cell office:value-type="float" office:value="10.1" calcext:value-type="float">
            <text:p>10.1</text:p>
          </table:table-cell>
          <table:table-cell table:formula="of:=[.B127]&gt;10" office:value-type="boolean" office:boolean-value="true" calcext:value-type="boolean">
            <text:p>TRUE</text:p>
          </table:table-cell>
          <table:table-cell table:formula="of:=IF([.B127]&gt;[.B126];+1;IF([.B127]&lt;[.B126]; -1; 0))" office:value-type="float" office:value="1" calcext:value-type="float">
            <text:p>1</text:p>
          </table:table-cell>
          <table:table-cell table:formula="of:=[.B127]-10" office:value-type="float" office:value="0.0999999999999996" calcext:value-type="float">
            <text:p>0.1</text:p>
          </table:table-cell>
          <table:table-cell table:formula="of:=ABS([.E127])" office:value-type="float" office:value="0.0999999999999996" calcext:value-type="float">
            <text:p>0.1</text:p>
          </table:table-cell>
          <table:table-cell table:formula="of:=ABS([.B127]-10)&lt;3" office:value-type="boolean" office:boolean-value="true" calcext:value-type="boolean">
            <text:p>TRUE</text:p>
          </table:table-cell>
          <table:table-cell table:formula="of:=NOT(OR(SUM([.C119:.C127])=9;SUM([.C119:.C127])=0))" office:value-type="boolean" office:boolean-value="true" calcext:value-type="boolean">
            <text:p>TRUE</text:p>
          </table:table-cell>
          <table:table-cell table:formula="of:=NOT(OR(SUM([.D122:.D127])=6;SUM([.D122:.D127])=-6))" office:value-type="boolean" office:boolean-value="true" calcext:value-type="boolean">
            <text:p>TRUE</text:p>
          </table:table-cell>
          <table:table-cell table:formula="of:=NOT(AND([.D127]=-[.D126];[.D126]=-[.D125];[.D125]=-[.D124];[.D124]=-[.D123];[.D123]=-[.D122];[.D122]=-[.D121];[.D121]=-[.D120];[.D120]=-[.D119];[.D119]=-[.D118];[.D118]=-[.D117];[.D117]=-[.D116];[.D116]=-[.D115];[.D115]=-[.D114];[.D114]=-[.D113]))" office:value-type="boolean" office:boolean-value="true" calcext:value-type="boolean">
            <text:p>TRUE</text:p>
          </table:table-cell>
          <table:table-cell table:formula="of:=NOT(OR(OR(AND([.E127]&gt;2;[.E126]&gt;2);AND([.E127]&gt;2;[.E125]&gt;2);AND([.E126]&gt;2;[.E125]&gt;2));OR(AND([.E127]&lt;-2;[.E126]&lt;-2);AND([.E127]&lt;-2;[.E125]&lt;-2);AND([.E126]&lt;-2;[.E125]&lt;-2))))" office:value-type="boolean" office:boolean-value="true" calcext:value-type="boolean">
            <text:p>TRUE</text:p>
          </table:table-cell>
          <table:table-cell table:formula="of:=NOT(OR(COUNTIF([.E123:.E127];&quot;&gt;1&quot;)&gt;=4;COUNTIF([.E123:.E127];&quot;&lt;-1&quot;)&gt;=4))" office:value-type="boolean" office:boolean-value="true" calcext:value-type="boolean">
            <text:p>TRUE</text:p>
          </table:table-cell>
          <table:table-cell table:formula="of:=NOT(COUNTIF([.F113:.F127];&quot;&lt;1&quot;)=15)" office:value-type="boolean" office:boolean-value="true" calcext:value-type="boolean">
            <text:p>TRUE</text:p>
          </table:table-cell>
          <table:table-cell table:formula="of:=NOT(COUNTIF([.F120:.F12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4" calcext:value-type="date">
            <text:p>1966-08-14</text:p>
          </table:table-cell>
          <table:table-cell office:value-type="float" office:value="9.9" calcext:value-type="float">
            <text:p>9.9</text:p>
          </table:table-cell>
          <table:table-cell table:formula="of:=[.B128]&gt;10" office:value-type="boolean" office:boolean-value="false" calcext:value-type="boolean">
            <text:p>FALSE</text:p>
          </table:table-cell>
          <table:table-cell table:formula="of:=IF([.B128]&gt;[.B127];+1;IF([.B128]&lt;[.B127]; -1; 0))" office:value-type="float" office:value="-1" calcext:value-type="float">
            <text:p>-1</text:p>
          </table:table-cell>
          <table:table-cell table:formula="of:=[.B128]-10" office:value-type="float" office:value="-0.0999999999999996" calcext:value-type="float">
            <text:p>-0.1</text:p>
          </table:table-cell>
          <table:table-cell table:formula="of:=ABS([.E128])" office:value-type="float" office:value="0.0999999999999996" calcext:value-type="float">
            <text:p>0.1</text:p>
          </table:table-cell>
          <table:table-cell table:formula="of:=ABS([.B128]-10)&lt;3" office:value-type="boolean" office:boolean-value="true" calcext:value-type="boolean">
            <text:p>TRUE</text:p>
          </table:table-cell>
          <table:table-cell table:formula="of:=NOT(OR(SUM([.C120:.C128])=9;SUM([.C120:.C128])=0))" office:value-type="boolean" office:boolean-value="true" calcext:value-type="boolean">
            <text:p>TRUE</text:p>
          </table:table-cell>
          <table:table-cell table:formula="of:=NOT(OR(SUM([.D123:.D128])=6;SUM([.D123:.D128])=-6))" office:value-type="boolean" office:boolean-value="true" calcext:value-type="boolean">
            <text:p>TRUE</text:p>
          </table:table-cell>
          <table:table-cell table:formula="of:=NOT(AND([.D128]=-[.D127];[.D127]=-[.D126];[.D126]=-[.D125];[.D125]=-[.D124];[.D124]=-[.D123];[.D123]=-[.D122];[.D122]=-[.D121];[.D121]=-[.D120];[.D120]=-[.D119];[.D119]=-[.D118];[.D118]=-[.D117];[.D117]=-[.D116];[.D116]=-[.D115];[.D115]=-[.D114]))" office:value-type="boolean" office:boolean-value="true" calcext:value-type="boolean">
            <text:p>TRUE</text:p>
          </table:table-cell>
          <table:table-cell table:formula="of:=NOT(OR(OR(AND([.E128]&gt;2;[.E127]&gt;2);AND([.E128]&gt;2;[.E126]&gt;2);AND([.E127]&gt;2;[.E126]&gt;2));OR(AND([.E128]&lt;-2;[.E127]&lt;-2);AND([.E128]&lt;-2;[.E126]&lt;-2);AND([.E127]&lt;-2;[.E126]&lt;-2))))" office:value-type="boolean" office:boolean-value="true" calcext:value-type="boolean">
            <text:p>TRUE</text:p>
          </table:table-cell>
          <table:table-cell table:formula="of:=NOT(OR(COUNTIF([.E124:.E128];&quot;&gt;1&quot;)&gt;=4;COUNTIF([.E124:.E128];&quot;&lt;-1&quot;)&gt;=4))" office:value-type="boolean" office:boolean-value="true" calcext:value-type="boolean">
            <text:p>TRUE</text:p>
          </table:table-cell>
          <table:table-cell table:formula="of:=NOT(COUNTIF([.F114:.F128];&quot;&lt;1&quot;)=15)" office:value-type="boolean" office:boolean-value="false" calcext:value-type="boolean">
            <text:p>FALSE</text:p>
          </table:table-cell>
          <table:table-cell table:formula="of:=NOT(COUNTIF([.F121:.F12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5" calcext:value-type="date">
            <text:p>1966-08-15</text:p>
          </table:table-cell>
          <table:table-cell office:value-type="float" office:value="10.1" calcext:value-type="float">
            <text:p>10.1</text:p>
          </table:table-cell>
          <table:table-cell table:formula="of:=[.B129]&gt;10" office:value-type="boolean" office:boolean-value="true" calcext:value-type="boolean">
            <text:p>TRUE</text:p>
          </table:table-cell>
          <table:table-cell table:formula="of:=IF([.B129]&gt;[.B128];+1;IF([.B129]&lt;[.B128]; -1; 0))" office:value-type="float" office:value="1" calcext:value-type="float">
            <text:p>1</text:p>
          </table:table-cell>
          <table:table-cell table:formula="of:=[.B129]-10" office:value-type="float" office:value="0.0999999999999996" calcext:value-type="float">
            <text:p>0.1</text:p>
          </table:table-cell>
          <table:table-cell table:formula="of:=ABS([.E129])" office:value-type="float" office:value="0.0999999999999996" calcext:value-type="float">
            <text:p>0.1</text:p>
          </table:table-cell>
          <table:table-cell table:formula="of:=ABS([.B129]-10)&lt;3" office:value-type="boolean" office:boolean-value="true" calcext:value-type="boolean">
            <text:p>TRUE</text:p>
          </table:table-cell>
          <table:table-cell table:formula="of:=NOT(OR(SUM([.C121:.C129])=9;SUM([.C121:.C129])=0))" office:value-type="boolean" office:boolean-value="true" calcext:value-type="boolean">
            <text:p>TRUE</text:p>
          </table:table-cell>
          <table:table-cell table:formula="of:=NOT(OR(SUM([.D124:.D129])=6;SUM([.D124:.D129])=-6))" office:value-type="boolean" office:boolean-value="true" calcext:value-type="boolean">
            <text:p>TRUE</text:p>
          </table:table-cell>
          <table:table-cell table:formula="of:=NOT(AND([.D129]=-[.D128];[.D128]=-[.D127];[.D127]=-[.D126];[.D126]=-[.D125];[.D125]=-[.D124];[.D124]=-[.D123];[.D123]=-[.D122];[.D122]=-[.D121];[.D121]=-[.D120];[.D120]=-[.D119];[.D119]=-[.D118];[.D118]=-[.D117];[.D117]=-[.D116];[.D116]=-[.D115]))" office:value-type="boolean" office:boolean-value="false" calcext:value-type="boolean">
            <text:p>FALSE</text:p>
          </table:table-cell>
          <table:table-cell table:formula="of:=NOT(OR(OR(AND([.E129]&gt;2;[.E128]&gt;2);AND([.E129]&gt;2;[.E127]&gt;2);AND([.E128]&gt;2;[.E127]&gt;2));OR(AND([.E129]&lt;-2;[.E128]&lt;-2);AND([.E129]&lt;-2;[.E127]&lt;-2);AND([.E128]&lt;-2;[.E127]&lt;-2))))" office:value-type="boolean" office:boolean-value="true" calcext:value-type="boolean">
            <text:p>TRUE</text:p>
          </table:table-cell>
          <table:table-cell table:formula="of:=NOT(OR(COUNTIF([.E125:.E129];&quot;&gt;1&quot;)&gt;=4;COUNTIF([.E125:.E129];&quot;&lt;-1&quot;)&gt;=4))" office:value-type="boolean" office:boolean-value="true" calcext:value-type="boolean">
            <text:p>TRUE</text:p>
          </table:table-cell>
          <table:table-cell table:formula="of:=NOT(COUNTIF([.F115:.F129];&quot;&lt;1&quot;)=15)" office:value-type="boolean" office:boolean-value="false" calcext:value-type="boolean">
            <text:p>FALSE</text:p>
          </table:table-cell>
          <table:table-cell table:formula="of:=NOT(COUNTIF([.F122:.F12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6" calcext:value-type="date">
            <text:p>1966-08-16</text:p>
          </table:table-cell>
          <table:table-cell office:value-type="float" office:value="9.9" calcext:value-type="float">
            <text:p>9.9</text:p>
          </table:table-cell>
          <table:table-cell table:formula="of:=[.B130]&gt;10" office:value-type="boolean" office:boolean-value="false" calcext:value-type="boolean">
            <text:p>FALSE</text:p>
          </table:table-cell>
          <table:table-cell table:formula="of:=IF([.B130]&gt;[.B129];+1;IF([.B130]&lt;[.B129]; -1; 0))" office:value-type="float" office:value="-1" calcext:value-type="float">
            <text:p>-1</text:p>
          </table:table-cell>
          <table:table-cell table:formula="of:=[.B130]-10" office:value-type="float" office:value="-0.0999999999999996" calcext:value-type="float">
            <text:p>-0.1</text:p>
          </table:table-cell>
          <table:table-cell table:formula="of:=ABS([.E130])" office:value-type="float" office:value="0.0999999999999996" calcext:value-type="float">
            <text:p>0.1</text:p>
          </table:table-cell>
          <table:table-cell table:formula="of:=ABS([.B130]-10)&lt;3" office:value-type="boolean" office:boolean-value="true" calcext:value-type="boolean">
            <text:p>TRUE</text:p>
          </table:table-cell>
          <table:table-cell table:formula="of:=NOT(OR(SUM([.C122:.C130])=9;SUM([.C122:.C130])=0))" office:value-type="boolean" office:boolean-value="true" calcext:value-type="boolean">
            <text:p>TRUE</text:p>
          </table:table-cell>
          <table:table-cell table:formula="of:=NOT(OR(SUM([.D125:.D130])=6;SUM([.D125:.D130])=-6))" office:value-type="boolean" office:boolean-value="true" calcext:value-type="boolean">
            <text:p>TRUE</text:p>
          </table:table-cell>
          <table:table-cell table:formula="of:=NOT(AND([.D130]=-[.D129];[.D129]=-[.D128];[.D128]=-[.D127];[.D127]=-[.D126];[.D126]=-[.D125];[.D125]=-[.D124];[.D124]=-[.D123];[.D123]=-[.D122];[.D122]=-[.D121];[.D121]=-[.D120];[.D120]=-[.D119];[.D119]=-[.D118];[.D118]=-[.D117];[.D117]=-[.D116]))" office:value-type="boolean" office:boolean-value="false" calcext:value-type="boolean">
            <text:p>FALSE</text:p>
          </table:table-cell>
          <table:table-cell table:formula="of:=NOT(OR(OR(AND([.E130]&gt;2;[.E129]&gt;2);AND([.E130]&gt;2;[.E128]&gt;2);AND([.E129]&gt;2;[.E128]&gt;2));OR(AND([.E130]&lt;-2;[.E129]&lt;-2);AND([.E130]&lt;-2;[.E128]&lt;-2);AND([.E129]&lt;-2;[.E128]&lt;-2))))" office:value-type="boolean" office:boolean-value="true" calcext:value-type="boolean">
            <text:p>TRUE</text:p>
          </table:table-cell>
          <table:table-cell table:formula="of:=NOT(OR(COUNTIF([.E126:.E130];&quot;&gt;1&quot;)&gt;=4;COUNTIF([.E126:.E130];&quot;&lt;-1&quot;)&gt;=4))" office:value-type="boolean" office:boolean-value="true" calcext:value-type="boolean">
            <text:p>TRUE</text:p>
          </table:table-cell>
          <table:table-cell table:formula="of:=NOT(COUNTIF([.F116:.F130];&quot;&lt;1&quot;)=15)" office:value-type="boolean" office:boolean-value="false" calcext:value-type="boolean">
            <text:p>FALSE</text:p>
          </table:table-cell>
          <table:table-cell table:formula="of:=NOT(COUNTIF([.F123:.F13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7" calcext:value-type="date">
            <text:p>1966-08-17</text:p>
          </table:table-cell>
          <table:table-cell office:value-type="float" office:value="10.1" calcext:value-type="float">
            <text:p>10.1</text:p>
          </table:table-cell>
          <table:table-cell table:formula="of:=[.B131]&gt;10" office:value-type="boolean" office:boolean-value="true" calcext:value-type="boolean">
            <text:p>TRUE</text:p>
          </table:table-cell>
          <table:table-cell table:formula="of:=IF([.B131]&gt;[.B130];+1;IF([.B131]&lt;[.B130]; -1; 0))" office:value-type="float" office:value="1" calcext:value-type="float">
            <text:p>1</text:p>
          </table:table-cell>
          <table:table-cell table:formula="of:=[.B131]-10" office:value-type="float" office:value="0.0999999999999996" calcext:value-type="float">
            <text:p>0.1</text:p>
          </table:table-cell>
          <table:table-cell table:formula="of:=ABS([.E131])" office:value-type="float" office:value="0.0999999999999996" calcext:value-type="float">
            <text:p>0.1</text:p>
          </table:table-cell>
          <table:table-cell table:formula="of:=ABS([.B131]-10)&lt;3" office:value-type="boolean" office:boolean-value="true" calcext:value-type="boolean">
            <text:p>TRUE</text:p>
          </table:table-cell>
          <table:table-cell table:formula="of:=NOT(OR(SUM([.C123:.C131])=9;SUM([.C123:.C131])=0))" office:value-type="boolean" office:boolean-value="true" calcext:value-type="boolean">
            <text:p>TRUE</text:p>
          </table:table-cell>
          <table:table-cell table:formula="of:=NOT(OR(SUM([.D126:.D131])=6;SUM([.D126:.D131])=-6))" office:value-type="boolean" office:boolean-value="true" calcext:value-type="boolean">
            <text:p>TRUE</text:p>
          </table:table-cell>
          <table:table-cell table:formula="of:=NOT(AND([.D131]=-[.D130];[.D130]=-[.D129];[.D129]=-[.D128];[.D128]=-[.D127];[.D127]=-[.D126];[.D126]=-[.D125];[.D125]=-[.D124];[.D124]=-[.D123];[.D123]=-[.D122];[.D122]=-[.D121];[.D121]=-[.D120];[.D120]=-[.D119];[.D119]=-[.D118];[.D118]=-[.D117]))" office:value-type="boolean" office:boolean-value="false" calcext:value-type="boolean">
            <text:p>FALSE</text:p>
          </table:table-cell>
          <table:table-cell table:formula="of:=NOT(OR(OR(AND([.E131]&gt;2;[.E130]&gt;2);AND([.E131]&gt;2;[.E129]&gt;2);AND([.E130]&gt;2;[.E129]&gt;2));OR(AND([.E131]&lt;-2;[.E130]&lt;-2);AND([.E131]&lt;-2;[.E129]&lt;-2);AND([.E130]&lt;-2;[.E129]&lt;-2))))" office:value-type="boolean" office:boolean-value="true" calcext:value-type="boolean">
            <text:p>TRUE</text:p>
          </table:table-cell>
          <table:table-cell table:formula="of:=NOT(OR(COUNTIF([.E127:.E131];&quot;&gt;1&quot;)&gt;=4;COUNTIF([.E127:.E131];&quot;&lt;-1&quot;)&gt;=4))" office:value-type="boolean" office:boolean-value="true" calcext:value-type="boolean">
            <text:p>TRUE</text:p>
          </table:table-cell>
          <table:table-cell table:formula="of:=NOT(COUNTIF([.F117:.F131];&quot;&lt;1&quot;)=15)" office:value-type="boolean" office:boolean-value="false" calcext:value-type="boolean">
            <text:p>FALSE</text:p>
          </table:table-cell>
          <table:table-cell table:formula="of:=NOT(COUNTIF([.F124:.F13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8" calcext:value-type="date">
            <text:p>1966-08-18</text:p>
          </table:table-cell>
          <table:table-cell office:value-type="float" office:value="9.9" calcext:value-type="float">
            <text:p>9.9</text:p>
          </table:table-cell>
          <table:table-cell table:formula="of:=[.B132]&gt;10" office:value-type="boolean" office:boolean-value="false" calcext:value-type="boolean">
            <text:p>FALSE</text:p>
          </table:table-cell>
          <table:table-cell table:formula="of:=IF([.B132]&gt;[.B131];+1;IF([.B132]&lt;[.B131]; -1; 0))" office:value-type="float" office:value="-1" calcext:value-type="float">
            <text:p>-1</text:p>
          </table:table-cell>
          <table:table-cell table:formula="of:=[.B132]-10" office:value-type="float" office:value="-0.0999999999999996" calcext:value-type="float">
            <text:p>-0.1</text:p>
          </table:table-cell>
          <table:table-cell table:formula="of:=ABS([.E132])" office:value-type="float" office:value="0.0999999999999996" calcext:value-type="float">
            <text:p>0.1</text:p>
          </table:table-cell>
          <table:table-cell table:formula="of:=ABS([.B132]-10)&lt;3" office:value-type="boolean" office:boolean-value="true" calcext:value-type="boolean">
            <text:p>TRUE</text:p>
          </table:table-cell>
          <table:table-cell table:formula="of:=NOT(OR(SUM([.C124:.C132])=9;SUM([.C124:.C132])=0))" office:value-type="boolean" office:boolean-value="true" calcext:value-type="boolean">
            <text:p>TRUE</text:p>
          </table:table-cell>
          <table:table-cell table:formula="of:=NOT(OR(SUM([.D127:.D132])=6;SUM([.D127:.D132])=-6))" office:value-type="boolean" office:boolean-value="true" calcext:value-type="boolean">
            <text:p>TRUE</text:p>
          </table:table-cell>
          <table:table-cell table:formula="of:=NOT(AND([.D132]=-[.D131];[.D131]=-[.D130];[.D130]=-[.D129];[.D129]=-[.D128];[.D128]=-[.D127];[.D127]=-[.D126];[.D126]=-[.D125];[.D125]=-[.D124];[.D124]=-[.D123];[.D123]=-[.D122];[.D122]=-[.D121];[.D121]=-[.D120];[.D120]=-[.D119];[.D119]=-[.D118]))" office:value-type="boolean" office:boolean-value="false" calcext:value-type="boolean">
            <text:p>FALSE</text:p>
          </table:table-cell>
          <table:table-cell table:formula="of:=NOT(OR(OR(AND([.E132]&gt;2;[.E131]&gt;2);AND([.E132]&gt;2;[.E130]&gt;2);AND([.E131]&gt;2;[.E130]&gt;2));OR(AND([.E132]&lt;-2;[.E131]&lt;-2);AND([.E132]&lt;-2;[.E130]&lt;-2);AND([.E131]&lt;-2;[.E130]&lt;-2))))" office:value-type="boolean" office:boolean-value="true" calcext:value-type="boolean">
            <text:p>TRUE</text:p>
          </table:table-cell>
          <table:table-cell table:formula="of:=NOT(OR(COUNTIF([.E128:.E132];&quot;&gt;1&quot;)&gt;=4;COUNTIF([.E128:.E132];&quot;&lt;-1&quot;)&gt;=4))" office:value-type="boolean" office:boolean-value="true" calcext:value-type="boolean">
            <text:p>TRUE</text:p>
          </table:table-cell>
          <table:table-cell table:formula="of:=NOT(COUNTIF([.F118:.F132];&quot;&lt;1&quot;)=15)" office:value-type="boolean" office:boolean-value="false" calcext:value-type="boolean">
            <text:p>FALSE</text:p>
          </table:table-cell>
          <table:table-cell table:formula="of:=NOT(COUNTIF([.F125:.F13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19" calcext:value-type="date">
            <text:p>1966-08-19</text:p>
          </table:table-cell>
          <table:table-cell office:value-type="float" office:value="9.8" calcext:value-type="float">
            <text:p>9.8</text:p>
          </table:table-cell>
          <table:table-cell table:formula="of:=[.B133]&gt;10" office:value-type="boolean" office:boolean-value="false" calcext:value-type="boolean">
            <text:p>FALSE</text:p>
          </table:table-cell>
          <table:table-cell table:formula="of:=IF([.B133]&gt;[.B132];+1;IF([.B133]&lt;[.B132]; -1; 0))" office:value-type="float" office:value="-1" calcext:value-type="float">
            <text:p>-1</text:p>
          </table:table-cell>
          <table:table-cell table:formula="of:=[.B133]-10" office:value-type="float" office:value="-0.199999999999999" calcext:value-type="float">
            <text:p>-0.199999999999999</text:p>
          </table:table-cell>
          <table:table-cell table:formula="of:=ABS([.E133])" office:value-type="float" office:value="0.199999999999999" calcext:value-type="float">
            <text:p>0.199999999999999</text:p>
          </table:table-cell>
          <table:table-cell table:formula="of:=ABS([.B133]-10)&lt;3" office:value-type="boolean" office:boolean-value="true" calcext:value-type="boolean">
            <text:p>TRUE</text:p>
          </table:table-cell>
          <table:table-cell table:formula="of:=NOT(OR(SUM([.C125:.C133])=9;SUM([.C125:.C133])=0))" office:value-type="boolean" office:boolean-value="true" calcext:value-type="boolean">
            <text:p>TRUE</text:p>
          </table:table-cell>
          <table:table-cell table:formula="of:=NOT(OR(SUM([.D128:.D133])=6;SUM([.D128:.D133])=-6))" office:value-type="boolean" office:boolean-value="true" calcext:value-type="boolean">
            <text:p>TRUE</text:p>
          </table:table-cell>
          <table:table-cell table:formula="of:=NOT(AND([.D133]=-[.D132];[.D132]=-[.D131];[.D131]=-[.D130];[.D130]=-[.D129];[.D129]=-[.D128];[.D128]=-[.D127];[.D127]=-[.D126];[.D126]=-[.D125];[.D125]=-[.D124];[.D124]=-[.D123];[.D123]=-[.D122];[.D122]=-[.D121];[.D121]=-[.D120];[.D120]=-[.D119]))" office:value-type="boolean" office:boolean-value="true" calcext:value-type="boolean">
            <text:p>TRUE</text:p>
          </table:table-cell>
          <table:table-cell table:formula="of:=NOT(OR(OR(AND([.E133]&gt;2;[.E132]&gt;2);AND([.E133]&gt;2;[.E131]&gt;2);AND([.E132]&gt;2;[.E131]&gt;2));OR(AND([.E133]&lt;-2;[.E132]&lt;-2);AND([.E133]&lt;-2;[.E131]&lt;-2);AND([.E132]&lt;-2;[.E131]&lt;-2))))" office:value-type="boolean" office:boolean-value="true" calcext:value-type="boolean">
            <text:p>TRUE</text:p>
          </table:table-cell>
          <table:table-cell table:formula="of:=NOT(OR(COUNTIF([.E129:.E133];&quot;&gt;1&quot;)&gt;=4;COUNTIF([.E129:.E133];&quot;&lt;-1&quot;)&gt;=4))" office:value-type="boolean" office:boolean-value="true" calcext:value-type="boolean">
            <text:p>TRUE</text:p>
          </table:table-cell>
          <table:table-cell table:formula="of:=NOT(COUNTIF([.F119:.F133];&quot;&lt;1&quot;)=15)" office:value-type="boolean" office:boolean-value="false" calcext:value-type="boolean">
            <text:p>FALSE</text:p>
          </table:table-cell>
          <table:table-cell table:formula="of:=NOT(COUNTIF([.F126:.F13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0" calcext:value-type="date">
            <text:p>1966-08-20</text:p>
          </table:table-cell>
          <table:table-cell office:value-type="float" office:value="9.9" calcext:value-type="float">
            <text:p>9.9</text:p>
          </table:table-cell>
          <table:table-cell table:formula="of:=[.B134]&gt;10" office:value-type="boolean" office:boolean-value="false" calcext:value-type="boolean">
            <text:p>FALSE</text:p>
          </table:table-cell>
          <table:table-cell table:formula="of:=IF([.B134]&gt;[.B133];+1;IF([.B134]&lt;[.B133]; -1; 0))" office:value-type="float" office:value="1" calcext:value-type="float">
            <text:p>1</text:p>
          </table:table-cell>
          <table:table-cell table:formula="of:=[.B134]-10" office:value-type="float" office:value="-0.0999999999999996" calcext:value-type="float">
            <text:p>-0.1</text:p>
          </table:table-cell>
          <table:table-cell table:formula="of:=ABS([.E134])" office:value-type="float" office:value="0.0999999999999996" calcext:value-type="float">
            <text:p>0.1</text:p>
          </table:table-cell>
          <table:table-cell table:formula="of:=ABS([.B134]-10)&lt;3" office:value-type="boolean" office:boolean-value="true" calcext:value-type="boolean">
            <text:p>TRUE</text:p>
          </table:table-cell>
          <table:table-cell table:formula="of:=NOT(OR(SUM([.C126:.C134])=9;SUM([.C126:.C134])=0))" office:value-type="boolean" office:boolean-value="true" calcext:value-type="boolean">
            <text:p>TRUE</text:p>
          </table:table-cell>
          <table:table-cell table:formula="of:=NOT(OR(SUM([.D129:.D134])=6;SUM([.D129:.D134])=-6))" office:value-type="boolean" office:boolean-value="true" calcext:value-type="boolean">
            <text:p>TRUE</text:p>
          </table:table-cell>
          <table:table-cell table:formula="of:=NOT(AND([.D134]=-[.D133];[.D133]=-[.D132];[.D132]=-[.D131];[.D131]=-[.D130];[.D130]=-[.D129];[.D129]=-[.D128];[.D128]=-[.D127];[.D127]=-[.D126];[.D126]=-[.D125];[.D125]=-[.D124];[.D124]=-[.D123];[.D123]=-[.D122];[.D122]=-[.D121];[.D121]=-[.D120]))" office:value-type="boolean" office:boolean-value="true" calcext:value-type="boolean">
            <text:p>TRUE</text:p>
          </table:table-cell>
          <table:table-cell table:formula="of:=NOT(OR(OR(AND([.E134]&gt;2;[.E133]&gt;2);AND([.E134]&gt;2;[.E132]&gt;2);AND([.E133]&gt;2;[.E132]&gt;2));OR(AND([.E134]&lt;-2;[.E133]&lt;-2);AND([.E134]&lt;-2;[.E132]&lt;-2);AND([.E133]&lt;-2;[.E132]&lt;-2))))" office:value-type="boolean" office:boolean-value="true" calcext:value-type="boolean">
            <text:p>TRUE</text:p>
          </table:table-cell>
          <table:table-cell table:formula="of:=NOT(OR(COUNTIF([.E130:.E134];&quot;&gt;1&quot;)&gt;=4;COUNTIF([.E130:.E134];&quot;&lt;-1&quot;)&gt;=4))" office:value-type="boolean" office:boolean-value="true" calcext:value-type="boolean">
            <text:p>TRUE</text:p>
          </table:table-cell>
          <table:table-cell table:formula="of:=NOT(COUNTIF([.F120:.F134];&quot;&lt;1&quot;)=15)" office:value-type="boolean" office:boolean-value="false" calcext:value-type="boolean">
            <text:p>FALSE</text:p>
          </table:table-cell>
          <table:table-cell table:formula="of:=NOT(COUNTIF([.F127:.F13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1" calcext:value-type="date">
            <text:p>1966-08-21</text:p>
          </table:table-cell>
          <table:table-cell office:value-type="float" office:value="10.1" calcext:value-type="float">
            <text:p>10.1</text:p>
          </table:table-cell>
          <table:table-cell table:formula="of:=[.B135]&gt;10" office:value-type="boolean" office:boolean-value="true" calcext:value-type="boolean">
            <text:p>TRUE</text:p>
          </table:table-cell>
          <table:table-cell table:formula="of:=IF([.B135]&gt;[.B134];+1;IF([.B135]&lt;[.B134]; -1; 0))" office:value-type="float" office:value="1" calcext:value-type="float">
            <text:p>1</text:p>
          </table:table-cell>
          <table:table-cell table:formula="of:=[.B135]-10" office:value-type="float" office:value="0.0999999999999996" calcext:value-type="float">
            <text:p>0.1</text:p>
          </table:table-cell>
          <table:table-cell table:formula="of:=ABS([.E135])" office:value-type="float" office:value="0.0999999999999996" calcext:value-type="float">
            <text:p>0.1</text:p>
          </table:table-cell>
          <table:table-cell table:formula="of:=ABS([.B135]-10)&lt;3" office:value-type="boolean" office:boolean-value="true" calcext:value-type="boolean">
            <text:p>TRUE</text:p>
          </table:table-cell>
          <table:table-cell table:formula="of:=NOT(OR(SUM([.C127:.C135])=9;SUM([.C127:.C135])=0))" office:value-type="boolean" office:boolean-value="true" calcext:value-type="boolean">
            <text:p>TRUE</text:p>
          </table:table-cell>
          <table:table-cell table:formula="of:=NOT(OR(SUM([.D130:.D135])=6;SUM([.D130:.D135])=-6))" office:value-type="boolean" office:boolean-value="true" calcext:value-type="boolean">
            <text:p>TRUE</text:p>
          </table:table-cell>
          <table:table-cell table:formula="of:=NOT(AND([.D135]=-[.D134];[.D134]=-[.D133];[.D133]=-[.D132];[.D132]=-[.D131];[.D131]=-[.D130];[.D130]=-[.D129];[.D129]=-[.D128];[.D128]=-[.D127];[.D127]=-[.D126];[.D126]=-[.D125];[.D125]=-[.D124];[.D124]=-[.D123];[.D123]=-[.D122];[.D122]=-[.D121]))" office:value-type="boolean" office:boolean-value="true" calcext:value-type="boolean">
            <text:p>TRUE</text:p>
          </table:table-cell>
          <table:table-cell table:formula="of:=NOT(OR(OR(AND([.E135]&gt;2;[.E134]&gt;2);AND([.E135]&gt;2;[.E133]&gt;2);AND([.E134]&gt;2;[.E133]&gt;2));OR(AND([.E135]&lt;-2;[.E134]&lt;-2);AND([.E135]&lt;-2;[.E133]&lt;-2);AND([.E134]&lt;-2;[.E133]&lt;-2))))" office:value-type="boolean" office:boolean-value="true" calcext:value-type="boolean">
            <text:p>TRUE</text:p>
          </table:table-cell>
          <table:table-cell table:formula="of:=NOT(OR(COUNTIF([.E131:.E135];&quot;&gt;1&quot;)&gt;=4;COUNTIF([.E131:.E135];&quot;&lt;-1&quot;)&gt;=4))" office:value-type="boolean" office:boolean-value="true" calcext:value-type="boolean">
            <text:p>TRUE</text:p>
          </table:table-cell>
          <table:table-cell table:formula="of:=NOT(COUNTIF([.F121:.F135];&quot;&lt;1&quot;)=15)" office:value-type="boolean" office:boolean-value="false" calcext:value-type="boolean">
            <text:p>FALSE</text:p>
          </table:table-cell>
          <table:table-cell table:formula="of:=NOT(COUNTIF([.F128:.F13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2" calcext:value-type="date">
            <text:p>1966-08-22</text:p>
          </table:table-cell>
          <table:table-cell office:value-type="float" office:value="7.9" calcext:value-type="float">
            <text:p>7.9</text:p>
          </table:table-cell>
          <table:table-cell table:formula="of:=[.B136]&gt;10" office:value-type="boolean" office:boolean-value="false" calcext:value-type="boolean">
            <text:p>FALSE</text:p>
          </table:table-cell>
          <table:table-cell table:formula="of:=IF([.B136]&gt;[.B135];+1;IF([.B136]&lt;[.B135]; -1; 0))" office:value-type="float" office:value="-1" calcext:value-type="float">
            <text:p>-1</text:p>
          </table:table-cell>
          <table:table-cell table:formula="of:=[.B136]-10" office:value-type="float" office:value="-2.1" calcext:value-type="float">
            <text:p>-2.1</text:p>
          </table:table-cell>
          <table:table-cell table:formula="of:=ABS([.E136])" office:value-type="float" office:value="2.1" calcext:value-type="float">
            <text:p>2.1</text:p>
          </table:table-cell>
          <table:table-cell table:formula="of:=ABS([.B136]-10)&lt;3" office:value-type="boolean" office:boolean-value="true" calcext:value-type="boolean">
            <text:p>TRUE</text:p>
          </table:table-cell>
          <table:table-cell table:formula="of:=NOT(OR(SUM([.C128:.C136])=9;SUM([.C128:.C136])=0))" office:value-type="boolean" office:boolean-value="true" calcext:value-type="boolean">
            <text:p>TRUE</text:p>
          </table:table-cell>
          <table:table-cell table:formula="of:=NOT(OR(SUM([.D131:.D136])=6;SUM([.D131:.D136])=-6))" office:value-type="boolean" office:boolean-value="true" calcext:value-type="boolean">
            <text:p>TRUE</text:p>
          </table:table-cell>
          <table:table-cell table:formula="of:=NOT(AND([.D136]=-[.D135];[.D135]=-[.D134];[.D134]=-[.D133];[.D133]=-[.D132];[.D132]=-[.D131];[.D131]=-[.D130];[.D130]=-[.D129];[.D129]=-[.D128];[.D128]=-[.D127];[.D127]=-[.D126];[.D126]=-[.D125];[.D125]=-[.D124];[.D124]=-[.D123];[.D123]=-[.D122]))" office:value-type="boolean" office:boolean-value="true" calcext:value-type="boolean">
            <text:p>TRUE</text:p>
          </table:table-cell>
          <table:table-cell table:formula="of:=NOT(OR(OR(AND([.E136]&gt;2;[.E135]&gt;2);AND([.E136]&gt;2;[.E134]&gt;2);AND([.E135]&gt;2;[.E134]&gt;2));OR(AND([.E136]&lt;-2;[.E135]&lt;-2);AND([.E136]&lt;-2;[.E134]&lt;-2);AND([.E135]&lt;-2;[.E134]&lt;-2))))" office:value-type="boolean" office:boolean-value="true" calcext:value-type="boolean">
            <text:p>TRUE</text:p>
          </table:table-cell>
          <table:table-cell table:formula="of:=NOT(OR(COUNTIF([.E132:.E136];&quot;&gt;1&quot;)&gt;=4;COUNTIF([.E132:.E136];&quot;&lt;-1&quot;)&gt;=4))" office:value-type="boolean" office:boolean-value="true" calcext:value-type="boolean">
            <text:p>TRUE</text:p>
          </table:table-cell>
          <table:table-cell table:formula="of:=NOT(COUNTIF([.F122:.F136];&quot;&lt;1&quot;)=15)" office:value-type="boolean" office:boolean-value="true" calcext:value-type="boolean">
            <text:p>TRUE</text:p>
          </table:table-cell>
          <table:table-cell table:formula="of:=NOT(COUNTIF([.F129:.F13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3" calcext:value-type="date">
            <text:p>1966-08-23</text:p>
          </table:table-cell>
          <table:table-cell office:value-type="float" office:value="7.9" calcext:value-type="float">
            <text:p>7.9</text:p>
          </table:table-cell>
          <table:table-cell table:formula="of:=[.B137]&gt;10" office:value-type="boolean" office:boolean-value="false" calcext:value-type="boolean">
            <text:p>FALSE</text:p>
          </table:table-cell>
          <table:table-cell table:formula="of:=IF([.B137]&gt;[.B136];+1;IF([.B137]&lt;[.B136]; -1; 0))" office:value-type="float" office:value="0" calcext:value-type="float">
            <text:p>0</text:p>
          </table:table-cell>
          <table:table-cell table:formula="of:=[.B137]-10" office:value-type="float" office:value="-2.1" calcext:value-type="float">
            <text:p>-2.1</text:p>
          </table:table-cell>
          <table:table-cell table:formula="of:=ABS([.E137])" office:value-type="float" office:value="2.1" calcext:value-type="float">
            <text:p>2.1</text:p>
          </table:table-cell>
          <table:table-cell table:formula="of:=ABS([.B137]-10)&lt;3" office:value-type="boolean" office:boolean-value="true" calcext:value-type="boolean">
            <text:p>TRUE</text:p>
          </table:table-cell>
          <table:table-cell table:formula="of:=NOT(OR(SUM([.C129:.C137])=9;SUM([.C129:.C137])=0))" office:value-type="boolean" office:boolean-value="true" calcext:value-type="boolean">
            <text:p>TRUE</text:p>
          </table:table-cell>
          <table:table-cell table:formula="of:=NOT(OR(SUM([.D132:.D137])=6;SUM([.D132:.D137])=-6))" office:value-type="boolean" office:boolean-value="true" calcext:value-type="boolean">
            <text:p>TRUE</text:p>
          </table:table-cell>
          <table:table-cell table:formula="of:=NOT(AND([.D137]=-[.D136];[.D136]=-[.D135];[.D135]=-[.D134];[.D134]=-[.D133];[.D133]=-[.D132];[.D132]=-[.D131];[.D131]=-[.D130];[.D130]=-[.D129];[.D129]=-[.D128];[.D128]=-[.D127];[.D127]=-[.D126];[.D126]=-[.D125];[.D125]=-[.D124];[.D124]=-[.D123]))" office:value-type="boolean" office:boolean-value="true" calcext:value-type="boolean">
            <text:p>TRUE</text:p>
          </table:table-cell>
          <table:table-cell table:formula="of:=NOT(OR(OR(AND([.E137]&gt;2;[.E136]&gt;2);AND([.E137]&gt;2;[.E135]&gt;2);AND([.E136]&gt;2;[.E135]&gt;2));OR(AND([.E137]&lt;-2;[.E136]&lt;-2);AND([.E137]&lt;-2;[.E135]&lt;-2);AND([.E136]&lt;-2;[.E135]&lt;-2))))" office:value-type="boolean" office:boolean-value="false" calcext:value-type="boolean">
            <text:p>FALSE</text:p>
          </table:table-cell>
          <table:table-cell table:formula="of:=NOT(OR(COUNTIF([.E133:.E137];&quot;&gt;1&quot;)&gt;=4;COUNTIF([.E133:.E137];&quot;&lt;-1&quot;)&gt;=4))" office:value-type="boolean" office:boolean-value="true" calcext:value-type="boolean">
            <text:p>TRUE</text:p>
          </table:table-cell>
          <table:table-cell table:formula="of:=NOT(COUNTIF([.F123:.F137];&quot;&lt;1&quot;)=15)" office:value-type="boolean" office:boolean-value="true" calcext:value-type="boolean">
            <text:p>TRUE</text:p>
          </table:table-cell>
          <table:table-cell table:formula="of:=NOT(COUNTIF([.F130:.F13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4" calcext:value-type="date">
            <text:p>1966-08-24</text:p>
          </table:table-cell>
          <table:table-cell office:value-type="float" office:value="9.9" calcext:value-type="float">
            <text:p>9.9</text:p>
          </table:table-cell>
          <table:table-cell table:formula="of:=[.B138]&gt;10" office:value-type="boolean" office:boolean-value="false" calcext:value-type="boolean">
            <text:p>FALSE</text:p>
          </table:table-cell>
          <table:table-cell table:formula="of:=IF([.B138]&gt;[.B137];+1;IF([.B138]&lt;[.B137]; -1; 0))" office:value-type="float" office:value="1" calcext:value-type="float">
            <text:p>1</text:p>
          </table:table-cell>
          <table:table-cell table:formula="of:=[.B138]-10" office:value-type="float" office:value="-0.0999999999999996" calcext:value-type="float">
            <text:p>-0.1</text:p>
          </table:table-cell>
          <table:table-cell table:formula="of:=ABS([.E138])" office:value-type="float" office:value="0.0999999999999996" calcext:value-type="float">
            <text:p>0.1</text:p>
          </table:table-cell>
          <table:table-cell table:formula="of:=ABS([.B138]-10)&lt;3" office:value-type="boolean" office:boolean-value="true" calcext:value-type="boolean">
            <text:p>TRUE</text:p>
          </table:table-cell>
          <table:table-cell table:formula="of:=NOT(OR(SUM([.C130:.C138])=9;SUM([.C130:.C138])=0))" office:value-type="boolean" office:boolean-value="true" calcext:value-type="boolean">
            <text:p>TRUE</text:p>
          </table:table-cell>
          <table:table-cell table:formula="of:=NOT(OR(SUM([.D133:.D138])=6;SUM([.D133:.D138])=-6))" office:value-type="boolean" office:boolean-value="true" calcext:value-type="boolean">
            <text:p>TRUE</text:p>
          </table:table-cell>
          <table:table-cell table:formula="of:=NOT(AND([.D138]=-[.D137];[.D137]=-[.D136];[.D136]=-[.D135];[.D135]=-[.D134];[.D134]=-[.D133];[.D133]=-[.D132];[.D132]=-[.D131];[.D131]=-[.D130];[.D130]=-[.D129];[.D129]=-[.D128];[.D128]=-[.D127];[.D127]=-[.D126];[.D126]=-[.D125];[.D125]=-[.D124]))" office:value-type="boolean" office:boolean-value="true" calcext:value-type="boolean">
            <text:p>TRUE</text:p>
          </table:table-cell>
          <table:table-cell table:formula="of:=NOT(OR(OR(AND([.E138]&gt;2;[.E137]&gt;2);AND([.E138]&gt;2;[.E136]&gt;2);AND([.E137]&gt;2;[.E136]&gt;2));OR(AND([.E138]&lt;-2;[.E137]&lt;-2);AND([.E138]&lt;-2;[.E136]&lt;-2);AND([.E137]&lt;-2;[.E136]&lt;-2))))" office:value-type="boolean" office:boolean-value="false" calcext:value-type="boolean">
            <text:p>FALSE</text:p>
          </table:table-cell>
          <table:table-cell table:formula="of:=NOT(OR(COUNTIF([.E134:.E138];&quot;&gt;1&quot;)&gt;=4;COUNTIF([.E134:.E138];&quot;&lt;-1&quot;)&gt;=4))" office:value-type="boolean" office:boolean-value="true" calcext:value-type="boolean">
            <text:p>TRUE</text:p>
          </table:table-cell>
          <table:table-cell table:formula="of:=NOT(COUNTIF([.F124:.F138];&quot;&lt;1&quot;)=15)" office:value-type="boolean" office:boolean-value="true" calcext:value-type="boolean">
            <text:p>TRUE</text:p>
          </table:table-cell>
          <table:table-cell table:formula="of:=NOT(COUNTIF([.F131:.F13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5" calcext:value-type="date">
            <text:p>1966-08-25</text:p>
          </table:table-cell>
          <table:table-cell office:value-type="float" office:value="12.1" calcext:value-type="float">
            <text:p>12.1</text:p>
          </table:table-cell>
          <table:table-cell table:formula="of:=[.B139]&gt;10" office:value-type="boolean" office:boolean-value="true" calcext:value-type="boolean">
            <text:p>TRUE</text:p>
          </table:table-cell>
          <table:table-cell table:formula="of:=IF([.B139]&gt;[.B138];+1;IF([.B139]&lt;[.B138]; -1; 0))" office:value-type="float" office:value="1" calcext:value-type="float">
            <text:p>1</text:p>
          </table:table-cell>
          <table:table-cell table:formula="of:=[.B139]-10" office:value-type="float" office:value="2.1" calcext:value-type="float">
            <text:p>2.1</text:p>
          </table:table-cell>
          <table:table-cell table:formula="of:=ABS([.E139])" office:value-type="float" office:value="2.1" calcext:value-type="float">
            <text:p>2.1</text:p>
          </table:table-cell>
          <table:table-cell table:formula="of:=ABS([.B139]-10)&lt;3" office:value-type="boolean" office:boolean-value="true" calcext:value-type="boolean">
            <text:p>TRUE</text:p>
          </table:table-cell>
          <table:table-cell table:formula="of:=NOT(OR(SUM([.C131:.C139])=9;SUM([.C131:.C139])=0))" office:value-type="boolean" office:boolean-value="true" calcext:value-type="boolean">
            <text:p>TRUE</text:p>
          </table:table-cell>
          <table:table-cell table:formula="of:=NOT(OR(SUM([.D134:.D139])=6;SUM([.D134:.D139])=-6))" office:value-type="boolean" office:boolean-value="true" calcext:value-type="boolean">
            <text:p>TRUE</text:p>
          </table:table-cell>
          <table:table-cell table:formula="of:=NOT(AND([.D139]=-[.D138];[.D138]=-[.D137];[.D137]=-[.D136];[.D136]=-[.D135];[.D135]=-[.D134];[.D134]=-[.D133];[.D133]=-[.D132];[.D132]=-[.D131];[.D131]=-[.D130];[.D130]=-[.D129];[.D129]=-[.D128];[.D128]=-[.D127];[.D127]=-[.D126];[.D126]=-[.D125]))" office:value-type="boolean" office:boolean-value="true" calcext:value-type="boolean">
            <text:p>TRUE</text:p>
          </table:table-cell>
          <table:table-cell table:formula="of:=NOT(OR(OR(AND([.E139]&gt;2;[.E138]&gt;2);AND([.E139]&gt;2;[.E137]&gt;2);AND([.E138]&gt;2;[.E137]&gt;2));OR(AND([.E139]&lt;-2;[.E138]&lt;-2);AND([.E139]&lt;-2;[.E137]&lt;-2);AND([.E138]&lt;-2;[.E137]&lt;-2))))" office:value-type="boolean" office:boolean-value="true" calcext:value-type="boolean">
            <text:p>TRUE</text:p>
          </table:table-cell>
          <table:table-cell table:formula="of:=NOT(OR(COUNTIF([.E135:.E139];&quot;&gt;1&quot;)&gt;=4;COUNTIF([.E135:.E139];&quot;&lt;-1&quot;)&gt;=4))" office:value-type="boolean" office:boolean-value="true" calcext:value-type="boolean">
            <text:p>TRUE</text:p>
          </table:table-cell>
          <table:table-cell table:formula="of:=NOT(COUNTIF([.F125:.F139];&quot;&lt;1&quot;)=15)" office:value-type="boolean" office:boolean-value="true" calcext:value-type="boolean">
            <text:p>TRUE</text:p>
          </table:table-cell>
          <table:table-cell table:formula="of:=NOT(COUNTIF([.F132:.F13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6" calcext:value-type="date">
            <text:p>1966-08-26</text:p>
          </table:table-cell>
          <table:table-cell office:value-type="float" office:value="12.1" calcext:value-type="float">
            <text:p>12.1</text:p>
          </table:table-cell>
          <table:table-cell table:formula="of:=[.B140]&gt;10" office:value-type="boolean" office:boolean-value="true" calcext:value-type="boolean">
            <text:p>TRUE</text:p>
          </table:table-cell>
          <table:table-cell table:formula="of:=IF([.B140]&gt;[.B139];+1;IF([.B140]&lt;[.B139]; -1; 0))" office:value-type="float" office:value="0" calcext:value-type="float">
            <text:p>0</text:p>
          </table:table-cell>
          <table:table-cell table:formula="of:=[.B140]-10" office:value-type="float" office:value="2.1" calcext:value-type="float">
            <text:p>2.1</text:p>
          </table:table-cell>
          <table:table-cell table:formula="of:=ABS([.E140])" office:value-type="float" office:value="2.1" calcext:value-type="float">
            <text:p>2.1</text:p>
          </table:table-cell>
          <table:table-cell table:formula="of:=ABS([.B140]-10)&lt;3" office:value-type="boolean" office:boolean-value="true" calcext:value-type="boolean">
            <text:p>TRUE</text:p>
          </table:table-cell>
          <table:table-cell table:formula="of:=NOT(OR(SUM([.C132:.C140])=9;SUM([.C132:.C140])=0))" office:value-type="boolean" office:boolean-value="true" calcext:value-type="boolean">
            <text:p>TRUE</text:p>
          </table:table-cell>
          <table:table-cell table:formula="of:=NOT(OR(SUM([.D135:.D140])=6;SUM([.D135:.D140])=-6))" office:value-type="boolean" office:boolean-value="true" calcext:value-type="boolean">
            <text:p>TRUE</text:p>
          </table:table-cell>
          <table:table-cell table:formula="of:=NOT(AND([.D140]=-[.D139];[.D139]=-[.D138];[.D138]=-[.D137];[.D137]=-[.D136];[.D136]=-[.D135];[.D135]=-[.D134];[.D134]=-[.D133];[.D133]=-[.D132];[.D132]=-[.D131];[.D131]=-[.D130];[.D130]=-[.D129];[.D129]=-[.D128];[.D128]=-[.D127];[.D127]=-[.D126]))" office:value-type="boolean" office:boolean-value="true" calcext:value-type="boolean">
            <text:p>TRUE</text:p>
          </table:table-cell>
          <table:table-cell table:formula="of:=NOT(OR(OR(AND([.E140]&gt;2;[.E139]&gt;2);AND([.E140]&gt;2;[.E138]&gt;2);AND([.E139]&gt;2;[.E138]&gt;2));OR(AND([.E140]&lt;-2;[.E139]&lt;-2);AND([.E140]&lt;-2;[.E138]&lt;-2);AND([.E139]&lt;-2;[.E138]&lt;-2))))" office:value-type="boolean" office:boolean-value="false" calcext:value-type="boolean">
            <text:p>FALSE</text:p>
          </table:table-cell>
          <table:table-cell table:formula="of:=NOT(OR(COUNTIF([.E136:.E140];&quot;&gt;1&quot;)&gt;=4;COUNTIF([.E136:.E140];&quot;&lt;-1&quot;)&gt;=4))" office:value-type="boolean" office:boolean-value="true" calcext:value-type="boolean">
            <text:p>TRUE</text:p>
          </table:table-cell>
          <table:table-cell table:formula="of:=NOT(COUNTIF([.F126:.F140];&quot;&lt;1&quot;)=15)" office:value-type="boolean" office:boolean-value="true" calcext:value-type="boolean">
            <text:p>TRUE</text:p>
          </table:table-cell>
          <table:table-cell table:formula="of:=NOT(COUNTIF([.F133:.F14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7" calcext:value-type="date">
            <text:p>1966-08-27</text:p>
          </table:table-cell>
          <table:table-cell office:value-type="float" office:value="10" calcext:value-type="float">
            <text:p>10</text:p>
          </table:table-cell>
          <table:table-cell table:formula="of:=[.B141]&gt;10" office:value-type="boolean" office:boolean-value="false" calcext:value-type="boolean">
            <text:p>FALSE</text:p>
          </table:table-cell>
          <table:table-cell table:formula="of:=IF([.B141]&gt;[.B140];+1;IF([.B141]&lt;[.B140]; -1; 0))" office:value-type="float" office:value="-1" calcext:value-type="float">
            <text:p>-1</text:p>
          </table:table-cell>
          <table:table-cell table:formula="of:=[.B141]-10" office:value-type="float" office:value="0" calcext:value-type="float">
            <text:p>0</text:p>
          </table:table-cell>
          <table:table-cell table:formula="of:=ABS([.E141])" office:value-type="float" office:value="0" calcext:value-type="float">
            <text:p>0</text:p>
          </table:table-cell>
          <table:table-cell table:formula="of:=ABS([.B141]-10)&lt;3" office:value-type="boolean" office:boolean-value="true" calcext:value-type="boolean">
            <text:p>TRUE</text:p>
          </table:table-cell>
          <table:table-cell table:formula="of:=NOT(OR(SUM([.C133:.C141])=9;SUM([.C133:.C141])=0))" office:value-type="boolean" office:boolean-value="true" calcext:value-type="boolean">
            <text:p>TRUE</text:p>
          </table:table-cell>
          <table:table-cell table:formula="of:=NOT(OR(SUM([.D136:.D141])=6;SUM([.D136:.D141])=-6))" office:value-type="boolean" office:boolean-value="true" calcext:value-type="boolean">
            <text:p>TRUE</text:p>
          </table:table-cell>
          <table:table-cell table:formula="of:=NOT(AND([.D141]=-[.D140];[.D140]=-[.D139];[.D139]=-[.D138];[.D138]=-[.D137];[.D137]=-[.D136];[.D136]=-[.D135];[.D135]=-[.D134];[.D134]=-[.D133];[.D133]=-[.D132];[.D132]=-[.D131];[.D131]=-[.D130];[.D130]=-[.D129];[.D129]=-[.D128];[.D128]=-[.D127]))" office:value-type="boolean" office:boolean-value="true" calcext:value-type="boolean">
            <text:p>TRUE</text:p>
          </table:table-cell>
          <table:table-cell table:formula="of:=NOT(OR(OR(AND([.E141]&gt;2;[.E140]&gt;2);AND([.E141]&gt;2;[.E139]&gt;2);AND([.E140]&gt;2;[.E139]&gt;2));OR(AND([.E141]&lt;-2;[.E140]&lt;-2);AND([.E141]&lt;-2;[.E139]&lt;-2);AND([.E140]&lt;-2;[.E139]&lt;-2))))" office:value-type="boolean" office:boolean-value="false" calcext:value-type="boolean">
            <text:p>FALSE</text:p>
          </table:table-cell>
          <table:table-cell table:formula="of:=NOT(OR(COUNTIF([.E137:.E141];&quot;&gt;1&quot;)&gt;=4;COUNTIF([.E137:.E141];&quot;&lt;-1&quot;)&gt;=4))" office:value-type="boolean" office:boolean-value="true" calcext:value-type="boolean">
            <text:p>TRUE</text:p>
          </table:table-cell>
          <table:table-cell table:formula="of:=NOT(COUNTIF([.F127:.F141];&quot;&lt;1&quot;)=15)" office:value-type="boolean" office:boolean-value="true" calcext:value-type="boolean">
            <text:p>TRUE</text:p>
          </table:table-cell>
          <table:table-cell table:formula="of:=NOT(COUNTIF([.F134:.F14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8" calcext:value-type="date">
            <text:p>1966-08-28</text:p>
          </table:table-cell>
          <table:table-cell office:value-type="float" office:value="12.1" calcext:value-type="float">
            <text:p>12.1</text:p>
          </table:table-cell>
          <table:table-cell table:formula="of:=[.B142]&gt;10" office:value-type="boolean" office:boolean-value="true" calcext:value-type="boolean">
            <text:p>TRUE</text:p>
          </table:table-cell>
          <table:table-cell table:formula="of:=IF([.B142]&gt;[.B141];+1;IF([.B142]&lt;[.B141]; -1; 0))" office:value-type="float" office:value="1" calcext:value-type="float">
            <text:p>1</text:p>
          </table:table-cell>
          <table:table-cell table:formula="of:=[.B142]-10" office:value-type="float" office:value="2.1" calcext:value-type="float">
            <text:p>2.1</text:p>
          </table:table-cell>
          <table:table-cell table:formula="of:=ABS([.E142])" office:value-type="float" office:value="2.1" calcext:value-type="float">
            <text:p>2.1</text:p>
          </table:table-cell>
          <table:table-cell table:formula="of:=ABS([.B142]-10)&lt;3" office:value-type="boolean" office:boolean-value="true" calcext:value-type="boolean">
            <text:p>TRUE</text:p>
          </table:table-cell>
          <table:table-cell table:formula="of:=NOT(OR(SUM([.C134:.C142])=9;SUM([.C134:.C142])=0))" office:value-type="boolean" office:boolean-value="true" calcext:value-type="boolean">
            <text:p>TRUE</text:p>
          </table:table-cell>
          <table:table-cell table:formula="of:=NOT(OR(SUM([.D137:.D142])=6;SUM([.D137:.D142])=-6))" office:value-type="boolean" office:boolean-value="true" calcext:value-type="boolean">
            <text:p>TRUE</text:p>
          </table:table-cell>
          <table:table-cell table:formula="of:=NOT(AND([.D142]=-[.D141];[.D141]=-[.D140];[.D140]=-[.D139];[.D139]=-[.D138];[.D138]=-[.D137];[.D137]=-[.D136];[.D136]=-[.D135];[.D135]=-[.D134];[.D134]=-[.D133];[.D133]=-[.D132];[.D132]=-[.D131];[.D131]=-[.D130];[.D130]=-[.D129];[.D129]=-[.D128]))" office:value-type="boolean" office:boolean-value="true" calcext:value-type="boolean">
            <text:p>TRUE</text:p>
          </table:table-cell>
          <table:table-cell table:formula="of:=NOT(OR(OR(AND([.E142]&gt;2;[.E141]&gt;2);AND([.E142]&gt;2;[.E140]&gt;2);AND([.E141]&gt;2;[.E140]&gt;2));OR(AND([.E142]&lt;-2;[.E141]&lt;-2);AND([.E142]&lt;-2;[.E140]&lt;-2);AND([.E141]&lt;-2;[.E140]&lt;-2))))" office:value-type="boolean" office:boolean-value="false" calcext:value-type="boolean">
            <text:p>FALSE</text:p>
          </table:table-cell>
          <table:table-cell table:formula="of:=NOT(OR(COUNTIF([.E138:.E142];&quot;&gt;1&quot;)&gt;=4;COUNTIF([.E138:.E142];&quot;&lt;-1&quot;)&gt;=4))" office:value-type="boolean" office:boolean-value="true" calcext:value-type="boolean">
            <text:p>TRUE</text:p>
          </table:table-cell>
          <table:table-cell table:formula="of:=NOT(COUNTIF([.F128:.F142];&quot;&lt;1&quot;)=15)" office:value-type="boolean" office:boolean-value="true" calcext:value-type="boolean">
            <text:p>TRUE</text:p>
          </table:table-cell>
          <table:table-cell table:formula="of:=NOT(COUNTIF([.F135:.F14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29" calcext:value-type="date">
            <text:p>1966-08-29</text:p>
          </table:table-cell>
          <table:table-cell office:value-type="float" office:value="11.1" calcext:value-type="float">
            <text:p>11.1</text:p>
          </table:table-cell>
          <table:table-cell table:formula="of:=[.B143]&gt;10" office:value-type="boolean" office:boolean-value="true" calcext:value-type="boolean">
            <text:p>TRUE</text:p>
          </table:table-cell>
          <table:table-cell table:formula="of:=IF([.B143]&gt;[.B142];+1;IF([.B143]&lt;[.B142]; -1; 0))" office:value-type="float" office:value="-1" calcext:value-type="float">
            <text:p>-1</text:p>
          </table:table-cell>
          <table:table-cell table:formula="of:=[.B143]-10" office:value-type="float" office:value="1.1" calcext:value-type="float">
            <text:p>1.1</text:p>
          </table:table-cell>
          <table:table-cell table:formula="of:=ABS([.E143])" office:value-type="float" office:value="1.1" calcext:value-type="float">
            <text:p>1.1</text:p>
          </table:table-cell>
          <table:table-cell table:formula="of:=ABS([.B143]-10)&lt;3" office:value-type="boolean" office:boolean-value="true" calcext:value-type="boolean">
            <text:p>TRUE</text:p>
          </table:table-cell>
          <table:table-cell table:formula="of:=NOT(OR(SUM([.C135:.C143])=9;SUM([.C135:.C143])=0))" office:value-type="boolean" office:boolean-value="true" calcext:value-type="boolean">
            <text:p>TRUE</text:p>
          </table:table-cell>
          <table:table-cell table:formula="of:=NOT(OR(SUM([.D138:.D143])=6;SUM([.D138:.D143])=-6))" office:value-type="boolean" office:boolean-value="true" calcext:value-type="boolean">
            <text:p>TRUE</text:p>
          </table:table-cell>
          <table:table-cell table:formula="of:=NOT(AND([.D143]=-[.D142];[.D142]=-[.D141];[.D141]=-[.D140];[.D140]=-[.D139];[.D139]=-[.D138];[.D138]=-[.D137];[.D137]=-[.D136];[.D136]=-[.D135];[.D135]=-[.D134];[.D134]=-[.D133];[.D133]=-[.D132];[.D132]=-[.D131];[.D131]=-[.D130];[.D130]=-[.D129]))" office:value-type="boolean" office:boolean-value="true" calcext:value-type="boolean">
            <text:p>TRUE</text:p>
          </table:table-cell>
          <table:table-cell table:formula="of:=NOT(OR(OR(AND([.E143]&gt;2;[.E142]&gt;2);AND([.E143]&gt;2;[.E141]&gt;2);AND([.E142]&gt;2;[.E141]&gt;2));OR(AND([.E143]&lt;-2;[.E142]&lt;-2);AND([.E143]&lt;-2;[.E141]&lt;-2);AND([.E142]&lt;-2;[.E141]&lt;-2))))" office:value-type="boolean" office:boolean-value="true" calcext:value-type="boolean">
            <text:p>TRUE</text:p>
          </table:table-cell>
          <table:table-cell table:formula="of:=NOT(OR(COUNTIF([.E139:.E143];&quot;&gt;1&quot;)&gt;=4;COUNTIF([.E139:.E143];&quot;&lt;-1&quot;)&gt;=4))" office:value-type="boolean" office:boolean-value="false" calcext:value-type="boolean">
            <text:p>FALSE</text:p>
          </table:table-cell>
          <table:table-cell table:formula="of:=NOT(COUNTIF([.F129:.F143];&quot;&lt;1&quot;)=15)" office:value-type="boolean" office:boolean-value="true" calcext:value-type="boolean">
            <text:p>TRUE</text:p>
          </table:table-cell>
          <table:table-cell table:formula="of:=NOT(COUNTIF([.F136:.F14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30" calcext:value-type="date">
            <text:p>1966-08-30</text:p>
          </table:table-cell>
          <table:table-cell office:value-type="float" office:value="11.1" calcext:value-type="float">
            <text:p>11.1</text:p>
          </table:table-cell>
          <table:table-cell table:formula="of:=[.B144]&gt;10" office:value-type="boolean" office:boolean-value="true" calcext:value-type="boolean">
            <text:p>TRUE</text:p>
          </table:table-cell>
          <table:table-cell table:formula="of:=IF([.B144]&gt;[.B143];+1;IF([.B144]&lt;[.B143]; -1; 0))" office:value-type="float" office:value="0" calcext:value-type="float">
            <text:p>0</text:p>
          </table:table-cell>
          <table:table-cell table:formula="of:=[.B144]-10" office:value-type="float" office:value="1.1" calcext:value-type="float">
            <text:p>1.1</text:p>
          </table:table-cell>
          <table:table-cell table:formula="of:=ABS([.E144])" office:value-type="float" office:value="1.1" calcext:value-type="float">
            <text:p>1.1</text:p>
          </table:table-cell>
          <table:table-cell table:formula="of:=ABS([.B144]-10)&lt;3" office:value-type="boolean" office:boolean-value="true" calcext:value-type="boolean">
            <text:p>TRUE</text:p>
          </table:table-cell>
          <table:table-cell table:formula="of:=NOT(OR(SUM([.C136:.C144])=9;SUM([.C136:.C144])=0))" office:value-type="boolean" office:boolean-value="true" calcext:value-type="boolean">
            <text:p>TRUE</text:p>
          </table:table-cell>
          <table:table-cell table:formula="of:=NOT(OR(SUM([.D139:.D144])=6;SUM([.D139:.D144])=-6))" office:value-type="boolean" office:boolean-value="true" calcext:value-type="boolean">
            <text:p>TRUE</text:p>
          </table:table-cell>
          <table:table-cell table:formula="of:=NOT(AND([.D144]=-[.D143];[.D143]=-[.D142];[.D142]=-[.D141];[.D141]=-[.D140];[.D140]=-[.D139];[.D139]=-[.D138];[.D138]=-[.D137];[.D137]=-[.D136];[.D136]=-[.D135];[.D135]=-[.D134];[.D134]=-[.D133];[.D133]=-[.D132];[.D132]=-[.D131];[.D131]=-[.D130]))" office:value-type="boolean" office:boolean-value="true" calcext:value-type="boolean">
            <text:p>TRUE</text:p>
          </table:table-cell>
          <table:table-cell table:formula="of:=NOT(OR(OR(AND([.E144]&gt;2;[.E143]&gt;2);AND([.E144]&gt;2;[.E142]&gt;2);AND([.E143]&gt;2;[.E142]&gt;2));OR(AND([.E144]&lt;-2;[.E143]&lt;-2);AND([.E144]&lt;-2;[.E142]&lt;-2);AND([.E143]&lt;-2;[.E142]&lt;-2))))" office:value-type="boolean" office:boolean-value="true" calcext:value-type="boolean">
            <text:p>TRUE</text:p>
          </table:table-cell>
          <table:table-cell table:formula="of:=NOT(OR(COUNTIF([.E140:.E144];&quot;&gt;1&quot;)&gt;=4;COUNTIF([.E140:.E144];&quot;&lt;-1&quot;)&gt;=4))" office:value-type="boolean" office:boolean-value="false" calcext:value-type="boolean">
            <text:p>FALSE</text:p>
          </table:table-cell>
          <table:table-cell table:formula="of:=NOT(COUNTIF([.F130:.F144];&quot;&lt;1&quot;)=15)" office:value-type="boolean" office:boolean-value="true" calcext:value-type="boolean">
            <text:p>TRUE</text:p>
          </table:table-cell>
          <table:table-cell table:formula="of:=NOT(COUNTIF([.F137:.F14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8-31" calcext:value-type="date">
            <text:p>1966-08-31</text:p>
          </table:table-cell>
          <table:table-cell office:value-type="float" office:value="10" calcext:value-type="float">
            <text:p>10</text:p>
          </table:table-cell>
          <table:table-cell table:formula="of:=[.B145]&gt;10" office:value-type="boolean" office:boolean-value="false" calcext:value-type="boolean">
            <text:p>FALSE</text:p>
          </table:table-cell>
          <table:table-cell table:formula="of:=IF([.B145]&gt;[.B144];+1;IF([.B145]&lt;[.B144]; -1; 0))" office:value-type="float" office:value="-1" calcext:value-type="float">
            <text:p>-1</text:p>
          </table:table-cell>
          <table:table-cell table:formula="of:=[.B145]-10" office:value-type="float" office:value="0" calcext:value-type="float">
            <text:p>0</text:p>
          </table:table-cell>
          <table:table-cell table:formula="of:=ABS([.E145])" office:value-type="float" office:value="0" calcext:value-type="float">
            <text:p>0</text:p>
          </table:table-cell>
          <table:table-cell table:formula="of:=ABS([.B145]-10)&lt;3" office:value-type="boolean" office:boolean-value="true" calcext:value-type="boolean">
            <text:p>TRUE</text:p>
          </table:table-cell>
          <table:table-cell table:formula="of:=NOT(OR(SUM([.C137:.C145])=9;SUM([.C137:.C145])=0))" office:value-type="boolean" office:boolean-value="true" calcext:value-type="boolean">
            <text:p>TRUE</text:p>
          </table:table-cell>
          <table:table-cell table:formula="of:=NOT(OR(SUM([.D140:.D145])=6;SUM([.D140:.D145])=-6))" office:value-type="boolean" office:boolean-value="true" calcext:value-type="boolean">
            <text:p>TRUE</text:p>
          </table:table-cell>
          <table:table-cell table:formula="of:=NOT(AND([.D145]=-[.D144];[.D144]=-[.D143];[.D143]=-[.D142];[.D142]=-[.D141];[.D141]=-[.D140];[.D140]=-[.D139];[.D139]=-[.D138];[.D138]=-[.D137];[.D137]=-[.D136];[.D136]=-[.D135];[.D135]=-[.D134];[.D134]=-[.D133];[.D133]=-[.D132];[.D132]=-[.D131]))" office:value-type="boolean" office:boolean-value="true" calcext:value-type="boolean">
            <text:p>TRUE</text:p>
          </table:table-cell>
          <table:table-cell table:formula="of:=NOT(OR(OR(AND([.E145]&gt;2;[.E144]&gt;2);AND([.E145]&gt;2;[.E143]&gt;2);AND([.E144]&gt;2;[.E143]&gt;2));OR(AND([.E145]&lt;-2;[.E144]&lt;-2);AND([.E145]&lt;-2;[.E143]&lt;-2);AND([.E144]&lt;-2;[.E143]&lt;-2))))" office:value-type="boolean" office:boolean-value="true" calcext:value-type="boolean">
            <text:p>TRUE</text:p>
          </table:table-cell>
          <table:table-cell table:formula="of:=NOT(OR(COUNTIF([.E141:.E145];&quot;&gt;1&quot;)&gt;=4;COUNTIF([.E141:.E145];&quot;&lt;-1&quot;)&gt;=4))" office:value-type="boolean" office:boolean-value="true" calcext:value-type="boolean">
            <text:p>TRUE</text:p>
          </table:table-cell>
          <table:table-cell table:formula="of:=NOT(COUNTIF([.F131:.F145];&quot;&lt;1&quot;)=15)" office:value-type="boolean" office:boolean-value="true" calcext:value-type="boolean">
            <text:p>TRUE</text:p>
          </table:table-cell>
          <table:table-cell table:formula="of:=NOT(COUNTIF([.F138:.F14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1" calcext:value-type="date">
            <text:p>1966-09-01</text:p>
          </table:table-cell>
          <table:table-cell office:value-type="float" office:value="11.1" calcext:value-type="float">
            <text:p>11.1</text:p>
          </table:table-cell>
          <table:table-cell table:formula="of:=[.B146]&gt;10" office:value-type="boolean" office:boolean-value="true" calcext:value-type="boolean">
            <text:p>TRUE</text:p>
          </table:table-cell>
          <table:table-cell table:formula="of:=IF([.B146]&gt;[.B145];+1;IF([.B146]&lt;[.B145]; -1; 0))" office:value-type="float" office:value="1" calcext:value-type="float">
            <text:p>1</text:p>
          </table:table-cell>
          <table:table-cell table:formula="of:=[.B146]-10" office:value-type="float" office:value="1.1" calcext:value-type="float">
            <text:p>1.1</text:p>
          </table:table-cell>
          <table:table-cell table:formula="of:=ABS([.E146])" office:value-type="float" office:value="1.1" calcext:value-type="float">
            <text:p>1.1</text:p>
          </table:table-cell>
          <table:table-cell table:formula="of:=ABS([.B146]-10)&lt;3" office:value-type="boolean" office:boolean-value="true" calcext:value-type="boolean">
            <text:p>TRUE</text:p>
          </table:table-cell>
          <table:table-cell table:formula="of:=NOT(OR(SUM([.C138:.C146])=9;SUM([.C138:.C146])=0))" office:value-type="boolean" office:boolean-value="true" calcext:value-type="boolean">
            <text:p>TRUE</text:p>
          </table:table-cell>
          <table:table-cell table:formula="of:=NOT(OR(SUM([.D141:.D146])=6;SUM([.D141:.D146])=-6))" office:value-type="boolean" office:boolean-value="true" calcext:value-type="boolean">
            <text:p>TRUE</text:p>
          </table:table-cell>
          <table:table-cell table:formula="of:=NOT(AND([.D146]=-[.D145];[.D145]=-[.D144];[.D144]=-[.D143];[.D143]=-[.D142];[.D142]=-[.D141];[.D141]=-[.D140];[.D140]=-[.D139];[.D139]=-[.D138];[.D138]=-[.D137];[.D137]=-[.D136];[.D136]=-[.D135];[.D135]=-[.D134];[.D134]=-[.D133];[.D133]=-[.D132]))" office:value-type="boolean" office:boolean-value="true" calcext:value-type="boolean">
            <text:p>TRUE</text:p>
          </table:table-cell>
          <table:table-cell table:formula="of:=NOT(OR(OR(AND([.E146]&gt;2;[.E145]&gt;2);AND([.E146]&gt;2;[.E144]&gt;2);AND([.E145]&gt;2;[.E144]&gt;2));OR(AND([.E146]&lt;-2;[.E145]&lt;-2);AND([.E146]&lt;-2;[.E144]&lt;-2);AND([.E145]&lt;-2;[.E144]&lt;-2))))" office:value-type="boolean" office:boolean-value="true" calcext:value-type="boolean">
            <text:p>TRUE</text:p>
          </table:table-cell>
          <table:table-cell table:formula="of:=NOT(OR(COUNTIF([.E142:.E146];&quot;&gt;1&quot;)&gt;=4;COUNTIF([.E142:.E146];&quot;&lt;-1&quot;)&gt;=4))" office:value-type="boolean" office:boolean-value="false" calcext:value-type="boolean">
            <text:p>FALSE</text:p>
          </table:table-cell>
          <table:table-cell table:formula="of:=NOT(COUNTIF([.F132:.F146];&quot;&lt;1&quot;)=15)" office:value-type="boolean" office:boolean-value="true" calcext:value-type="boolean">
            <text:p>TRUE</text:p>
          </table:table-cell>
          <table:table-cell table:formula="of:=NOT(COUNTIF([.F139:.F14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2" calcext:value-type="date">
            <text:p>1966-09-02</text:p>
          </table:table-cell>
          <table:table-cell table:style-name="ce4" office:value-type="float" office:value="11.1" calcext:value-type="float">
            <text:p>11.1</text:p>
          </table:table-cell>
          <table:table-cell table:formula="of:=[.B147]&gt;10" office:value-type="boolean" office:boolean-value="true" calcext:value-type="boolean">
            <text:p>TRUE</text:p>
          </table:table-cell>
          <table:table-cell table:formula="of:=IF([.B147]&gt;[.B146];+1;IF([.B147]&lt;[.B146]; -1; 0))" office:value-type="float" office:value="0" calcext:value-type="float">
            <text:p>0</text:p>
          </table:table-cell>
          <table:table-cell table:formula="of:=[.B147]-10" office:value-type="float" office:value="1.1" calcext:value-type="float">
            <text:p>1.1</text:p>
          </table:table-cell>
          <table:table-cell table:formula="of:=ABS([.E147])" office:value-type="float" office:value="1.1" calcext:value-type="float">
            <text:p>1.1</text:p>
          </table:table-cell>
          <table:table-cell table:formula="of:=ABS([.B147]-10)&lt;3" office:value-type="boolean" office:boolean-value="true" calcext:value-type="boolean">
            <text:p>TRUE</text:p>
          </table:table-cell>
          <table:table-cell table:formula="of:=NOT(OR(SUM([.C139:.C147])=9;SUM([.C139:.C147])=0))" office:value-type="boolean" office:boolean-value="true" calcext:value-type="boolean">
            <text:p>TRUE</text:p>
          </table:table-cell>
          <table:table-cell table:formula="of:=NOT(OR(SUM([.D142:.D147])=6;SUM([.D142:.D147])=-6))" office:value-type="boolean" office:boolean-value="true" calcext:value-type="boolean">
            <text:p>TRUE</text:p>
          </table:table-cell>
          <table:table-cell table:formula="of:=NOT(AND([.D147]=-[.D146];[.D146]=-[.D145];[.D145]=-[.D144];[.D144]=-[.D143];[.D143]=-[.D142];[.D142]=-[.D141];[.D141]=-[.D140];[.D140]=-[.D139];[.D139]=-[.D138];[.D138]=-[.D137];[.D137]=-[.D136];[.D136]=-[.D135];[.D135]=-[.D134];[.D134]=-[.D133]))" office:value-type="boolean" office:boolean-value="true" calcext:value-type="boolean">
            <text:p>TRUE</text:p>
          </table:table-cell>
          <table:table-cell table:formula="of:=NOT(OR(OR(AND([.E147]&gt;2;[.E146]&gt;2);AND([.E147]&gt;2;[.E145]&gt;2);AND([.E146]&gt;2;[.E145]&gt;2));OR(AND([.E147]&lt;-2;[.E146]&lt;-2);AND([.E147]&lt;-2;[.E145]&lt;-2);AND([.E146]&lt;-2;[.E145]&lt;-2))))" office:value-type="boolean" office:boolean-value="true" calcext:value-type="boolean">
            <text:p>TRUE</text:p>
          </table:table-cell>
          <table:table-cell table:formula="of:=NOT(OR(COUNTIF([.E143:.E147];&quot;&gt;1&quot;)&gt;=4;COUNTIF([.E143:.E147];&quot;&lt;-1&quot;)&gt;=4))" office:value-type="boolean" office:boolean-value="false" calcext:value-type="boolean">
            <text:p>FALSE</text:p>
          </table:table-cell>
          <table:table-cell table:formula="of:=NOT(COUNTIF([.F133:.F147];&quot;&lt;1&quot;)=15)" office:value-type="boolean" office:boolean-value="true" calcext:value-type="boolean">
            <text:p>TRUE</text:p>
          </table:table-cell>
          <table:table-cell table:formula="of:=NOT(COUNTIF([.F140:.F14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3" calcext:value-type="date">
            <text:p>1966-09-03</text:p>
          </table:table-cell>
          <table:table-cell office:value-type="float" office:value="8.9" calcext:value-type="float">
            <text:p>8.9</text:p>
          </table:table-cell>
          <table:table-cell table:formula="of:=[.B148]&gt;10" office:value-type="boolean" office:boolean-value="false" calcext:value-type="boolean">
            <text:p>FALSE</text:p>
          </table:table-cell>
          <table:table-cell table:formula="of:=IF([.B148]&gt;[.B147];+1;IF([.B148]&lt;[.B147]; -1; 0))" office:value-type="float" office:value="-1" calcext:value-type="float">
            <text:p>-1</text:p>
          </table:table-cell>
          <table:table-cell table:formula="of:=[.B148]-10" office:value-type="float" office:value="-1.1" calcext:value-type="float">
            <text:p>-1.1</text:p>
          </table:table-cell>
          <table:table-cell table:formula="of:=ABS([.E148])" office:value-type="float" office:value="1.1" calcext:value-type="float">
            <text:p>1.1</text:p>
          </table:table-cell>
          <table:table-cell table:formula="of:=ABS([.B148]-10)&lt;3" office:value-type="boolean" office:boolean-value="true" calcext:value-type="boolean">
            <text:p>TRUE</text:p>
          </table:table-cell>
          <table:table-cell table:formula="of:=NOT(OR(SUM([.C140:.C148])=9;SUM([.C140:.C148])=0))" office:value-type="boolean" office:boolean-value="true" calcext:value-type="boolean">
            <text:p>TRUE</text:p>
          </table:table-cell>
          <table:table-cell table:formula="of:=NOT(OR(SUM([.D143:.D148])=6;SUM([.D143:.D148])=-6))" office:value-type="boolean" office:boolean-value="true" calcext:value-type="boolean">
            <text:p>TRUE</text:p>
          </table:table-cell>
          <table:table-cell table:formula="of:=NOT(AND([.D148]=-[.D147];[.D147]=-[.D146];[.D146]=-[.D145];[.D145]=-[.D144];[.D144]=-[.D143];[.D143]=-[.D142];[.D142]=-[.D141];[.D141]=-[.D140];[.D140]=-[.D139];[.D139]=-[.D138];[.D138]=-[.D137];[.D137]=-[.D136];[.D136]=-[.D135];[.D135]=-[.D134]))" office:value-type="boolean" office:boolean-value="true" calcext:value-type="boolean">
            <text:p>TRUE</text:p>
          </table:table-cell>
          <table:table-cell table:formula="of:=NOT(OR(OR(AND([.E148]&gt;2;[.E147]&gt;2);AND([.E148]&gt;2;[.E146]&gt;2);AND([.E147]&gt;2;[.E146]&gt;2));OR(AND([.E148]&lt;-2;[.E147]&lt;-2);AND([.E148]&lt;-2;[.E146]&lt;-2);AND([.E147]&lt;-2;[.E146]&lt;-2))))" office:value-type="boolean" office:boolean-value="true" calcext:value-type="boolean">
            <text:p>TRUE</text:p>
          </table:table-cell>
          <table:table-cell table:formula="of:=NOT(OR(COUNTIF([.E144:.E148];&quot;&gt;1&quot;)&gt;=4;COUNTIF([.E144:.E148];&quot;&lt;-1&quot;)&gt;=4))" office:value-type="boolean" office:boolean-value="true" calcext:value-type="boolean">
            <text:p>TRUE</text:p>
          </table:table-cell>
          <table:table-cell table:formula="of:=NOT(COUNTIF([.F134:.F148];&quot;&lt;1&quot;)=15)" office:value-type="boolean" office:boolean-value="true" calcext:value-type="boolean">
            <text:p>TRUE</text:p>
          </table:table-cell>
          <table:table-cell table:formula="of:=NOT(COUNTIF([.F141:.F14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4" calcext:value-type="date">
            <text:p>1966-09-04</text:p>
          </table:table-cell>
          <table:table-cell office:value-type="float" office:value="9.9" calcext:value-type="float">
            <text:p>9.9</text:p>
          </table:table-cell>
          <table:table-cell table:formula="of:=[.B149]&gt;10" office:value-type="boolean" office:boolean-value="false" calcext:value-type="boolean">
            <text:p>FALSE</text:p>
          </table:table-cell>
          <table:table-cell table:formula="of:=IF([.B149]&gt;[.B148];+1;IF([.B149]&lt;[.B148]; -1; 0))" office:value-type="float" office:value="1" calcext:value-type="float">
            <text:p>1</text:p>
          </table:table-cell>
          <table:table-cell table:formula="of:=[.B149]-10" office:value-type="float" office:value="-0.0999999999999996" calcext:value-type="float">
            <text:p>-0.1</text:p>
          </table:table-cell>
          <table:table-cell table:formula="of:=ABS([.E149])" office:value-type="float" office:value="0.0999999999999996" calcext:value-type="float">
            <text:p>0.1</text:p>
          </table:table-cell>
          <table:table-cell table:formula="of:=ABS([.B149]-10)&lt;3" office:value-type="boolean" office:boolean-value="true" calcext:value-type="boolean">
            <text:p>TRUE</text:p>
          </table:table-cell>
          <table:table-cell table:formula="of:=NOT(OR(SUM([.C141:.C149])=9;SUM([.C141:.C149])=0))" office:value-type="boolean" office:boolean-value="true" calcext:value-type="boolean">
            <text:p>TRUE</text:p>
          </table:table-cell>
          <table:table-cell table:formula="of:=NOT(OR(SUM([.D144:.D149])=6;SUM([.D144:.D149])=-6))" office:value-type="boolean" office:boolean-value="true" calcext:value-type="boolean">
            <text:p>TRUE</text:p>
          </table:table-cell>
          <table:table-cell table:formula="of:=NOT(AND([.D149]=-[.D148];[.D148]=-[.D147];[.D147]=-[.D146];[.D146]=-[.D145];[.D145]=-[.D144];[.D144]=-[.D143];[.D143]=-[.D142];[.D142]=-[.D141];[.D141]=-[.D140];[.D140]=-[.D139];[.D139]=-[.D138];[.D138]=-[.D137];[.D137]=-[.D136];[.D136]=-[.D135]))" office:value-type="boolean" office:boolean-value="true" calcext:value-type="boolean">
            <text:p>TRUE</text:p>
          </table:table-cell>
          <table:table-cell table:formula="of:=NOT(OR(OR(AND([.E149]&gt;2;[.E148]&gt;2);AND([.E149]&gt;2;[.E147]&gt;2);AND([.E148]&gt;2;[.E147]&gt;2));OR(AND([.E149]&lt;-2;[.E148]&lt;-2);AND([.E149]&lt;-2;[.E147]&lt;-2);AND([.E148]&lt;-2;[.E147]&lt;-2))))" office:value-type="boolean" office:boolean-value="true" calcext:value-type="boolean">
            <text:p>TRUE</text:p>
          </table:table-cell>
          <table:table-cell table:formula="of:=NOT(OR(COUNTIF([.E145:.E149];&quot;&gt;1&quot;)&gt;=4;COUNTIF([.E145:.E149];&quot;&lt;-1&quot;)&gt;=4))" office:value-type="boolean" office:boolean-value="true" calcext:value-type="boolean">
            <text:p>TRUE</text:p>
          </table:table-cell>
          <table:table-cell table:formula="of:=NOT(COUNTIF([.F135:.F149];&quot;&lt;1&quot;)=15)" office:value-type="boolean" office:boolean-value="true" calcext:value-type="boolean">
            <text:p>TRUE</text:p>
          </table:table-cell>
          <table:table-cell table:formula="of:=NOT(COUNTIF([.F142:.F14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5" calcext:value-type="date">
            <text:p>1966-09-05</text:p>
          </table:table-cell>
          <table:table-cell office:value-type="float" office:value="8.9" calcext:value-type="float">
            <text:p>8.9</text:p>
          </table:table-cell>
          <table:table-cell table:formula="of:=[.B150]&gt;10" office:value-type="boolean" office:boolean-value="false" calcext:value-type="boolean">
            <text:p>FALSE</text:p>
          </table:table-cell>
          <table:table-cell table:formula="of:=IF([.B150]&gt;[.B149];+1;IF([.B150]&lt;[.B149]; -1; 0))" office:value-type="float" office:value="-1" calcext:value-type="float">
            <text:p>-1</text:p>
          </table:table-cell>
          <table:table-cell table:formula="of:=[.B150]-10" office:value-type="float" office:value="-1.1" calcext:value-type="float">
            <text:p>-1.1</text:p>
          </table:table-cell>
          <table:table-cell table:formula="of:=ABS([.E150])" office:value-type="float" office:value="1.1" calcext:value-type="float">
            <text:p>1.1</text:p>
          </table:table-cell>
          <table:table-cell table:formula="of:=ABS([.B150]-10)&lt;3" office:value-type="boolean" office:boolean-value="true" calcext:value-type="boolean">
            <text:p>TRUE</text:p>
          </table:table-cell>
          <table:table-cell table:formula="of:=NOT(OR(SUM([.C142:.C150])=9;SUM([.C142:.C150])=0))" office:value-type="boolean" office:boolean-value="true" calcext:value-type="boolean">
            <text:p>TRUE</text:p>
          </table:table-cell>
          <table:table-cell table:formula="of:=NOT(OR(SUM([.D145:.D150])=6;SUM([.D145:.D150])=-6))" office:value-type="boolean" office:boolean-value="true" calcext:value-type="boolean">
            <text:p>TRUE</text:p>
          </table:table-cell>
          <table:table-cell table:formula="of:=NOT(AND([.D150]=-[.D149];[.D149]=-[.D148];[.D148]=-[.D147];[.D147]=-[.D146];[.D146]=-[.D145];[.D145]=-[.D144];[.D144]=-[.D143];[.D143]=-[.D142];[.D142]=-[.D141];[.D141]=-[.D140];[.D140]=-[.D139];[.D139]=-[.D138];[.D138]=-[.D137];[.D137]=-[.D136]))" office:value-type="boolean" office:boolean-value="true" calcext:value-type="boolean">
            <text:p>TRUE</text:p>
          </table:table-cell>
          <table:table-cell table:formula="of:=NOT(OR(OR(AND([.E150]&gt;2;[.E149]&gt;2);AND([.E150]&gt;2;[.E148]&gt;2);AND([.E149]&gt;2;[.E148]&gt;2));OR(AND([.E150]&lt;-2;[.E149]&lt;-2);AND([.E150]&lt;-2;[.E148]&lt;-2);AND([.E149]&lt;-2;[.E148]&lt;-2))))" office:value-type="boolean" office:boolean-value="true" calcext:value-type="boolean">
            <text:p>TRUE</text:p>
          </table:table-cell>
          <table:table-cell table:formula="of:=NOT(OR(COUNTIF([.E146:.E150];&quot;&gt;1&quot;)&gt;=4;COUNTIF([.E146:.E150];&quot;&lt;-1&quot;)&gt;=4))" office:value-type="boolean" office:boolean-value="true" calcext:value-type="boolean">
            <text:p>TRUE</text:p>
          </table:table-cell>
          <table:table-cell table:formula="of:=NOT(COUNTIF([.F136:.F150];&quot;&lt;1&quot;)=15)" office:value-type="boolean" office:boolean-value="true" calcext:value-type="boolean">
            <text:p>TRUE</text:p>
          </table:table-cell>
          <table:table-cell table:formula="of:=NOT(COUNTIF([.F143:.F15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6" calcext:value-type="date">
            <text:p>1966-09-06</text:p>
          </table:table-cell>
          <table:table-cell office:value-type="float" office:value="8.9" calcext:value-type="float">
            <text:p>8.9</text:p>
          </table:table-cell>
          <table:table-cell table:formula="of:=[.B151]&gt;10" office:value-type="boolean" office:boolean-value="false" calcext:value-type="boolean">
            <text:p>FALSE</text:p>
          </table:table-cell>
          <table:table-cell table:formula="of:=IF([.B151]&gt;[.B150];+1;IF([.B151]&lt;[.B150]; -1; 0))" office:value-type="float" office:value="0" calcext:value-type="float">
            <text:p>0</text:p>
          </table:table-cell>
          <table:table-cell table:formula="of:=[.B151]-10" office:value-type="float" office:value="-1.1" calcext:value-type="float">
            <text:p>-1.1</text:p>
          </table:table-cell>
          <table:table-cell table:formula="of:=ABS([.E151])" office:value-type="float" office:value="1.1" calcext:value-type="float">
            <text:p>1.1</text:p>
          </table:table-cell>
          <table:table-cell table:formula="of:=ABS([.B151]-10)&lt;3" office:value-type="boolean" office:boolean-value="true" calcext:value-type="boolean">
            <text:p>TRUE</text:p>
          </table:table-cell>
          <table:table-cell table:formula="of:=NOT(OR(SUM([.C143:.C151])=9;SUM([.C143:.C151])=0))" office:value-type="boolean" office:boolean-value="true" calcext:value-type="boolean">
            <text:p>TRUE</text:p>
          </table:table-cell>
          <table:table-cell table:formula="of:=NOT(OR(SUM([.D146:.D151])=6;SUM([.D146:.D151])=-6))" office:value-type="boolean" office:boolean-value="true" calcext:value-type="boolean">
            <text:p>TRUE</text:p>
          </table:table-cell>
          <table:table-cell table:formula="of:=NOT(AND([.D151]=-[.D150];[.D150]=-[.D149];[.D149]=-[.D148];[.D148]=-[.D147];[.D147]=-[.D146];[.D146]=-[.D145];[.D145]=-[.D144];[.D144]=-[.D143];[.D143]=-[.D142];[.D142]=-[.D141];[.D141]=-[.D140];[.D140]=-[.D139];[.D139]=-[.D138];[.D138]=-[.D137]))" office:value-type="boolean" office:boolean-value="true" calcext:value-type="boolean">
            <text:p>TRUE</text:p>
          </table:table-cell>
          <table:table-cell table:formula="of:=NOT(OR(OR(AND([.E151]&gt;2;[.E150]&gt;2);AND([.E151]&gt;2;[.E149]&gt;2);AND([.E150]&gt;2;[.E149]&gt;2));OR(AND([.E151]&lt;-2;[.E150]&lt;-2);AND([.E151]&lt;-2;[.E149]&lt;-2);AND([.E150]&lt;-2;[.E149]&lt;-2))))" office:value-type="boolean" office:boolean-value="true" calcext:value-type="boolean">
            <text:p>TRUE</text:p>
          </table:table-cell>
          <table:table-cell table:formula="of:=NOT(OR(COUNTIF([.E147:.E151];&quot;&gt;1&quot;)&gt;=4;COUNTIF([.E147:.E151];&quot;&lt;-1&quot;)&gt;=4))" office:value-type="boolean" office:boolean-value="true" calcext:value-type="boolean">
            <text:p>TRUE</text:p>
          </table:table-cell>
          <table:table-cell table:formula="of:=NOT(COUNTIF([.F137:.F151];&quot;&lt;1&quot;)=15)" office:value-type="boolean" office:boolean-value="true" calcext:value-type="boolean">
            <text:p>TRUE</text:p>
          </table:table-cell>
          <table:table-cell table:formula="of:=NOT(COUNTIF([.F144:.F15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7" calcext:value-type="date">
            <text:p>1966-09-07</text:p>
          </table:table-cell>
          <table:table-cell office:value-type="float" office:value="8.9" calcext:value-type="float">
            <text:p>8.9</text:p>
          </table:table-cell>
          <table:table-cell table:formula="of:=[.B152]&gt;10" office:value-type="boolean" office:boolean-value="false" calcext:value-type="boolean">
            <text:p>FALSE</text:p>
          </table:table-cell>
          <table:table-cell table:formula="of:=IF([.B152]&gt;[.B151];+1;IF([.B152]&lt;[.B151]; -1; 0))" office:value-type="float" office:value="0" calcext:value-type="float">
            <text:p>0</text:p>
          </table:table-cell>
          <table:table-cell table:formula="of:=[.B152]-10" office:value-type="float" office:value="-1.1" calcext:value-type="float">
            <text:p>-1.1</text:p>
          </table:table-cell>
          <table:table-cell table:formula="of:=ABS([.E152])" office:value-type="float" office:value="1.1" calcext:value-type="float">
            <text:p>1.1</text:p>
          </table:table-cell>
          <table:table-cell table:formula="of:=ABS([.B152]-10)&lt;3" office:value-type="boolean" office:boolean-value="true" calcext:value-type="boolean">
            <text:p>TRUE</text:p>
          </table:table-cell>
          <table:table-cell table:formula="of:=NOT(OR(SUM([.C144:.C152])=9;SUM([.C144:.C152])=0))" office:value-type="boolean" office:boolean-value="true" calcext:value-type="boolean">
            <text:p>TRUE</text:p>
          </table:table-cell>
          <table:table-cell table:formula="of:=NOT(OR(SUM([.D147:.D152])=6;SUM([.D147:.D152])=-6))" office:value-type="boolean" office:boolean-value="true" calcext:value-type="boolean">
            <text:p>TRUE</text:p>
          </table:table-cell>
          <table:table-cell table:formula="of:=NOT(AND([.D152]=-[.D151];[.D151]=-[.D150];[.D150]=-[.D149];[.D149]=-[.D148];[.D148]=-[.D147];[.D147]=-[.D146];[.D146]=-[.D145];[.D145]=-[.D144];[.D144]=-[.D143];[.D143]=-[.D142];[.D142]=-[.D141];[.D141]=-[.D140];[.D140]=-[.D139];[.D139]=-[.D138]))" office:value-type="boolean" office:boolean-value="true" calcext:value-type="boolean">
            <text:p>TRUE</text:p>
          </table:table-cell>
          <table:table-cell table:formula="of:=NOT(OR(OR(AND([.E152]&gt;2;[.E151]&gt;2);AND([.E152]&gt;2;[.E150]&gt;2);AND([.E151]&gt;2;[.E150]&gt;2));OR(AND([.E152]&lt;-2;[.E151]&lt;-2);AND([.E152]&lt;-2;[.E150]&lt;-2);AND([.E151]&lt;-2;[.E150]&lt;-2))))" office:value-type="boolean" office:boolean-value="true" calcext:value-type="boolean">
            <text:p>TRUE</text:p>
          </table:table-cell>
          <table:table-cell table:formula="of:=NOT(OR(COUNTIF([.E148:.E152];&quot;&gt;1&quot;)&gt;=4;COUNTIF([.E148:.E152];&quot;&lt;-1&quot;)&gt;=4))" office:value-type="boolean" office:boolean-value="false" calcext:value-type="boolean">
            <text:p>FALSE</text:p>
          </table:table-cell>
          <table:table-cell table:formula="of:=NOT(COUNTIF([.F138:.F152];&quot;&lt;1&quot;)=15)" office:value-type="boolean" office:boolean-value="true" calcext:value-type="boolean">
            <text:p>TRUE</text:p>
          </table:table-cell>
          <table:table-cell table:formula="of:=NOT(COUNTIF([.F145:.F15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8" calcext:value-type="date">
            <text:p>1966-09-08</text:p>
          </table:table-cell>
          <table:table-cell office:value-type="float" office:value="9.9" calcext:value-type="float">
            <text:p>9.9</text:p>
          </table:table-cell>
          <table:table-cell table:formula="of:=[.B153]&gt;10" office:value-type="boolean" office:boolean-value="false" calcext:value-type="boolean">
            <text:p>FALSE</text:p>
          </table:table-cell>
          <table:table-cell table:formula="of:=IF([.B153]&gt;[.B152];+1;IF([.B153]&lt;[.B152]; -1; 0))" office:value-type="float" office:value="1" calcext:value-type="float">
            <text:p>1</text:p>
          </table:table-cell>
          <table:table-cell table:formula="of:=[.B153]-10" office:value-type="float" office:value="-0.0999999999999996" calcext:value-type="float">
            <text:p>-0.1</text:p>
          </table:table-cell>
          <table:table-cell table:formula="of:=ABS([.E153])" office:value-type="float" office:value="0.0999999999999996" calcext:value-type="float">
            <text:p>0.1</text:p>
          </table:table-cell>
          <table:table-cell table:formula="of:=ABS([.B153]-10)&lt;3" office:value-type="boolean" office:boolean-value="true" calcext:value-type="boolean">
            <text:p>TRUE</text:p>
          </table:table-cell>
          <table:table-cell table:formula="of:=NOT(OR(SUM([.C145:.C153])=9;SUM([.C145:.C153])=0))" office:value-type="boolean" office:boolean-value="true" calcext:value-type="boolean">
            <text:p>TRUE</text:p>
          </table:table-cell>
          <table:table-cell table:formula="of:=NOT(OR(SUM([.D148:.D153])=6;SUM([.D148:.D153])=-6))" office:value-type="boolean" office:boolean-value="true" calcext:value-type="boolean">
            <text:p>TRUE</text:p>
          </table:table-cell>
          <table:table-cell table:formula="of:=NOT(AND([.D153]=-[.D152];[.D152]=-[.D151];[.D151]=-[.D150];[.D150]=-[.D149];[.D149]=-[.D148];[.D148]=-[.D147];[.D147]=-[.D146];[.D146]=-[.D145];[.D145]=-[.D144];[.D144]=-[.D143];[.D143]=-[.D142];[.D142]=-[.D141];[.D141]=-[.D140];[.D140]=-[.D139]))" office:value-type="boolean" office:boolean-value="true" calcext:value-type="boolean">
            <text:p>TRUE</text:p>
          </table:table-cell>
          <table:table-cell table:formula="of:=NOT(OR(OR(AND([.E153]&gt;2;[.E152]&gt;2);AND([.E153]&gt;2;[.E151]&gt;2);AND([.E152]&gt;2;[.E151]&gt;2));OR(AND([.E153]&lt;-2;[.E152]&lt;-2);AND([.E153]&lt;-2;[.E151]&lt;-2);AND([.E152]&lt;-2;[.E151]&lt;-2))))" office:value-type="boolean" office:boolean-value="true" calcext:value-type="boolean">
            <text:p>TRUE</text:p>
          </table:table-cell>
          <table:table-cell table:formula="of:=NOT(OR(COUNTIF([.E149:.E153];&quot;&gt;1&quot;)&gt;=4;COUNTIF([.E149:.E153];&quot;&lt;-1&quot;)&gt;=4))" office:value-type="boolean" office:boolean-value="true" calcext:value-type="boolean">
            <text:p>TRUE</text:p>
          </table:table-cell>
          <table:table-cell table:formula="of:=NOT(COUNTIF([.F139:.F153];&quot;&lt;1&quot;)=15)" office:value-type="boolean" office:boolean-value="true" calcext:value-type="boolean">
            <text:p>TRUE</text:p>
          </table:table-cell>
          <table:table-cell table:formula="of:=NOT(COUNTIF([.F146:.F15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09" calcext:value-type="date">
            <text:p>1966-09-09</text:p>
          </table:table-cell>
          <table:table-cell office:value-type="float" office:value="10.1" calcext:value-type="float">
            <text:p>10.1</text:p>
          </table:table-cell>
          <table:table-cell table:formula="of:=[.B154]&gt;10" office:value-type="boolean" office:boolean-value="true" calcext:value-type="boolean">
            <text:p>TRUE</text:p>
          </table:table-cell>
          <table:table-cell table:formula="of:=IF([.B154]&gt;[.B153];+1;IF([.B154]&lt;[.B153]; -1; 0))" office:value-type="float" office:value="1" calcext:value-type="float">
            <text:p>1</text:p>
          </table:table-cell>
          <table:table-cell table:formula="of:=[.B154]-10" office:value-type="float" office:value="0.0999999999999996" calcext:value-type="float">
            <text:p>0.1</text:p>
          </table:table-cell>
          <table:table-cell table:formula="of:=ABS([.E154])" office:value-type="float" office:value="0.0999999999999996" calcext:value-type="float">
            <text:p>0.1</text:p>
          </table:table-cell>
          <table:table-cell table:formula="of:=ABS([.B154]-10)&lt;3" office:value-type="boolean" office:boolean-value="true" calcext:value-type="boolean">
            <text:p>TRUE</text:p>
          </table:table-cell>
          <table:table-cell table:formula="of:=NOT(OR(SUM([.C146:.C154])=9;SUM([.C146:.C154])=0))" office:value-type="boolean" office:boolean-value="true" calcext:value-type="boolean">
            <text:p>TRUE</text:p>
          </table:table-cell>
          <table:table-cell table:formula="of:=NOT(OR(SUM([.D149:.D154])=6;SUM([.D149:.D154])=-6))" office:value-type="boolean" office:boolean-value="true" calcext:value-type="boolean">
            <text:p>TRUE</text:p>
          </table:table-cell>
          <table:table-cell table:formula="of:=NOT(AND([.D154]=-[.D153];[.D153]=-[.D152];[.D152]=-[.D151];[.D151]=-[.D150];[.D150]=-[.D149];[.D149]=-[.D148];[.D148]=-[.D147];[.D147]=-[.D146];[.D146]=-[.D145];[.D145]=-[.D144];[.D144]=-[.D143];[.D143]=-[.D142];[.D142]=-[.D141];[.D141]=-[.D140]))" office:value-type="boolean" office:boolean-value="true" calcext:value-type="boolean">
            <text:p>TRUE</text:p>
          </table:table-cell>
          <table:table-cell table:formula="of:=NOT(OR(OR(AND([.E154]&gt;2;[.E153]&gt;2);AND([.E154]&gt;2;[.E152]&gt;2);AND([.E153]&gt;2;[.E152]&gt;2));OR(AND([.E154]&lt;-2;[.E153]&lt;-2);AND([.E154]&lt;-2;[.E152]&lt;-2);AND([.E153]&lt;-2;[.E152]&lt;-2))))" office:value-type="boolean" office:boolean-value="true" calcext:value-type="boolean">
            <text:p>TRUE</text:p>
          </table:table-cell>
          <table:table-cell table:formula="of:=NOT(OR(COUNTIF([.E150:.E154];&quot;&gt;1&quot;)&gt;=4;COUNTIF([.E150:.E154];&quot;&lt;-1&quot;)&gt;=4))" office:value-type="boolean" office:boolean-value="true" calcext:value-type="boolean">
            <text:p>TRUE</text:p>
          </table:table-cell>
          <table:table-cell table:formula="of:=NOT(COUNTIF([.F140:.F154];&quot;&lt;1&quot;)=15)" office:value-type="boolean" office:boolean-value="true" calcext:value-type="boolean">
            <text:p>TRUE</text:p>
          </table:table-cell>
          <table:table-cell table:formula="of:=NOT(COUNTIF([.F147:.F15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0" calcext:value-type="date">
            <text:p>1966-09-10</text:p>
          </table:table-cell>
          <table:table-cell office:value-type="float" office:value="9.9" calcext:value-type="float">
            <text:p>9.9</text:p>
          </table:table-cell>
          <table:table-cell table:formula="of:=[.B155]&gt;10" office:value-type="boolean" office:boolean-value="false" calcext:value-type="boolean">
            <text:p>FALSE</text:p>
          </table:table-cell>
          <table:table-cell table:formula="of:=IF([.B155]&gt;[.B154];+1;IF([.B155]&lt;[.B154]; -1; 0))" office:value-type="float" office:value="-1" calcext:value-type="float">
            <text:p>-1</text:p>
          </table:table-cell>
          <table:table-cell table:formula="of:=[.B155]-10" office:value-type="float" office:value="-0.0999999999999996" calcext:value-type="float">
            <text:p>-0.1</text:p>
          </table:table-cell>
          <table:table-cell table:formula="of:=ABS([.E155])" office:value-type="float" office:value="0.0999999999999996" calcext:value-type="float">
            <text:p>0.1</text:p>
          </table:table-cell>
          <table:table-cell table:formula="of:=ABS([.B155]-10)&lt;3" office:value-type="boolean" office:boolean-value="true" calcext:value-type="boolean">
            <text:p>TRUE</text:p>
          </table:table-cell>
          <table:table-cell table:formula="of:=NOT(OR(SUM([.C147:.C155])=9;SUM([.C147:.C155])=0))" office:value-type="boolean" office:boolean-value="true" calcext:value-type="boolean">
            <text:p>TRUE</text:p>
          </table:table-cell>
          <table:table-cell table:formula="of:=NOT(OR(SUM([.D150:.D155])=6;SUM([.D150:.D155])=-6))" office:value-type="boolean" office:boolean-value="true" calcext:value-type="boolean">
            <text:p>TRUE</text:p>
          </table:table-cell>
          <table:table-cell table:formula="of:=NOT(AND([.D155]=-[.D154];[.D154]=-[.D153];[.D153]=-[.D152];[.D152]=-[.D151];[.D151]=-[.D150];[.D150]=-[.D149];[.D149]=-[.D148];[.D148]=-[.D147];[.D147]=-[.D146];[.D146]=-[.D145];[.D145]=-[.D144];[.D144]=-[.D143];[.D143]=-[.D142];[.D142]=-[.D141]))" office:value-type="boolean" office:boolean-value="true" calcext:value-type="boolean">
            <text:p>TRUE</text:p>
          </table:table-cell>
          <table:table-cell table:formula="of:=NOT(OR(OR(AND([.E155]&gt;2;[.E154]&gt;2);AND([.E155]&gt;2;[.E153]&gt;2);AND([.E154]&gt;2;[.E153]&gt;2));OR(AND([.E155]&lt;-2;[.E154]&lt;-2);AND([.E155]&lt;-2;[.E153]&lt;-2);AND([.E154]&lt;-2;[.E153]&lt;-2))))" office:value-type="boolean" office:boolean-value="true" calcext:value-type="boolean">
            <text:p>TRUE</text:p>
          </table:table-cell>
          <table:table-cell table:formula="of:=NOT(OR(COUNTIF([.E151:.E155];&quot;&gt;1&quot;)&gt;=4;COUNTIF([.E151:.E155];&quot;&lt;-1&quot;)&gt;=4))" office:value-type="boolean" office:boolean-value="true" calcext:value-type="boolean">
            <text:p>TRUE</text:p>
          </table:table-cell>
          <table:table-cell table:formula="of:=NOT(COUNTIF([.F141:.F155];&quot;&lt;1&quot;)=15)" office:value-type="boolean" office:boolean-value="true" calcext:value-type="boolean">
            <text:p>TRUE</text:p>
          </table:table-cell>
          <table:table-cell table:formula="of:=NOT(COUNTIF([.F148:.F15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1" calcext:value-type="date">
            <text:p>1966-09-11</text:p>
          </table:table-cell>
          <table:table-cell office:value-type="float" office:value="10.1" calcext:value-type="float">
            <text:p>10.1</text:p>
          </table:table-cell>
          <table:table-cell table:formula="of:=[.B156]&gt;10" office:value-type="boolean" office:boolean-value="true" calcext:value-type="boolean">
            <text:p>TRUE</text:p>
          </table:table-cell>
          <table:table-cell table:formula="of:=IF([.B156]&gt;[.B155];+1;IF([.B156]&lt;[.B155]; -1; 0))" office:value-type="float" office:value="1" calcext:value-type="float">
            <text:p>1</text:p>
          </table:table-cell>
          <table:table-cell table:formula="of:=[.B156]-10" office:value-type="float" office:value="0.0999999999999996" calcext:value-type="float">
            <text:p>0.1</text:p>
          </table:table-cell>
          <table:table-cell table:formula="of:=ABS([.E156])" office:value-type="float" office:value="0.0999999999999996" calcext:value-type="float">
            <text:p>0.1</text:p>
          </table:table-cell>
          <table:table-cell table:formula="of:=ABS([.B156]-10)&lt;3" office:value-type="boolean" office:boolean-value="true" calcext:value-type="boolean">
            <text:p>TRUE</text:p>
          </table:table-cell>
          <table:table-cell table:formula="of:=NOT(OR(SUM([.C148:.C156])=9;SUM([.C148:.C156])=0))" office:value-type="boolean" office:boolean-value="true" calcext:value-type="boolean">
            <text:p>TRUE</text:p>
          </table:table-cell>
          <table:table-cell table:formula="of:=NOT(OR(SUM([.D151:.D156])=6;SUM([.D151:.D156])=-6))" office:value-type="boolean" office:boolean-value="true" calcext:value-type="boolean">
            <text:p>TRUE</text:p>
          </table:table-cell>
          <table:table-cell table:formula="of:=NOT(AND([.D156]=-[.D155];[.D155]=-[.D154];[.D154]=-[.D153];[.D153]=-[.D152];[.D152]=-[.D151];[.D151]=-[.D150];[.D150]=-[.D149];[.D149]=-[.D148];[.D148]=-[.D147];[.D147]=-[.D146];[.D146]=-[.D145];[.D145]=-[.D144];[.D144]=-[.D143];[.D143]=-[.D142]))" office:value-type="boolean" office:boolean-value="true" calcext:value-type="boolean">
            <text:p>TRUE</text:p>
          </table:table-cell>
          <table:table-cell table:formula="of:=NOT(OR(OR(AND([.E156]&gt;2;[.E155]&gt;2);AND([.E156]&gt;2;[.E154]&gt;2);AND([.E155]&gt;2;[.E154]&gt;2));OR(AND([.E156]&lt;-2;[.E155]&lt;-2);AND([.E156]&lt;-2;[.E154]&lt;-2);AND([.E155]&lt;-2;[.E154]&lt;-2))))" office:value-type="boolean" office:boolean-value="true" calcext:value-type="boolean">
            <text:p>TRUE</text:p>
          </table:table-cell>
          <table:table-cell table:formula="of:=NOT(OR(COUNTIF([.E152:.E156];&quot;&gt;1&quot;)&gt;=4;COUNTIF([.E152:.E156];&quot;&lt;-1&quot;)&gt;=4))" office:value-type="boolean" office:boolean-value="true" calcext:value-type="boolean">
            <text:p>TRUE</text:p>
          </table:table-cell>
          <table:table-cell table:formula="of:=NOT(COUNTIF([.F142:.F156];&quot;&lt;1&quot;)=15)" office:value-type="boolean" office:boolean-value="true" calcext:value-type="boolean">
            <text:p>TRUE</text:p>
          </table:table-cell>
          <table:table-cell table:formula="of:=NOT(COUNTIF([.F149:.F15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2" calcext:value-type="date">
            <text:p>1966-09-12</text:p>
          </table:table-cell>
          <table:table-cell office:value-type="float" office:value="10.1" calcext:value-type="float">
            <text:p>10.1</text:p>
          </table:table-cell>
          <table:table-cell table:formula="of:=[.B157]&gt;10" office:value-type="boolean" office:boolean-value="true" calcext:value-type="boolean">
            <text:p>TRUE</text:p>
          </table:table-cell>
          <table:table-cell table:formula="of:=IF([.B157]&gt;[.B156];+1;IF([.B157]&lt;[.B156]; -1; 0))" office:value-type="float" office:value="0" calcext:value-type="float">
            <text:p>0</text:p>
          </table:table-cell>
          <table:table-cell table:formula="of:=[.B157]-10" office:value-type="float" office:value="0.0999999999999996" calcext:value-type="float">
            <text:p>0.1</text:p>
          </table:table-cell>
          <table:table-cell table:formula="of:=ABS([.E157])" office:value-type="float" office:value="0.0999999999999996" calcext:value-type="float">
            <text:p>0.1</text:p>
          </table:table-cell>
          <table:table-cell table:formula="of:=ABS([.B157]-10)&lt;3" office:value-type="boolean" office:boolean-value="true" calcext:value-type="boolean">
            <text:p>TRUE</text:p>
          </table:table-cell>
          <table:table-cell table:formula="of:=NOT(OR(SUM([.C149:.C157])=9;SUM([.C149:.C157])=0))" office:value-type="boolean" office:boolean-value="true" calcext:value-type="boolean">
            <text:p>TRUE</text:p>
          </table:table-cell>
          <table:table-cell table:formula="of:=NOT(OR(SUM([.D152:.D157])=6;SUM([.D152:.D157])=-6))" office:value-type="boolean" office:boolean-value="true" calcext:value-type="boolean">
            <text:p>TRUE</text:p>
          </table:table-cell>
          <table:table-cell table:formula="of:=NOT(AND([.D157]=-[.D156];[.D156]=-[.D155];[.D155]=-[.D154];[.D154]=-[.D153];[.D153]=-[.D152];[.D152]=-[.D151];[.D151]=-[.D150];[.D150]=-[.D149];[.D149]=-[.D148];[.D148]=-[.D147];[.D147]=-[.D146];[.D146]=-[.D145];[.D145]=-[.D144];[.D144]=-[.D143]))" office:value-type="boolean" office:boolean-value="true" calcext:value-type="boolean">
            <text:p>TRUE</text:p>
          </table:table-cell>
          <table:table-cell table:formula="of:=NOT(OR(OR(AND([.E157]&gt;2;[.E156]&gt;2);AND([.E157]&gt;2;[.E155]&gt;2);AND([.E156]&gt;2;[.E155]&gt;2));OR(AND([.E157]&lt;-2;[.E156]&lt;-2);AND([.E157]&lt;-2;[.E155]&lt;-2);AND([.E156]&lt;-2;[.E155]&lt;-2))))" office:value-type="boolean" office:boolean-value="true" calcext:value-type="boolean">
            <text:p>TRUE</text:p>
          </table:table-cell>
          <table:table-cell table:formula="of:=NOT(OR(COUNTIF([.E153:.E157];&quot;&gt;1&quot;)&gt;=4;COUNTIF([.E153:.E157];&quot;&lt;-1&quot;)&gt;=4))" office:value-type="boolean" office:boolean-value="true" calcext:value-type="boolean">
            <text:p>TRUE</text:p>
          </table:table-cell>
          <table:table-cell table:formula="of:=NOT(COUNTIF([.F143:.F157];&quot;&lt;1&quot;)=15)" office:value-type="boolean" office:boolean-value="true" calcext:value-type="boolean">
            <text:p>TRUE</text:p>
          </table:table-cell>
          <table:table-cell table:formula="of:=NOT(COUNTIF([.F150:.F15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3" calcext:value-type="date">
            <text:p>1966-09-13</text:p>
          </table:table-cell>
          <table:table-cell office:value-type="float" office:value="9.9" calcext:value-type="float">
            <text:p>9.9</text:p>
          </table:table-cell>
          <table:table-cell table:formula="of:=[.B158]&gt;10" office:value-type="boolean" office:boolean-value="false" calcext:value-type="boolean">
            <text:p>FALSE</text:p>
          </table:table-cell>
          <table:table-cell table:formula="of:=IF([.B158]&gt;[.B157];+1;IF([.B158]&lt;[.B157]; -1; 0))" office:value-type="float" office:value="-1" calcext:value-type="float">
            <text:p>-1</text:p>
          </table:table-cell>
          <table:table-cell table:formula="of:=[.B158]-10" office:value-type="float" office:value="-0.0999999999999996" calcext:value-type="float">
            <text:p>-0.1</text:p>
          </table:table-cell>
          <table:table-cell table:formula="of:=ABS([.E158])" office:value-type="float" office:value="0.0999999999999996" calcext:value-type="float">
            <text:p>0.1</text:p>
          </table:table-cell>
          <table:table-cell table:formula="of:=ABS([.B158]-10)&lt;3" office:value-type="boolean" office:boolean-value="true" calcext:value-type="boolean">
            <text:p>TRUE</text:p>
          </table:table-cell>
          <table:table-cell table:formula="of:=NOT(OR(SUM([.C150:.C158])=9;SUM([.C150:.C158])=0))" office:value-type="boolean" office:boolean-value="true" calcext:value-type="boolean">
            <text:p>TRUE</text:p>
          </table:table-cell>
          <table:table-cell table:formula="of:=NOT(OR(SUM([.D153:.D158])=6;SUM([.D153:.D158])=-6))" office:value-type="boolean" office:boolean-value="true" calcext:value-type="boolean">
            <text:p>TRUE</text:p>
          </table:table-cell>
          <table:table-cell table:formula="of:=NOT(AND([.D158]=-[.D157];[.D157]=-[.D156];[.D156]=-[.D155];[.D155]=-[.D154];[.D154]=-[.D153];[.D153]=-[.D152];[.D152]=-[.D151];[.D151]=-[.D150];[.D150]=-[.D149];[.D149]=-[.D148];[.D148]=-[.D147];[.D147]=-[.D146];[.D146]=-[.D145];[.D145]=-[.D144]))" office:value-type="boolean" office:boolean-value="true" calcext:value-type="boolean">
            <text:p>TRUE</text:p>
          </table:table-cell>
          <table:table-cell table:formula="of:=NOT(OR(OR(AND([.E158]&gt;2;[.E157]&gt;2);AND([.E158]&gt;2;[.E156]&gt;2);AND([.E157]&gt;2;[.E156]&gt;2));OR(AND([.E158]&lt;-2;[.E157]&lt;-2);AND([.E158]&lt;-2;[.E156]&lt;-2);AND([.E157]&lt;-2;[.E156]&lt;-2))))" office:value-type="boolean" office:boolean-value="true" calcext:value-type="boolean">
            <text:p>TRUE</text:p>
          </table:table-cell>
          <table:table-cell table:formula="of:=NOT(OR(COUNTIF([.E154:.E158];&quot;&gt;1&quot;)&gt;=4;COUNTIF([.E154:.E158];&quot;&lt;-1&quot;)&gt;=4))" office:value-type="boolean" office:boolean-value="true" calcext:value-type="boolean">
            <text:p>TRUE</text:p>
          </table:table-cell>
          <table:table-cell table:formula="of:=NOT(COUNTIF([.F144:.F158];&quot;&lt;1&quot;)=15)" office:value-type="boolean" office:boolean-value="true" calcext:value-type="boolean">
            <text:p>TRUE</text:p>
          </table:table-cell>
          <table:table-cell table:formula="of:=NOT(COUNTIF([.F151:.F15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4" calcext:value-type="date">
            <text:p>1966-09-14</text:p>
          </table:table-cell>
          <table:table-cell office:value-type="float" office:value="9.9" calcext:value-type="float">
            <text:p>9.9</text:p>
          </table:table-cell>
          <table:table-cell table:formula="of:=[.B159]&gt;10" office:value-type="boolean" office:boolean-value="false" calcext:value-type="boolean">
            <text:p>FALSE</text:p>
          </table:table-cell>
          <table:table-cell table:formula="of:=IF([.B159]&gt;[.B158];+1;IF([.B159]&lt;[.B158]; -1; 0))" office:value-type="float" office:value="0" calcext:value-type="float">
            <text:p>0</text:p>
          </table:table-cell>
          <table:table-cell table:formula="of:=[.B159]-10" office:value-type="float" office:value="-0.0999999999999996" calcext:value-type="float">
            <text:p>-0.1</text:p>
          </table:table-cell>
          <table:table-cell table:formula="of:=ABS([.E159])" office:value-type="float" office:value="0.0999999999999996" calcext:value-type="float">
            <text:p>0.1</text:p>
          </table:table-cell>
          <table:table-cell table:formula="of:=ABS([.B159]-10)&lt;3" office:value-type="boolean" office:boolean-value="true" calcext:value-type="boolean">
            <text:p>TRUE</text:p>
          </table:table-cell>
          <table:table-cell table:formula="of:=NOT(OR(SUM([.C151:.C159])=9;SUM([.C151:.C159])=0))" office:value-type="boolean" office:boolean-value="true" calcext:value-type="boolean">
            <text:p>TRUE</text:p>
          </table:table-cell>
          <table:table-cell table:formula="of:=NOT(OR(SUM([.D154:.D159])=6;SUM([.D154:.D159])=-6))" office:value-type="boolean" office:boolean-value="true" calcext:value-type="boolean">
            <text:p>TRUE</text:p>
          </table:table-cell>
          <table:table-cell table:formula="of:=NOT(AND([.D159]=-[.D158];[.D158]=-[.D157];[.D157]=-[.D156];[.D156]=-[.D155];[.D155]=-[.D154];[.D154]=-[.D153];[.D153]=-[.D152];[.D152]=-[.D151];[.D151]=-[.D150];[.D150]=-[.D149];[.D149]=-[.D148];[.D148]=-[.D147];[.D147]=-[.D146];[.D146]=-[.D145]))" office:value-type="boolean" office:boolean-value="true" calcext:value-type="boolean">
            <text:p>TRUE</text:p>
          </table:table-cell>
          <table:table-cell table:formula="of:=NOT(OR(OR(AND([.E159]&gt;2;[.E158]&gt;2);AND([.E159]&gt;2;[.E157]&gt;2);AND([.E158]&gt;2;[.E157]&gt;2));OR(AND([.E159]&lt;-2;[.E158]&lt;-2);AND([.E159]&lt;-2;[.E157]&lt;-2);AND([.E158]&lt;-2;[.E157]&lt;-2))))" office:value-type="boolean" office:boolean-value="true" calcext:value-type="boolean">
            <text:p>TRUE</text:p>
          </table:table-cell>
          <table:table-cell table:formula="of:=NOT(OR(COUNTIF([.E155:.E159];&quot;&gt;1&quot;)&gt;=4;COUNTIF([.E155:.E159];&quot;&lt;-1&quot;)&gt;=4))" office:value-type="boolean" office:boolean-value="true" calcext:value-type="boolean">
            <text:p>TRUE</text:p>
          </table:table-cell>
          <table:table-cell table:formula="of:=NOT(COUNTIF([.F145:.F159];&quot;&lt;1&quot;)=15)" office:value-type="boolean" office:boolean-value="true" calcext:value-type="boolean">
            <text:p>TRUE</text:p>
          </table:table-cell>
          <table:table-cell table:formula="of:=NOT(COUNTIF([.F152:.F15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5" calcext:value-type="date">
            <text:p>1966-09-15</text:p>
          </table:table-cell>
          <table:table-cell office:value-type="float" office:value="10.1" calcext:value-type="float">
            <text:p>10.1</text:p>
          </table:table-cell>
          <table:table-cell table:formula="of:=[.B160]&gt;10" office:value-type="boolean" office:boolean-value="true" calcext:value-type="boolean">
            <text:p>TRUE</text:p>
          </table:table-cell>
          <table:table-cell table:formula="of:=IF([.B160]&gt;[.B159];+1;IF([.B160]&lt;[.B159]; -1; 0))" office:value-type="float" office:value="1" calcext:value-type="float">
            <text:p>1</text:p>
          </table:table-cell>
          <table:table-cell table:formula="of:=[.B160]-10" office:value-type="float" office:value="0.0999999999999996" calcext:value-type="float">
            <text:p>0.1</text:p>
          </table:table-cell>
          <table:table-cell table:formula="of:=ABS([.E160])" office:value-type="float" office:value="0.0999999999999996" calcext:value-type="float">
            <text:p>0.1</text:p>
          </table:table-cell>
          <table:table-cell table:formula="of:=ABS([.B160]-10)&lt;3" office:value-type="boolean" office:boolean-value="true" calcext:value-type="boolean">
            <text:p>TRUE</text:p>
          </table:table-cell>
          <table:table-cell table:formula="of:=NOT(OR(SUM([.C152:.C160])=9;SUM([.C152:.C160])=0))" office:value-type="boolean" office:boolean-value="true" calcext:value-type="boolean">
            <text:p>TRUE</text:p>
          </table:table-cell>
          <table:table-cell table:formula="of:=NOT(OR(SUM([.D155:.D160])=6;SUM([.D155:.D160])=-6))" office:value-type="boolean" office:boolean-value="true" calcext:value-type="boolean">
            <text:p>TRUE</text:p>
          </table:table-cell>
          <table:table-cell table:formula="of:=NOT(AND([.D160]=-[.D159];[.D159]=-[.D158];[.D158]=-[.D157];[.D157]=-[.D156];[.D156]=-[.D155];[.D155]=-[.D154];[.D154]=-[.D153];[.D153]=-[.D152];[.D152]=-[.D151];[.D151]=-[.D150];[.D150]=-[.D149];[.D149]=-[.D148];[.D148]=-[.D147];[.D147]=-[.D146]))" office:value-type="boolean" office:boolean-value="true" calcext:value-type="boolean">
            <text:p>TRUE</text:p>
          </table:table-cell>
          <table:table-cell table:formula="of:=NOT(OR(OR(AND([.E160]&gt;2;[.E159]&gt;2);AND([.E160]&gt;2;[.E158]&gt;2);AND([.E159]&gt;2;[.E158]&gt;2));OR(AND([.E160]&lt;-2;[.E159]&lt;-2);AND([.E160]&lt;-2;[.E158]&lt;-2);AND([.E159]&lt;-2;[.E158]&lt;-2))))" office:value-type="boolean" office:boolean-value="true" calcext:value-type="boolean">
            <text:p>TRUE</text:p>
          </table:table-cell>
          <table:table-cell table:formula="of:=NOT(OR(COUNTIF([.E156:.E160];&quot;&gt;1&quot;)&gt;=4;COUNTIF([.E156:.E160];&quot;&lt;-1&quot;)&gt;=4))" office:value-type="boolean" office:boolean-value="true" calcext:value-type="boolean">
            <text:p>TRUE</text:p>
          </table:table-cell>
          <table:table-cell table:formula="of:=NOT(COUNTIF([.F146:.F160];&quot;&lt;1&quot;)=15)" office:value-type="boolean" office:boolean-value="true" calcext:value-type="boolean">
            <text:p>TRUE</text:p>
          </table:table-cell>
          <table:table-cell table:formula="of:=NOT(COUNTIF([.F153:.F16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6" calcext:value-type="date">
            <text:p>1966-09-16</text:p>
          </table:table-cell>
          <table:table-cell office:value-type="float" office:value="9.9" calcext:value-type="float">
            <text:p>9.9</text:p>
          </table:table-cell>
          <table:table-cell table:formula="of:=[.B161]&gt;10" office:value-type="boolean" office:boolean-value="false" calcext:value-type="boolean">
            <text:p>FALSE</text:p>
          </table:table-cell>
          <table:table-cell table:formula="of:=IF([.B161]&gt;[.B160];+1;IF([.B161]&lt;[.B160]; -1; 0))" office:value-type="float" office:value="-1" calcext:value-type="float">
            <text:p>-1</text:p>
          </table:table-cell>
          <table:table-cell table:formula="of:=[.B161]-10" office:value-type="float" office:value="-0.0999999999999996" calcext:value-type="float">
            <text:p>-0.1</text:p>
          </table:table-cell>
          <table:table-cell table:formula="of:=ABS([.E161])" office:value-type="float" office:value="0.0999999999999996" calcext:value-type="float">
            <text:p>0.1</text:p>
          </table:table-cell>
          <table:table-cell table:formula="of:=ABS([.B161]-10)&lt;3" office:value-type="boolean" office:boolean-value="true" calcext:value-type="boolean">
            <text:p>TRUE</text:p>
          </table:table-cell>
          <table:table-cell table:formula="of:=NOT(OR(SUM([.C153:.C161])=9;SUM([.C153:.C161])=0))" office:value-type="boolean" office:boolean-value="true" calcext:value-type="boolean">
            <text:p>TRUE</text:p>
          </table:table-cell>
          <table:table-cell table:formula="of:=NOT(OR(SUM([.D156:.D161])=6;SUM([.D156:.D161])=-6))" office:value-type="boolean" office:boolean-value="true" calcext:value-type="boolean">
            <text:p>TRUE</text:p>
          </table:table-cell>
          <table:table-cell table:formula="of:=NOT(AND([.D161]=-[.D160];[.D160]=-[.D159];[.D159]=-[.D158];[.D158]=-[.D157];[.D157]=-[.D156];[.D156]=-[.D155];[.D155]=-[.D154];[.D154]=-[.D153];[.D153]=-[.D152];[.D152]=-[.D151];[.D151]=-[.D150];[.D150]=-[.D149];[.D149]=-[.D148];[.D148]=-[.D147]))" office:value-type="boolean" office:boolean-value="true" calcext:value-type="boolean">
            <text:p>TRUE</text:p>
          </table:table-cell>
          <table:table-cell table:formula="of:=NOT(OR(OR(AND([.E161]&gt;2;[.E160]&gt;2);AND([.E161]&gt;2;[.E159]&gt;2);AND([.E160]&gt;2;[.E159]&gt;2));OR(AND([.E161]&lt;-2;[.E160]&lt;-2);AND([.E161]&lt;-2;[.E159]&lt;-2);AND([.E160]&lt;-2;[.E159]&lt;-2))))" office:value-type="boolean" office:boolean-value="true" calcext:value-type="boolean">
            <text:p>TRUE</text:p>
          </table:table-cell>
          <table:table-cell table:formula="of:=NOT(OR(COUNTIF([.E157:.E161];&quot;&gt;1&quot;)&gt;=4;COUNTIF([.E157:.E161];&quot;&lt;-1&quot;)&gt;=4))" office:value-type="boolean" office:boolean-value="true" calcext:value-type="boolean">
            <text:p>TRUE</text:p>
          </table:table-cell>
          <table:table-cell table:formula="of:=NOT(COUNTIF([.F147:.F161];&quot;&lt;1&quot;)=15)" office:value-type="boolean" office:boolean-value="true" calcext:value-type="boolean">
            <text:p>TRUE</text:p>
          </table:table-cell>
          <table:table-cell table:formula="of:=NOT(COUNTIF([.F154:.F16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7" calcext:value-type="date">
            <text:p>1966-09-17</text:p>
          </table:table-cell>
          <table:table-cell office:value-type="float" office:value="10.1" calcext:value-type="float">
            <text:p>10.1</text:p>
          </table:table-cell>
          <table:table-cell table:formula="of:=[.B162]&gt;10" office:value-type="boolean" office:boolean-value="true" calcext:value-type="boolean">
            <text:p>TRUE</text:p>
          </table:table-cell>
          <table:table-cell table:formula="of:=IF([.B162]&gt;[.B161];+1;IF([.B162]&lt;[.B161]; -1; 0))" office:value-type="float" office:value="1" calcext:value-type="float">
            <text:p>1</text:p>
          </table:table-cell>
          <table:table-cell table:formula="of:=[.B162]-10" office:value-type="float" office:value="0.0999999999999996" calcext:value-type="float">
            <text:p>0.1</text:p>
          </table:table-cell>
          <table:table-cell table:formula="of:=ABS([.E162])" office:value-type="float" office:value="0.0999999999999996" calcext:value-type="float">
            <text:p>0.1</text:p>
          </table:table-cell>
          <table:table-cell table:formula="of:=ABS([.B162]-10)&lt;3" office:value-type="boolean" office:boolean-value="true" calcext:value-type="boolean">
            <text:p>TRUE</text:p>
          </table:table-cell>
          <table:table-cell table:formula="of:=NOT(OR(SUM([.C154:.C162])=9;SUM([.C154:.C162])=0))" office:value-type="boolean" office:boolean-value="true" calcext:value-type="boolean">
            <text:p>TRUE</text:p>
          </table:table-cell>
          <table:table-cell table:formula="of:=NOT(OR(SUM([.D157:.D162])=6;SUM([.D157:.D162])=-6))" office:value-type="boolean" office:boolean-value="true" calcext:value-type="boolean">
            <text:p>TRUE</text:p>
          </table:table-cell>
          <table:table-cell table:formula="of:=NOT(AND([.D162]=-[.D161];[.D161]=-[.D160];[.D160]=-[.D159];[.D159]=-[.D158];[.D158]=-[.D157];[.D157]=-[.D156];[.D156]=-[.D155];[.D155]=-[.D154];[.D154]=-[.D153];[.D153]=-[.D152];[.D152]=-[.D151];[.D151]=-[.D150];[.D150]=-[.D149];[.D149]=-[.D148]))" office:value-type="boolean" office:boolean-value="true" calcext:value-type="boolean">
            <text:p>TRUE</text:p>
          </table:table-cell>
          <table:table-cell table:formula="of:=NOT(OR(OR(AND([.E162]&gt;2;[.E161]&gt;2);AND([.E162]&gt;2;[.E160]&gt;2);AND([.E161]&gt;2;[.E160]&gt;2));OR(AND([.E162]&lt;-2;[.E161]&lt;-2);AND([.E162]&lt;-2;[.E160]&lt;-2);AND([.E161]&lt;-2;[.E160]&lt;-2))))" office:value-type="boolean" office:boolean-value="true" calcext:value-type="boolean">
            <text:p>TRUE</text:p>
          </table:table-cell>
          <table:table-cell table:formula="of:=NOT(OR(COUNTIF([.E158:.E162];&quot;&gt;1&quot;)&gt;=4;COUNTIF([.E158:.E162];&quot;&lt;-1&quot;)&gt;=4))" office:value-type="boolean" office:boolean-value="true" calcext:value-type="boolean">
            <text:p>TRUE</text:p>
          </table:table-cell>
          <table:table-cell table:formula="of:=NOT(COUNTIF([.F148:.F162];&quot;&lt;1&quot;)=15)" office:value-type="boolean" office:boolean-value="true" calcext:value-type="boolean">
            <text:p>TRUE</text:p>
          </table:table-cell>
          <table:table-cell table:formula="of:=NOT(COUNTIF([.F155:.F16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8" calcext:value-type="date">
            <text:p>1966-09-18</text:p>
          </table:table-cell>
          <table:table-cell office:value-type="float" office:value="9.9" calcext:value-type="float">
            <text:p>9.9</text:p>
          </table:table-cell>
          <table:table-cell table:formula="of:=[.B163]&gt;10" office:value-type="boolean" office:boolean-value="false" calcext:value-type="boolean">
            <text:p>FALSE</text:p>
          </table:table-cell>
          <table:table-cell table:formula="of:=IF([.B163]&gt;[.B162];+1;IF([.B163]&lt;[.B162]; -1; 0))" office:value-type="float" office:value="-1" calcext:value-type="float">
            <text:p>-1</text:p>
          </table:table-cell>
          <table:table-cell table:formula="of:=[.B163]-10" office:value-type="float" office:value="-0.0999999999999996" calcext:value-type="float">
            <text:p>-0.1</text:p>
          </table:table-cell>
          <table:table-cell table:formula="of:=ABS([.E163])" office:value-type="float" office:value="0.0999999999999996" calcext:value-type="float">
            <text:p>0.1</text:p>
          </table:table-cell>
          <table:table-cell table:formula="of:=ABS([.B163]-10)&lt;3" office:value-type="boolean" office:boolean-value="true" calcext:value-type="boolean">
            <text:p>TRUE</text:p>
          </table:table-cell>
          <table:table-cell table:formula="of:=NOT(OR(SUM([.C155:.C163])=9;SUM([.C155:.C163])=0))" office:value-type="boolean" office:boolean-value="true" calcext:value-type="boolean">
            <text:p>TRUE</text:p>
          </table:table-cell>
          <table:table-cell table:formula="of:=NOT(OR(SUM([.D158:.D163])=6;SUM([.D158:.D163])=-6))" office:value-type="boolean" office:boolean-value="true" calcext:value-type="boolean">
            <text:p>TRUE</text:p>
          </table:table-cell>
          <table:table-cell table:formula="of:=NOT(AND([.D163]=-[.D162];[.D162]=-[.D161];[.D161]=-[.D160];[.D160]=-[.D159];[.D159]=-[.D158];[.D158]=-[.D157];[.D157]=-[.D156];[.D156]=-[.D155];[.D155]=-[.D154];[.D154]=-[.D153];[.D153]=-[.D152];[.D152]=-[.D151];[.D151]=-[.D150];[.D150]=-[.D149]))" office:value-type="boolean" office:boolean-value="true" calcext:value-type="boolean">
            <text:p>TRUE</text:p>
          </table:table-cell>
          <table:table-cell table:formula="of:=NOT(OR(OR(AND([.E163]&gt;2;[.E162]&gt;2);AND([.E163]&gt;2;[.E161]&gt;2);AND([.E162]&gt;2;[.E161]&gt;2));OR(AND([.E163]&lt;-2;[.E162]&lt;-2);AND([.E163]&lt;-2;[.E161]&lt;-2);AND([.E162]&lt;-2;[.E161]&lt;-2))))" office:value-type="boolean" office:boolean-value="true" calcext:value-type="boolean">
            <text:p>TRUE</text:p>
          </table:table-cell>
          <table:table-cell table:formula="of:=NOT(OR(COUNTIF([.E159:.E163];&quot;&gt;1&quot;)&gt;=4;COUNTIF([.E159:.E163];&quot;&lt;-1&quot;)&gt;=4))" office:value-type="boolean" office:boolean-value="true" calcext:value-type="boolean">
            <text:p>TRUE</text:p>
          </table:table-cell>
          <table:table-cell table:formula="of:=NOT(COUNTIF([.F149:.F163];&quot;&lt;1&quot;)=15)" office:value-type="boolean" office:boolean-value="true" calcext:value-type="boolean">
            <text:p>TRUE</text:p>
          </table:table-cell>
          <table:table-cell table:formula="of:=NOT(COUNTIF([.F156:.F16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19" calcext:value-type="date">
            <text:p>1966-09-19</text:p>
          </table:table-cell>
          <table:table-cell office:value-type="float" office:value="10.1" calcext:value-type="float">
            <text:p>10.1</text:p>
          </table:table-cell>
          <table:table-cell table:formula="of:=[.B164]&gt;10" office:value-type="boolean" office:boolean-value="true" calcext:value-type="boolean">
            <text:p>TRUE</text:p>
          </table:table-cell>
          <table:table-cell table:formula="of:=IF([.B164]&gt;[.B163];+1;IF([.B164]&lt;[.B163]; -1; 0))" office:value-type="float" office:value="1" calcext:value-type="float">
            <text:p>1</text:p>
          </table:table-cell>
          <table:table-cell table:formula="of:=[.B164]-10" office:value-type="float" office:value="0.0999999999999996" calcext:value-type="float">
            <text:p>0.1</text:p>
          </table:table-cell>
          <table:table-cell table:formula="of:=ABS([.E164])" office:value-type="float" office:value="0.0999999999999996" calcext:value-type="float">
            <text:p>0.1</text:p>
          </table:table-cell>
          <table:table-cell table:formula="of:=ABS([.B164]-10)&lt;3" office:value-type="boolean" office:boolean-value="true" calcext:value-type="boolean">
            <text:p>TRUE</text:p>
          </table:table-cell>
          <table:table-cell table:formula="of:=NOT(OR(SUM([.C156:.C164])=9;SUM([.C156:.C164])=0))" office:value-type="boolean" office:boolean-value="true" calcext:value-type="boolean">
            <text:p>TRUE</text:p>
          </table:table-cell>
          <table:table-cell table:formula="of:=NOT(OR(SUM([.D159:.D164])=6;SUM([.D159:.D164])=-6))" office:value-type="boolean" office:boolean-value="true" calcext:value-type="boolean">
            <text:p>TRUE</text:p>
          </table:table-cell>
          <table:table-cell table:formula="of:=NOT(AND([.D164]=-[.D163];[.D163]=-[.D162];[.D162]=-[.D161];[.D161]=-[.D160];[.D160]=-[.D159];[.D159]=-[.D158];[.D158]=-[.D157];[.D157]=-[.D156];[.D156]=-[.D155];[.D155]=-[.D154];[.D154]=-[.D153];[.D153]=-[.D152];[.D152]=-[.D151];[.D151]=-[.D150]))" office:value-type="boolean" office:boolean-value="true" calcext:value-type="boolean">
            <text:p>TRUE</text:p>
          </table:table-cell>
          <table:table-cell table:formula="of:=NOT(OR(OR(AND([.E164]&gt;2;[.E163]&gt;2);AND([.E164]&gt;2;[.E162]&gt;2);AND([.E163]&gt;2;[.E162]&gt;2));OR(AND([.E164]&lt;-2;[.E163]&lt;-2);AND([.E164]&lt;-2;[.E162]&lt;-2);AND([.E163]&lt;-2;[.E162]&lt;-2))))" office:value-type="boolean" office:boolean-value="true" calcext:value-type="boolean">
            <text:p>TRUE</text:p>
          </table:table-cell>
          <table:table-cell table:formula="of:=NOT(OR(COUNTIF([.E160:.E164];&quot;&gt;1&quot;)&gt;=4;COUNTIF([.E160:.E164];&quot;&lt;-1&quot;)&gt;=4))" office:value-type="boolean" office:boolean-value="true" calcext:value-type="boolean">
            <text:p>TRUE</text:p>
          </table:table-cell>
          <table:table-cell table:formula="of:=NOT(COUNTIF([.F150:.F164];&quot;&lt;1&quot;)=15)" office:value-type="boolean" office:boolean-value="true" calcext:value-type="boolean">
            <text:p>TRUE</text:p>
          </table:table-cell>
          <table:table-cell table:formula="of:=NOT(COUNTIF([.F157:.F16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0" calcext:value-type="date">
            <text:p>1966-09-20</text:p>
          </table:table-cell>
          <table:table-cell office:value-type="float" office:value="10.1" calcext:value-type="float">
            <text:p>10.1</text:p>
          </table:table-cell>
          <table:table-cell table:formula="of:=[.B165]&gt;10" office:value-type="boolean" office:boolean-value="true" calcext:value-type="boolean">
            <text:p>TRUE</text:p>
          </table:table-cell>
          <table:table-cell table:formula="of:=IF([.B165]&gt;[.B164];+1;IF([.B165]&lt;[.B164]; -1; 0))" office:value-type="float" office:value="0" calcext:value-type="float">
            <text:p>0</text:p>
          </table:table-cell>
          <table:table-cell table:formula="of:=[.B165]-10" office:value-type="float" office:value="0.0999999999999996" calcext:value-type="float">
            <text:p>0.1</text:p>
          </table:table-cell>
          <table:table-cell table:formula="of:=ABS([.E165])" office:value-type="float" office:value="0.0999999999999996" calcext:value-type="float">
            <text:p>0.1</text:p>
          </table:table-cell>
          <table:table-cell table:formula="of:=ABS([.B165]-10)&lt;3" office:value-type="boolean" office:boolean-value="true" calcext:value-type="boolean">
            <text:p>TRUE</text:p>
          </table:table-cell>
          <table:table-cell table:formula="of:=NOT(OR(SUM([.C157:.C165])=9;SUM([.C157:.C165])=0))" office:value-type="boolean" office:boolean-value="true" calcext:value-type="boolean">
            <text:p>TRUE</text:p>
          </table:table-cell>
          <table:table-cell table:formula="of:=NOT(OR(SUM([.D160:.D165])=6;SUM([.D160:.D165])=-6))" office:value-type="boolean" office:boolean-value="true" calcext:value-type="boolean">
            <text:p>TRUE</text:p>
          </table:table-cell>
          <table:table-cell table:formula="of:=NOT(AND([.D165]=-[.D164];[.D164]=-[.D163];[.D163]=-[.D162];[.D162]=-[.D161];[.D161]=-[.D160];[.D160]=-[.D159];[.D159]=-[.D158];[.D158]=-[.D157];[.D157]=-[.D156];[.D156]=-[.D155];[.D155]=-[.D154];[.D154]=-[.D153];[.D153]=-[.D152];[.D152]=-[.D151]))" office:value-type="boolean" office:boolean-value="true" calcext:value-type="boolean">
            <text:p>TRUE</text:p>
          </table:table-cell>
          <table:table-cell table:formula="of:=NOT(OR(OR(AND([.E165]&gt;2;[.E164]&gt;2);AND([.E165]&gt;2;[.E163]&gt;2);AND([.E164]&gt;2;[.E163]&gt;2));OR(AND([.E165]&lt;-2;[.E164]&lt;-2);AND([.E165]&lt;-2;[.E163]&lt;-2);AND([.E164]&lt;-2;[.E163]&lt;-2))))" office:value-type="boolean" office:boolean-value="true" calcext:value-type="boolean">
            <text:p>TRUE</text:p>
          </table:table-cell>
          <table:table-cell table:formula="of:=NOT(OR(COUNTIF([.E161:.E165];&quot;&gt;1&quot;)&gt;=4;COUNTIF([.E161:.E165];&quot;&lt;-1&quot;)&gt;=4))" office:value-type="boolean" office:boolean-value="true" calcext:value-type="boolean">
            <text:p>TRUE</text:p>
          </table:table-cell>
          <table:table-cell table:formula="of:=NOT(COUNTIF([.F151:.F165];&quot;&lt;1&quot;)=15)" office:value-type="boolean" office:boolean-value="true" calcext:value-type="boolean">
            <text:p>TRUE</text:p>
          </table:table-cell>
          <table:table-cell table:formula="of:=NOT(COUNTIF([.F158:.F16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1" calcext:value-type="date">
            <text:p>1966-09-21</text:p>
          </table:table-cell>
          <table:table-cell office:value-type="float" office:value="9.9" calcext:value-type="float">
            <text:p>9.9</text:p>
          </table:table-cell>
          <table:table-cell table:formula="of:=[.B166]&gt;10" office:value-type="boolean" office:boolean-value="false" calcext:value-type="boolean">
            <text:p>FALSE</text:p>
          </table:table-cell>
          <table:table-cell table:formula="of:=IF([.B166]&gt;[.B165];+1;IF([.B166]&lt;[.B165]; -1; 0))" office:value-type="float" office:value="-1" calcext:value-type="float">
            <text:p>-1</text:p>
          </table:table-cell>
          <table:table-cell table:formula="of:=[.B166]-10" office:value-type="float" office:value="-0.0999999999999996" calcext:value-type="float">
            <text:p>-0.1</text:p>
          </table:table-cell>
          <table:table-cell table:formula="of:=ABS([.E166])" office:value-type="float" office:value="0.0999999999999996" calcext:value-type="float">
            <text:p>0.1</text:p>
          </table:table-cell>
          <table:table-cell table:formula="of:=ABS([.B166]-10)&lt;3" office:value-type="boolean" office:boolean-value="true" calcext:value-type="boolean">
            <text:p>TRUE</text:p>
          </table:table-cell>
          <table:table-cell table:formula="of:=NOT(OR(SUM([.C158:.C166])=9;SUM([.C158:.C166])=0))" office:value-type="boolean" office:boolean-value="true" calcext:value-type="boolean">
            <text:p>TRUE</text:p>
          </table:table-cell>
          <table:table-cell table:formula="of:=NOT(OR(SUM([.D161:.D166])=6;SUM([.D161:.D166])=-6))" office:value-type="boolean" office:boolean-value="true" calcext:value-type="boolean">
            <text:p>TRUE</text:p>
          </table:table-cell>
          <table:table-cell table:formula="of:=NOT(AND([.D166]=-[.D165];[.D165]=-[.D164];[.D164]=-[.D163];[.D163]=-[.D162];[.D162]=-[.D161];[.D161]=-[.D160];[.D160]=-[.D159];[.D159]=-[.D158];[.D158]=-[.D157];[.D157]=-[.D156];[.D156]=-[.D155];[.D155]=-[.D154];[.D154]=-[.D153];[.D153]=-[.D152]))" office:value-type="boolean" office:boolean-value="true" calcext:value-type="boolean">
            <text:p>TRUE</text:p>
          </table:table-cell>
          <table:table-cell table:formula="of:=NOT(OR(OR(AND([.E166]&gt;2;[.E165]&gt;2);AND([.E166]&gt;2;[.E164]&gt;2);AND([.E165]&gt;2;[.E164]&gt;2));OR(AND([.E166]&lt;-2;[.E165]&lt;-2);AND([.E166]&lt;-2;[.E164]&lt;-2);AND([.E165]&lt;-2;[.E164]&lt;-2))))" office:value-type="boolean" office:boolean-value="true" calcext:value-type="boolean">
            <text:p>TRUE</text:p>
          </table:table-cell>
          <table:table-cell table:formula="of:=NOT(OR(COUNTIF([.E162:.E166];&quot;&gt;1&quot;)&gt;=4;COUNTIF([.E162:.E166];&quot;&lt;-1&quot;)&gt;=4))" office:value-type="boolean" office:boolean-value="true" calcext:value-type="boolean">
            <text:p>TRUE</text:p>
          </table:table-cell>
          <table:table-cell table:formula="of:=NOT(COUNTIF([.F152:.F166];&quot;&lt;1&quot;)=15)" office:value-type="boolean" office:boolean-value="true" calcext:value-type="boolean">
            <text:p>TRUE</text:p>
          </table:table-cell>
          <table:table-cell table:formula="of:=NOT(COUNTIF([.F159:.F166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2" calcext:value-type="date">
            <text:p>1966-09-22</text:p>
          </table:table-cell>
          <table:table-cell office:value-type="float" office:value="9.9" calcext:value-type="float">
            <text:p>9.9</text:p>
          </table:table-cell>
          <table:table-cell table:formula="of:=[.B167]&gt;10" office:value-type="boolean" office:boolean-value="false" calcext:value-type="boolean">
            <text:p>FALSE</text:p>
          </table:table-cell>
          <table:table-cell table:formula="of:=IF([.B167]&gt;[.B166];+1;IF([.B167]&lt;[.B166]; -1; 0))" office:value-type="float" office:value="0" calcext:value-type="float">
            <text:p>0</text:p>
          </table:table-cell>
          <table:table-cell table:formula="of:=[.B167]-10" office:value-type="float" office:value="-0.0999999999999996" calcext:value-type="float">
            <text:p>-0.1</text:p>
          </table:table-cell>
          <table:table-cell table:formula="of:=ABS([.E167])" office:value-type="float" office:value="0.0999999999999996" calcext:value-type="float">
            <text:p>0.1</text:p>
          </table:table-cell>
          <table:table-cell table:formula="of:=ABS([.B167]-10)&lt;3" office:value-type="boolean" office:boolean-value="true" calcext:value-type="boolean">
            <text:p>TRUE</text:p>
          </table:table-cell>
          <table:table-cell table:formula="of:=NOT(OR(SUM([.C159:.C167])=9;SUM([.C159:.C167])=0))" office:value-type="boolean" office:boolean-value="true" calcext:value-type="boolean">
            <text:p>TRUE</text:p>
          </table:table-cell>
          <table:table-cell table:formula="of:=NOT(OR(SUM([.D162:.D167])=6;SUM([.D162:.D167])=-6))" office:value-type="boolean" office:boolean-value="true" calcext:value-type="boolean">
            <text:p>TRUE</text:p>
          </table:table-cell>
          <table:table-cell table:formula="of:=NOT(AND([.D167]=-[.D166];[.D166]=-[.D165];[.D165]=-[.D164];[.D164]=-[.D163];[.D163]=-[.D162];[.D162]=-[.D161];[.D161]=-[.D160];[.D160]=-[.D159];[.D159]=-[.D158];[.D158]=-[.D157];[.D157]=-[.D156];[.D156]=-[.D155];[.D155]=-[.D154];[.D154]=-[.D153]))" office:value-type="boolean" office:boolean-value="true" calcext:value-type="boolean">
            <text:p>TRUE</text:p>
          </table:table-cell>
          <table:table-cell table:formula="of:=NOT(OR(OR(AND([.E167]&gt;2;[.E166]&gt;2);AND([.E167]&gt;2;[.E165]&gt;2);AND([.E166]&gt;2;[.E165]&gt;2));OR(AND([.E167]&lt;-2;[.E166]&lt;-2);AND([.E167]&lt;-2;[.E165]&lt;-2);AND([.E166]&lt;-2;[.E165]&lt;-2))))" office:value-type="boolean" office:boolean-value="true" calcext:value-type="boolean">
            <text:p>TRUE</text:p>
          </table:table-cell>
          <table:table-cell table:formula="of:=NOT(OR(COUNTIF([.E163:.E167];&quot;&gt;1&quot;)&gt;=4;COUNTIF([.E163:.E167];&quot;&lt;-1&quot;)&gt;=4))" office:value-type="boolean" office:boolean-value="true" calcext:value-type="boolean">
            <text:p>TRUE</text:p>
          </table:table-cell>
          <table:table-cell table:formula="of:=NOT(COUNTIF([.F153:.F167];&quot;&lt;1&quot;)=15)" office:value-type="boolean" office:boolean-value="false" calcext:value-type="boolean">
            <text:p>FALSE</text:p>
          </table:table-cell>
          <table:table-cell table:formula="of:=NOT(COUNTIF([.F160:.F167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3" calcext:value-type="date">
            <text:p>1966-09-23</text:p>
          </table:table-cell>
          <table:table-cell office:value-type="float" office:value="10.1" calcext:value-type="float">
            <text:p>10.1</text:p>
          </table:table-cell>
          <table:table-cell table:formula="of:=[.B168]&gt;10" office:value-type="boolean" office:boolean-value="true" calcext:value-type="boolean">
            <text:p>TRUE</text:p>
          </table:table-cell>
          <table:table-cell table:formula="of:=IF([.B168]&gt;[.B167];+1;IF([.B168]&lt;[.B167]; -1; 0))" office:value-type="float" office:value="1" calcext:value-type="float">
            <text:p>1</text:p>
          </table:table-cell>
          <table:table-cell table:formula="of:=[.B168]-10" office:value-type="float" office:value="0.0999999999999996" calcext:value-type="float">
            <text:p>0.1</text:p>
          </table:table-cell>
          <table:table-cell table:formula="of:=ABS([.E168])" office:value-type="float" office:value="0.0999999999999996" calcext:value-type="float">
            <text:p>0.1</text:p>
          </table:table-cell>
          <table:table-cell table:formula="of:=ABS([.B168]-10)&lt;3" office:value-type="boolean" office:boolean-value="true" calcext:value-type="boolean">
            <text:p>TRUE</text:p>
          </table:table-cell>
          <table:table-cell table:formula="of:=NOT(OR(SUM([.C160:.C168])=9;SUM([.C160:.C168])=0))" office:value-type="boolean" office:boolean-value="true" calcext:value-type="boolean">
            <text:p>TRUE</text:p>
          </table:table-cell>
          <table:table-cell table:formula="of:=NOT(OR(SUM([.D163:.D168])=6;SUM([.D163:.D168])=-6))" office:value-type="boolean" office:boolean-value="true" calcext:value-type="boolean">
            <text:p>TRUE</text:p>
          </table:table-cell>
          <table:table-cell table:formula="of:=NOT(AND([.D168]=-[.D167];[.D167]=-[.D166];[.D166]=-[.D165];[.D165]=-[.D164];[.D164]=-[.D163];[.D163]=-[.D162];[.D162]=-[.D161];[.D161]=-[.D160];[.D160]=-[.D159];[.D159]=-[.D158];[.D158]=-[.D157];[.D157]=-[.D156];[.D156]=-[.D155];[.D155]=-[.D154]))" office:value-type="boolean" office:boolean-value="true" calcext:value-type="boolean">
            <text:p>TRUE</text:p>
          </table:table-cell>
          <table:table-cell table:formula="of:=NOT(OR(OR(AND([.E168]&gt;2;[.E167]&gt;2);AND([.E168]&gt;2;[.E166]&gt;2);AND([.E167]&gt;2;[.E166]&gt;2));OR(AND([.E168]&lt;-2;[.E167]&lt;-2);AND([.E168]&lt;-2;[.E166]&lt;-2);AND([.E167]&lt;-2;[.E166]&lt;-2))))" office:value-type="boolean" office:boolean-value="true" calcext:value-type="boolean">
            <text:p>TRUE</text:p>
          </table:table-cell>
          <table:table-cell table:formula="of:=NOT(OR(COUNTIF([.E164:.E168];&quot;&gt;1&quot;)&gt;=4;COUNTIF([.E164:.E168];&quot;&lt;-1&quot;)&gt;=4))" office:value-type="boolean" office:boolean-value="true" calcext:value-type="boolean">
            <text:p>TRUE</text:p>
          </table:table-cell>
          <table:table-cell table:formula="of:=NOT(COUNTIF([.F154:.F168];&quot;&lt;1&quot;)=15)" office:value-type="boolean" office:boolean-value="false" calcext:value-type="boolean">
            <text:p>FALSE</text:p>
          </table:table-cell>
          <table:table-cell table:formula="of:=NOT(COUNTIF([.F161:.F16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4" calcext:value-type="date">
            <text:p>1966-09-24</text:p>
          </table:table-cell>
          <table:table-cell office:value-type="float" office:value="11.1" calcext:value-type="float">
            <text:p>11.1</text:p>
          </table:table-cell>
          <table:table-cell table:formula="of:=[.B169]&gt;10" office:value-type="boolean" office:boolean-value="true" calcext:value-type="boolean">
            <text:p>TRUE</text:p>
          </table:table-cell>
          <table:table-cell table:formula="of:=IF([.B169]&gt;[.B168];+1;IF([.B169]&lt;[.B168]; -1; 0))" office:value-type="float" office:value="1" calcext:value-type="float">
            <text:p>1</text:p>
          </table:table-cell>
          <table:table-cell table:formula="of:=[.B169]-10" office:value-type="float" office:value="1.1" calcext:value-type="float">
            <text:p>1.1</text:p>
          </table:table-cell>
          <table:table-cell table:formula="of:=ABS([.E169])" office:value-type="float" office:value="1.1" calcext:value-type="float">
            <text:p>1.1</text:p>
          </table:table-cell>
          <table:table-cell table:formula="of:=ABS([.B169]-10)&lt;3" office:value-type="boolean" office:boolean-value="true" calcext:value-type="boolean">
            <text:p>TRUE</text:p>
          </table:table-cell>
          <table:table-cell table:formula="of:=NOT(OR(SUM([.C161:.C169])=9;SUM([.C161:.C169])=0))" office:value-type="boolean" office:boolean-value="true" calcext:value-type="boolean">
            <text:p>TRUE</text:p>
          </table:table-cell>
          <table:table-cell table:formula="of:=NOT(OR(SUM([.D164:.D169])=6;SUM([.D164:.D169])=-6))" office:value-type="boolean" office:boolean-value="true" calcext:value-type="boolean">
            <text:p>TRUE</text:p>
          </table:table-cell>
          <table:table-cell table:formula="of:=NOT(AND([.D169]=-[.D168];[.D168]=-[.D167];[.D167]=-[.D166];[.D166]=-[.D165];[.D165]=-[.D164];[.D164]=-[.D163];[.D163]=-[.D162];[.D162]=-[.D161];[.D161]=-[.D160];[.D160]=-[.D159];[.D159]=-[.D158];[.D158]=-[.D157];[.D157]=-[.D156];[.D156]=-[.D155]))" office:value-type="boolean" office:boolean-value="true" calcext:value-type="boolean">
            <text:p>TRUE</text:p>
          </table:table-cell>
          <table:table-cell table:formula="of:=NOT(OR(OR(AND([.E169]&gt;2;[.E168]&gt;2);AND([.E169]&gt;2;[.E167]&gt;2);AND([.E168]&gt;2;[.E167]&gt;2));OR(AND([.E169]&lt;-2;[.E168]&lt;-2);AND([.E169]&lt;-2;[.E167]&lt;-2);AND([.E168]&lt;-2;[.E167]&lt;-2))))" office:value-type="boolean" office:boolean-value="true" calcext:value-type="boolean">
            <text:p>TRUE</text:p>
          </table:table-cell>
          <table:table-cell table:formula="of:=NOT(OR(COUNTIF([.E165:.E169];&quot;&gt;1&quot;)&gt;=4;COUNTIF([.E165:.E169];&quot;&lt;-1&quot;)&gt;=4))" office:value-type="boolean" office:boolean-value="true" calcext:value-type="boolean">
            <text:p>TRUE</text:p>
          </table:table-cell>
          <table:table-cell table:formula="of:=NOT(COUNTIF([.F155:.F169];&quot;&lt;1&quot;)=15)" office:value-type="boolean" office:boolean-value="true" calcext:value-type="boolean">
            <text:p>TRUE</text:p>
          </table:table-cell>
          <table:table-cell table:formula="of:=NOT(COUNTIF([.F162:.F169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5" calcext:value-type="date">
            <text:p>1966-09-25</text:p>
          </table:table-cell>
          <table:table-cell office:value-type="float" office:value="11.1" calcext:value-type="float">
            <text:p>11.1</text:p>
          </table:table-cell>
          <table:table-cell table:formula="of:=[.B170]&gt;10" office:value-type="boolean" office:boolean-value="true" calcext:value-type="boolean">
            <text:p>TRUE</text:p>
          </table:table-cell>
          <table:table-cell table:formula="of:=IF([.B170]&gt;[.B169];+1;IF([.B170]&lt;[.B169]; -1; 0))" office:value-type="float" office:value="0" calcext:value-type="float">
            <text:p>0</text:p>
          </table:table-cell>
          <table:table-cell table:formula="of:=[.B170]-10" office:value-type="float" office:value="1.1" calcext:value-type="float">
            <text:p>1.1</text:p>
          </table:table-cell>
          <table:table-cell table:formula="of:=ABS([.E170])" office:value-type="float" office:value="1.1" calcext:value-type="float">
            <text:p>1.1</text:p>
          </table:table-cell>
          <table:table-cell table:formula="of:=ABS([.B170]-10)&lt;3" office:value-type="boolean" office:boolean-value="true" calcext:value-type="boolean">
            <text:p>TRUE</text:p>
          </table:table-cell>
          <table:table-cell table:formula="of:=NOT(OR(SUM([.C162:.C170])=9;SUM([.C162:.C170])=0))" office:value-type="boolean" office:boolean-value="true" calcext:value-type="boolean">
            <text:p>TRUE</text:p>
          </table:table-cell>
          <table:table-cell table:formula="of:=NOT(OR(SUM([.D165:.D170])=6;SUM([.D165:.D170])=-6))" office:value-type="boolean" office:boolean-value="true" calcext:value-type="boolean">
            <text:p>TRUE</text:p>
          </table:table-cell>
          <table:table-cell table:formula="of:=NOT(AND([.D170]=-[.D169];[.D169]=-[.D168];[.D168]=-[.D167];[.D167]=-[.D166];[.D166]=-[.D165];[.D165]=-[.D164];[.D164]=-[.D163];[.D163]=-[.D162];[.D162]=-[.D161];[.D161]=-[.D160];[.D160]=-[.D159];[.D159]=-[.D158];[.D158]=-[.D157];[.D157]=-[.D156]))" office:value-type="boolean" office:boolean-value="true" calcext:value-type="boolean">
            <text:p>TRUE</text:p>
          </table:table-cell>
          <table:table-cell table:formula="of:=NOT(OR(OR(AND([.E170]&gt;2;[.E169]&gt;2);AND([.E170]&gt;2;[.E168]&gt;2);AND([.E169]&gt;2;[.E168]&gt;2));OR(AND([.E170]&lt;-2;[.E169]&lt;-2);AND([.E170]&lt;-2;[.E168]&lt;-2);AND([.E169]&lt;-2;[.E168]&lt;-2))))" office:value-type="boolean" office:boolean-value="true" calcext:value-type="boolean">
            <text:p>TRUE</text:p>
          </table:table-cell>
          <table:table-cell table:formula="of:=NOT(OR(COUNTIF([.E166:.E170];&quot;&gt;1&quot;)&gt;=4;COUNTIF([.E166:.E170];&quot;&lt;-1&quot;)&gt;=4))" office:value-type="boolean" office:boolean-value="true" calcext:value-type="boolean">
            <text:p>TRUE</text:p>
          </table:table-cell>
          <table:table-cell table:formula="of:=NOT(COUNTIF([.F156:.F170];&quot;&lt;1&quot;)=15)" office:value-type="boolean" office:boolean-value="true" calcext:value-type="boolean">
            <text:p>TRUE</text:p>
          </table:table-cell>
          <table:table-cell table:formula="of:=NOT(COUNTIF([.F163:.F170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6" calcext:value-type="date">
            <text:p>1966-09-26</text:p>
          </table:table-cell>
          <table:table-cell office:value-type="float" office:value="11.1" calcext:value-type="float">
            <text:p>11.1</text:p>
          </table:table-cell>
          <table:table-cell table:formula="of:=[.B171]&gt;10" office:value-type="boolean" office:boolean-value="true" calcext:value-type="boolean">
            <text:p>TRUE</text:p>
          </table:table-cell>
          <table:table-cell table:formula="of:=IF([.B171]&gt;[.B170];+1;IF([.B171]&lt;[.B170]; -1; 0))" office:value-type="float" office:value="0" calcext:value-type="float">
            <text:p>0</text:p>
          </table:table-cell>
          <table:table-cell table:formula="of:=[.B171]-10" office:value-type="float" office:value="1.1" calcext:value-type="float">
            <text:p>1.1</text:p>
          </table:table-cell>
          <table:table-cell table:formula="of:=ABS([.E171])" office:value-type="float" office:value="1.1" calcext:value-type="float">
            <text:p>1.1</text:p>
          </table:table-cell>
          <table:table-cell table:formula="of:=ABS([.B171]-10)&lt;3" office:value-type="boolean" office:boolean-value="true" calcext:value-type="boolean">
            <text:p>TRUE</text:p>
          </table:table-cell>
          <table:table-cell table:formula="of:=NOT(OR(SUM([.C163:.C171])=9;SUM([.C163:.C171])=0))" office:value-type="boolean" office:boolean-value="true" calcext:value-type="boolean">
            <text:p>TRUE</text:p>
          </table:table-cell>
          <table:table-cell table:formula="of:=NOT(OR(SUM([.D166:.D171])=6;SUM([.D166:.D171])=-6))" office:value-type="boolean" office:boolean-value="true" calcext:value-type="boolean">
            <text:p>TRUE</text:p>
          </table:table-cell>
          <table:table-cell table:formula="of:=NOT(AND([.D171]=-[.D170];[.D170]=-[.D169];[.D169]=-[.D168];[.D168]=-[.D167];[.D167]=-[.D166];[.D166]=-[.D165];[.D165]=-[.D164];[.D164]=-[.D163];[.D163]=-[.D162];[.D162]=-[.D161];[.D161]=-[.D160];[.D160]=-[.D159];[.D159]=-[.D158];[.D158]=-[.D157]))" office:value-type="boolean" office:boolean-value="true" calcext:value-type="boolean">
            <text:p>TRUE</text:p>
          </table:table-cell>
          <table:table-cell table:formula="of:=NOT(OR(OR(AND([.E171]&gt;2;[.E170]&gt;2);AND([.E171]&gt;2;[.E169]&gt;2);AND([.E170]&gt;2;[.E169]&gt;2));OR(AND([.E171]&lt;-2;[.E170]&lt;-2);AND([.E171]&lt;-2;[.E169]&lt;-2);AND([.E170]&lt;-2;[.E169]&lt;-2))))" office:value-type="boolean" office:boolean-value="true" calcext:value-type="boolean">
            <text:p>TRUE</text:p>
          </table:table-cell>
          <table:table-cell table:formula="of:=NOT(OR(COUNTIF([.E167:.E171];&quot;&gt;1&quot;)&gt;=4;COUNTIF([.E167:.E171];&quot;&lt;-1&quot;)&gt;=4))" office:value-type="boolean" office:boolean-value="true" calcext:value-type="boolean">
            <text:p>TRUE</text:p>
          </table:table-cell>
          <table:table-cell table:formula="of:=NOT(COUNTIF([.F157:.F171];&quot;&lt;1&quot;)=15)" office:value-type="boolean" office:boolean-value="true" calcext:value-type="boolean">
            <text:p>TRUE</text:p>
          </table:table-cell>
          <table:table-cell table:formula="of:=NOT(COUNTIF([.F164:.F171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7" calcext:value-type="date">
            <text:p>1966-09-27</text:p>
          </table:table-cell>
          <table:table-cell office:value-type="float" office:value="11.1" calcext:value-type="float">
            <text:p>11.1</text:p>
          </table:table-cell>
          <table:table-cell table:formula="of:=[.B172]&gt;10" office:value-type="boolean" office:boolean-value="true" calcext:value-type="boolean">
            <text:p>TRUE</text:p>
          </table:table-cell>
          <table:table-cell table:formula="of:=IF([.B172]&gt;[.B171];+1;IF([.B172]&lt;[.B171]; -1; 0))" office:value-type="float" office:value="0" calcext:value-type="float">
            <text:p>0</text:p>
          </table:table-cell>
          <table:table-cell table:formula="of:=[.B172]-10" office:value-type="float" office:value="1.1" calcext:value-type="float">
            <text:p>1.1</text:p>
          </table:table-cell>
          <table:table-cell table:formula="of:=ABS([.E172])" office:value-type="float" office:value="1.1" calcext:value-type="float">
            <text:p>1.1</text:p>
          </table:table-cell>
          <table:table-cell table:formula="of:=ABS([.B172]-10)&lt;3" office:value-type="boolean" office:boolean-value="true" calcext:value-type="boolean">
            <text:p>TRUE</text:p>
          </table:table-cell>
          <table:table-cell table:formula="of:=NOT(OR(SUM([.C164:.C172])=9;SUM([.C164:.C172])=0))" office:value-type="boolean" office:boolean-value="true" calcext:value-type="boolean">
            <text:p>TRUE</text:p>
          </table:table-cell>
          <table:table-cell table:formula="of:=NOT(OR(SUM([.D167:.D172])=6;SUM([.D167:.D172])=-6))" office:value-type="boolean" office:boolean-value="true" calcext:value-type="boolean">
            <text:p>TRUE</text:p>
          </table:table-cell>
          <table:table-cell table:formula="of:=NOT(AND([.D172]=-[.D171];[.D171]=-[.D170];[.D170]=-[.D169];[.D169]=-[.D168];[.D168]=-[.D167];[.D167]=-[.D166];[.D166]=-[.D165];[.D165]=-[.D164];[.D164]=-[.D163];[.D163]=-[.D162];[.D162]=-[.D161];[.D161]=-[.D160];[.D160]=-[.D159];[.D159]=-[.D158]))" office:value-type="boolean" office:boolean-value="true" calcext:value-type="boolean">
            <text:p>TRUE</text:p>
          </table:table-cell>
          <table:table-cell table:formula="of:=NOT(OR(OR(AND([.E172]&gt;2;[.E171]&gt;2);AND([.E172]&gt;2;[.E170]&gt;2);AND([.E171]&gt;2;[.E170]&gt;2));OR(AND([.E172]&lt;-2;[.E171]&lt;-2);AND([.E172]&lt;-2;[.E170]&lt;-2);AND([.E171]&lt;-2;[.E170]&lt;-2))))" office:value-type="boolean" office:boolean-value="true" calcext:value-type="boolean">
            <text:p>TRUE</text:p>
          </table:table-cell>
          <table:table-cell table:formula="of:=NOT(OR(COUNTIF([.E168:.E172];&quot;&gt;1&quot;)&gt;=4;COUNTIF([.E168:.E172];&quot;&lt;-1&quot;)&gt;=4))" office:value-type="boolean" office:boolean-value="false" calcext:value-type="boolean">
            <text:p>FALSE</text:p>
          </table:table-cell>
          <table:table-cell table:formula="of:=NOT(COUNTIF([.F158:.F172];&quot;&lt;1&quot;)=15)" office:value-type="boolean" office:boolean-value="true" calcext:value-type="boolean">
            <text:p>TRUE</text:p>
          </table:table-cell>
          <table:table-cell table:formula="of:=NOT(COUNTIF([.F165:.F172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8" calcext:value-type="date">
            <text:p>1966-09-28</text:p>
          </table:table-cell>
          <table:table-cell office:value-type="float" office:value="11.1" calcext:value-type="float">
            <text:p>11.1</text:p>
          </table:table-cell>
          <table:table-cell table:formula="of:=[.B173]&gt;10" office:value-type="boolean" office:boolean-value="true" calcext:value-type="boolean">
            <text:p>TRUE</text:p>
          </table:table-cell>
          <table:table-cell table:formula="of:=IF([.B173]&gt;[.B172];+1;IF([.B173]&lt;[.B172]; -1; 0))" office:value-type="float" office:value="0" calcext:value-type="float">
            <text:p>0</text:p>
          </table:table-cell>
          <table:table-cell table:formula="of:=[.B173]-10" office:value-type="float" office:value="1.1" calcext:value-type="float">
            <text:p>1.1</text:p>
          </table:table-cell>
          <table:table-cell table:formula="of:=ABS([.E173])" office:value-type="float" office:value="1.1" calcext:value-type="float">
            <text:p>1.1</text:p>
          </table:table-cell>
          <table:table-cell table:formula="of:=ABS([.B173]-10)&lt;3" office:value-type="boolean" office:boolean-value="true" calcext:value-type="boolean">
            <text:p>TRUE</text:p>
          </table:table-cell>
          <table:table-cell table:formula="of:=NOT(OR(SUM([.C165:.C173])=9;SUM([.C165:.C173])=0))" office:value-type="boolean" office:boolean-value="true" calcext:value-type="boolean">
            <text:p>TRUE</text:p>
          </table:table-cell>
          <table:table-cell table:formula="of:=NOT(OR(SUM([.D168:.D173])=6;SUM([.D168:.D173])=-6))" office:value-type="boolean" office:boolean-value="true" calcext:value-type="boolean">
            <text:p>TRUE</text:p>
          </table:table-cell>
          <table:table-cell table:formula="of:=NOT(AND([.D173]=-[.D172];[.D172]=-[.D171];[.D171]=-[.D170];[.D170]=-[.D169];[.D169]=-[.D168];[.D168]=-[.D167];[.D167]=-[.D166];[.D166]=-[.D165];[.D165]=-[.D164];[.D164]=-[.D163];[.D163]=-[.D162];[.D162]=-[.D161];[.D161]=-[.D160];[.D160]=-[.D159]))" office:value-type="boolean" office:boolean-value="true" calcext:value-type="boolean">
            <text:p>TRUE</text:p>
          </table:table-cell>
          <table:table-cell table:formula="of:=NOT(OR(OR(AND([.E173]&gt;2;[.E172]&gt;2);AND([.E173]&gt;2;[.E171]&gt;2);AND([.E172]&gt;2;[.E171]&gt;2));OR(AND([.E173]&lt;-2;[.E172]&lt;-2);AND([.E173]&lt;-2;[.E171]&lt;-2);AND([.E172]&lt;-2;[.E171]&lt;-2))))" office:value-type="boolean" office:boolean-value="true" calcext:value-type="boolean">
            <text:p>TRUE</text:p>
          </table:table-cell>
          <table:table-cell table:formula="of:=NOT(OR(COUNTIF([.E169:.E173];&quot;&gt;1&quot;)&gt;=4;COUNTIF([.E169:.E173];&quot;&lt;-1&quot;)&gt;=4))" office:value-type="boolean" office:boolean-value="false" calcext:value-type="boolean">
            <text:p>FALSE</text:p>
          </table:table-cell>
          <table:table-cell table:formula="of:=NOT(COUNTIF([.F159:.F173];&quot;&lt;1&quot;)=15)" office:value-type="boolean" office:boolean-value="true" calcext:value-type="boolean">
            <text:p>TRUE</text:p>
          </table:table-cell>
          <table:table-cell table:formula="of:=NOT(COUNTIF([.F166:.F173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29" calcext:value-type="date">
            <text:p>1966-09-29</text:p>
          </table:table-cell>
          <table:table-cell office:value-type="float" office:value="11.1" calcext:value-type="float">
            <text:p>11.1</text:p>
          </table:table-cell>
          <table:table-cell table:formula="of:=[.B174]&gt;10" office:value-type="boolean" office:boolean-value="true" calcext:value-type="boolean">
            <text:p>TRUE</text:p>
          </table:table-cell>
          <table:table-cell table:formula="of:=IF([.B174]&gt;[.B173];+1;IF([.B174]&lt;[.B173]; -1; 0))" office:value-type="float" office:value="0" calcext:value-type="float">
            <text:p>0</text:p>
          </table:table-cell>
          <table:table-cell table:formula="of:=[.B174]-10" office:value-type="float" office:value="1.1" calcext:value-type="float">
            <text:p>1.1</text:p>
          </table:table-cell>
          <table:table-cell table:formula="of:=ABS([.E174])" office:value-type="float" office:value="1.1" calcext:value-type="float">
            <text:p>1.1</text:p>
          </table:table-cell>
          <table:table-cell table:formula="of:=ABS([.B174]-10)&lt;3" office:value-type="boolean" office:boolean-value="true" calcext:value-type="boolean">
            <text:p>TRUE</text:p>
          </table:table-cell>
          <table:table-cell table:formula="of:=NOT(OR(SUM([.C166:.C174])=9;SUM([.C166:.C174])=0))" office:value-type="boolean" office:boolean-value="true" calcext:value-type="boolean">
            <text:p>TRUE</text:p>
          </table:table-cell>
          <table:table-cell table:formula="of:=NOT(OR(SUM([.D169:.D174])=6;SUM([.D169:.D174])=-6))" office:value-type="boolean" office:boolean-value="true" calcext:value-type="boolean">
            <text:p>TRUE</text:p>
          </table:table-cell>
          <table:table-cell table:formula="of:=NOT(AND([.D174]=-[.D173];[.D173]=-[.D172];[.D172]=-[.D171];[.D171]=-[.D170];[.D170]=-[.D169];[.D169]=-[.D168];[.D168]=-[.D167];[.D167]=-[.D166];[.D166]=-[.D165];[.D165]=-[.D164];[.D164]=-[.D163];[.D163]=-[.D162];[.D162]=-[.D161];[.D161]=-[.D160]))" office:value-type="boolean" office:boolean-value="true" calcext:value-type="boolean">
            <text:p>TRUE</text:p>
          </table:table-cell>
          <table:table-cell table:formula="of:=NOT(OR(OR(AND([.E174]&gt;2;[.E173]&gt;2);AND([.E174]&gt;2;[.E172]&gt;2);AND([.E173]&gt;2;[.E172]&gt;2));OR(AND([.E174]&lt;-2;[.E173]&lt;-2);AND([.E174]&lt;-2;[.E172]&lt;-2);AND([.E173]&lt;-2;[.E172]&lt;-2))))" office:value-type="boolean" office:boolean-value="true" calcext:value-type="boolean">
            <text:p>TRUE</text:p>
          </table:table-cell>
          <table:table-cell table:formula="of:=NOT(OR(COUNTIF([.E170:.E174];&quot;&gt;1&quot;)&gt;=4;COUNTIF([.E170:.E174];&quot;&lt;-1&quot;)&gt;=4))" office:value-type="boolean" office:boolean-value="false" calcext:value-type="boolean">
            <text:p>FALSE</text:p>
          </table:table-cell>
          <table:table-cell table:formula="of:=NOT(COUNTIF([.F160:.F174];&quot;&lt;1&quot;)=15)" office:value-type="boolean" office:boolean-value="true" calcext:value-type="boolean">
            <text:p>TRUE</text:p>
          </table:table-cell>
          <table:table-cell table:formula="of:=NOT(COUNTIF([.F167:.F174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09-30" calcext:value-type="date">
            <text:p>1966-09-30</text:p>
          </table:table-cell>
          <table:table-cell office:value-type="float" office:value="11.1" calcext:value-type="float">
            <text:p>11.1</text:p>
          </table:table-cell>
          <table:table-cell table:formula="of:=[.B175]&gt;10" office:value-type="boolean" office:boolean-value="true" calcext:value-type="boolean">
            <text:p>TRUE</text:p>
          </table:table-cell>
          <table:table-cell table:formula="of:=IF([.B175]&gt;[.B174];+1;IF([.B175]&lt;[.B174]; -1; 0))" office:value-type="float" office:value="0" calcext:value-type="float">
            <text:p>0</text:p>
          </table:table-cell>
          <table:table-cell table:formula="of:=[.B175]-10" office:value-type="float" office:value="1.1" calcext:value-type="float">
            <text:p>1.1</text:p>
          </table:table-cell>
          <table:table-cell table:formula="of:=ABS([.E175])" office:value-type="float" office:value="1.1" calcext:value-type="float">
            <text:p>1.1</text:p>
          </table:table-cell>
          <table:table-cell table:formula="of:=ABS([.B175]-10)&lt;3" office:value-type="boolean" office:boolean-value="true" calcext:value-type="boolean">
            <text:p>TRUE</text:p>
          </table:table-cell>
          <table:table-cell table:formula="of:=NOT(OR(SUM([.C167:.C175])=9;SUM([.C167:.C175])=0))" office:value-type="boolean" office:boolean-value="true" calcext:value-type="boolean">
            <text:p>TRUE</text:p>
          </table:table-cell>
          <table:table-cell table:formula="of:=NOT(OR(SUM([.D170:.D175])=6;SUM([.D170:.D175])=-6))" office:value-type="boolean" office:boolean-value="true" calcext:value-type="boolean">
            <text:p>TRUE</text:p>
          </table:table-cell>
          <table:table-cell table:formula="of:=NOT(AND([.D175]=-[.D174];[.D174]=-[.D173];[.D173]=-[.D172];[.D172]=-[.D171];[.D171]=-[.D170];[.D170]=-[.D169];[.D169]=-[.D168];[.D168]=-[.D167];[.D167]=-[.D166];[.D166]=-[.D165];[.D165]=-[.D164];[.D164]=-[.D163];[.D163]=-[.D162];[.D162]=-[.D161]))" office:value-type="boolean" office:boolean-value="true" calcext:value-type="boolean">
            <text:p>TRUE</text:p>
          </table:table-cell>
          <table:table-cell table:formula="of:=NOT(OR(OR(AND([.E175]&gt;2;[.E174]&gt;2);AND([.E175]&gt;2;[.E173]&gt;2);AND([.E174]&gt;2;[.E173]&gt;2));OR(AND([.E175]&lt;-2;[.E174]&lt;-2);AND([.E175]&lt;-2;[.E173]&lt;-2);AND([.E174]&lt;-2;[.E173]&lt;-2))))" office:value-type="boolean" office:boolean-value="true" calcext:value-type="boolean">
            <text:p>TRUE</text:p>
          </table:table-cell>
          <table:table-cell table:formula="of:=NOT(OR(COUNTIF([.E171:.E175];&quot;&gt;1&quot;)&gt;=4;COUNTIF([.E171:.E175];&quot;&lt;-1&quot;)&gt;=4))" office:value-type="boolean" office:boolean-value="false" calcext:value-type="boolean">
            <text:p>FALSE</text:p>
          </table:table-cell>
          <table:table-cell table:formula="of:=NOT(COUNTIF([.F161:.F175];&quot;&lt;1&quot;)=15)" office:value-type="boolean" office:boolean-value="true" calcext:value-type="boolean">
            <text:p>TRUE</text:p>
          </table:table-cell>
          <table:table-cell table:formula="of:=NOT(COUNTIF([.F168:.F175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10-01" calcext:value-type="date">
            <text:p>1966-10-01</text:p>
          </table:table-cell>
          <table:table-cell office:value-type="float" office:value="11.1" calcext:value-type="float">
            <text:p>11.1</text:p>
          </table:table-cell>
          <table:table-cell table:formula="of:=[.B176]&gt;10" office:value-type="boolean" office:boolean-value="true" calcext:value-type="boolean">
            <text:p>TRUE</text:p>
          </table:table-cell>
          <table:table-cell table:formula="of:=IF([.B176]&gt;[.B175];+1;IF([.B176]&lt;[.B175]; -1; 0))" office:value-type="float" office:value="0" calcext:value-type="float">
            <text:p>0</text:p>
          </table:table-cell>
          <table:table-cell table:formula="of:=[.B176]-10" office:value-type="float" office:value="1.1" calcext:value-type="float">
            <text:p>1.1</text:p>
          </table:table-cell>
          <table:table-cell table:formula="of:=ABS([.E176])" office:value-type="float" office:value="1.1" calcext:value-type="float">
            <text:p>1.1</text:p>
          </table:table-cell>
          <table:table-cell table:formula="of:=ABS([.B176]-10)&lt;3" office:value-type="boolean" office:boolean-value="true" calcext:value-type="boolean">
            <text:p>TRUE</text:p>
          </table:table-cell>
          <table:table-cell table:formula="of:=NOT(OR(SUM([.C168:.C176])=9;SUM([.C168:.C176])=0))" office:value-type="boolean" office:boolean-value="false" calcext:value-type="boolean">
            <text:p>FALSE</text:p>
          </table:table-cell>
          <table:table-cell table:formula="of:=NOT(OR(SUM([.D171:.D176])=6;SUM([.D171:.D176])=-6))" office:value-type="boolean" office:boolean-value="true" calcext:value-type="boolean">
            <text:p>TRUE</text:p>
          </table:table-cell>
          <table:table-cell table:formula="of:=NOT(AND([.D176]=-[.D175];[.D175]=-[.D174];[.D174]=-[.D173];[.D173]=-[.D172];[.D172]=-[.D171];[.D171]=-[.D170];[.D170]=-[.D169];[.D169]=-[.D168];[.D168]=-[.D167];[.D167]=-[.D166];[.D166]=-[.D165];[.D165]=-[.D164];[.D164]=-[.D163];[.D163]=-[.D162]))" office:value-type="boolean" office:boolean-value="true" calcext:value-type="boolean">
            <text:p>TRUE</text:p>
          </table:table-cell>
          <table:table-cell table:formula="of:=NOT(OR(OR(AND([.E176]&gt;2;[.E175]&gt;2);AND([.E176]&gt;2;[.E174]&gt;2);AND([.E175]&gt;2;[.E174]&gt;2));OR(AND([.E176]&lt;-2;[.E175]&lt;-2);AND([.E176]&lt;-2;[.E174]&lt;-2);AND([.E175]&lt;-2;[.E174]&lt;-2))))" office:value-type="boolean" office:boolean-value="true" calcext:value-type="boolean">
            <text:p>TRUE</text:p>
          </table:table-cell>
          <table:table-cell table:formula="of:=NOT(OR(COUNTIF([.E172:.E176];&quot;&gt;1&quot;)&gt;=4;COUNTIF([.E172:.E176];&quot;&lt;-1&quot;)&gt;=4))" office:value-type="boolean" office:boolean-value="false" calcext:value-type="boolean">
            <text:p>FALSE</text:p>
          </table:table-cell>
          <table:table-cell table:formula="of:=NOT(COUNTIF([.F162:.F176];&quot;&lt;1&quot;)=15)" office:value-type="boolean" office:boolean-value="true" calcext:value-type="boolean">
            <text:p>TRUE</text:p>
          </table:table-cell>
          <table:table-cell table:formula="of:=NOT(COUNTIF([.F169:.F176];&quot;&gt;1&quot;)=8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10-02" calcext:value-type="date">
            <text:p>1966-10-02</text:p>
          </table:table-cell>
          <table:table-cell office:value-type="float" office:value="8.9" calcext:value-type="float">
            <text:p>8.9</text:p>
          </table:table-cell>
          <table:table-cell table:formula="of:=[.B177]&gt;10" office:value-type="boolean" office:boolean-value="false" calcext:value-type="boolean">
            <text:p>FALSE</text:p>
          </table:table-cell>
          <table:table-cell table:formula="of:=IF([.B177]&gt;[.B176];+1;IF([.B177]&lt;[.B176]; -1; 0))" office:value-type="float" office:value="-1" calcext:value-type="float">
            <text:p>-1</text:p>
          </table:table-cell>
          <table:table-cell table:formula="of:=[.B177]-10" office:value-type="float" office:value="-1.1" calcext:value-type="float">
            <text:p>-1.1</text:p>
          </table:table-cell>
          <table:table-cell table:formula="of:=ABS([.E177])" office:value-type="float" office:value="1.1" calcext:value-type="float">
            <text:p>1.1</text:p>
          </table:table-cell>
          <table:table-cell table:formula="of:=ABS([.B177]-10)&lt;3" office:value-type="boolean" office:boolean-value="true" calcext:value-type="boolean">
            <text:p>TRUE</text:p>
          </table:table-cell>
          <table:table-cell table:formula="of:=NOT(OR(SUM([.C169:.C177])=9;SUM([.C169:.C177])=0))" office:value-type="boolean" office:boolean-value="true" calcext:value-type="boolean">
            <text:p>TRUE</text:p>
          </table:table-cell>
          <table:table-cell table:formula="of:=NOT(OR(SUM([.D172:.D177])=6;SUM([.D172:.D177])=-6))" office:value-type="boolean" office:boolean-value="true" calcext:value-type="boolean">
            <text:p>TRUE</text:p>
          </table:table-cell>
          <table:table-cell table:formula="of:=NOT(AND([.D177]=-[.D176];[.D176]=-[.D175];[.D175]=-[.D174];[.D174]=-[.D173];[.D173]=-[.D172];[.D172]=-[.D171];[.D171]=-[.D170];[.D170]=-[.D169];[.D169]=-[.D168];[.D168]=-[.D167];[.D167]=-[.D166];[.D166]=-[.D165];[.D165]=-[.D164];[.D164]=-[.D163]))" office:value-type="boolean" office:boolean-value="true" calcext:value-type="boolean">
            <text:p>TRUE</text:p>
          </table:table-cell>
          <table:table-cell table:formula="of:=NOT(OR(OR(AND([.E177]&gt;2;[.E176]&gt;2);AND([.E177]&gt;2;[.E175]&gt;2);AND([.E176]&gt;2;[.E175]&gt;2));OR(AND([.E177]&lt;-2;[.E176]&lt;-2);AND([.E177]&lt;-2;[.E175]&lt;-2);AND([.E176]&lt;-2;[.E175]&lt;-2))))" office:value-type="boolean" office:boolean-value="true" calcext:value-type="boolean">
            <text:p>TRUE</text:p>
          </table:table-cell>
          <table:table-cell table:formula="of:=NOT(OR(COUNTIF([.E173:.E177];&quot;&gt;1&quot;)&gt;=4;COUNTIF([.E173:.E177];&quot;&lt;-1&quot;)&gt;=4))" office:value-type="boolean" office:boolean-value="false" calcext:value-type="boolean">
            <text:p>FALSE</text:p>
          </table:table-cell>
          <table:table-cell table:formula="of:=NOT(COUNTIF([.F163:.F177];&quot;&lt;1&quot;)=15)" office:value-type="boolean" office:boolean-value="true" calcext:value-type="boolean">
            <text:p>TRUE</text:p>
          </table:table-cell>
          <table:table-cell table:formula="of:=NOT(COUNTIF([.F170:.F177];&quot;&gt;1&quot;)=8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style-name="ce2" office:value-type="date" office:date-value="1966-10-03" calcext:value-type="date">
            <text:p>1966-10-03</text:p>
          </table:table-cell>
          <table:table-cell office:value-type="float" office:value="10" calcext:value-type="float">
            <text:p>10</text:p>
          </table:table-cell>
          <table:table-cell table:formula="of:=[.B178]&gt;10" office:value-type="boolean" office:boolean-value="false" calcext:value-type="boolean">
            <text:p>FALSE</text:p>
          </table:table-cell>
          <table:table-cell table:formula="of:=IF([.B178]&gt;[.B177];+1;IF([.B178]&lt;[.B177]; -1; 0))" office:value-type="float" office:value="1" calcext:value-type="float">
            <text:p>1</text:p>
          </table:table-cell>
          <table:table-cell table:formula="of:=[.B178]-10" office:value-type="float" office:value="0" calcext:value-type="float">
            <text:p>0</text:p>
          </table:table-cell>
          <table:table-cell table:formula="of:=ABS([.E178])" office:value-type="float" office:value="0" calcext:value-type="float">
            <text:p>0</text:p>
          </table:table-cell>
          <table:table-cell table:formula="of:=ABS([.B178]-10)&lt;3" office:value-type="boolean" office:boolean-value="true" calcext:value-type="boolean">
            <text:p>TRUE</text:p>
          </table:table-cell>
          <table:table-cell table:formula="of:=NOT(OR(SUM([.C170:.C178])=9;SUM([.C170:.C178])=0))" office:value-type="boolean" office:boolean-value="true" calcext:value-type="boolean">
            <text:p>TRUE</text:p>
          </table:table-cell>
          <table:table-cell table:formula="of:=NOT(OR(SUM([.D173:.D178])=6;SUM([.D173:.D178])=-6))" office:value-type="boolean" office:boolean-value="true" calcext:value-type="boolean">
            <text:p>TRUE</text:p>
          </table:table-cell>
          <table:table-cell table:formula="of:=NOT(AND([.D178]=-[.D177];[.D177]=-[.D176];[.D176]=-[.D175];[.D175]=-[.D174];[.D174]=-[.D173];[.D173]=-[.D172];[.D172]=-[.D171];[.D171]=-[.D170];[.D170]=-[.D169];[.D169]=-[.D168];[.D168]=-[.D167];[.D167]=-[.D166];[.D166]=-[.D165];[.D165]=-[.D164]))" office:value-type="boolean" office:boolean-value="true" calcext:value-type="boolean">
            <text:p>TRUE</text:p>
          </table:table-cell>
          <table:table-cell table:formula="of:=NOT(OR(OR(AND([.E178]&gt;2;[.E177]&gt;2);AND([.E178]&gt;2;[.E176]&gt;2);AND([.E177]&gt;2;[.E176]&gt;2));OR(AND([.E178]&lt;-2;[.E177]&lt;-2);AND([.E178]&lt;-2;[.E176]&lt;-2);AND([.E177]&lt;-2;[.E176]&lt;-2))))" office:value-type="boolean" office:boolean-value="true" calcext:value-type="boolean">
            <text:p>TRUE</text:p>
          </table:table-cell>
          <table:table-cell table:formula="of:=NOT(OR(COUNTIF([.E174:.E178];&quot;&gt;1&quot;)&gt;=4;COUNTIF([.E174:.E178];&quot;&lt;-1&quot;)&gt;=4))" office:value-type="boolean" office:boolean-value="true" calcext:value-type="boolean">
            <text:p>TRUE</text:p>
          </table:table-cell>
          <table:table-cell table:formula="of:=NOT(COUNTIF([.F164:.F178];&quot;&lt;1&quot;)=15)" office:value-type="boolean" office:boolean-value="true" calcext:value-type="boolean">
            <text:p>TRUE</text:p>
          </table:table-cell>
          <table:table-cell table:formula="of:=NOT(COUNTIF([.F171:.F178];&quot;&gt;1&quot;)=8)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style-name="Default"/>
          <table:table-cell/>
          <table:table-cell table:style-name="Default" table:number-columns-repeated="12"/>
          <table:table-cell/>
          <table:table-cell table:style-name="Default"/>
          <table:table-cell/>
          <table:table-cell table:style-name="Default" table:number-columns-repeated="10"/>
        </table:table-row>
        <table:table-row table:style-name="ro1">
          <table:table-cell table:style-name="ce3" table:number-columns-repeated="2"/>
          <table:table-cell table:style-name="Default" table:number-columns-repeated="12"/>
          <table:table-cell/>
          <table:table-cell table:style-name="Default"/>
          <table:table-cell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7:23:22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3T07:59:42.835000000</dc:date>
    <dc:creator>Nicholas Ritchie</dc:creator>
    <meta:editing-duration>PT41M35S</meta:editing-duration>
    <meta:editing-cycles>8</meta:editing-cycles>
    <meta:generator>LibreOffice/7.1.0.3$Windows_X86_64 LibreOffice_project/f6099ecf3d29644b5008cc8f48f42f4a40986e4c</meta:generator>
    <meta:document-statistic meta:table-count="1" meta:cell-count="2436" meta:object-count="0"/>
  </office:meta>
</office:document-meta>
</file>